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Mangal1" svg:font-family="Mangal"/>
    <style:font-face style:name="Arial1"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17cm" style:rel-column-width="65535*"/>
    </style:style>
    <style:style style:name="Таблица1.A1" style:family="table-cell">
      <style:table-cell-properties style:vertical-align="middle"/>
    </style:style>
    <style:style style:name="Таблица2" style:family="table">
      <style:table-properties style:width="17cm" style:rel-width="100%" table:align="left"/>
    </style:style>
    <style:style style:name="Таблица2.A" style:family="table-column">
      <style:table-column-properties style:column-width="17cm" style:rel-column-width="65535*"/>
    </style:style>
    <style:style style:name="Таблица2.A1" style:family="table-cell">
      <style:table-cell-properties style:vertical-align="middle"/>
    </style:style>
    <style:style style:name="Таблица3" style:family="table">
      <style:table-properties style:width="17cm" style:rel-width="100%" table:align="left"/>
    </style:style>
    <style:style style:name="Таблица3.A" style:family="table-column">
      <style:table-column-properties style:column-width="17cm" style:rel-column-width="65535*"/>
    </style:style>
    <style:style style:name="Таблица3.A1" style:family="table-cell">
      <style:table-cell-properties style:vertical-align="middle"/>
    </style:style>
    <style:style style:name="Таблица4" style:family="table">
      <style:table-properties style:width="17cm" style:rel-width="100%" table:align="left"/>
    </style:style>
    <style:style style:name="Таблица4.A" style:family="table-column">
      <style:table-column-properties style:column-width="17cm" style:rel-column-width="65535*"/>
    </style:style>
    <style:style style:name="Таблица4.A1" style:family="table-cell">
      <style:table-cell-properties style:vertical-align="middle"/>
    </style:style>
    <style:style style:name="Таблица5" style:family="table">
      <style:table-properties style:width="17cm" style:rel-width="100%" table:align="left"/>
    </style:style>
    <style:style style:name="Таблица5.A" style:family="table-column">
      <style:table-column-properties style:column-width="17cm" style:rel-column-width="65535*"/>
    </style:style>
    <style:style style:name="Таблица5.A1" style:family="table-cell">
      <style:table-cell-properties style:vertical-align="middle"/>
    </style:style>
    <style:style style:name="Таблица6" style:family="table">
      <style:table-properties style:width="17cm" style:rel-width="100%" table:align="left"/>
    </style:style>
    <style:style style:name="Таблица6.A" style:family="table-column">
      <style:table-column-properties style:column-width="17cm" style:rel-column-width="65535*"/>
    </style:style>
    <style:style style:name="Таблица6.A1" style:family="table-cell">
      <style:table-cell-properties style:vertical-align="middle"/>
    </style:style>
    <style:style style:name="Таблица7" style:family="table">
      <style:table-properties style:width="17cm" style:rel-width="100%" table:align="left"/>
    </style:style>
    <style:style style:name="Таблица7.A" style:family="table-column">
      <style:table-column-properties style:column-width="17cm" style:rel-column-width="65535*"/>
    </style:style>
    <style:style style:name="Таблица7.A1" style:family="table-cell">
      <style:table-cell-properties style:vertical-align="middle"/>
    </style:style>
    <style:style style:name="Таблица8" style:family="table">
      <style:table-properties style:width="17cm" style:rel-width="100%" table:align="left"/>
    </style:style>
    <style:style style:name="Таблица8.A" style:family="table-column">
      <style:table-column-properties style:column-width="17cm" style:rel-column-width="65535*"/>
    </style:style>
    <style:style style:name="Таблица8.A1" style:family="table-cell">
      <style:table-cell-properties style:vertical-align="middle"/>
    </style:style>
    <style:style style:name="Таблица9" style:family="table">
      <style:table-properties style:width="17cm" style:rel-width="100%" table:align="left"/>
    </style:style>
    <style:style style:name="Таблица9.A" style:family="table-column">
      <style:table-column-properties style:column-width="17cm" style:rel-column-width="65535*"/>
    </style:style>
    <style:style style:name="Таблица9.A1" style:family="table-cell">
      <style:table-cell-properties style:vertical-align="middle"/>
    </style:style>
    <style:style style:name="Таблица10" style:family="table">
      <style:table-properties style:width="17cm" style:rel-width="100%" table:align="left"/>
    </style:style>
    <style:style style:name="Таблица10.A" style:family="table-column">
      <style:table-column-properties style:column-width="17cm" style:rel-column-width="65535*"/>
    </style:style>
    <style:style style:name="Таблица10.A1" style:family="table-cell">
      <style:table-cell-properties style:vertical-align="middle"/>
    </style:style>
    <style:style style:name="Таблица11" style:family="table">
      <style:table-properties style:width="17cm" style:rel-width="100%" table:align="left"/>
    </style:style>
    <style:style style:name="Таблица11.A" style:family="table-column">
      <style:table-column-properties style:column-width="17cm" style:rel-column-width="65535*"/>
    </style:style>
    <style:style style:name="Таблица11.A1" style:family="table-cell">
      <style:table-cell-properties style:vertical-align="middle"/>
    </style:style>
    <style:style style:name="Таблица12" style:family="table">
      <style:table-properties style:width="17cm" style:rel-width="100%" table:align="left"/>
    </style:style>
    <style:style style:name="Таблица12.A" style:family="table-column">
      <style:table-column-properties style:column-width="17cm" style:rel-column-width="65535*"/>
    </style:style>
    <style:style style:name="Таблица12.A1" style:family="table-cell">
      <style:table-cell-properties style:vertical-align="middle"/>
    </style:style>
    <style:style style:name="Таблица13" style:family="table">
      <style:table-properties style:width="17cm" style:rel-width="100%" table:align="left"/>
    </style:style>
    <style:style style:name="Таблица13.A" style:family="table-column">
      <style:table-column-properties style:column-width="17cm" style:rel-column-width="65535*"/>
    </style:style>
    <style:style style:name="Таблица13.A1" style:family="table-cell">
      <style:table-cell-properties style:vertical-align="middle"/>
    </style:style>
    <style:style style:name="Таблица14" style:family="table">
      <style:table-properties style:width="17cm" style:rel-width="100%" table:align="left"/>
    </style:style>
    <style:style style:name="Таблица14.A" style:family="table-column">
      <style:table-column-properties style:column-width="17cm" style:rel-column-width="65535*"/>
    </style:style>
    <style:style style:name="Таблица14.A1" style:family="table-cell">
      <style:table-cell-properties style:vertical-align="middle"/>
    </style:style>
    <style:style style:name="Таблица15" style:family="table">
      <style:table-properties style:width="17cm" style:rel-width="100%" table:align="left"/>
    </style:style>
    <style:style style:name="Таблица15.A" style:family="table-column">
      <style:table-column-properties style:column-width="17cm" style:rel-column-width="65535*"/>
    </style:style>
    <style:style style:name="Таблица15.A1" style:family="table-cell">
      <style:table-cell-properties style:vertical-align="middle"/>
    </style:style>
    <style:style style:name="Таблица16" style:family="table">
      <style:table-properties style:width="17cm" style:rel-width="100%" table:align="left"/>
    </style:style>
    <style:style style:name="Таблица16.A" style:family="table-column">
      <style:table-column-properties style:column-width="17cm" style:rel-column-width="65535*"/>
    </style:style>
    <style:style style:name="Таблица16.A1" style:family="table-cell">
      <style:table-cell-properties style:vertical-align="middle"/>
    </style:style>
    <style:style style:name="Таблица17" style:family="table">
      <style:table-properties style:width="17cm" style:rel-width="100%" table:align="left"/>
    </style:style>
    <style:style style:name="Таблица17.A" style:family="table-column">
      <style:table-column-properties style:column-width="17cm" style:rel-column-width="65535*"/>
    </style:style>
    <style:style style:name="Таблица17.A1" style:family="table-cell">
      <style:table-cell-properties style:vertical-align="middle"/>
    </style:style>
    <style:style style:name="Таблица18" style:family="table">
      <style:table-properties style:width="17cm" style:rel-width="100%" table:align="left"/>
    </style:style>
    <style:style style:name="Таблица18.A" style:family="table-column">
      <style:table-column-properties style:column-width="17cm" style:rel-column-width="65535*"/>
    </style:style>
    <style:style style:name="Таблица18.A1" style:family="table-cell">
      <style:table-cell-properties style:vertical-align="middle"/>
    </style:style>
    <style:style style:name="Таблица19" style:family="table">
      <style:table-properties style:width="17cm" style:rel-width="100%" table:align="left"/>
    </style:style>
    <style:style style:name="Таблица19.A" style:family="table-column">
      <style:table-column-properties style:column-width="17cm" style:rel-column-width="65535*"/>
    </style:style>
    <style:style style:name="Таблица19.A1" style:family="table-cell">
      <style:table-cell-properties style:vertical-align="middle"/>
    </style:style>
    <style:style style:name="Таблица20" style:family="table">
      <style:table-properties style:width="17cm" style:rel-width="100%" table:align="left"/>
    </style:style>
    <style:style style:name="Таблица20.A" style:family="table-column">
      <style:table-column-properties style:column-width="17cm" style:rel-column-width="65535*"/>
    </style:style>
    <style:style style:name="Таблица20.A1" style:family="table-cell">
      <style:table-cell-properties style:vertical-align="middle"/>
    </style:style>
    <style:style style:name="Таблица21" style:family="table">
      <style:table-properties style:width="17cm" style:rel-width="100%" table:align="left"/>
    </style:style>
    <style:style style:name="Таблица21.A" style:family="table-column">
      <style:table-column-properties style:column-width="17cm" style:rel-column-width="65535*"/>
    </style:style>
    <style:style style:name="Таблица21.A1" style:family="table-cell">
      <style:table-cell-properties style:vertical-align="middle"/>
    </style:style>
    <style:style style:name="Таблица22" style:family="table">
      <style:table-properties style:width="17cm" style:rel-width="100%" table:align="left"/>
    </style:style>
    <style:style style:name="Таблица22.A" style:family="table-column">
      <style:table-column-properties style:column-width="17cm" style:rel-column-width="65535*"/>
    </style:style>
    <style:style style:name="Таблица22.A1" style:family="table-cell">
      <style:table-cell-properties style:vertical-align="middle"/>
    </style:style>
    <style:style style:name="Таблица23" style:family="table">
      <style:table-properties style:width="17cm" style:rel-width="100%" table:align="left"/>
    </style:style>
    <style:style style:name="Таблица23.A" style:family="table-column">
      <style:table-column-properties style:column-width="17cm" style:rel-column-width="65535*"/>
    </style:style>
    <style:style style:name="Таблица23.A1" style:family="table-cell">
      <style:table-cell-properties style:vertical-align="middle"/>
    </style:style>
    <style:style style:name="Таблица24" style:family="table">
      <style:table-properties style:width="17cm" style:rel-width="100%" table:align="left"/>
    </style:style>
    <style:style style:name="Таблица24.A" style:family="table-column">
      <style:table-column-properties style:column-width="17cm" style:rel-column-width="65535*"/>
    </style:style>
    <style:style style:name="Таблица24.A1" style:family="table-cell">
      <style:table-cell-properties style:vertical-align="middle"/>
    </style:style>
    <style:style style:name="Таблица25" style:family="table">
      <style:table-properties style:width="17cm" style:rel-width="100%" table:align="left"/>
    </style:style>
    <style:style style:name="Таблица25.A" style:family="table-column">
      <style:table-column-properties style:column-width="17cm" style:rel-column-width="65535*"/>
    </style:style>
    <style:style style:name="Таблица25.A1" style:family="table-cell">
      <style:table-cell-properties style:vertical-align="middle"/>
    </style:style>
    <style:style style:name="Таблица26" style:family="table">
      <style:table-properties style:width="17cm" style:rel-width="100%" table:align="left"/>
    </style:style>
    <style:style style:name="Таблица26.A" style:family="table-column">
      <style:table-column-properties style:column-width="17cm" style:rel-column-width="65535*"/>
    </style:style>
    <style:style style:name="Таблица26.A1" style:family="table-cell">
      <style:table-cell-properties style:vertical-align="middle"/>
    </style:style>
    <style:style style:name="Таблица27" style:family="table">
      <style:table-properties style:width="17cm" style:rel-width="100%" table:align="left"/>
    </style:style>
    <style:style style:name="Таблица27.A" style:family="table-column">
      <style:table-column-properties style:column-width="17cm" style:rel-column-width="65535*"/>
    </style:style>
    <style:style style:name="Таблица27.A1" style:family="table-cell">
      <style:table-cell-properties style:vertical-align="middle"/>
    </style:style>
    <style:style style:name="Таблица28" style:family="table">
      <style:table-properties style:width="17cm" style:rel-width="100%" table:align="left"/>
    </style:style>
    <style:style style:name="Таблица28.A" style:family="table-column">
      <style:table-column-properties style:column-width="17cm" style:rel-column-width="65535*"/>
    </style:style>
    <style:style style:name="Таблица28.A1" style:family="table-cell">
      <style:table-cell-properties style:vertical-align="middle"/>
    </style:style>
    <style:style style:name="Таблица29" style:family="table">
      <style:table-properties style:width="17cm" style:rel-width="100%" table:align="left"/>
    </style:style>
    <style:style style:name="Таблица29.A" style:family="table-column">
      <style:table-column-properties style:column-width="17cm" style:rel-column-width="65535*"/>
    </style:style>
    <style:style style:name="Таблица29.A1" style:family="table-cell">
      <style:table-cell-properties style:vertical-align="middle"/>
    </style:style>
    <style:style style:name="Таблица30" style:family="table">
      <style:table-properties style:width="17cm" style:rel-width="100%" table:align="left"/>
    </style:style>
    <style:style style:name="Таблица30.A" style:family="table-column">
      <style:table-column-properties style:column-width="17cm" style:rel-column-width="65535*"/>
    </style:style>
    <style:style style:name="Таблица30.A1" style:family="table-cell">
      <style:table-cell-properties style:vertical-align="middle"/>
    </style:style>
    <style:style style:name="Таблица31" style:family="table">
      <style:table-properties style:width="17cm" style:rel-width="100%" table:align="left"/>
    </style:style>
    <style:style style:name="Таблица31.A" style:family="table-column">
      <style:table-column-properties style:column-width="17cm" style:rel-column-width="65535*"/>
    </style:style>
    <style:style style:name="Таблица31.A1" style:family="table-cell">
      <style:table-cell-properties style:vertical-align="middle"/>
    </style:style>
    <style:style style:name="Таблица32" style:family="table">
      <style:table-properties style:width="17cm" style:rel-width="100%" table:align="left"/>
    </style:style>
    <style:style style:name="Таблица32.A" style:family="table-column">
      <style:table-column-properties style:column-width="17cm" style:rel-column-width="65535*"/>
    </style:style>
    <style:style style:name="Таблица32.A1" style:family="table-cell">
      <style:table-cell-properties style:vertical-align="middle"/>
    </style:style>
    <style:style style:name="Таблица33" style:family="table">
      <style:table-properties style:width="17cm" style:rel-width="100%" table:align="left"/>
    </style:style>
    <style:style style:name="Таблица33.A" style:family="table-column">
      <style:table-column-properties style:column-width="17cm" style:rel-column-width="65535*"/>
    </style:style>
    <style:style style:name="Таблица33.A1" style:family="table-cell">
      <style:table-cell-properties style:vertical-align="middle"/>
    </style:style>
    <style:style style:name="Таблица34" style:family="table">
      <style:table-properties style:width="17cm" style:rel-width="100%" table:align="left"/>
    </style:style>
    <style:style style:name="Таблица34.A" style:family="table-column">
      <style:table-column-properties style:column-width="17cm" style:rel-column-width="65535*"/>
    </style:style>
    <style:style style:name="Таблица34.A1" style:family="table-cell">
      <style:table-cell-properties style:vertical-align="middle"/>
    </style:style>
    <style:style style:name="Таблица35" style:family="table">
      <style:table-properties style:width="17cm" style:rel-width="100%" table:align="left"/>
    </style:style>
    <style:style style:name="Таблица35.A" style:family="table-column">
      <style:table-column-properties style:column-width="17cm" style:rel-column-width="65535*"/>
    </style:style>
    <style:style style:name="Таблица35.A1" style:family="table-cell">
      <style:table-cell-properties style:vertical-align="middle"/>
    </style:style>
    <style:style style:name="Таблица36" style:family="table">
      <style:table-properties style:width="17cm" style:rel-width="100%" table:align="left"/>
    </style:style>
    <style:style style:name="Таблица36.A" style:family="table-column">
      <style:table-column-properties style:column-width="17cm" style:rel-column-width="65535*"/>
    </style:style>
    <style:style style:name="Таблица36.A1" style:family="table-cell">
      <style:table-cell-properties style:vertical-align="middle"/>
    </style:style>
    <style:style style:name="Таблица37" style:family="table">
      <style:table-properties style:width="17cm" style:rel-width="100%" table:align="left"/>
    </style:style>
    <style:style style:name="Таблица37.A" style:family="table-column">
      <style:table-column-properties style:column-width="17cm" style:rel-column-width="65535*"/>
    </style:style>
    <style:style style:name="Таблица37.A1" style:family="table-cell">
      <style:table-cell-properties style:vertical-align="middle"/>
    </style:style>
    <style:style style:name="Таблица38" style:family="table">
      <style:table-properties style:width="17cm" style:rel-width="100%" table:align="left"/>
    </style:style>
    <style:style style:name="Таблица38.A" style:family="table-column">
      <style:table-column-properties style:column-width="17cm" style:rel-column-width="65535*"/>
    </style:style>
    <style:style style:name="Таблица38.A1" style:family="table-cell">
      <style:table-cell-properties style:vertical-align="middle"/>
    </style:style>
    <style:style style:name="Таблица39" style:family="table">
      <style:table-properties style:width="17cm" style:rel-width="100%" table:align="left"/>
    </style:style>
    <style:style style:name="Таблица39.A" style:family="table-column">
      <style:table-column-properties style:column-width="17cm" style:rel-column-width="65535*"/>
    </style:style>
    <style:style style:name="Таблица39.A1" style:family="table-cell">
      <style:table-cell-properties style:vertical-align="middle"/>
    </style:style>
    <style:style style:name="Таблица40" style:family="table">
      <style:table-properties style:width="17cm" style:rel-width="100%" table:align="left"/>
    </style:style>
    <style:style style:name="Таблица40.A" style:family="table-column">
      <style:table-column-properties style:column-width="17cm" style:rel-column-width="65535*"/>
    </style:style>
    <style:style style:name="Таблица40.A1" style:family="table-cell">
      <style:table-cell-properties style:vertical-align="middle"/>
    </style:style>
    <style:style style:name="Таблица41" style:family="table">
      <style:table-properties style:width="17cm" style:rel-width="100%" table:align="left"/>
    </style:style>
    <style:style style:name="Таблица41.A" style:family="table-column">
      <style:table-column-properties style:column-width="17cm" style:rel-column-width="65535*"/>
    </style:style>
    <style:style style:name="Таблица41.A1" style:family="table-cell">
      <style:table-cell-properties style:vertical-align="middle"/>
    </style:style>
    <style:style style:name="Таблица42" style:family="table">
      <style:table-properties style:width="17cm" style:rel-width="100%" table:align="left"/>
    </style:style>
    <style:style style:name="Таблица42.A" style:family="table-column">
      <style:table-column-properties style:column-width="17cm" style:rel-column-width="65535*"/>
    </style:style>
    <style:style style:name="Таблица42.A1" style:family="table-cell">
      <style:table-cell-properties style:vertical-align="middle"/>
    </style:style>
    <style:style style:name="Таблица43" style:family="table">
      <style:table-properties style:width="17cm" style:rel-width="100%" table:align="left"/>
    </style:style>
    <style:style style:name="Таблица43.A" style:family="table-column">
      <style:table-column-properties style:column-width="17cm" style:rel-column-width="65535*"/>
    </style:style>
    <style:style style:name="Таблица43.A1" style:family="table-cell">
      <style:table-cell-properties style:vertical-align="middle"/>
    </style:style>
    <style:style style:name="Таблица44" style:family="table">
      <style:table-properties style:width="17cm" style:rel-width="100%" table:align="left"/>
    </style:style>
    <style:style style:name="Таблица44.A" style:family="table-column">
      <style:table-column-properties style:column-width="17cm" style:rel-column-width="65535*"/>
    </style:style>
    <style:style style:name="Таблица44.A1" style:family="table-cell">
      <style:table-cell-properties style:vertical-align="middle"/>
    </style:style>
    <style:style style:name="Таблица45" style:family="table">
      <style:table-properties style:width="17cm" style:rel-width="100%" table:align="left"/>
    </style:style>
    <style:style style:name="Таблица45.A" style:family="table-column">
      <style:table-column-properties style:column-width="17cm" style:rel-column-width="65535*"/>
    </style:style>
    <style:style style:name="Таблица45.A1" style:family="table-cell">
      <style:table-cell-properties style:vertical-align="middle"/>
    </style:style>
    <style:style style:name="Таблица46" style:family="table">
      <style:table-properties style:width="17cm" style:rel-width="100%" table:align="left"/>
    </style:style>
    <style:style style:name="Таблица46.A" style:family="table-column">
      <style:table-column-properties style:column-width="17cm" style:rel-column-width="65535*"/>
    </style:style>
    <style:style style:name="Таблица46.A1" style:family="table-cell">
      <style:table-cell-properties style:vertical-align="middle"/>
    </style:style>
    <style:style style:name="Таблица47" style:family="table">
      <style:table-properties style:width="17cm" style:rel-width="100%" table:align="left"/>
    </style:style>
    <style:style style:name="Таблица47.A" style:family="table-column">
      <style:table-column-properties style:column-width="17cm" style:rel-column-width="65535*"/>
    </style:style>
    <style:style style:name="Таблица47.A1" style:family="table-cell">
      <style:table-cell-properties style:vertical-align="middle"/>
    </style:style>
    <style:style style:name="Таблица48" style:family="table">
      <style:table-properties style:width="17cm" style:rel-width="100%" table:align="left"/>
    </style:style>
    <style:style style:name="Таблица48.A" style:family="table-column">
      <style:table-column-properties style:column-width="17cm" style:rel-column-width="65535*"/>
    </style:style>
    <style:style style:name="Таблица48.A1" style:family="table-cell">
      <style:table-cell-properties style:vertical-align="middle"/>
    </style:style>
    <style:style style:name="Таблица49" style:family="table">
      <style:table-properties style:width="17cm" style:rel-width="100%" table:align="left"/>
    </style:style>
    <style:style style:name="Таблица49.A" style:family="table-column">
      <style:table-column-properties style:column-width="17cm" style:rel-column-width="65535*"/>
    </style:style>
    <style:style style:name="Таблица49.A1" style:family="table-cell">
      <style:table-cell-properties style:vertical-align="middle"/>
    </style:style>
    <style:style style:name="Таблица50" style:family="table">
      <style:table-properties style:width="17cm" style:rel-width="100%" table:align="left"/>
    </style:style>
    <style:style style:name="Таблица50.A" style:family="table-column">
      <style:table-column-properties style:column-width="17cm" style:rel-column-width="65535*"/>
    </style:style>
    <style:style style:name="Таблица50.A1" style:family="table-cell">
      <style:table-cell-properties style:vertical-align="middle"/>
    </style:style>
    <style:style style:name="Таблица51" style:family="table">
      <style:table-properties style:width="17cm" style:rel-width="100%" table:align="left"/>
    </style:style>
    <style:style style:name="Таблица51.A" style:family="table-column">
      <style:table-column-properties style:column-width="17cm" style:rel-column-width="65535*"/>
    </style:style>
    <style:style style:name="Таблица51.A1" style:family="table-cell">
      <style:table-cell-properties style:vertical-align="middle"/>
    </style:style>
    <style:style style:name="Таблица52" style:family="table">
      <style:table-properties style:width="17cm" style:rel-width="100%" table:align="left"/>
    </style:style>
    <style:style style:name="Таблица52.A" style:family="table-column">
      <style:table-column-properties style:column-width="17cm" style:rel-column-width="65535*"/>
    </style:style>
    <style:style style:name="Таблица52.A1" style:family="table-cell">
      <style:table-cell-properties style:vertical-align="middle"/>
    </style:style>
    <style:style style:name="Таблица53" style:family="table">
      <style:table-properties style:width="17cm" style:rel-width="100%" table:align="left"/>
    </style:style>
    <style:style style:name="Таблица53.A" style:family="table-column">
      <style:table-column-properties style:column-width="17cm" style:rel-column-width="65535*"/>
    </style:style>
    <style:style style:name="Таблица53.A1" style:family="table-cell">
      <style:table-cell-properties style:vertical-align="middle"/>
    </style:style>
    <style:style style:name="Таблица54" style:family="table">
      <style:table-properties style:width="17cm" style:rel-width="100%" table:align="left"/>
    </style:style>
    <style:style style:name="Таблица54.A" style:family="table-column">
      <style:table-column-properties style:column-width="17cm" style:rel-column-width="65535*"/>
    </style:style>
    <style:style style:name="Таблица54.A1" style:family="table-cell">
      <style:table-cell-properties style:vertical-align="middle"/>
    </style:style>
    <style:style style:name="Таблица55" style:family="table">
      <style:table-properties style:width="17cm" style:rel-width="100%" table:align="left"/>
    </style:style>
    <style:style style:name="Таблица55.A" style:family="table-column">
      <style:table-column-properties style:column-width="17cm" style:rel-column-width="65535*"/>
    </style:style>
    <style:style style:name="Таблица55.A1" style:family="table-cell">
      <style:table-cell-properties style:vertical-align="middle"/>
    </style:style>
    <style:style style:name="Таблица56" style:family="table">
      <style:table-properties style:width="17cm" style:rel-width="100%" table:align="left"/>
    </style:style>
    <style:style style:name="Таблица56.A" style:family="table-column">
      <style:table-column-properties style:column-width="17cm" style:rel-column-width="65535*"/>
    </style:style>
    <style:style style:name="Таблица56.A1" style:family="table-cell">
      <style:table-cell-properties style:vertical-align="middle"/>
    </style:style>
    <style:style style:name="Таблица57" style:family="table">
      <style:table-properties style:width="17cm" style:rel-width="100%" table:align="left"/>
    </style:style>
    <style:style style:name="Таблица57.A" style:family="table-column">
      <style:table-column-properties style:column-width="17cm" style:rel-column-width="65535*"/>
    </style:style>
    <style:style style:name="Таблица57.A1" style:family="table-cell">
      <style:table-cell-properties style:vertical-align="middle"/>
    </style:style>
    <style:style style:name="Таблица58" style:family="table">
      <style:table-properties style:width="17cm" style:rel-width="100%" table:align="left"/>
    </style:style>
    <style:style style:name="Таблица58.A" style:family="table-column">
      <style:table-column-properties style:column-width="17cm" style:rel-column-width="65535*"/>
    </style:style>
    <style:style style:name="Таблица58.A1" style:family="table-cell">
      <style:table-cell-properties style:vertical-align="middle"/>
    </style:style>
    <style:style style:name="Таблица59" style:family="table">
      <style:table-properties style:width="17cm" style:rel-width="100%" table:align="left"/>
    </style:style>
    <style:style style:name="Таблица59.A" style:family="table-column">
      <style:table-column-properties style:column-width="17cm" style:rel-column-width="65535*"/>
    </style:style>
    <style:style style:name="Таблица59.A1" style:family="table-cell">
      <style:table-cell-properties style:vertical-align="middle"/>
    </style:style>
    <style:style style:name="Таблица60" style:family="table">
      <style:table-properties style:width="17cm" style:rel-width="100%" table:align="left"/>
    </style:style>
    <style:style style:name="Таблица60.A" style:family="table-column">
      <style:table-column-properties style:column-width="17cm" style:rel-column-width="65535*"/>
    </style:style>
    <style:style style:name="Таблица60.A1" style:family="table-cell">
      <style:table-cell-properties style:vertical-align="middle"/>
    </style:style>
    <style:style style:name="Таблица61" style:family="table">
      <style:table-properties style:width="17cm" style:rel-width="100%" table:align="left"/>
    </style:style>
    <style:style style:name="Таблица61.A" style:family="table-column">
      <style:table-column-properties style:column-width="17cm" style:rel-column-width="65535*"/>
    </style:style>
    <style:style style:name="Таблица61.A1" style:family="table-cell">
      <style:table-cell-properties style:vertical-align="middle"/>
    </style:style>
    <style:style style:name="Таблица62" style:family="table">
      <style:table-properties style:width="17cm" style:rel-width="100%" table:align="left"/>
    </style:style>
    <style:style style:name="Таблица62.A" style:family="table-column">
      <style:table-column-properties style:column-width="17cm" style:rel-column-width="65535*"/>
    </style:style>
    <style:style style:name="Таблица62.A1" style:family="table-cell">
      <style:table-cell-properties style:vertical-align="middle"/>
    </style:style>
    <style:style style:name="Таблица63" style:family="table">
      <style:table-properties style:width="17cm" style:rel-width="100%" table:align="left"/>
    </style:style>
    <style:style style:name="Таблица63.A" style:family="table-column">
      <style:table-column-properties style:column-width="17cm" style:rel-column-width="65535*"/>
    </style:style>
    <style:style style:name="Таблица63.A1" style:family="table-cell">
      <style:table-cell-properties style:vertical-align="middle"/>
    </style:style>
    <style:style style:name="Таблица64" style:family="table">
      <style:table-properties style:width="17cm" style:rel-width="100%" table:align="left"/>
    </style:style>
    <style:style style:name="Таблица64.A" style:family="table-column">
      <style:table-column-properties style:column-width="17cm" style:rel-column-width="65535*"/>
    </style:style>
    <style:style style:name="Таблица64.A1" style:family="table-cell">
      <style:table-cell-properties style:vertical-align="middle"/>
    </style:style>
    <style:style style:name="Таблица65" style:family="table">
      <style:table-properties style:width="17cm" style:rel-width="100%" table:align="left"/>
    </style:style>
    <style:style style:name="Таблица65.A" style:family="table-column">
      <style:table-column-properties style:column-width="17cm" style:rel-column-width="65535*"/>
    </style:style>
    <style:style style:name="Таблица65.A1" style:family="table-cell">
      <style:table-cell-properties style:vertical-align="middle"/>
    </style:style>
    <style:style style:name="Таблица66" style:family="table">
      <style:table-properties style:width="17cm" style:rel-width="100%" table:align="left"/>
    </style:style>
    <style:style style:name="Таблица66.A" style:family="table-column">
      <style:table-column-properties style:column-width="17cm" style:rel-column-width="65535*"/>
    </style:style>
    <style:style style:name="Таблица66.A1" style:family="table-cell">
      <style:table-cell-properties style:vertical-align="middle"/>
    </style:style>
    <style:style style:name="Таблица67" style:family="table">
      <style:table-properties style:width="17cm" style:rel-width="100%" table:align="left"/>
    </style:style>
    <style:style style:name="Таблица67.A" style:family="table-column">
      <style:table-column-properties style:column-width="17cm" style:rel-column-width="65535*"/>
    </style:style>
    <style:style style:name="Таблица67.A1" style:family="table-cell">
      <style:table-cell-properties style:vertical-align="middle"/>
    </style:style>
    <style:style style:name="Таблица68" style:family="table">
      <style:table-properties style:width="17cm" style:rel-width="100%" table:align="left"/>
    </style:style>
    <style:style style:name="Таблица68.A" style:family="table-column">
      <style:table-column-properties style:column-width="17cm" style:rel-column-width="65535*"/>
    </style:style>
    <style:style style:name="Таблица68.A1" style:family="table-cell">
      <style:table-cell-properties style:vertical-align="middle"/>
    </style:style>
    <style:style style:name="Таблица69" style:family="table">
      <style:table-properties style:width="17cm" style:rel-width="100%" table:align="left"/>
    </style:style>
    <style:style style:name="Таблица69.A" style:family="table-column">
      <style:table-column-properties style:column-width="17cm" style:rel-column-width="65535*"/>
    </style:style>
    <style:style style:name="Таблица69.A1" style:family="table-cell">
      <style:table-cell-properties style:vertical-align="middle"/>
    </style:style>
    <style:style style:name="Таблица70" style:family="table">
      <style:table-properties style:width="17cm" style:rel-width="100%" table:align="left"/>
    </style:style>
    <style:style style:name="Таблица70.A" style:family="table-column">
      <style:table-column-properties style:column-width="17cm" style:rel-column-width="65535*"/>
    </style:style>
    <style:style style:name="Таблица70.A1" style:family="table-cell">
      <style:table-cell-properties style:vertical-align="middle"/>
    </style:style>
    <style:style style:name="Таблица71" style:family="table">
      <style:table-properties style:width="17cm" style:rel-width="100%" table:align="left"/>
    </style:style>
    <style:style style:name="Таблица71.A" style:family="table-column">
      <style:table-column-properties style:column-width="17cm" style:rel-column-width="65535*"/>
    </style:style>
    <style:style style:name="Таблица71.A1" style:family="table-cell">
      <style:table-cell-properties style:vertical-align="middle"/>
    </style:style>
    <style:style style:name="Таблица72" style:family="table">
      <style:table-properties style:width="17cm" style:rel-width="100%" table:align="left"/>
    </style:style>
    <style:style style:name="Таблица72.A" style:family="table-column">
      <style:table-column-properties style:column-width="17cm" style:rel-column-width="65535*"/>
    </style:style>
    <style:style style:name="Таблица72.A1" style:family="table-cell">
      <style:table-cell-properties style:vertical-align="middle"/>
    </style:style>
    <style:style style:name="Таблица73" style:family="table">
      <style:table-properties style:width="17cm" style:rel-width="100%" table:align="left"/>
    </style:style>
    <style:style style:name="Таблица73.A" style:family="table-column">
      <style:table-column-properties style:column-width="17cm" style:rel-column-width="65535*"/>
    </style:style>
    <style:style style:name="Таблица73.A1" style:family="table-cell">
      <style:table-cell-properties style:vertical-align="middle"/>
    </style:style>
    <style:style style:name="Таблица74" style:family="table">
      <style:table-properties style:width="17cm" style:rel-width="100%" table:align="left"/>
    </style:style>
    <style:style style:name="Таблица74.A" style:family="table-column">
      <style:table-column-properties style:column-width="17cm" style:rel-column-width="65535*"/>
    </style:style>
    <style:style style:name="Таблица74.A1" style:family="table-cell">
      <style:table-cell-properties style:vertical-align="middle"/>
    </style:style>
    <style:style style:name="Таблица75" style:family="table">
      <style:table-properties style:width="17cm" style:rel-width="100%" table:align="left"/>
    </style:style>
    <style:style style:name="Таблица75.A" style:family="table-column">
      <style:table-column-properties style:column-width="17cm" style:rel-column-width="65535*"/>
    </style:style>
    <style:style style:name="Таблица75.A1" style:family="table-cell">
      <style:table-cell-properties style:vertical-align="middle"/>
    </style:style>
    <style:style style:name="Таблица76" style:family="table">
      <style:table-properties style:width="17cm" style:rel-width="100%" table:align="left"/>
    </style:style>
    <style:style style:name="Таблица76.A" style:family="table-column">
      <style:table-column-properties style:column-width="17cm" style:rel-column-width="65535*"/>
    </style:style>
    <style:style style:name="Таблица76.A1" style:family="table-cell">
      <style:table-cell-properties style:vertical-align="middle"/>
    </style:style>
    <style:style style:name="Таблица77" style:family="table">
      <style:table-properties style:width="17cm" style:rel-width="100%" table:align="left"/>
    </style:style>
    <style:style style:name="Таблица77.A" style:family="table-column">
      <style:table-column-properties style:column-width="17cm" style:rel-column-width="65535*"/>
    </style:style>
    <style:style style:name="Таблица77.A1" style:family="table-cell">
      <style:table-cell-properties style:vertical-align="middle"/>
    </style:style>
    <style:style style:name="Таблица78" style:family="table">
      <style:table-properties style:width="17cm" style:rel-width="100%" table:align="left"/>
    </style:style>
    <style:style style:name="Таблица78.A" style:family="table-column">
      <style:table-column-properties style:column-width="17cm" style:rel-column-width="65535*"/>
    </style:style>
    <style:style style:name="Таблица78.A1" style:family="table-cell">
      <style:table-cell-properties style:vertical-align="middle"/>
    </style:style>
    <style:style style:name="Таблица79" style:family="table">
      <style:table-properties style:width="17cm" style:rel-width="100%" table:align="left"/>
    </style:style>
    <style:style style:name="Таблица79.A" style:family="table-column">
      <style:table-column-properties style:column-width="17cm" style:rel-column-width="65535*"/>
    </style:style>
    <style:style style:name="Таблица79.A1" style:family="table-cell">
      <style:table-cell-properties style:vertical-align="middle"/>
    </style:style>
    <style:style style:name="Таблица80" style:family="table">
      <style:table-properties style:width="17cm" style:rel-width="100%" table:align="left"/>
    </style:style>
    <style:style style:name="Таблица80.A" style:family="table-column">
      <style:table-column-properties style:column-width="17cm" style:rel-column-width="65535*"/>
    </style:style>
    <style:style style:name="Таблица80.A1" style:family="table-cell">
      <style:table-cell-properties style:vertical-align="middle"/>
    </style:style>
    <style:style style:name="Таблица81" style:family="table">
      <style:table-properties style:width="17cm" style:rel-width="100%" table:align="left"/>
    </style:style>
    <style:style style:name="Таблица81.A" style:family="table-column">
      <style:table-column-properties style:column-width="17cm" style:rel-column-width="65535*"/>
    </style:style>
    <style:style style:name="Таблица81.A1" style:family="table-cell">
      <style:table-cell-properties style:vertical-align="middle"/>
    </style:style>
    <style:style style:name="Таблица82" style:family="table">
      <style:table-properties style:width="17cm" style:rel-width="100%" table:align="left"/>
    </style:style>
    <style:style style:name="Таблица82.A" style:family="table-column">
      <style:table-column-properties style:column-width="17cm" style:rel-column-width="65535*"/>
    </style:style>
    <style:style style:name="Таблица82.A1" style:family="table-cell">
      <style:table-cell-properties style:vertical-align="middle"/>
    </style:style>
    <style:style style:name="Таблица83" style:family="table">
      <style:table-properties style:width="17cm" style:rel-width="100%" table:align="left"/>
    </style:style>
    <style:style style:name="Таблица83.A" style:family="table-column">
      <style:table-column-properties style:column-width="17cm" style:rel-column-width="65535*"/>
    </style:style>
    <style:style style:name="Таблица83.A1" style:family="table-cell">
      <style:table-cell-properties style:vertical-align="middle"/>
    </style:style>
    <style:style style:name="Таблица84" style:family="table">
      <style:table-properties style:width="17cm" style:rel-width="100%" table:align="left"/>
    </style:style>
    <style:style style:name="Таблица84.A" style:family="table-column">
      <style:table-column-properties style:column-width="17cm" style:rel-column-width="65535*"/>
    </style:style>
    <style:style style:name="Таблица84.A1" style:family="table-cell">
      <style:table-cell-properties style:vertical-align="middle"/>
    </style:style>
    <style:style style:name="Таблица85" style:family="table">
      <style:table-properties style:width="17cm" style:rel-width="100%" table:align="left"/>
    </style:style>
    <style:style style:name="Таблица85.A" style:family="table-column">
      <style:table-column-properties style:column-width="17cm" style:rel-column-width="65535*"/>
    </style:style>
    <style:style style:name="Таблица85.A1" style:family="table-cell">
      <style:table-cell-properties style:vertical-align="middle"/>
    </style:style>
    <style:style style:name="Таблица86" style:family="table">
      <style:table-properties style:width="17cm" style:rel-width="100%" table:align="left"/>
    </style:style>
    <style:style style:name="Таблица86.A" style:family="table-column">
      <style:table-column-properties style:column-width="17cm" style:rel-column-width="65535*"/>
    </style:style>
    <style:style style:name="Таблица86.A1" style:family="table-cell">
      <style:table-cell-properties style:vertical-align="middle"/>
    </style:style>
    <style:style style:name="Таблица87" style:family="table">
      <style:table-properties style:width="17cm" style:rel-width="100%" table:align="left"/>
    </style:style>
    <style:style style:name="Таблица87.A" style:family="table-column">
      <style:table-column-properties style:column-width="17cm" style:rel-column-width="65535*"/>
    </style:style>
    <style:style style:name="Таблица87.A1" style:family="table-cell">
      <style:table-cell-properties style:vertical-align="middle"/>
    </style:style>
    <style:style style:name="Таблица88" style:family="table">
      <style:table-properties style:width="17cm" style:rel-width="100%" table:align="left"/>
    </style:style>
    <style:style style:name="Таблица88.A" style:family="table-column">
      <style:table-column-properties style:column-width="17cm" style:rel-column-width="65535*"/>
    </style:style>
    <style:style style:name="Таблица88.A1" style:family="table-cell">
      <style:table-cell-properties style:vertical-align="middle"/>
    </style:style>
    <style:style style:name="Таблица89" style:family="table">
      <style:table-properties style:width="17cm" style:rel-width="100%" table:align="left"/>
    </style:style>
    <style:style style:name="Таблица89.A" style:family="table-column">
      <style:table-column-properties style:column-width="17cm" style:rel-column-width="65535*"/>
    </style:style>
    <style:style style:name="Таблица89.A1" style:family="table-cell">
      <style:table-cell-properties style:vertical-align="middle"/>
    </style:style>
    <style:style style:name="Таблица90" style:family="table">
      <style:table-properties style:width="17cm" style:rel-width="100%" table:align="left"/>
    </style:style>
    <style:style style:name="Таблица90.A" style:family="table-column">
      <style:table-column-properties style:column-width="17cm" style:rel-column-width="65535*"/>
    </style:style>
    <style:style style:name="Таблица90.A1" style:family="table-cell">
      <style:table-cell-properties style:vertical-align="middle"/>
    </style:style>
    <style:style style:name="Таблица91" style:family="table">
      <style:table-properties style:width="17cm" style:rel-width="100%" table:align="left"/>
    </style:style>
    <style:style style:name="Таблица91.A" style:family="table-column">
      <style:table-column-properties style:column-width="17cm" style:rel-column-width="65535*"/>
    </style:style>
    <style:style style:name="Таблица91.A1" style:family="table-cell">
      <style:table-cell-properties style:vertical-align="middle"/>
    </style:style>
    <style:style style:name="Таблица92" style:family="table">
      <style:table-properties style:width="17cm" style:rel-width="100%" table:align="left"/>
    </style:style>
    <style:style style:name="Таблица92.A" style:family="table-column">
      <style:table-column-properties style:column-width="17cm" style:rel-column-width="65535*"/>
    </style:style>
    <style:style style:name="Таблица92.A1" style:family="table-cell">
      <style:table-cell-properties style:vertical-align="middle"/>
    </style:style>
    <style:style style:name="Таблица93" style:family="table">
      <style:table-properties style:width="17cm" style:rel-width="100%" table:align="left"/>
    </style:style>
    <style:style style:name="Таблица93.A" style:family="table-column">
      <style:table-column-properties style:column-width="17cm" style:rel-column-width="65535*"/>
    </style:style>
    <style:style style:name="Таблица93.A1" style:family="table-cell">
      <style:table-cell-properties style:vertical-align="middle"/>
    </style:style>
    <style:style style:name="Таблица94" style:family="table">
      <style:table-properties style:width="17cm" style:rel-width="100%" table:align="left"/>
    </style:style>
    <style:style style:name="Таблица94.A" style:family="table-column">
      <style:table-column-properties style:column-width="17cm" style:rel-column-width="65535*"/>
    </style:style>
    <style:style style:name="Таблица94.A1" style:family="table-cell">
      <style:table-cell-properties style:vertical-align="middle"/>
    </style:style>
    <style:style style:name="Таблица95" style:family="table">
      <style:table-properties style:width="17cm" style:rel-width="100%" table:align="left"/>
    </style:style>
    <style:style style:name="Таблица95.A" style:family="table-column">
      <style:table-column-properties style:column-width="17cm" style:rel-column-width="65535*"/>
    </style:style>
    <style:style style:name="Таблица95.A1" style:family="table-cell">
      <style:table-cell-properties style:vertical-align="middle"/>
    </style:style>
    <style:style style:name="Таблица96" style:family="table">
      <style:table-properties style:width="17cm" style:rel-width="100%" table:align="left"/>
    </style:style>
    <style:style style:name="Таблица96.A" style:family="table-column">
      <style:table-column-properties style:column-width="17cm" style:rel-column-width="65535*"/>
    </style:style>
    <style:style style:name="Таблица96.A1" style:family="table-cell">
      <style:table-cell-properties style:vertical-align="middle"/>
    </style:style>
    <style:style style:name="Таблица97" style:family="table">
      <style:table-properties style:width="17cm" style:rel-width="100%" table:align="left"/>
    </style:style>
    <style:style style:name="Таблица97.A" style:family="table-column">
      <style:table-column-properties style:column-width="17cm" style:rel-column-width="65535*"/>
    </style:style>
    <style:style style:name="Таблица97.A1" style:family="table-cell">
      <style:table-cell-properties style:vertical-align="middle"/>
    </style:style>
    <style:style style:name="Таблица98" style:family="table">
      <style:table-properties style:width="17cm" style:rel-width="100%" table:align="left"/>
    </style:style>
    <style:style style:name="Таблица98.A" style:family="table-column">
      <style:table-column-properties style:column-width="17cm" style:rel-column-width="65535*"/>
    </style:style>
    <style:style style:name="Таблица98.A1" style:family="table-cell">
      <style:table-cell-properties style:vertical-align="middle"/>
    </style:style>
    <style:style style:name="Таблица99" style:family="table">
      <style:table-properties style:width="17cm" style:rel-width="100%" table:align="left"/>
    </style:style>
    <style:style style:name="Таблица99.A" style:family="table-column">
      <style:table-column-properties style:column-width="17cm" style:rel-column-width="65535*"/>
    </style:style>
    <style:style style:name="Таблица99.A1" style:family="table-cell">
      <style:table-cell-properties style:vertical-align="middle"/>
    </style:style>
    <style:style style:name="Таблица100" style:family="table">
      <style:table-properties style:width="17cm" style:rel-width="100%" table:align="left"/>
    </style:style>
    <style:style style:name="Таблица100.A" style:family="table-column">
      <style:table-column-properties style:column-width="17cm" style:rel-column-width="65535*"/>
    </style:style>
    <style:style style:name="Таблица100.A1" style:family="table-cell">
      <style:table-cell-properties style:vertical-align="middle"/>
    </style:style>
    <style:style style:name="Таблица101" style:family="table">
      <style:table-properties style:width="17cm" style:rel-width="100%" table:align="left"/>
    </style:style>
    <style:style style:name="Таблица101.A" style:family="table-column">
      <style:table-column-properties style:column-width="17cm" style:rel-column-width="65535*"/>
    </style:style>
    <style:style style:name="Таблица101.A1" style:family="table-cell">
      <style:table-cell-properties style:vertical-align="middle"/>
    </style:style>
    <style:style style:name="Таблица102" style:family="table">
      <style:table-properties style:width="17cm" style:rel-width="100%" table:align="left"/>
    </style:style>
    <style:style style:name="Таблица102.A" style:family="table-column">
      <style:table-column-properties style:column-width="17cm" style:rel-column-width="65535*"/>
    </style:style>
    <style:style style:name="Таблица102.A1" style:family="table-cell">
      <style:table-cell-properties style:vertical-align="middle"/>
    </style:style>
    <style:style style:name="Таблица103" style:family="table">
      <style:table-properties style:width="17cm" style:rel-width="100%" table:align="left"/>
    </style:style>
    <style:style style:name="Таблица103.A" style:family="table-column">
      <style:table-column-properties style:column-width="17cm" style:rel-column-width="65535*"/>
    </style:style>
    <style:style style:name="Таблица103.A1" style:family="table-cell">
      <style:table-cell-properties style:vertical-align="middle"/>
    </style:style>
    <style:style style:name="Таблица104" style:family="table">
      <style:table-properties style:width="17cm" style:rel-width="100%" table:align="left"/>
    </style:style>
    <style:style style:name="Таблица104.A" style:family="table-column">
      <style:table-column-properties style:column-width="17cm" style:rel-column-width="65535*"/>
    </style:style>
    <style:style style:name="Таблица104.A1" style:family="table-cell">
      <style:table-cell-properties style:vertical-align="middle"/>
    </style:style>
    <style:style style:name="Таблица105" style:family="table">
      <style:table-properties style:width="17cm" style:rel-width="100%" table:align="left"/>
    </style:style>
    <style:style style:name="Таблица105.A" style:family="table-column">
      <style:table-column-properties style:column-width="17cm" style:rel-column-width="65535*"/>
    </style:style>
    <style:style style:name="Таблица105.A1" style:family="table-cell">
      <style:table-cell-properties style:vertical-align="middle"/>
    </style:style>
    <style:style style:name="Таблица106" style:family="table">
      <style:table-properties style:width="17cm" style:rel-width="100%" table:align="left"/>
    </style:style>
    <style:style style:name="Таблица106.A" style:family="table-column">
      <style:table-column-properties style:column-width="17cm" style:rel-column-width="65535*"/>
    </style:style>
    <style:style style:name="Таблица106.A1" style:family="table-cell">
      <style:table-cell-properties style:vertical-align="middle"/>
    </style:style>
    <style:style style:name="Таблица107" style:family="table">
      <style:table-properties style:width="17cm" style:rel-width="100%" table:align="left"/>
    </style:style>
    <style:style style:name="Таблица107.A" style:family="table-column">
      <style:table-column-properties style:column-width="17cm" style:rel-column-width="65535*"/>
    </style:style>
    <style:style style:name="Таблица107.A1" style:family="table-cell">
      <style:table-cell-properties style:vertical-align="middle"/>
    </style:style>
    <style:style style:name="Таблица108" style:family="table">
      <style:table-properties style:width="17cm" style:rel-width="100%" table:align="left"/>
    </style:style>
    <style:style style:name="Таблица108.A" style:family="table-column">
      <style:table-column-properties style:column-width="17cm" style:rel-column-width="65535*"/>
    </style:style>
    <style:style style:name="Таблица108.A1" style:family="table-cell">
      <style:table-cell-properties style:vertical-align="middle"/>
    </style:style>
    <style:style style:name="Таблица109" style:family="table">
      <style:table-properties style:width="17cm" style:rel-width="100%" table:align="left"/>
    </style:style>
    <style:style style:name="Таблица109.A" style:family="table-column">
      <style:table-column-properties style:column-width="17cm" style:rel-column-width="65535*"/>
    </style:style>
    <style:style style:name="Таблица109.A1" style:family="table-cell">
      <style:table-cell-properties style:vertical-align="middle"/>
    </style:style>
    <style:style style:name="Таблица110" style:family="table">
      <style:table-properties style:width="17cm" style:rel-width="100%" table:align="left"/>
    </style:style>
    <style:style style:name="Таблица110.A" style:family="table-column">
      <style:table-column-properties style:column-width="17cm" style:rel-column-width="65535*"/>
    </style:style>
    <style:style style:name="Таблица110.A1" style:family="table-cell">
      <style:table-cell-properties style:vertical-align="middle"/>
    </style:style>
    <style:style style:name="Таблица111" style:family="table">
      <style:table-properties style:width="17cm" style:rel-width="100%" table:align="left"/>
    </style:style>
    <style:style style:name="Таблица111.A" style:family="table-column">
      <style:table-column-properties style:column-width="17cm" style:rel-column-width="65535*"/>
    </style:style>
    <style:style style:name="Таблица111.A1" style:family="table-cell">
      <style:table-cell-properties style:vertical-align="middle"/>
    </style:style>
    <style:style style:name="Таблица112" style:family="table">
      <style:table-properties style:width="17cm" style:rel-width="100%" table:align="left"/>
    </style:style>
    <style:style style:name="Таблица112.A" style:family="table-column">
      <style:table-column-properties style:column-width="17cm" style:rel-column-width="65535*"/>
    </style:style>
    <style:style style:name="Таблица112.A1" style:family="table-cell">
      <style:table-cell-properties style:vertical-align="middle"/>
    </style:style>
    <style:style style:name="Таблица113" style:family="table">
      <style:table-properties style:width="17cm" style:rel-width="100%" table:align="left"/>
    </style:style>
    <style:style style:name="Таблица113.A" style:family="table-column">
      <style:table-column-properties style:column-width="17cm" style:rel-column-width="65535*"/>
    </style:style>
    <style:style style:name="Таблица113.A1" style:family="table-cell">
      <style:table-cell-properties style:vertical-align="middle"/>
    </style:style>
    <style:style style:name="Таблица114" style:family="table">
      <style:table-properties style:width="17cm" style:rel-width="100%" table:align="left"/>
    </style:style>
    <style:style style:name="Таблица114.A" style:family="table-column">
      <style:table-column-properties style:column-width="17cm" style:rel-column-width="65535*"/>
    </style:style>
    <style:style style:name="Таблица114.A1" style:family="table-cell">
      <style:table-cell-properties style:vertical-align="middle"/>
    </style:style>
    <style:style style:name="Таблица115" style:family="table">
      <style:table-properties style:width="17cm" style:rel-width="100%" table:align="left"/>
    </style:style>
    <style:style style:name="Таблица115.A" style:family="table-column">
      <style:table-column-properties style:column-width="17cm" style:rel-column-width="65535*"/>
    </style:style>
    <style:style style:name="Таблица115.A1" style:family="table-cell">
      <style:table-cell-properties style:vertical-align="middle"/>
    </style:style>
    <style:style style:name="Таблица116" style:family="table">
      <style:table-properties style:width="17cm" style:rel-width="100%" table:align="left"/>
    </style:style>
    <style:style style:name="Таблица116.A" style:family="table-column">
      <style:table-column-properties style:column-width="17cm" style:rel-column-width="65535*"/>
    </style:style>
    <style:style style:name="Таблица116.A1" style:family="table-cell">
      <style:table-cell-properties style:vertical-align="middle"/>
    </style:style>
    <style:style style:name="Таблица117" style:family="table">
      <style:table-properties style:width="17cm" style:rel-width="100%" table:align="left"/>
    </style:style>
    <style:style style:name="Таблица117.A" style:family="table-column">
      <style:table-column-properties style:column-width="17cm" style:rel-column-width="65535*"/>
    </style:style>
    <style:style style:name="Таблица117.A1" style:family="table-cell">
      <style:table-cell-properties style:vertical-align="middle"/>
    </style:style>
    <style:style style:name="Таблица118" style:family="table">
      <style:table-properties style:width="17cm" style:rel-width="100%" table:align="left"/>
    </style:style>
    <style:style style:name="Таблица118.A" style:family="table-column">
      <style:table-column-properties style:column-width="17cm" style:rel-column-width="65535*"/>
    </style:style>
    <style:style style:name="Таблица118.A1" style:family="table-cell">
      <style:table-cell-properties style:vertical-align="middle"/>
    </style:style>
    <style:style style:name="Таблица119" style:family="table">
      <style:table-properties style:width="17cm" style:rel-width="100%" table:align="left"/>
    </style:style>
    <style:style style:name="Таблица119.A" style:family="table-column">
      <style:table-column-properties style:column-width="17cm" style:rel-column-width="65535*"/>
    </style:style>
    <style:style style:name="Таблица119.A1" style:family="table-cell">
      <style:table-cell-properties style:vertical-align="middle"/>
    </style:style>
    <style:style style:name="Таблица120" style:family="table">
      <style:table-properties style:width="17cm" style:rel-width="100%" table:align="left"/>
    </style:style>
    <style:style style:name="Таблица120.A" style:family="table-column">
      <style:table-column-properties style:column-width="17cm" style:rel-column-width="65535*"/>
    </style:style>
    <style:style style:name="Таблица120.A1" style:family="table-cell">
      <style:table-cell-properties style:vertical-align="middle"/>
    </style:style>
    <style:style style:name="Таблица121" style:family="table">
      <style:table-properties style:width="17cm" style:rel-width="100%" table:align="left"/>
    </style:style>
    <style:style style:name="Таблица121.A" style:family="table-column">
      <style:table-column-properties style:column-width="17cm" style:rel-column-width="65535*"/>
    </style:style>
    <style:style style:name="Таблица121.A1" style:family="table-cell">
      <style:table-cell-properties style:vertical-align="middle"/>
    </style:style>
    <style:style style:name="Таблица122" style:family="table">
      <style:table-properties style:width="17cm" style:rel-width="100%" table:align="left"/>
    </style:style>
    <style:style style:name="Таблица122.A" style:family="table-column">
      <style:table-column-properties style:column-width="17cm" style:rel-column-width="65535*"/>
    </style:style>
    <style:style style:name="Таблица122.A1" style:family="table-cell">
      <style:table-cell-properties style:vertical-align="middle"/>
    </style:style>
    <style:style style:name="Таблица123" style:family="table">
      <style:table-properties style:width="17cm" style:rel-width="100%" table:align="left"/>
    </style:style>
    <style:style style:name="Таблица123.A" style:family="table-column">
      <style:table-column-properties style:column-width="17cm" style:rel-column-width="65535*"/>
    </style:style>
    <style:style style:name="Таблица123.A1" style:family="table-cell">
      <style:table-cell-properties style:vertical-align="middle"/>
    </style:style>
    <style:style style:name="Таблица124" style:family="table">
      <style:table-properties style:width="17cm" style:rel-width="100%" table:align="left"/>
    </style:style>
    <style:style style:name="Таблица124.A" style:family="table-column">
      <style:table-column-properties style:column-width="17cm" style:rel-column-width="65535*"/>
    </style:style>
    <style:style style:name="Таблица124.A1" style:family="table-cell">
      <style:table-cell-properties style:vertical-align="middle"/>
    </style:style>
    <style:style style:name="Таблица125" style:family="table">
      <style:table-properties style:width="17cm" style:rel-width="100%" table:align="left"/>
    </style:style>
    <style:style style:name="Таблица125.A" style:family="table-column">
      <style:table-column-properties style:column-width="17cm" style:rel-column-width="65535*"/>
    </style:style>
    <style:style style:name="Таблица125.A1" style:family="table-cell">
      <style:table-cell-properties style:vertical-align="middle"/>
    </style:style>
    <style:style style:name="Таблица126" style:family="table">
      <style:table-properties style:width="17cm" style:rel-width="100%" table:align="left"/>
    </style:style>
    <style:style style:name="Таблица126.A" style:family="table-column">
      <style:table-column-properties style:column-width="17cm" style:rel-column-width="65535*"/>
    </style:style>
    <style:style style:name="Таблица126.A1" style:family="table-cell">
      <style:table-cell-properties style:vertical-align="middle"/>
    </style:style>
    <style:style style:name="Таблица127" style:family="table">
      <style:table-properties style:width="17cm" style:rel-width="100%" table:align="left"/>
    </style:style>
    <style:style style:name="Таблица127.A" style:family="table-column">
      <style:table-column-properties style:column-width="17cm" style:rel-column-width="65535*"/>
    </style:style>
    <style:style style:name="Таблица127.A1" style:family="table-cell">
      <style:table-cell-properties style:vertical-align="middle"/>
    </style:style>
    <style:style style:name="Таблица128" style:family="table">
      <style:table-properties style:width="17cm" style:rel-width="100%" table:align="left"/>
    </style:style>
    <style:style style:name="Таблица128.A" style:family="table-column">
      <style:table-column-properties style:column-width="17cm" style:rel-column-width="65535*"/>
    </style:style>
    <style:style style:name="Таблица128.A1" style:family="table-cell">
      <style:table-cell-properties style:vertical-align="middle"/>
    </style:style>
    <style:style style:name="Таблица129" style:family="table">
      <style:table-properties style:width="17cm" style:rel-width="100%" table:align="left"/>
    </style:style>
    <style:style style:name="Таблица129.A" style:family="table-column">
      <style:table-column-properties style:column-width="17cm" style:rel-column-width="65535*"/>
    </style:style>
    <style:style style:name="Таблица129.A1" style:family="table-cell">
      <style:table-cell-properties style:vertical-align="middle"/>
    </style:style>
    <style:style style:name="Таблица130" style:family="table">
      <style:table-properties style:width="17cm" style:rel-width="100%" table:align="left"/>
    </style:style>
    <style:style style:name="Таблица130.A" style:family="table-column">
      <style:table-column-properties style:column-width="17cm" style:rel-column-width="65535*"/>
    </style:style>
    <style:style style:name="Таблица130.A1" style:family="table-cell">
      <style:table-cell-properties style:vertical-align="middle"/>
    </style:style>
    <style:style style:name="Таблица131" style:family="table">
      <style:table-properties style:width="17cm" style:rel-width="100%" table:align="left"/>
    </style:style>
    <style:style style:name="Таблица131.A" style:family="table-column">
      <style:table-column-properties style:column-width="17cm" style:rel-column-width="65535*"/>
    </style:style>
    <style:style style:name="Таблица131.A1" style:family="table-cell">
      <style:table-cell-properties style:vertical-align="middle"/>
    </style:style>
    <style:style style:name="Таблица132" style:family="table">
      <style:table-properties style:width="17cm" style:rel-width="100%" table:align="left"/>
    </style:style>
    <style:style style:name="Таблица132.A" style:family="table-column">
      <style:table-column-properties style:column-width="17cm" style:rel-column-width="65535*"/>
    </style:style>
    <style:style style:name="Таблица132.A1" style:family="table-cell">
      <style:table-cell-properties style:vertical-align="middle"/>
    </style:style>
    <style:style style:name="Таблица133" style:family="table">
      <style:table-properties style:width="17cm" style:rel-width="100%" table:align="left"/>
    </style:style>
    <style:style style:name="Таблица133.A" style:family="table-column">
      <style:table-column-properties style:column-width="17cm" style:rel-column-width="65535*"/>
    </style:style>
    <style:style style:name="Таблица133.A1" style:family="table-cell">
      <style:table-cell-properties style:vertical-align="middle"/>
    </style:style>
    <style:style style:name="Таблица134" style:family="table">
      <style:table-properties style:width="17cm" style:rel-width="100%" table:align="left"/>
    </style:style>
    <style:style style:name="Таблица134.A" style:family="table-column">
      <style:table-column-properties style:column-width="17cm" style:rel-column-width="65535*"/>
    </style:style>
    <style:style style:name="Таблица134.A1" style:family="table-cell">
      <style:table-cell-properties style:vertical-align="middle"/>
    </style:style>
    <style:style style:name="Таблица135" style:family="table">
      <style:table-properties style:width="17cm" style:rel-width="100%" table:align="left"/>
    </style:style>
    <style:style style:name="Таблица135.A" style:family="table-column">
      <style:table-column-properties style:column-width="17cm" style:rel-column-width="65535*"/>
    </style:style>
    <style:style style:name="Таблица135.A1" style:family="table-cell">
      <style:table-cell-properties style:vertical-align="middle"/>
    </style:style>
    <style:style style:name="Таблица136" style:family="table">
      <style:table-properties style:width="17cm" style:rel-width="100%" table:align="left"/>
    </style:style>
    <style:style style:name="Таблица136.A" style:family="table-column">
      <style:table-column-properties style:column-width="17cm" style:rel-column-width="65535*"/>
    </style:style>
    <style:style style:name="Таблица136.A1" style:family="table-cell">
      <style:table-cell-properties style:vertical-align="middle"/>
    </style:style>
    <style:style style:name="Таблица137" style:family="table">
      <style:table-properties style:width="17cm" style:rel-width="100%" table:align="left"/>
    </style:style>
    <style:style style:name="Таблица137.A" style:family="table-column">
      <style:table-column-properties style:column-width="17cm" style:rel-column-width="65535*"/>
    </style:style>
    <style:style style:name="Таблица137.A1" style:family="table-cell">
      <style:table-cell-properties style:vertical-align="middle"/>
    </style:style>
    <style:style style:name="Таблица138" style:family="table">
      <style:table-properties style:width="17cm" style:rel-width="100%" table:align="left"/>
    </style:style>
    <style:style style:name="Таблица138.A" style:family="table-column">
      <style:table-column-properties style:column-width="17cm" style:rel-column-width="65535*"/>
    </style:style>
    <style:style style:name="Таблица138.A1" style:family="table-cell">
      <style:table-cell-properties style:vertical-align="middle"/>
    </style:style>
    <style:style style:name="Таблица139" style:family="table">
      <style:table-properties style:width="17cm" style:rel-width="100%" table:align="left"/>
    </style:style>
    <style:style style:name="Таблица139.A" style:family="table-column">
      <style:table-column-properties style:column-width="17cm" style:rel-column-width="65535*"/>
    </style:style>
    <style:style style:name="Таблица139.A1" style:family="table-cell">
      <style:table-cell-properties style:vertical-align="middle"/>
    </style:style>
    <style:style style:name="Таблица140" style:family="table">
      <style:table-properties style:width="17cm" style:rel-width="100%" table:align="left"/>
    </style:style>
    <style:style style:name="Таблица140.A" style:family="table-column">
      <style:table-column-properties style:column-width="17cm" style:rel-column-width="65535*"/>
    </style:style>
    <style:style style:name="Таблица140.A1" style:family="table-cell">
      <style:table-cell-properties style:vertical-align="middle"/>
    </style:style>
    <style:style style:name="Таблица141" style:family="table">
      <style:table-properties style:width="17cm" style:rel-width="100%" table:align="left"/>
    </style:style>
    <style:style style:name="Таблица141.A" style:family="table-column">
      <style:table-column-properties style:column-width="17cm" style:rel-column-width="65535*"/>
    </style:style>
    <style:style style:name="Таблица141.A1" style:family="table-cell">
      <style:table-cell-properties style:vertical-align="middle"/>
    </style:style>
    <style:style style:name="Таблица142" style:family="table">
      <style:table-properties style:width="17cm" style:rel-width="100%" table:align="left"/>
    </style:style>
    <style:style style:name="Таблица142.A" style:family="table-column">
      <style:table-column-properties style:column-width="17cm" style:rel-column-width="65535*"/>
    </style:style>
    <style:style style:name="Таблица142.A1" style:family="table-cell">
      <style:table-cell-properties style:vertical-align="middle"/>
    </style:style>
    <style:style style:name="Таблица143" style:family="table">
      <style:table-properties style:width="17cm" style:rel-width="100%" table:align="left"/>
    </style:style>
    <style:style style:name="Таблица143.A" style:family="table-column">
      <style:table-column-properties style:column-width="17cm" style:rel-column-width="65535*"/>
    </style:style>
    <style:style style:name="Таблица143.A1" style:family="table-cell">
      <style:table-cell-properties style:vertical-align="middle"/>
    </style:style>
    <style:style style:name="Таблица144" style:family="table">
      <style:table-properties style:width="17cm" style:rel-width="100%" table:align="left"/>
    </style:style>
    <style:style style:name="Таблица144.A" style:family="table-column">
      <style:table-column-properties style:column-width="17cm" style:rel-column-width="65535*"/>
    </style:style>
    <style:style style:name="Таблица144.A1" style:family="table-cell">
      <style:table-cell-properties style:vertical-align="middle"/>
    </style:style>
    <style:style style:name="Таблица145" style:family="table">
      <style:table-properties style:width="17cm" style:rel-width="100%" table:align="left"/>
    </style:style>
    <style:style style:name="Таблица145.A" style:family="table-column">
      <style:table-column-properties style:column-width="17cm" style:rel-column-width="65535*"/>
    </style:style>
    <style:style style:name="Таблица145.A1" style:family="table-cell">
      <style:table-cell-properties style:vertical-align="middle"/>
    </style:style>
    <style:style style:name="Таблица146" style:family="table">
      <style:table-properties style:width="17cm" style:rel-width="100%" table:align="left"/>
    </style:style>
    <style:style style:name="Таблица146.A" style:family="table-column">
      <style:table-column-properties style:column-width="17cm" style:rel-column-width="65535*"/>
    </style:style>
    <style:style style:name="Таблица146.A1" style:family="table-cell">
      <style:table-cell-properties style:vertical-align="middle"/>
    </style:style>
    <style:style style:name="Таблица147" style:family="table">
      <style:table-properties style:width="17cm" style:rel-width="100%" table:align="left"/>
    </style:style>
    <style:style style:name="Таблица147.A" style:family="table-column">
      <style:table-column-properties style:column-width="17cm" style:rel-column-width="65535*"/>
    </style:style>
    <style:style style:name="Таблица147.A1" style:family="table-cell">
      <style:table-cell-properties style:vertical-align="middle"/>
    </style:style>
    <style:style style:name="Таблица148" style:family="table">
      <style:table-properties style:width="17cm" style:rel-width="100%" table:align="left"/>
    </style:style>
    <style:style style:name="Таблица148.A" style:family="table-column">
      <style:table-column-properties style:column-width="17cm" style:rel-column-width="65535*"/>
    </style:style>
    <style:style style:name="Таблица148.A1" style:family="table-cell">
      <style:table-cell-properties style:vertical-align="middle"/>
    </style:style>
    <style:style style:name="Таблица149" style:family="table">
      <style:table-properties style:width="17cm" style:rel-width="100%" table:align="left"/>
    </style:style>
    <style:style style:name="Таблица149.A" style:family="table-column">
      <style:table-column-properties style:column-width="17cm" style:rel-column-width="65535*"/>
    </style:style>
    <style:style style:name="Таблица149.A1" style:family="table-cell">
      <style:table-cell-properties style:vertical-align="middle"/>
    </style:style>
    <style:style style:name="Таблица150" style:family="table">
      <style:table-properties style:width="17cm" style:rel-width="100%" table:align="left"/>
    </style:style>
    <style:style style:name="Таблица150.A" style:family="table-column">
      <style:table-column-properties style:column-width="17cm" style:rel-column-width="65535*"/>
    </style:style>
    <style:style style:name="Таблица150.A1" style:family="table-cell">
      <style:table-cell-properties style:vertical-align="middle"/>
    </style:style>
    <style:style style:name="Таблица151" style:family="table">
      <style:table-properties style:width="17cm" style:rel-width="100%" table:align="left"/>
    </style:style>
    <style:style style:name="Таблица151.A" style:family="table-column">
      <style:table-column-properties style:column-width="17cm" style:rel-column-width="65535*"/>
    </style:style>
    <style:style style:name="Таблица151.A1" style:family="table-cell">
      <style:table-cell-properties style:vertical-align="middle"/>
    </style:style>
    <style:style style:name="Таблица152" style:family="table">
      <style:table-properties style:width="17cm" style:rel-width="100%" table:align="left"/>
    </style:style>
    <style:style style:name="Таблица152.A" style:family="table-column">
      <style:table-column-properties style:column-width="17cm" style:rel-column-width="65535*"/>
    </style:style>
    <style:style style:name="Таблица152.A1" style:family="table-cell">
      <style:table-cell-properties style:vertical-align="middle"/>
    </style:style>
    <style:style style:name="Таблица153" style:family="table">
      <style:table-properties style:width="17cm" style:rel-width="100%" table:align="left"/>
    </style:style>
    <style:style style:name="Таблица153.A" style:family="table-column">
      <style:table-column-properties style:column-width="17cm" style:rel-column-width="65535*"/>
    </style:style>
    <style:style style:name="Таблица153.A1" style:family="table-cell">
      <style:table-cell-properties style:vertical-align="middle"/>
    </style:style>
    <style:style style:name="Таблица154" style:family="table">
      <style:table-properties style:width="17cm" style:rel-width="100%" table:align="left"/>
    </style:style>
    <style:style style:name="Таблица154.A" style:family="table-column">
      <style:table-column-properties style:column-width="17cm" style:rel-column-width="65535*"/>
    </style:style>
    <style:style style:name="Таблица154.A1" style:family="table-cell">
      <style:table-cell-properties style:vertical-align="middle"/>
    </style:style>
    <style:style style:name="Таблица155" style:family="table">
      <style:table-properties style:width="17cm" style:rel-width="100%" table:align="left"/>
    </style:style>
    <style:style style:name="Таблица155.A" style:family="table-column">
      <style:table-column-properties style:column-width="17cm" style:rel-column-width="65535*"/>
    </style:style>
    <style:style style:name="Таблица155.A1" style:family="table-cell">
      <style:table-cell-properties style:vertical-align="middle"/>
    </style:style>
    <style:style style:name="Таблица156" style:family="table">
      <style:table-properties style:width="17cm" style:rel-width="100%" table:align="left"/>
    </style:style>
    <style:style style:name="Таблица156.A" style:family="table-column">
      <style:table-column-properties style:column-width="17cm" style:rel-column-width="65535*"/>
    </style:style>
    <style:style style:name="Таблица156.A1" style:family="table-cell">
      <style:table-cell-properties style:vertical-align="middle"/>
    </style:style>
    <style:style style:name="Таблица157" style:family="table">
      <style:table-properties style:width="17cm" style:rel-width="100%" table:align="left"/>
    </style:style>
    <style:style style:name="Таблица157.A" style:family="table-column">
      <style:table-column-properties style:column-width="17cm" style:rel-column-width="65535*"/>
    </style:style>
    <style:style style:name="Таблица157.A1" style:family="table-cell">
      <style:table-cell-properties style:vertical-align="middle"/>
    </style:style>
    <style:style style:name="Таблица158" style:family="table">
      <style:table-properties style:width="17cm" style:rel-width="100%" table:align="left"/>
    </style:style>
    <style:style style:name="Таблица158.A" style:family="table-column">
      <style:table-column-properties style:column-width="17cm" style:rel-column-width="65535*"/>
    </style:style>
    <style:style style:name="Таблица158.A1" style:family="table-cell">
      <style:table-cell-properties style:vertical-align="middle"/>
    </style:style>
    <style:style style:name="Таблица159" style:family="table">
      <style:table-properties style:width="17cm" style:rel-width="100%" table:align="left"/>
    </style:style>
    <style:style style:name="Таблица159.A" style:family="table-column">
      <style:table-column-properties style:column-width="17cm" style:rel-column-width="65535*"/>
    </style:style>
    <style:style style:name="Таблица159.A1" style:family="table-cell">
      <style:table-cell-properties style:vertical-align="middle"/>
    </style:style>
    <style:style style:name="Таблица160" style:family="table">
      <style:table-properties style:width="17cm" style:rel-width="100%" table:align="left"/>
    </style:style>
    <style:style style:name="Таблица160.A" style:family="table-column">
      <style:table-column-properties style:column-width="17cm" style:rel-column-width="65535*"/>
    </style:style>
    <style:style style:name="Таблица160.A1" style:family="table-cell">
      <style:table-cell-properties style:vertical-align="middle"/>
    </style:style>
    <style:style style:name="Таблица161" style:family="table">
      <style:table-properties style:width="17cm" style:rel-width="100%" table:align="left"/>
    </style:style>
    <style:style style:name="Таблица161.A" style:family="table-column">
      <style:table-column-properties style:column-width="17cm" style:rel-column-width="65535*"/>
    </style:style>
    <style:style style:name="Таблица161.A1" style:family="table-cell">
      <style:table-cell-properties style:vertical-align="middle"/>
    </style:style>
    <style:style style:name="Таблица162" style:family="table">
      <style:table-properties style:width="17cm" style:rel-width="100%" table:align="left"/>
    </style:style>
    <style:style style:name="Таблица162.A" style:family="table-column">
      <style:table-column-properties style:column-width="17cm" style:rel-column-width="65535*"/>
    </style:style>
    <style:style style:name="Таблица162.A1" style:family="table-cell">
      <style:table-cell-properties style:vertical-align="middle"/>
    </style:style>
    <style:style style:name="Таблица163" style:family="table">
      <style:table-properties style:width="17cm" style:rel-width="100%" table:align="left"/>
    </style:style>
    <style:style style:name="Таблица163.A" style:family="table-column">
      <style:table-column-properties style:column-width="17cm" style:rel-column-width="65535*"/>
    </style:style>
    <style:style style:name="Таблица163.A1" style:family="table-cell">
      <style:table-cell-properties style:vertical-align="middle"/>
    </style:style>
    <style:style style:name="Таблица164" style:family="table">
      <style:table-properties style:width="17cm" style:rel-width="100%" table:align="left"/>
    </style:style>
    <style:style style:name="Таблица164.A" style:family="table-column">
      <style:table-column-properties style:column-width="17cm" style:rel-column-width="65535*"/>
    </style:style>
    <style:style style:name="Таблица164.A1" style:family="table-cell">
      <style:table-cell-properties style:vertical-align="middle"/>
    </style:style>
    <style:style style:name="Таблица165" style:family="table">
      <style:table-properties style:width="17cm" style:rel-width="100%" table:align="left"/>
    </style:style>
    <style:style style:name="Таблица165.A" style:family="table-column">
      <style:table-column-properties style:column-width="17cm" style:rel-column-width="65535*"/>
    </style:style>
    <style:style style:name="Таблица165.A1" style:family="table-cell">
      <style:table-cell-properties style:vertical-align="middle"/>
    </style:style>
    <style:style style:name="Таблица166" style:family="table">
      <style:table-properties style:width="17cm" style:rel-width="100%" table:align="left"/>
    </style:style>
    <style:style style:name="Таблица166.A" style:family="table-column">
      <style:table-column-properties style:column-width="17cm" style:rel-column-width="65535*"/>
    </style:style>
    <style:style style:name="Таблица166.A1" style:family="table-cell">
      <style:table-cell-properties style:vertical-align="middle"/>
    </style:style>
    <style:style style:name="Таблица167" style:family="table">
      <style:table-properties style:width="17cm" style:rel-width="100%" table:align="left"/>
    </style:style>
    <style:style style:name="Таблица167.A" style:family="table-column">
      <style:table-column-properties style:column-width="17cm" style:rel-column-width="65535*"/>
    </style:style>
    <style:style style:name="Таблица167.A1" style:family="table-cell">
      <style:table-cell-properties style:vertical-align="middle"/>
    </style:style>
    <style:style style:name="Таблица168" style:family="table">
      <style:table-properties style:width="17cm" style:rel-width="100%" table:align="left"/>
    </style:style>
    <style:style style:name="Таблица168.A" style:family="table-column">
      <style:table-column-properties style:column-width="17cm" style:rel-column-width="65535*"/>
    </style:style>
    <style:style style:name="Таблица168.A1" style:family="table-cell">
      <style:table-cell-properties style:vertical-align="middle"/>
    </style:style>
    <style:style style:name="Таблица169" style:family="table">
      <style:table-properties style:width="17cm" style:rel-width="100%" table:align="left"/>
    </style:style>
    <style:style style:name="Таблица169.A" style:family="table-column">
      <style:table-column-properties style:column-width="17cm" style:rel-column-width="65535*"/>
    </style:style>
    <style:style style:name="Таблица169.A1" style:family="table-cell">
      <style:table-cell-properties style:vertical-align="middle"/>
    </style:style>
    <style:style style:name="Таблица170" style:family="table">
      <style:table-properties style:width="17cm" style:rel-width="100%" table:align="left"/>
    </style:style>
    <style:style style:name="Таблица170.A" style:family="table-column">
      <style:table-column-properties style:column-width="17cm" style:rel-column-width="65535*"/>
    </style:style>
    <style:style style:name="Таблица170.A1" style:family="table-cell">
      <style:table-cell-properties style:vertical-align="middle"/>
    </style:style>
    <style:style style:name="Таблица171" style:family="table">
      <style:table-properties style:width="17cm" style:rel-width="100%" table:align="left"/>
    </style:style>
    <style:style style:name="Таблица171.A" style:family="table-column">
      <style:table-column-properties style:column-width="17cm" style:rel-column-width="65535*"/>
    </style:style>
    <style:style style:name="Таблица171.A1" style:family="table-cell">
      <style:table-cell-properties style:vertical-align="middle"/>
    </style:style>
    <style:style style:name="Таблица172" style:family="table">
      <style:table-properties style:width="17cm" style:rel-width="100%" table:align="left"/>
    </style:style>
    <style:style style:name="Таблица172.A" style:family="table-column">
      <style:table-column-properties style:column-width="17cm" style:rel-column-width="65535*"/>
    </style:style>
    <style:style style:name="Таблица172.A1" style:family="table-cell">
      <style:table-cell-properties style:vertical-align="middle"/>
    </style:style>
    <style:style style:name="Таблица173" style:family="table">
      <style:table-properties style:width="17cm" style:rel-width="100%" table:align="left"/>
    </style:style>
    <style:style style:name="Таблица173.A" style:family="table-column">
      <style:table-column-properties style:column-width="17cm" style:rel-column-width="65535*"/>
    </style:style>
    <style:style style:name="Таблица173.A1" style:family="table-cell">
      <style:table-cell-properties style:vertical-align="middle"/>
    </style:style>
    <style:style style:name="Таблица174" style:family="table">
      <style:table-properties style:width="17cm" style:rel-width="100%" table:align="left"/>
    </style:style>
    <style:style style:name="Таблица174.A" style:family="table-column">
      <style:table-column-properties style:column-width="17cm" style:rel-column-width="65535*"/>
    </style:style>
    <style:style style:name="Таблица174.A1" style:family="table-cell">
      <style:table-cell-properties style:vertical-align="middle"/>
    </style:style>
    <style:style style:name="Таблица175" style:family="table">
      <style:table-properties style:width="17cm" style:rel-width="100%" table:align="left"/>
    </style:style>
    <style:style style:name="Таблица175.A" style:family="table-column">
      <style:table-column-properties style:column-width="17cm" style:rel-column-width="65535*"/>
    </style:style>
    <style:style style:name="Таблица175.A1" style:family="table-cell">
      <style:table-cell-properties style:vertical-align="middle"/>
    </style:style>
    <style:style style:name="Таблица176" style:family="table">
      <style:table-properties style:width="17cm" style:rel-width="100%" table:align="left"/>
    </style:style>
    <style:style style:name="Таблица176.A" style:family="table-column">
      <style:table-column-properties style:column-width="17cm" style:rel-column-width="65535*"/>
    </style:style>
    <style:style style:name="Таблица176.A1" style:family="table-cell">
      <style:table-cell-properties style:vertical-align="middle"/>
    </style:style>
    <style:style style:name="Таблица177" style:family="table">
      <style:table-properties style:width="17cm" style:rel-width="100%" table:align="left"/>
    </style:style>
    <style:style style:name="Таблица177.A" style:family="table-column">
      <style:table-column-properties style:column-width="17cm" style:rel-column-width="65535*"/>
    </style:style>
    <style:style style:name="Таблица177.A1" style:family="table-cell">
      <style:table-cell-properties style:vertical-align="middle"/>
    </style:style>
    <style:style style:name="Таблица178" style:family="table">
      <style:table-properties style:width="17cm" style:rel-width="100%" table:align="left"/>
    </style:style>
    <style:style style:name="Таблица178.A" style:family="table-column">
      <style:table-column-properties style:column-width="17cm" style:rel-column-width="65535*"/>
    </style:style>
    <style:style style:name="Таблица178.A1" style:family="table-cell">
      <style:table-cell-properties style:vertical-align="middle"/>
    </style:style>
    <style:style style:name="Таблица179" style:family="table">
      <style:table-properties style:width="17cm" style:rel-width="100%" table:align="left"/>
    </style:style>
    <style:style style:name="Таблица179.A" style:family="table-column">
      <style:table-column-properties style:column-width="17cm" style:rel-column-width="65535*"/>
    </style:style>
    <style:style style:name="Таблица179.A1" style:family="table-cell">
      <style:table-cell-properties style:vertical-align="middle"/>
    </style:style>
    <style:style style:name="Таблица180" style:family="table">
      <style:table-properties style:width="17cm" style:rel-width="100%" table:align="left"/>
    </style:style>
    <style:style style:name="Таблица180.A" style:family="table-column">
      <style:table-column-properties style:column-width="17cm" style:rel-column-width="65535*"/>
    </style:style>
    <style:style style:name="Таблица180.A1" style:family="table-cell">
      <style:table-cell-properties style:vertical-align="middle"/>
    </style:style>
    <style:style style:name="Таблица181" style:family="table">
      <style:table-properties style:width="17cm" style:rel-width="100%" table:align="left"/>
    </style:style>
    <style:style style:name="Таблица181.A" style:family="table-column">
      <style:table-column-properties style:column-width="17cm" style:rel-column-width="65535*"/>
    </style:style>
    <style:style style:name="Таблица181.A1" style:family="table-cell">
      <style:table-cell-properties style:vertical-align="middle"/>
    </style:style>
    <style:style style:name="Таблица182" style:family="table">
      <style:table-properties style:width="17cm" style:rel-width="100%" table:align="left"/>
    </style:style>
    <style:style style:name="Таблица182.A" style:family="table-column">
      <style:table-column-properties style:column-width="17cm" style:rel-column-width="65535*"/>
    </style:style>
    <style:style style:name="Таблица182.A1" style:family="table-cell">
      <style:table-cell-properties style:vertical-align="middle"/>
    </style:style>
    <style:style style:name="Таблица183" style:family="table">
      <style:table-properties style:width="17cm" style:rel-width="100%" table:align="left"/>
    </style:style>
    <style:style style:name="Таблица183.A" style:family="table-column">
      <style:table-column-properties style:column-width="17cm" style:rel-column-width="65535*"/>
    </style:style>
    <style:style style:name="Таблица183.A1" style:family="table-cell">
      <style:table-cell-properties style:vertical-align="middle"/>
    </style:style>
    <style:style style:name="Таблица184" style:family="table">
      <style:table-properties style:width="17cm" style:rel-width="100%" table:align="left"/>
    </style:style>
    <style:style style:name="Таблица184.A" style:family="table-column">
      <style:table-column-properties style:column-width="17cm" style:rel-column-width="65535*"/>
    </style:style>
    <style:style style:name="Таблица184.A1" style:family="table-cell">
      <style:table-cell-properties style:vertical-align="middle"/>
    </style:style>
    <style:style style:name="Таблица185" style:family="table">
      <style:table-properties style:width="17cm" style:rel-width="100%" table:align="left"/>
    </style:style>
    <style:style style:name="Таблица185.A" style:family="table-column">
      <style:table-column-properties style:column-width="17cm" style:rel-column-width="65535*"/>
    </style:style>
    <style:style style:name="Таблица185.A1" style:family="table-cell">
      <style:table-cell-properties style:vertical-align="middle"/>
    </style:style>
    <style:style style:name="Таблица186" style:family="table">
      <style:table-properties style:width="17cm" style:rel-width="100%" table:align="left"/>
    </style:style>
    <style:style style:name="Таблица186.A" style:family="table-column">
      <style:table-column-properties style:column-width="17cm" style:rel-column-width="65535*"/>
    </style:style>
    <style:style style:name="Таблица186.A1" style:family="table-cell">
      <style:table-cell-properties style:vertical-align="middle"/>
    </style:style>
    <style:style style:name="Таблица187" style:family="table">
      <style:table-properties style:width="17cm" style:rel-width="100%" table:align="left"/>
    </style:style>
    <style:style style:name="Таблица187.A" style:family="table-column">
      <style:table-column-properties style:column-width="17cm" style:rel-column-width="65535*"/>
    </style:style>
    <style:style style:name="Таблица187.A1" style:family="table-cell">
      <style:table-cell-properties style:vertical-align="middle"/>
    </style:style>
    <style:style style:name="Таблица188" style:family="table">
      <style:table-properties style:width="17cm" style:rel-width="100%" table:align="left"/>
    </style:style>
    <style:style style:name="Таблица188.A" style:family="table-column">
      <style:table-column-properties style:column-width="17cm" style:rel-column-width="65535*"/>
    </style:style>
    <style:style style:name="Таблица188.A1" style:family="table-cell">
      <style:table-cell-properties style:vertical-align="middle"/>
    </style:style>
    <style:style style:name="Таблица189" style:family="table">
      <style:table-properties style:width="17cm" style:rel-width="100%" table:align="left"/>
    </style:style>
    <style:style style:name="Таблица189.A" style:family="table-column">
      <style:table-column-properties style:column-width="17cm" style:rel-column-width="65535*"/>
    </style:style>
    <style:style style:name="Таблица189.A1" style:family="table-cell">
      <style:table-cell-properties style:vertical-align="middle"/>
    </style:style>
    <style:style style:name="Таблица190" style:family="table">
      <style:table-properties style:width="17cm" style:rel-width="100%" table:align="left"/>
    </style:style>
    <style:style style:name="Таблица190.A" style:family="table-column">
      <style:table-column-properties style:column-width="17cm" style:rel-column-width="65535*"/>
    </style:style>
    <style:style style:name="Таблица190.A1" style:family="table-cell">
      <style:table-cell-properties style:vertical-align="middle"/>
    </style:style>
    <style:style style:name="Таблица191" style:family="table">
      <style:table-properties style:width="17cm" style:rel-width="100%" table:align="left"/>
    </style:style>
    <style:style style:name="Таблица191.A" style:family="table-column">
      <style:table-column-properties style:column-width="17cm" style:rel-column-width="65535*"/>
    </style:style>
    <style:style style:name="Таблица191.A1" style:family="table-cell">
      <style:table-cell-properties style:vertical-align="middle"/>
    </style:style>
    <style:style style:name="Таблица192" style:family="table">
      <style:table-properties style:width="17cm" style:rel-width="100%" table:align="left"/>
    </style:style>
    <style:style style:name="Таблица192.A" style:family="table-column">
      <style:table-column-properties style:column-width="17cm" style:rel-column-width="65535*"/>
    </style:style>
    <style:style style:name="Таблица192.A1" style:family="table-cell">
      <style:table-cell-properties style:vertical-align="middle"/>
    </style:style>
    <style:style style:name="Таблица193" style:family="table">
      <style:table-properties style:width="17cm" style:rel-width="100%" table:align="left"/>
    </style:style>
    <style:style style:name="Таблица193.A" style:family="table-column">
      <style:table-column-properties style:column-width="17cm" style:rel-column-width="65535*"/>
    </style:style>
    <style:style style:name="Таблица193.A1" style:family="table-cell">
      <style:table-cell-properties style:vertical-align="middle"/>
    </style:style>
    <style:style style:name="Таблица194" style:family="table">
      <style:table-properties style:width="17cm" style:rel-width="100%" table:align="left"/>
    </style:style>
    <style:style style:name="Таблица194.A" style:family="table-column">
      <style:table-column-properties style:column-width="17cm" style:rel-column-width="65535*"/>
    </style:style>
    <style:style style:name="Таблица194.A1" style:family="table-cell">
      <style:table-cell-properties style:vertical-align="middle"/>
    </style:style>
    <style:style style:name="Таблица195" style:family="table">
      <style:table-properties style:width="17cm" style:rel-width="100%" table:align="left"/>
    </style:style>
    <style:style style:name="Таблица195.A" style:family="table-column">
      <style:table-column-properties style:column-width="17cm" style:rel-column-width="65535*"/>
    </style:style>
    <style:style style:name="Таблица195.A1" style:family="table-cell">
      <style:table-cell-properties style:vertical-align="middle"/>
    </style:style>
    <style:style style:name="Таблица196" style:family="table">
      <style:table-properties style:width="17cm" style:rel-width="100%" table:align="left"/>
    </style:style>
    <style:style style:name="Таблица196.A" style:family="table-column">
      <style:table-column-properties style:column-width="17cm" style:rel-column-width="65535*"/>
    </style:style>
    <style:style style:name="Таблица196.A1" style:family="table-cell">
      <style:table-cell-properties style:vertical-align="middle"/>
    </style:style>
    <style:style style:name="Таблица197" style:family="table">
      <style:table-properties style:width="17cm" style:rel-width="100%" table:align="left"/>
    </style:style>
    <style:style style:name="Таблица197.A" style:family="table-column">
      <style:table-column-properties style:column-width="17cm" style:rel-column-width="65535*"/>
    </style:style>
    <style:style style:name="Таблица197.A1" style:family="table-cell">
      <style:table-cell-properties style:vertical-align="middle"/>
    </style:style>
    <style:style style:name="Таблица198" style:family="table">
      <style:table-properties style:width="17cm" style:rel-width="100%" table:align="left"/>
    </style:style>
    <style:style style:name="Таблица198.A" style:family="table-column">
      <style:table-column-properties style:column-width="17cm" style:rel-column-width="65535*"/>
    </style:style>
    <style:style style:name="Таблица198.A1" style:family="table-cell">
      <style:table-cell-properties style:vertical-align="middle"/>
    </style:style>
    <style:style style:name="Таблица199" style:family="table">
      <style:table-properties style:width="17cm" style:rel-width="100%" table:align="left"/>
    </style:style>
    <style:style style:name="Таблица199.A" style:family="table-column">
      <style:table-column-properties style:column-width="17cm" style:rel-column-width="65535*"/>
    </style:style>
    <style:style style:name="Таблица199.A1" style:family="table-cell">
      <style:table-cell-properties style:vertical-align="middle"/>
    </style:style>
    <style:style style:name="Таблица200" style:family="table">
      <style:table-properties style:width="17cm" style:rel-width="100%" table:align="left"/>
    </style:style>
    <style:style style:name="Таблица200.A" style:family="table-column">
      <style:table-column-properties style:column-width="17cm" style:rel-column-width="65535*"/>
    </style:style>
    <style:style style:name="Таблица200.A1" style:family="table-cell">
      <style:table-cell-properties style:vertical-align="middle"/>
    </style:style>
    <style:style style:name="Таблица201" style:family="table">
      <style:table-properties style:width="17cm" style:rel-width="100%" table:align="left"/>
    </style:style>
    <style:style style:name="Таблица201.A" style:family="table-column">
      <style:table-column-properties style:column-width="17cm" style:rel-column-width="65535*"/>
    </style:style>
    <style:style style:name="Таблица201.A1" style:family="table-cell">
      <style:table-cell-properties style:vertical-align="middle"/>
    </style:style>
    <style:style style:name="Таблица202" style:family="table">
      <style:table-properties style:width="17cm" style:rel-width="100%" table:align="left"/>
    </style:style>
    <style:style style:name="Таблица202.A" style:family="table-column">
      <style:table-column-properties style:column-width="17cm" style:rel-column-width="65535*"/>
    </style:style>
    <style:style style:name="Таблица202.A1" style:family="table-cell">
      <style:table-cell-properties style:vertical-align="middle"/>
    </style:style>
    <style:style style:name="Таблица203" style:family="table">
      <style:table-properties style:width="17cm" style:rel-width="100%" table:align="left"/>
    </style:style>
    <style:style style:name="Таблица203.A" style:family="table-column">
      <style:table-column-properties style:column-width="17cm" style:rel-column-width="65535*"/>
    </style:style>
    <style:style style:name="Таблица203.A1" style:family="table-cell">
      <style:table-cell-properties style:vertical-align="middle"/>
    </style:style>
    <style:style style:name="Таблица204" style:family="table">
      <style:table-properties style:width="17cm" style:rel-width="100%" table:align="left"/>
    </style:style>
    <style:style style:name="Таблица204.A" style:family="table-column">
      <style:table-column-properties style:column-width="17cm" style:rel-column-width="65535*"/>
    </style:style>
    <style:style style:name="Таблица204.A1" style:family="table-cell">
      <style:table-cell-properties style:vertical-align="middle"/>
    </style:style>
    <style:style style:name="Таблица205" style:family="table">
      <style:table-properties style:width="17cm" style:rel-width="100%" table:align="left"/>
    </style:style>
    <style:style style:name="Таблица205.A" style:family="table-column">
      <style:table-column-properties style:column-width="17cm" style:rel-column-width="65535*"/>
    </style:style>
    <style:style style:name="Таблица205.A1" style:family="table-cell">
      <style:table-cell-properties style:vertical-align="middle"/>
    </style:style>
    <style:style style:name="Таблица206" style:family="table">
      <style:table-properties style:width="17cm" style:rel-width="100%" table:align="left"/>
    </style:style>
    <style:style style:name="Таблица206.A" style:family="table-column">
      <style:table-column-properties style:column-width="17cm" style:rel-column-width="65535*"/>
    </style:style>
    <style:style style:name="Таблица206.A1" style:family="table-cell">
      <style:table-cell-properties style:vertical-align="middle"/>
    </style:style>
    <style:style style:name="Таблица207" style:family="table">
      <style:table-properties style:width="17cm" style:rel-width="100%" table:align="left"/>
    </style:style>
    <style:style style:name="Таблица207.A" style:family="table-column">
      <style:table-column-properties style:column-width="17cm" style:rel-column-width="65535*"/>
    </style:style>
    <style:style style:name="Таблица207.A1" style:family="table-cell">
      <style:table-cell-properties style:vertical-align="middle"/>
    </style:style>
    <style:style style:name="Таблица208" style:family="table">
      <style:table-properties style:width="17cm" style:rel-width="100%" table:align="left"/>
    </style:style>
    <style:style style:name="Таблица208.A" style:family="table-column">
      <style:table-column-properties style:column-width="17cm" style:rel-column-width="65535*"/>
    </style:style>
    <style:style style:name="Таблица208.A1" style:family="table-cell">
      <style:table-cell-properties style:vertical-align="middle"/>
    </style:style>
    <style:style style:name="Таблица209" style:family="table">
      <style:table-properties style:width="17cm" style:rel-width="100%" table:align="left"/>
    </style:style>
    <style:style style:name="Таблица209.A" style:family="table-column">
      <style:table-column-properties style:column-width="17cm" style:rel-column-width="65535*"/>
    </style:style>
    <style:style style:name="Таблица209.A1" style:family="table-cell">
      <style:table-cell-properties style:vertical-align="middle"/>
    </style:style>
    <style:style style:name="Таблица210" style:family="table">
      <style:table-properties style:width="17cm" style:rel-width="100%" table:align="left"/>
    </style:style>
    <style:style style:name="Таблица210.A" style:family="table-column">
      <style:table-column-properties style:column-width="17cm" style:rel-column-width="65535*"/>
    </style:style>
    <style:style style:name="Таблица210.A1" style:family="table-cell">
      <style:table-cell-properties style:vertical-align="middle"/>
    </style:style>
    <style:style style:name="Таблица211" style:family="table">
      <style:table-properties style:width="17cm" style:rel-width="100%" table:align="left"/>
    </style:style>
    <style:style style:name="Таблица211.A" style:family="table-column">
      <style:table-column-properties style:column-width="17cm" style:rel-column-width="65535*"/>
    </style:style>
    <style:style style:name="Таблица211.A1" style:family="table-cell">
      <style:table-cell-properties style:vertical-align="middle"/>
    </style:style>
    <style:style style:name="Таблица212" style:family="table">
      <style:table-properties style:width="17cm" style:rel-width="100%" table:align="left"/>
    </style:style>
    <style:style style:name="Таблица212.A" style:family="table-column">
      <style:table-column-properties style:column-width="17cm" style:rel-column-width="65535*"/>
    </style:style>
    <style:style style:name="Таблица212.A1" style:family="table-cell">
      <style:table-cell-properties style:vertical-align="middle"/>
    </style:style>
    <style:style style:name="Таблица213" style:family="table">
      <style:table-properties style:width="17cm" style:rel-width="100%" table:align="left"/>
    </style:style>
    <style:style style:name="Таблица213.A" style:family="table-column">
      <style:table-column-properties style:column-width="17cm" style:rel-column-width="65535*"/>
    </style:style>
    <style:style style:name="Таблица213.A1" style:family="table-cell">
      <style:table-cell-properties style:vertical-align="middle"/>
    </style:style>
    <style:style style:name="Таблица214" style:family="table">
      <style:table-properties style:width="17cm" style:rel-width="100%" table:align="left"/>
    </style:style>
    <style:style style:name="Таблица214.A" style:family="table-column">
      <style:table-column-properties style:column-width="17cm" style:rel-column-width="65535*"/>
    </style:style>
    <style:style style:name="Таблица214.A1" style:family="table-cell">
      <style:table-cell-properties style:vertical-align="middle"/>
    </style:style>
    <style:style style:name="Таблица215" style:family="table">
      <style:table-properties style:width="17cm" style:rel-width="100%" table:align="left"/>
    </style:style>
    <style:style style:name="Таблица215.A" style:family="table-column">
      <style:table-column-properties style:column-width="17cm" style:rel-column-width="65535*"/>
    </style:style>
    <style:style style:name="Таблица215.A1" style:family="table-cell">
      <style:table-cell-properties style:vertical-align="middle"/>
    </style:style>
    <style:style style:name="Таблица216" style:family="table">
      <style:table-properties style:width="17cm" style:rel-width="100%" table:align="left"/>
    </style:style>
    <style:style style:name="Таблица216.A" style:family="table-column">
      <style:table-column-properties style:column-width="17cm" style:rel-column-width="65535*"/>
    </style:style>
    <style:style style:name="Таблица216.A1" style:family="table-cell">
      <style:table-cell-properties style:vertical-align="middle"/>
    </style:style>
    <style:style style:name="Таблица217" style:family="table">
      <style:table-properties style:width="17cm" style:rel-width="100%" table:align="left"/>
    </style:style>
    <style:style style:name="Таблица217.A" style:family="table-column">
      <style:table-column-properties style:column-width="17cm" style:rel-column-width="65535*"/>
    </style:style>
    <style:style style:name="Таблица217.A1" style:family="table-cell">
      <style:table-cell-properties style:vertical-align="middle"/>
    </style:style>
    <style:style style:name="Таблица218" style:family="table">
      <style:table-properties style:width="17cm" style:rel-width="100%" table:align="left"/>
    </style:style>
    <style:style style:name="Таблица218.A" style:family="table-column">
      <style:table-column-properties style:column-width="17cm" style:rel-column-width="65535*"/>
    </style:style>
    <style:style style:name="Таблица218.A1" style:family="table-cell">
      <style:table-cell-properties style:vertical-align="middle"/>
    </style:style>
    <style:style style:name="Таблица219" style:family="table">
      <style:table-properties style:width="17cm" style:rel-width="100%" table:align="left"/>
    </style:style>
    <style:style style:name="Таблица219.A" style:family="table-column">
      <style:table-column-properties style:column-width="17cm" style:rel-column-width="65535*"/>
    </style:style>
    <style:style style:name="Таблица219.A1" style:family="table-cell">
      <style:table-cell-properties style:vertical-align="middle"/>
    </style:style>
    <style:style style:name="Таблица220" style:family="table">
      <style:table-properties style:width="17cm" style:rel-width="100%" table:align="left"/>
    </style:style>
    <style:style style:name="Таблица220.A" style:family="table-column">
      <style:table-column-properties style:column-width="17cm" style:rel-column-width="65535*"/>
    </style:style>
    <style:style style:name="Таблица220.A1" style:family="table-cell">
      <style:table-cell-properties style:vertical-align="middle"/>
    </style:style>
    <style:style style:name="Таблица221" style:family="table">
      <style:table-properties style:width="17cm" style:rel-width="100%" table:align="left"/>
    </style:style>
    <style:style style:name="Таблица221.A" style:family="table-column">
      <style:table-column-properties style:column-width="17cm" style:rel-column-width="65535*"/>
    </style:style>
    <style:style style:name="Таблица221.A1" style:family="table-cell">
      <style:table-cell-properties style:vertical-align="middle"/>
    </style:style>
    <style:style style:name="Таблица222" style:family="table">
      <style:table-properties style:width="17cm" style:rel-width="100%" table:align="left"/>
    </style:style>
    <style:style style:name="Таблица222.A" style:family="table-column">
      <style:table-column-properties style:column-width="17cm" style:rel-column-width="65535*"/>
    </style:style>
    <style:style style:name="Таблица222.A1" style:family="table-cell">
      <style:table-cell-properties style:vertical-align="middle"/>
    </style:style>
    <style:style style:name="Таблица223" style:family="table">
      <style:table-properties style:width="17cm" style:rel-width="100%" table:align="left"/>
    </style:style>
    <style:style style:name="Таблица223.A" style:family="table-column">
      <style:table-column-properties style:column-width="17cm" style:rel-column-width="65535*"/>
    </style:style>
    <style:style style:name="Таблица223.A1" style:family="table-cell">
      <style:table-cell-properties style:vertical-align="middle"/>
    </style:style>
    <style:style style:name="Таблица224" style:family="table">
      <style:table-properties style:width="17cm" style:rel-width="100%" table:align="left"/>
    </style:style>
    <style:style style:name="Таблица224.A" style:family="table-column">
      <style:table-column-properties style:column-width="17cm" style:rel-column-width="65535*"/>
    </style:style>
    <style:style style:name="Таблица224.A1" style:family="table-cell">
      <style:table-cell-properties style:vertical-align="middle"/>
    </style:style>
    <style:style style:name="Таблица225" style:family="table">
      <style:table-properties style:width="17cm" style:rel-width="100%" table:align="left"/>
    </style:style>
    <style:style style:name="Таблица225.A" style:family="table-column">
      <style:table-column-properties style:column-width="17cm" style:rel-column-width="65535*"/>
    </style:style>
    <style:style style:name="Таблица225.A1" style:family="table-cell">
      <style:table-cell-properties style:vertical-align="middle"/>
    </style:style>
    <style:style style:name="Таблица226" style:family="table">
      <style:table-properties style:width="17cm" style:rel-width="100%" table:align="left"/>
    </style:style>
    <style:style style:name="Таблица226.A" style:family="table-column">
      <style:table-column-properties style:column-width="17cm" style:rel-column-width="65535*"/>
    </style:style>
    <style:style style:name="Таблица226.A1" style:family="table-cell">
      <style:table-cell-properties style:vertical-align="middle"/>
    </style:style>
    <style:style style:name="Таблица227" style:family="table">
      <style:table-properties style:width="17cm" style:rel-width="100%" table:align="left"/>
    </style:style>
    <style:style style:name="Таблица227.A" style:family="table-column">
      <style:table-column-properties style:column-width="17cm" style:rel-column-width="65535*"/>
    </style:style>
    <style:style style:name="Таблица227.A1" style:family="table-cell">
      <style:table-cell-properties style:vertical-align="middle"/>
    </style:style>
    <style:style style:name="Таблица228" style:family="table">
      <style:table-properties style:width="17cm" style:rel-width="100%" table:align="left"/>
    </style:style>
    <style:style style:name="Таблица228.A" style:family="table-column">
      <style:table-column-properties style:column-width="17cm" style:rel-column-width="65535*"/>
    </style:style>
    <style:style style:name="Таблица228.A1" style:family="table-cell">
      <style:table-cell-properties style:vertical-align="middle"/>
    </style:style>
    <style:style style:name="Таблица229" style:family="table">
      <style:table-properties style:width="17cm" style:rel-width="100%" table:align="left"/>
    </style:style>
    <style:style style:name="Таблица229.A" style:family="table-column">
      <style:table-column-properties style:column-width="17cm" style:rel-column-width="65535*"/>
    </style:style>
    <style:style style:name="Таблица229.A1" style:family="table-cell">
      <style:table-cell-properties style:vertical-align="middle"/>
    </style:style>
    <style:style style:name="Таблица230" style:family="table">
      <style:table-properties style:width="17cm" style:rel-width="100%" table:align="left"/>
    </style:style>
    <style:style style:name="Таблица230.A" style:family="table-column">
      <style:table-column-properties style:column-width="17cm" style:rel-column-width="65535*"/>
    </style:style>
    <style:style style:name="Таблица230.A1" style:family="table-cell">
      <style:table-cell-properties style:vertical-align="middle"/>
    </style:style>
    <style:style style:name="Таблица231" style:family="table">
      <style:table-properties style:width="17cm" style:rel-width="100%" table:align="left"/>
    </style:style>
    <style:style style:name="Таблица231.A" style:family="table-column">
      <style:table-column-properties style:column-width="17cm" style:rel-column-width="65535*"/>
    </style:style>
    <style:style style:name="Таблица231.A1" style:family="table-cell">
      <style:table-cell-properties style:vertical-align="middle"/>
    </style:style>
    <style:style style:name="Таблица232" style:family="table">
      <style:table-properties style:width="17cm" style:rel-width="100%" table:align="left"/>
    </style:style>
    <style:style style:name="Таблица232.A" style:family="table-column">
      <style:table-column-properties style:column-width="17cm" style:rel-column-width="65535*"/>
    </style:style>
    <style:style style:name="Таблица232.A1" style:family="table-cell">
      <style:table-cell-properties style:vertical-align="middle"/>
    </style:style>
    <style:style style:name="Таблица233" style:family="table">
      <style:table-properties style:width="17cm" style:rel-width="100%" table:align="left"/>
    </style:style>
    <style:style style:name="Таблица233.A" style:family="table-column">
      <style:table-column-properties style:column-width="17cm" style:rel-column-width="65535*"/>
    </style:style>
    <style:style style:name="Таблица233.A1" style:family="table-cell">
      <style:table-cell-properties style:vertical-align="middle"/>
    </style:style>
    <style:style style:name="Таблица234" style:family="table">
      <style:table-properties style:width="17cm" style:rel-width="100%" table:align="left"/>
    </style:style>
    <style:style style:name="Таблица234.A" style:family="table-column">
      <style:table-column-properties style:column-width="17cm" style:rel-column-width="65535*"/>
    </style:style>
    <style:style style:name="Таблица234.A1" style:family="table-cell">
      <style:table-cell-properties style:vertical-align="middle"/>
    </style:style>
    <style:style style:name="Таблица235" style:family="table">
      <style:table-properties style:width="17cm" style:rel-width="100%" table:align="left"/>
    </style:style>
    <style:style style:name="Таблица235.A" style:family="table-column">
      <style:table-column-properties style:column-width="17cm" style:rel-column-width="65535*"/>
    </style:style>
    <style:style style:name="Таблица235.A1" style:family="table-cell">
      <style:table-cell-properties style:vertical-align="middle"/>
    </style:style>
    <style:style style:name="Таблица236" style:family="table">
      <style:table-properties style:width="17cm" style:rel-width="100%" table:align="left"/>
    </style:style>
    <style:style style:name="Таблица236.A" style:family="table-column">
      <style:table-column-properties style:column-width="17cm" style:rel-column-width="65535*"/>
    </style:style>
    <style:style style:name="Таблица236.A1" style:family="table-cell">
      <style:table-cell-properties style:vertical-align="middle"/>
    </style:style>
    <style:style style:name="Таблица237" style:family="table">
      <style:table-properties style:width="17cm" style:rel-width="100%" table:align="left"/>
    </style:style>
    <style:style style:name="Таблица237.A" style:family="table-column">
      <style:table-column-properties style:column-width="17cm" style:rel-column-width="65535*"/>
    </style:style>
    <style:style style:name="Таблица237.A1" style:family="table-cell">
      <style:table-cell-properties style:vertical-align="middle"/>
    </style:style>
    <style:style style:name="Таблица238" style:family="table">
      <style:table-properties style:width="17cm" style:rel-width="100%" table:align="left"/>
    </style:style>
    <style:style style:name="Таблица238.A" style:family="table-column">
      <style:table-column-properties style:column-width="17cm" style:rel-column-width="65535*"/>
    </style:style>
    <style:style style:name="Таблица238.A1" style:family="table-cell">
      <style:table-cell-properties style:vertical-align="middle"/>
    </style:style>
    <style:style style:name="Таблица239" style:family="table">
      <style:table-properties style:width="17cm" style:rel-width="100%" table:align="left"/>
    </style:style>
    <style:style style:name="Таблица239.A" style:family="table-column">
      <style:table-column-properties style:column-width="17cm" style:rel-column-width="65535*"/>
    </style:style>
    <style:style style:name="Таблица239.A1" style:family="table-cell">
      <style:table-cell-properties style:vertical-align="middle"/>
    </style:style>
    <style:style style:name="Таблица240" style:family="table">
      <style:table-properties style:width="17cm" style:rel-width="100%" table:align="left"/>
    </style:style>
    <style:style style:name="Таблица240.A" style:family="table-column">
      <style:table-column-properties style:column-width="17cm" style:rel-column-width="65535*"/>
    </style:style>
    <style:style style:name="Таблица240.A1" style:family="table-cell">
      <style:table-cell-properties style:vertical-align="middle"/>
    </style:style>
    <style:style style:name="Таблица241" style:family="table">
      <style:table-properties style:width="17cm" style:rel-width="100%" table:align="left"/>
    </style:style>
    <style:style style:name="Таблица241.A" style:family="table-column">
      <style:table-column-properties style:column-width="17cm" style:rel-column-width="65535*"/>
    </style:style>
    <style:style style:name="Таблица241.A1" style:family="table-cell">
      <style:table-cell-properties style:vertical-align="middle"/>
    </style:style>
    <style:style style:name="Таблица242" style:family="table">
      <style:table-properties style:width="17cm" style:rel-width="100%" table:align="left"/>
    </style:style>
    <style:style style:name="Таблица242.A" style:family="table-column">
      <style:table-column-properties style:column-width="17cm" style:rel-column-width="65535*"/>
    </style:style>
    <style:style style:name="Таблица242.A1" style:family="table-cell">
      <style:table-cell-properties style:vertical-align="middle"/>
    </style:style>
    <style:style style:name="Таблица243" style:family="table">
      <style:table-properties style:width="17cm" style:rel-width="100%" table:align="left"/>
    </style:style>
    <style:style style:name="Таблица243.A" style:family="table-column">
      <style:table-column-properties style:column-width="17cm" style:rel-column-width="65535*"/>
    </style:style>
    <style:style style:name="Таблица243.A1" style:family="table-cell">
      <style:table-cell-properties style:vertical-align="middle"/>
    </style:style>
    <style:style style:name="Таблица244" style:family="table">
      <style:table-properties style:width="17cm" style:rel-width="100%" table:align="left"/>
    </style:style>
    <style:style style:name="Таблица244.A" style:family="table-column">
      <style:table-column-properties style:column-width="17cm" style:rel-column-width="65535*"/>
    </style:style>
    <style:style style:name="Таблица244.A1" style:family="table-cell">
      <style:table-cell-properties style:vertical-align="middle"/>
    </style:style>
    <style:style style:name="Таблица245" style:family="table">
      <style:table-properties style:width="17cm" style:rel-width="100%" table:align="left"/>
    </style:style>
    <style:style style:name="Таблица245.A" style:family="table-column">
      <style:table-column-properties style:column-width="17cm" style:rel-column-width="65535*"/>
    </style:style>
    <style:style style:name="Таблица245.A1" style:family="table-cell">
      <style:table-cell-properties style:vertical-align="middle"/>
    </style:style>
    <style:style style:name="Таблица246" style:family="table">
      <style:table-properties style:width="17cm" style:rel-width="100%" table:align="left"/>
    </style:style>
    <style:style style:name="Таблица246.A" style:family="table-column">
      <style:table-column-properties style:column-width="17cm" style:rel-column-width="65535*"/>
    </style:style>
    <style:style style:name="Таблица246.A1" style:family="table-cell">
      <style:table-cell-properties style:vertical-align="middle"/>
    </style:style>
    <style:style style:name="Таблица247" style:family="table">
      <style:table-properties style:width="17cm" style:rel-width="100%" table:align="left"/>
    </style:style>
    <style:style style:name="Таблица247.A" style:family="table-column">
      <style:table-column-properties style:column-width="17cm" style:rel-column-width="65535*"/>
    </style:style>
    <style:style style:name="Таблица247.A1" style:family="table-cell">
      <style:table-cell-properties style:vertical-align="middle"/>
    </style:style>
    <style:style style:name="Таблица248" style:family="table">
      <style:table-properties style:width="17cm" style:rel-width="100%" table:align="left"/>
    </style:style>
    <style:style style:name="Таблица248.A" style:family="table-column">
      <style:table-column-properties style:column-width="17cm" style:rel-column-width="65535*"/>
    </style:style>
    <style:style style:name="Таблица248.A1" style:family="table-cell">
      <style:table-cell-properties style:vertical-align="middle"/>
    </style:style>
    <style:style style:name="Таблица249" style:family="table">
      <style:table-properties style:width="17cm" style:rel-width="100%" table:align="left"/>
    </style:style>
    <style:style style:name="Таблица249.A" style:family="table-column">
      <style:table-column-properties style:column-width="17cm" style:rel-column-width="65535*"/>
    </style:style>
    <style:style style:name="Таблица249.A1" style:family="table-cell">
      <style:table-cell-properties style:vertical-align="middle"/>
    </style:style>
    <style:style style:name="Таблица250" style:family="table">
      <style:table-properties style:width="17cm" style:rel-width="100%" table:align="left"/>
    </style:style>
    <style:style style:name="Таблица250.A" style:family="table-column">
      <style:table-column-properties style:column-width="17cm" style:rel-column-width="65535*"/>
    </style:style>
    <style:style style:name="Таблица250.A1" style:family="table-cell">
      <style:table-cell-properties style:vertical-align="middle"/>
    </style:style>
    <style:style style:name="Таблица251" style:family="table">
      <style:table-properties style:width="17cm" style:rel-width="100%" table:align="left"/>
    </style:style>
    <style:style style:name="Таблица251.A" style:family="table-column">
      <style:table-column-properties style:column-width="17cm" style:rel-column-width="65535*"/>
    </style:style>
    <style:style style:name="Таблица251.A1" style:family="table-cell">
      <style:table-cell-properties style:vertical-align="middle"/>
    </style:style>
    <style:style style:name="Таблица252" style:family="table">
      <style:table-properties style:width="17cm" style:rel-width="100%" table:align="left"/>
    </style:style>
    <style:style style:name="Таблица252.A" style:family="table-column">
      <style:table-column-properties style:column-width="17cm" style:rel-column-width="65535*"/>
    </style:style>
    <style:style style:name="Таблица252.A1" style:family="table-cell">
      <style:table-cell-properties style:vertical-align="middle"/>
    </style:style>
    <style:style style:name="Таблица253" style:family="table">
      <style:table-properties style:width="17cm" style:rel-width="100%" table:align="left"/>
    </style:style>
    <style:style style:name="Таблица253.A" style:family="table-column">
      <style:table-column-properties style:column-width="17cm" style:rel-column-width="65535*"/>
    </style:style>
    <style:style style:name="Таблица253.A1" style:family="table-cell">
      <style:table-cell-properties style:vertical-align="middle"/>
    </style:style>
    <style:style style:name="Таблица254" style:family="table">
      <style:table-properties style:width="17cm" style:rel-width="100%" table:align="left"/>
    </style:style>
    <style:style style:name="Таблица254.A" style:family="table-column">
      <style:table-column-properties style:column-width="17cm" style:rel-column-width="65535*"/>
    </style:style>
    <style:style style:name="Таблица254.A1" style:family="table-cell">
      <style:table-cell-properties style:vertical-align="middle"/>
    </style:style>
    <style:style style:name="Таблица255" style:family="table">
      <style:table-properties style:width="17cm" style:rel-width="100%" table:align="left"/>
    </style:style>
    <style:style style:name="Таблица255.A" style:family="table-column">
      <style:table-column-properties style:column-width="17cm" style:rel-column-width="65535*"/>
    </style:style>
    <style:style style:name="Таблица255.A1" style:family="table-cell">
      <style:table-cell-properties style:vertical-align="middle"/>
    </style:style>
    <style:style style:name="Таблица256" style:family="table">
      <style:table-properties style:width="17cm" style:rel-width="100%" table:align="left"/>
    </style:style>
    <style:style style:name="Таблица256.A" style:family="table-column">
      <style:table-column-properties style:column-width="17cm" style:rel-column-width="65535*"/>
    </style:style>
    <style:style style:name="Таблица256.A1" style:family="table-cell">
      <style:table-cell-properties style:vertical-align="middle"/>
    </style:style>
    <style:style style:name="Таблица257" style:family="table">
      <style:table-properties style:width="17cm" style:rel-width="100%" table:align="left"/>
    </style:style>
    <style:style style:name="Таблица257.A" style:family="table-column">
      <style:table-column-properties style:column-width="17cm" style:rel-column-width="65535*"/>
    </style:style>
    <style:style style:name="Таблица257.A1" style:family="table-cell">
      <style:table-cell-properties style:vertical-align="middle"/>
    </style:style>
    <style:style style:name="Таблица258" style:family="table">
      <style:table-properties style:width="17cm" style:rel-width="100%" table:align="left"/>
    </style:style>
    <style:style style:name="Таблица258.A" style:family="table-column">
      <style:table-column-properties style:column-width="17cm" style:rel-column-width="65535*"/>
    </style:style>
    <style:style style:name="Таблица258.A1" style:family="table-cell">
      <style:table-cell-properties style:vertical-align="middle"/>
    </style:style>
    <style:style style:name="Таблица259" style:family="table">
      <style:table-properties style:width="17cm" style:rel-width="100%" table:align="left"/>
    </style:style>
    <style:style style:name="Таблица259.A" style:family="table-column">
      <style:table-column-properties style:column-width="17cm" style:rel-column-width="65535*"/>
    </style:style>
    <style:style style:name="Таблица259.A1" style:family="table-cell">
      <style:table-cell-properties style:vertical-align="middle"/>
    </style:style>
    <style:style style:name="Таблица260" style:family="table">
      <style:table-properties style:width="17cm" style:rel-width="100%" table:align="left"/>
    </style:style>
    <style:style style:name="Таблица260.A" style:family="table-column">
      <style:table-column-properties style:column-width="17cm" style:rel-column-width="65535*"/>
    </style:style>
    <style:style style:name="Таблица260.A1" style:family="table-cell">
      <style:table-cell-properties style:vertical-align="middle"/>
    </style:style>
    <style:style style:name="Таблица261" style:family="table">
      <style:table-properties style:width="17cm" style:rel-width="100%" table:align="left"/>
    </style:style>
    <style:style style:name="Таблица261.A" style:family="table-column">
      <style:table-column-properties style:column-width="17cm" style:rel-column-width="65535*"/>
    </style:style>
    <style:style style:name="Таблица261.A1" style:family="table-cell">
      <style:table-cell-properties style:vertical-align="middle"/>
    </style:style>
    <style:style style:name="Таблица262" style:family="table">
      <style:table-properties style:width="17cm" style:rel-width="100%" table:align="left"/>
    </style:style>
    <style:style style:name="Таблица262.A" style:family="table-column">
      <style:table-column-properties style:column-width="17cm" style:rel-column-width="65535*"/>
    </style:style>
    <style:style style:name="Таблица262.A1" style:family="table-cell">
      <style:table-cell-properties style:vertical-align="middle"/>
    </style:style>
    <style:style style:name="Таблица263" style:family="table">
      <style:table-properties style:width="17cm" style:rel-width="100%" table:align="left"/>
    </style:style>
    <style:style style:name="Таблица263.A" style:family="table-column">
      <style:table-column-properties style:column-width="17cm" style:rel-column-width="65535*"/>
    </style:style>
    <style:style style:name="Таблица263.A1" style:family="table-cell">
      <style:table-cell-properties style:vertical-align="middle"/>
    </style:style>
    <style:style style:name="Таблица264" style:family="table">
      <style:table-properties style:width="17cm" style:rel-width="100%" table:align="left"/>
    </style:style>
    <style:style style:name="Таблица264.A" style:family="table-column">
      <style:table-column-properties style:column-width="17cm" style:rel-column-width="65535*"/>
    </style:style>
    <style:style style:name="Таблица264.A1" style:family="table-cell">
      <style:table-cell-properties style:vertical-align="middle"/>
    </style:style>
    <style:style style:name="Таблица265" style:family="table">
      <style:table-properties style:width="17cm" style:rel-width="100%" table:align="left"/>
    </style:style>
    <style:style style:name="Таблица265.A" style:family="table-column">
      <style:table-column-properties style:column-width="17cm" style:rel-column-width="65535*"/>
    </style:style>
    <style:style style:name="Таблица265.A1" style:family="table-cell">
      <style:table-cell-properties style:vertical-align="middle"/>
    </style:style>
    <style:style style:name="Таблица266" style:family="table">
      <style:table-properties style:width="17cm" style:rel-width="100%" table:align="left"/>
    </style:style>
    <style:style style:name="Таблица266.A" style:family="table-column">
      <style:table-column-properties style:column-width="17cm" style:rel-column-width="65535*"/>
    </style:style>
    <style:style style:name="Таблица266.A1" style:family="table-cell">
      <style:table-cell-properties style:vertical-align="middle"/>
    </style:style>
    <style:style style:name="Таблица267" style:family="table">
      <style:table-properties style:width="17cm" style:rel-width="100%" table:align="left"/>
    </style:style>
    <style:style style:name="Таблица267.A" style:family="table-column">
      <style:table-column-properties style:column-width="17cm" style:rel-column-width="65535*"/>
    </style:style>
    <style:style style:name="Таблица267.A1" style:family="table-cell">
      <style:table-cell-properties style:vertical-align="middle"/>
    </style:style>
    <style:style style:name="Таблица268" style:family="table">
      <style:table-properties style:width="17cm" style:rel-width="100%" table:align="left"/>
    </style:style>
    <style:style style:name="Таблица268.A" style:family="table-column">
      <style:table-column-properties style:column-width="17cm" style:rel-column-width="65535*"/>
    </style:style>
    <style:style style:name="Таблица268.A1" style:family="table-cell">
      <style:table-cell-properties style:vertical-align="middle"/>
    </style:style>
    <style:style style:name="Таблица269" style:family="table">
      <style:table-properties style:width="17cm" style:rel-width="100%" table:align="left"/>
    </style:style>
    <style:style style:name="Таблица269.A" style:family="table-column">
      <style:table-column-properties style:column-width="17cm" style:rel-column-width="65535*"/>
    </style:style>
    <style:style style:name="Таблица269.A1" style:family="table-cell">
      <style:table-cell-properties style:vertical-align="middle"/>
    </style:style>
    <style:style style:name="Таблица270" style:family="table">
      <style:table-properties style:width="17cm" style:rel-width="100%" table:align="left"/>
    </style:style>
    <style:style style:name="Таблица270.A" style:family="table-column">
      <style:table-column-properties style:column-width="17cm" style:rel-column-width="65535*"/>
    </style:style>
    <style:style style:name="Таблица270.A1" style:family="table-cell">
      <style:table-cell-properties style:vertical-align="middle"/>
    </style:style>
    <style:style style:name="Таблица271" style:family="table">
      <style:table-properties style:width="17cm" style:rel-width="100%" table:align="left"/>
    </style:style>
    <style:style style:name="Таблица271.A" style:family="table-column">
      <style:table-column-properties style:column-width="17cm" style:rel-column-width="65535*"/>
    </style:style>
    <style:style style:name="Таблица271.A1" style:family="table-cell">
      <style:table-cell-properties style:vertical-align="middle"/>
    </style:style>
    <style:style style:name="Таблица272" style:family="table">
      <style:table-properties style:width="17cm" style:rel-width="100%" table:align="left"/>
    </style:style>
    <style:style style:name="Таблица272.A" style:family="table-column">
      <style:table-column-properties style:column-width="17cm" style:rel-column-width="65535*"/>
    </style:style>
    <style:style style:name="Таблица272.A1" style:family="table-cell">
      <style:table-cell-properties style:vertical-align="middle"/>
    </style:style>
    <style:style style:name="Таблица273" style:family="table">
      <style:table-properties style:width="17cm" style:rel-width="100%" table:align="left"/>
    </style:style>
    <style:style style:name="Таблица273.A" style:family="table-column">
      <style:table-column-properties style:column-width="17cm" style:rel-column-width="65535*"/>
    </style:style>
    <style:style style:name="Таблица273.A1" style:family="table-cell">
      <style:table-cell-properties style:vertical-align="middle"/>
    </style:style>
    <style:style style:name="Таблица274" style:family="table">
      <style:table-properties style:width="17cm" style:rel-width="100%" table:align="left"/>
    </style:style>
    <style:style style:name="Таблица274.A" style:family="table-column">
      <style:table-column-properties style:column-width="17cm" style:rel-column-width="65535*"/>
    </style:style>
    <style:style style:name="Таблица274.A1" style:family="table-cell">
      <style:table-cell-properties style:vertical-align="middle"/>
    </style:style>
    <style:style style:name="Таблица275" style:family="table">
      <style:table-properties style:width="17cm" style:rel-width="100%" table:align="left"/>
    </style:style>
    <style:style style:name="Таблица275.A" style:family="table-column">
      <style:table-column-properties style:column-width="17cm" style:rel-column-width="65535*"/>
    </style:style>
    <style:style style:name="Таблица275.A1" style:family="table-cell">
      <style:table-cell-properties style:vertical-align="middle"/>
    </style:style>
    <style:style style:name="Таблица276" style:family="table">
      <style:table-properties style:width="17cm" style:rel-width="100%" table:align="left"/>
    </style:style>
    <style:style style:name="Таблица276.A" style:family="table-column">
      <style:table-column-properties style:column-width="17cm" style:rel-column-width="65535*"/>
    </style:style>
    <style:style style:name="Таблица276.A1" style:family="table-cell">
      <style:table-cell-properties style:vertical-align="middle"/>
    </style:style>
    <style:style style:name="Таблица277" style:family="table">
      <style:table-properties style:width="17cm" style:rel-width="100%" table:align="left"/>
    </style:style>
    <style:style style:name="Таблица277.A" style:family="table-column">
      <style:table-column-properties style:column-width="17cm" style:rel-column-width="65535*"/>
    </style:style>
    <style:style style:name="Таблица277.A1" style:family="table-cell">
      <style:table-cell-properties style:vertical-align="middle"/>
    </style:style>
    <style:style style:name="Таблица278" style:family="table">
      <style:table-properties style:width="17cm" style:rel-width="100%" table:align="left"/>
    </style:style>
    <style:style style:name="Таблица278.A" style:family="table-column">
      <style:table-column-properties style:column-width="17cm" style:rel-column-width="65535*"/>
    </style:style>
    <style:style style:name="Таблица278.A1" style:family="table-cell">
      <style:table-cell-properties style:vertical-align="middle"/>
    </style:style>
    <style:style style:name="Таблица279" style:family="table">
      <style:table-properties style:width="17cm" style:rel-width="100%" table:align="left"/>
    </style:style>
    <style:style style:name="Таблица279.A" style:family="table-column">
      <style:table-column-properties style:column-width="17cm" style:rel-column-width="65535*"/>
    </style:style>
    <style:style style:name="Таблица279.A1" style:family="table-cell">
      <style:table-cell-properties style:vertical-align="middle"/>
    </style:style>
    <style:style style:name="Таблица280" style:family="table">
      <style:table-properties style:width="17cm" style:rel-width="100%" table:align="left"/>
    </style:style>
    <style:style style:name="Таблица280.A" style:family="table-column">
      <style:table-column-properties style:column-width="17cm" style:rel-column-width="65535*"/>
    </style:style>
    <style:style style:name="Таблица280.A1" style:family="table-cell">
      <style:table-cell-properties style:vertical-align="middle"/>
    </style:style>
    <style:style style:name="Таблица281" style:family="table">
      <style:table-properties style:width="17cm" style:rel-width="100%" table:align="left"/>
    </style:style>
    <style:style style:name="Таблица281.A" style:family="table-column">
      <style:table-column-properties style:column-width="17cm" style:rel-column-width="65535*"/>
    </style:style>
    <style:style style:name="Таблица281.A1" style:family="table-cell">
      <style:table-cell-properties style:vertical-align="middle"/>
    </style:style>
    <style:style style:name="Таблица282" style:family="table">
      <style:table-properties style:width="17cm" style:rel-width="100%" table:align="left"/>
    </style:style>
    <style:style style:name="Таблица282.A" style:family="table-column">
      <style:table-column-properties style:column-width="17cm" style:rel-column-width="65535*"/>
    </style:style>
    <style:style style:name="Таблица282.A1" style:family="table-cell">
      <style:table-cell-properties style:vertical-align="middle"/>
    </style:style>
    <style:style style:name="Таблица283" style:family="table">
      <style:table-properties style:width="17cm" style:rel-width="100%" table:align="left"/>
    </style:style>
    <style:style style:name="Таблица283.A" style:family="table-column">
      <style:table-column-properties style:column-width="17cm" style:rel-column-width="65535*"/>
    </style:style>
    <style:style style:name="Таблица283.A1" style:family="table-cell">
      <style:table-cell-properties style:vertical-align="middle"/>
    </style:style>
    <style:style style:name="Таблица284" style:family="table">
      <style:table-properties style:width="17cm" style:rel-width="100%" table:align="left"/>
    </style:style>
    <style:style style:name="Таблица284.A" style:family="table-column">
      <style:table-column-properties style:column-width="17cm" style:rel-column-width="65535*"/>
    </style:style>
    <style:style style:name="Таблица284.A1" style:family="table-cell">
      <style:table-cell-properties style:vertical-align="middle"/>
    </style:style>
    <style:style style:name="Таблица285" style:family="table">
      <style:table-properties style:width="17cm" style:rel-width="100%" table:align="left"/>
    </style:style>
    <style:style style:name="Таблица285.A" style:family="table-column">
      <style:table-column-properties style:column-width="17cm" style:rel-column-width="65535*"/>
    </style:style>
    <style:style style:name="Таблица285.A1" style:family="table-cell">
      <style:table-cell-properties style:vertical-align="middle"/>
    </style:style>
    <style:style style:name="Таблица286" style:family="table">
      <style:table-properties style:width="17cm" style:rel-width="100%" table:align="left"/>
    </style:style>
    <style:style style:name="Таблица286.A" style:family="table-column">
      <style:table-column-properties style:column-width="17cm" style:rel-column-width="65535*"/>
    </style:style>
    <style:style style:name="Таблица286.A1" style:family="table-cell">
      <style:table-cell-properties style:vertical-align="middle"/>
    </style:style>
    <style:style style:name="Таблица287" style:family="table">
      <style:table-properties style:width="17cm" style:rel-width="100%" table:align="left"/>
    </style:style>
    <style:style style:name="Таблица287.A" style:family="table-column">
      <style:table-column-properties style:column-width="17cm" style:rel-column-width="65535*"/>
    </style:style>
    <style:style style:name="Таблица287.A1" style:family="table-cell">
      <style:table-cell-properties style:vertical-align="middle"/>
    </style:style>
    <style:style style:name="Таблица288" style:family="table">
      <style:table-properties style:width="17cm" style:rel-width="100%" table:align="left"/>
    </style:style>
    <style:style style:name="Таблица288.A" style:family="table-column">
      <style:table-column-properties style:column-width="17cm" style:rel-column-width="65535*"/>
    </style:style>
    <style:style style:name="Таблица288.A1" style:family="table-cell">
      <style:table-cell-properties style:vertical-align="middle"/>
    </style:style>
    <style:style style:name="Таблица289" style:family="table">
      <style:table-properties style:width="17cm" style:rel-width="100%" table:align="left"/>
    </style:style>
    <style:style style:name="Таблица289.A" style:family="table-column">
      <style:table-column-properties style:column-width="17cm" style:rel-column-width="65535*"/>
    </style:style>
    <style:style style:name="Таблица289.A1" style:family="table-cell">
      <style:table-cell-properties style:vertical-align="middle"/>
    </style:style>
    <style:style style:name="Таблица290" style:family="table">
      <style:table-properties style:width="17cm" style:rel-width="100%" table:align="left"/>
    </style:style>
    <style:style style:name="Таблица290.A" style:family="table-column">
      <style:table-column-properties style:column-width="17cm" style:rel-column-width="65535*"/>
    </style:style>
    <style:style style:name="Таблица290.A1" style:family="table-cell">
      <style:table-cell-properties style:vertical-align="middle"/>
    </style:style>
    <style:style style:name="Таблица291" style:family="table">
      <style:table-properties style:width="17cm" style:rel-width="100%" table:align="left"/>
    </style:style>
    <style:style style:name="Таблица291.A" style:family="table-column">
      <style:table-column-properties style:column-width="17cm" style:rel-column-width="65535*"/>
    </style:style>
    <style:style style:name="Таблица291.A1" style:family="table-cell">
      <style:table-cell-properties style:vertical-align="middle"/>
    </style:style>
    <style:style style:name="Таблица292" style:family="table">
      <style:table-properties style:width="17cm" style:rel-width="100%" table:align="left"/>
    </style:style>
    <style:style style:name="Таблица292.A" style:family="table-column">
      <style:table-column-properties style:column-width="17cm" style:rel-column-width="65535*"/>
    </style:style>
    <style:style style:name="Таблица292.A1" style:family="table-cell">
      <style:table-cell-properties style:vertical-align="middle"/>
    </style:style>
    <style:style style:name="Таблица293" style:family="table">
      <style:table-properties style:width="17cm" style:rel-width="100%" table:align="left"/>
    </style:style>
    <style:style style:name="Таблица293.A" style:family="table-column">
      <style:table-column-properties style:column-width="17cm" style:rel-column-width="65535*"/>
    </style:style>
    <style:style style:name="Таблица293.A1" style:family="table-cell">
      <style:table-cell-properties style:vertical-align="middle"/>
    </style:style>
    <style:style style:name="Таблица294" style:family="table">
      <style:table-properties style:width="17cm" style:rel-width="100%" table:align="left"/>
    </style:style>
    <style:style style:name="Таблица294.A" style:family="table-column">
      <style:table-column-properties style:column-width="17cm" style:rel-column-width="65535*"/>
    </style:style>
    <style:style style:name="Таблица294.A1" style:family="table-cell">
      <style:table-cell-properties style:vertical-align="middle"/>
    </style:style>
    <style:style style:name="Таблица295" style:family="table">
      <style:table-properties style:width="17cm" style:rel-width="100%" table:align="left"/>
    </style:style>
    <style:style style:name="Таблица295.A" style:family="table-column">
      <style:table-column-properties style:column-width="17cm" style:rel-column-width="65535*"/>
    </style:style>
    <style:style style:name="Таблица295.A1" style:family="table-cell">
      <style:table-cell-properties style:vertical-align="middle"/>
    </style:style>
    <style:style style:name="Таблица296" style:family="table">
      <style:table-properties style:width="17cm" style:rel-width="100%" table:align="left"/>
    </style:style>
    <style:style style:name="Таблица296.A" style:family="table-column">
      <style:table-column-properties style:column-width="17cm" style:rel-column-width="65535*"/>
    </style:style>
    <style:style style:name="Таблица296.A1" style:family="table-cell">
      <style:table-cell-properties style:vertical-align="middle"/>
    </style:style>
    <style:style style:name="Таблица297" style:family="table">
      <style:table-properties style:width="17cm" style:rel-width="100%" table:align="left"/>
    </style:style>
    <style:style style:name="Таблица297.A" style:family="table-column">
      <style:table-column-properties style:column-width="17cm" style:rel-column-width="65535*"/>
    </style:style>
    <style:style style:name="Таблица297.A1" style:family="table-cell">
      <style:table-cell-properties style:vertical-align="middle"/>
    </style:style>
    <style:style style:name="Таблица298" style:family="table">
      <style:table-properties style:width="17cm" style:rel-width="100%" table:align="left"/>
    </style:style>
    <style:style style:name="Таблица298.A" style:family="table-column">
      <style:table-column-properties style:column-width="17cm" style:rel-column-width="65535*"/>
    </style:style>
    <style:style style:name="Таблица298.A1" style:family="table-cell">
      <style:table-cell-properties style:vertical-align="middle"/>
    </style:style>
    <style:style style:name="Таблица299" style:family="table">
      <style:table-properties style:width="17cm" style:rel-width="100%" table:align="left"/>
    </style:style>
    <style:style style:name="Таблица299.A" style:family="table-column">
      <style:table-column-properties style:column-width="17cm" style:rel-column-width="65535*"/>
    </style:style>
    <style:style style:name="Таблица299.A1" style:family="table-cell">
      <style:table-cell-properties style:vertical-align="middle"/>
    </style:style>
    <style:style style:name="Таблица300" style:family="table">
      <style:table-properties style:width="17cm" style:rel-width="100%" table:align="left"/>
    </style:style>
    <style:style style:name="Таблица300.A" style:family="table-column">
      <style:table-column-properties style:column-width="17cm" style:rel-column-width="65535*"/>
    </style:style>
    <style:style style:name="Таблица300.A1" style:family="table-cell">
      <style:table-cell-properties style:vertical-align="middle"/>
    </style:style>
    <style:style style:name="Таблица301" style:family="table">
      <style:table-properties style:width="17cm" style:rel-width="100%" table:align="left"/>
    </style:style>
    <style:style style:name="Таблица301.A" style:family="table-column">
      <style:table-column-properties style:column-width="17cm" style:rel-column-width="65535*"/>
    </style:style>
    <style:style style:name="Таблица301.A1" style:family="table-cell">
      <style:table-cell-properties style:vertical-align="middle"/>
    </style:style>
    <style:style style:name="Таблица302" style:family="table">
      <style:table-properties style:width="17cm" style:rel-width="100%" table:align="left"/>
    </style:style>
    <style:style style:name="Таблица302.A" style:family="table-column">
      <style:table-column-properties style:column-width="17cm" style:rel-column-width="65535*"/>
    </style:style>
    <style:style style:name="Таблица302.A1" style:family="table-cell">
      <style:table-cell-properties style:vertical-align="middle"/>
    </style:style>
    <style:style style:name="Таблица303" style:family="table">
      <style:table-properties style:width="17cm" style:rel-width="100%" table:align="left"/>
    </style:style>
    <style:style style:name="Таблица303.A" style:family="table-column">
      <style:table-column-properties style:column-width="17cm" style:rel-column-width="65535*"/>
    </style:style>
    <style:style style:name="Таблица303.A1" style:family="table-cell">
      <style:table-cell-properties style:vertical-align="middle"/>
    </style:style>
    <style:style style:name="Таблица304" style:family="table">
      <style:table-properties style:width="17cm" style:rel-width="100%" table:align="left"/>
    </style:style>
    <style:style style:name="Таблица304.A" style:family="table-column">
      <style:table-column-properties style:column-width="17cm" style:rel-column-width="65535*"/>
    </style:style>
    <style:style style:name="Таблица304.A1" style:family="table-cell">
      <style:table-cell-properties style:vertical-align="middle"/>
    </style:style>
    <style:style style:name="Таблица305" style:family="table">
      <style:table-properties style:width="17cm" style:rel-width="100%" table:align="left"/>
    </style:style>
    <style:style style:name="Таблица305.A" style:family="table-column">
      <style:table-column-properties style:column-width="17cm" style:rel-column-width="65535*"/>
    </style:style>
    <style:style style:name="Таблица305.A1" style:family="table-cell">
      <style:table-cell-properties style:vertical-align="middle"/>
    </style:style>
    <style:style style:name="Таблица306" style:family="table">
      <style:table-properties style:width="17cm" style:rel-width="100%" table:align="left"/>
    </style:style>
    <style:style style:name="Таблица306.A" style:family="table-column">
      <style:table-column-properties style:column-width="17cm" style:rel-column-width="65535*"/>
    </style:style>
    <style:style style:name="Таблица306.A1" style:family="table-cell">
      <style:table-cell-properties style:vertical-align="middle"/>
    </style:style>
    <style:style style:name="P1" style:family="paragraph" style:parent-style-name="Standard">
      <style:text-properties style:font-name="Verdana"/>
    </style:style>
    <style:style style:name="P2" style:family="paragraph" style:parent-style-name="Standard">
      <style:text-properties style:font-name="Verdana" fo:font-weight="bold"/>
    </style:style>
    <style:style style:name="P3" style:family="paragraph" style:parent-style-name="Table_20_Contents">
      <style:text-properties style:font-name="Verdana"/>
    </style:style>
    <style:style style:name="P4" style:family="paragraph" style:parent-style-name="Table_20_Contents">
      <style:text-properties style:font-name="Verdana" fo:font-size="2pt" style:font-size-asian="2pt" style:font-size-complex="2pt"/>
    </style:style>
    <style:style style:name="P5" style:family="paragraph" style:parent-style-name="Table_20_Contents">
      <style:text-properties style:font-name="Verdana" officeooo:paragraph-rsid="000d52a4"/>
    </style:style>
    <style:style style:name="P6" style:family="paragraph" style:parent-style-name="Table_20_Contents">
      <style:text-properties style:font-name="Verdana" officeooo:paragraph-rsid="001269d4"/>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L Podcast 1 - Introduction </text:p>
      <table:table table:name="Таблица1" table:style-name="Таблица1">
        <table:table-column table:style-name="Таблица1.A"/>
        <table:table-row>
          <table:table-cell table:style-name="Таблица1.A1" office:value-type="string">
            <text:p text:style-name="P4"/>
          </table:table-cell>
        </table:table-row>
      </table:table>
      <table:table table:name="Таблица2" table:style-name="Таблица2">
        <table:table-column table:style-name="Таблица2.A"/>
        <table:table-row>
          <table:table-cell table:style-name="Таблица2.A1" office:value-type="string">
            <text:p text:style-name="P3">Welcome to our first English as a Second Language Podcast!<text:line-break/><text:line-break/>In this podcast, we are going to introduce you to the format of the podcast, as well as the people who record it.<text:line-break/><text:line-break/>ESLPodcast is designed especially for people who are intermediate or advanced speakers of English, but want to improve their listening and speaking skills. We plan on providing a new podcast every day, Monday through Friday. The daily podcasts are always free. <text:line-break/><text:line-break/>There will be many different topics for our podcasts. We try to talk about topics that you will find interesting. All of our podcasts use “real English”—the normal, everyday English you will find among native speakers in the United States. ESLPodcast is not a textbook or a course. It is a way to listen to real native speakers talking as they do everyday in English. ESL Podcast tries to provide you with English you can understand. We speak at a slightly slower rate, but always use normal, native speaker English to help you improve.<text:line-break/><text:line-break/>There are two parts to evey podcast: After a brief introduction, there is a discussion or dialog of the topic of the day. This usually lasts 3-6 minutes. In part 2, there is an explanation of the vocabulary and expressions used during part 1. We explain how certain words and phrases are used by native speakers, including both formal and informal expressions.<text:line-break/><text:line-break/>ESLPod cast is currently produced by a team of volunteers. It is a production of the Center for Educational Development, in Los Angeles, California. My name is Dr. Jeff McQuillan, and I’m the host of ESL Podcast. I have been teaching English as a Second Language for many years both here in the United States and in other countries. I received my Ph.D., my doctorate, in applied linguistics from the University of Southern California. I taught as a university professor for several years here in California and in Arizona. I have written many articles and books on the teaching English.<text:line-break/><text:line-break/>All of the voices you will hear on ESL Podcast will be native speakers. We suggest that you listen to the entire podcast at least once, and then re-listen to Part 1 until you feel you understand most of it. You will find that your listening comprehension will increase after each listening. <text:line-break/><text:line-break/>The text or script of Part 1 of each podcast can be found on our website, www.e-s-l-p-o-d.com. That’s www.eslpod.com. Click on the “Scripts” link in the upper, right hand corner. We would love to hear from you. Please email us to tell us where you live and what topics you would like to hear on future ESL Podcasts. Our email address is e-s-l-p-o-d@e-s-l-p-o-d.com. That’s eslpod@eslpod.com. <text:line-break/><text:line-break/>Thank you again for listening. We hope you enjoy these podcasts and that they help you in your goal to improve your English. </text:p>
          </table:table-cell>
        </table:table-row>
      </table:table>
      <text:p text:style-name="P1"/>
      <text:p text:style-name="P1"/>
      <text:p text:style-name="P1"><text:span text:style-name="T1">ESLPodcast 12 - Dining at a Restaurant I (Fast) </text:span><text:line-break/>Tags: Dining </text:p>
      <table:table table:name="Таблица3" table:style-name="Таблица3">
        <table:table-column table:style-name="Таблица3.A"/>
        <table:table-row>
          <table:table-cell table:style-name="Таблица3.A1" office:value-type="string">
            <text:p text:style-name="P3">Audio Index: 12:13 </text:p>
          </table:table-cell>
        </table:table-row>
      </table:table>
      <table:table table:name="Таблица4" table:style-name="Таблица4">
        <table:table-column table:style-name="Таблица4.A"/>
        <table:table-row>
          <table:table-cell table:style-name="Таблица4.A1" office:value-type="string">
            <text:p text:style-name="P3">Well, I love going out to restaurants to eat. One of the best experiences I've had recently was at a place here in Los Angeles called <text:span text:style-name="T2">Il Fornaio</text:span>. It's an Italian restaurant in a very nice part of Beverly Hills. I don't go there very often--I can't really afford it, but every once in a while I'll <text:span text:style-name="T1">treat</text:span> myself.<text:line-break/><text:line-break/>The last time I went, I walked in with a friend and I was greeted by the <text:span text:style-name="T1">hostess</text:span>. She asked how many people were in my <text:span text:style-name="T1">party</text:span>, and I said, "Just two." "Right this way! I'll <text:span text:style-name="T1">show you to</text:span> your table" she said. She was very polite. When we reached our table by the window, she asked us, "Is this all right?" We said, "Of course!," and then she handed us the menus, along with the wine list. The place setting with the silverware was very complete. There were two forks (one for the salad course, one for the main course), a spoon, a knife, a dinner plate, a <text:soft-page-break/>dessert spoon on top, a wine glass and a water glass, a cup and saucer for coffee, and a bread basket. I was already getting hungry! <text:line-break/><text:line-break/>"Your waiter will be with you shortly," the hostess said. So we looked over the menus‚Äîso many choices, especially for a <text:span text:style-name="T1">lover of</text:span> Italian food like me. <text:line-break/><text:line-break/>The waiter came up to the table a few minutes later and said, "Good evening. My name is Giorgio, and I'll be your waiter this evening. Is there anything I can <text:span text:style-name="T1">get you started with</text:span> -a cocktail, a glass of wine?" Well, my friend and I are not exactly <text:span text:style-name="T1">big drinkers</text:span>, so we just ordered a couple of iced teas. "Would you like a few minutes to look at the menu?" he said. We nodded our heads, and he went off to get our drinks.<text:line-break/><text:line-break/>As I was looking at the appetizers, I <text:span text:style-name="T1">spotted</text:span> one of my favorite <text:span text:style-name="T1">dishes</text:span>-crab cakes! I told my friend that the crab cakes were <text:span text:style-name="T1">a must</text:span>. Just then the waiter returned to our table, with our drinks on a large tray. Now, I was ready to order.<text:line-break/><text:line-break/>Script by Dr. Jeff McQuillan </text:p>
          </table:table-cell>
        </table:table-row>
      </table:table>
      <text:p text:style-name="P1"/>
      <text:p text:style-name="P1"/>
      <text:p text:style-name="P2">ESLPodcast 13 - Dining at a Restaurant II (Fast) </text:p>
      <text:p text:style-name="P2">Tags: Dining </text:p>
      <table:table table:name="Таблица5" table:style-name="Таблица5">
        <table:table-column table:style-name="Таблица5.A"/>
        <table:table-row>
          <table:table-cell table:style-name="Таблица5.A1" office:value-type="string">
            <text:p text:style-name="P3">Audio Index: 14:52 </text:p>
          </table:table-cell>
        </table:table-row>
      </table:table>
      <table:table table:name="Таблица6" table:style-name="Таблица6">
        <table:table-column table:style-name="Таблица6.A"/>
        <table:table-row>
          <table:table-cell table:style-name="Таблица6.A1" office:value-type="string">
            <text:p text:style-name="P3">I love coming to this Italian restaurant. The appetizers and desserts are <text:span text:style-name="T1">to die for</text:span>. When the waiter came to our table <text:span text:style-name="T1">to take our order</text:span>, my friend ordered a lobster ravioli dish, and I ordered my favorite, lasagna. The waiter then asked us, "Would you like a <text:span text:style-name="T1">soup or salad</text:span> with that?" My friend said yes; I <text:span text:style-name="T1">passed</text:span> on both.<text:line-break/><text:line-break/>The <text:span text:style-name="T1">vibe</text:span> in the restaurant is pretty <text:span text:style-name="T1">laid back</text:span>, not at all <text:span text:style-name="T1">uptight</text:span> like you find in some of the <text:span text:style-name="T1">ritzier</text:span> restaurants in Beverly Hills. The wait staff is courteous, although sometimes the hostesses can be a bit <text:span text:style-name="T1">snooty </text:span>.<text:line-break/><text:line-break/>Anyway, when our meals arrived, everything was cooked to perfection. Since I didn't order any appetizers, soup, or salad, I was <text:span text:style-name="T1">starved</text:span>. Even though I was really hungry, I tried not <text:span text:style-name="T1">to gobble down</text:span> my food too quickly. I didn't want my friend to think I was a <text:span text:style-name="T1">pig</text:span>! But even though I tried not to, I still <text:span text:style-name="T1">overate</text:span>. When the waiter asked if we wanted any dessert or after dinner drinks, I just couldn't resist getting the apple-filled crepes. They are <text:span text:style-name="T1">the best</text:span>.<text:line-break/><text:line-break/>When we got our <text:span text:style-name="T1">check</text:span>, my friend and I <text:span text:style-name="T1">split</text:span> the bill, as we're accustomed to do. I frankly prefer <text:span text:style-name="T1">to go Dutch</text:span> when I eat out with friends. So that was the end of a really great meal. Now I have to hit the gym if I'm going to lose any of this extra weight I gained from eating that lasagna! <text:line-break/><text:line-break/>Script by Dr. Jeff McQuillan </text:p>
          </table:table-cell>
        </table:table-row>
      </table:table>
      <text:p text:style-name="P2"/>
      <text:p text:style-name="P2"/>
      <text:p text:style-name="P2">ESLPodcast 14 - Going to a Concert I (Fast) <text:line-break/>Tags: Entertainment </text:p>
      <table:table table:name="Таблица7" table:style-name="Таблица7">
        <table:table-column table:style-name="Таблица7.A"/>
        <table:table-row>
          <table:table-cell table:style-name="Таблица7.A1" office:value-type="string">
            <text:p text:style-name="P3">Audio Index: 15:47 </text:p>
          </table:table-cell>
        </table:table-row>
      </table:table>
      <table:table table:name="Таблица8" table:style-name="Таблица8">
        <table:table-column table:style-name="Таблица8.A"/>
        <table:table-row>
          <table:table-cell table:style-name="Таблица8.A1" office:value-type="string">
            <text:p text:style-name="P3">I heard on the radio this morning that my favorite band was going to be <text:span text:style-name="T1">in concert</text:span> here next month. I was so excited. The first thing I did was to call my friend Ben who is also a big fan of the band. Not only was the band playing in town, they were going to play at a bar called the Whiskey. The Whiskey is known as a small, intimate <text:span text:style-name="T1">venue</text:span> so we‚Äôd be able to get close to the band. It's not a big <text:span text:style-name="T1">amphitheater</text:span> where you can't even see the band from the <text:span text:style-name="T1">nose-bleed</text:span> section. This would be the ultimate concert experience if only we can get tickets.<text:line-break/><text:line-break/>I was sure that the tickets would <text:span text:style-name="T1">sell out</text:span> fast when they <text:span text:style-name="T1">went on sale</text:span> on Saturday morning. So, Ben and I decided <text:span text:style-name="T1">to camp out</text:span> in front of the <text:span text:style-name="T1">box office</text:span> on Friday night. That way, when the box office opened on Saturday morning, we would definitely get tickets. We <text:span text:style-name="T1">grabbed a bite to eat</text:span> on Friday night, then we got dressed in our warmest clothes and took our sleeping <text:soft-page-break/>bags to the ticket office. This was around 8pm. When we got there, I couldn't believe it! There were already about 15 people in line! And, I was sure we‚Äôd be the first ones. Oh well. <text:line-break/><text:line-break/>Ben and I got into the back of the line and we barely got any sleep all night. We talked to the other people there and we just <text:span text:style-name="T1">hung out </text:span>all night. Nothing <text:span text:style-name="T1">got out of hand</text:span>, though, so we didn't get <text:span text:style-name="T1">hassled</text:span> by the <text:span text:style-name="T1">cops</text:span>. By morning, there were more than 50 <text:span text:style-name="T1">die-hard</text:span> fans in line. <text:line-break/><text:line-break/>Well, <text:span text:style-name="T1">it paid off</text:span>. When the box office opened at 9 am, we filed up to the window one by one and got our tickets. It was all worth it. I heard afterwards that the concert sold out in less than a half hour! I'm so glad we <text:span text:style-name="T1">braved the elements</text:span> and camped out. I really can't wait until next month!<text:line-break/><text:line-break/>Script by Dr. Lucy Tse </text:p>
          </table:table-cell>
        </table:table-row>
      </table:table>
      <text:p text:style-name="P2"/>
      <text:p text:style-name="P2"/>
      <text:p text:style-name="P2">ESLPodcast 15 - Going to a Concert II (Fast)<text:line-break/>Tags: Entertainment </text:p>
      <table:table table:name="Таблица9" table:style-name="Таблица9">
        <table:table-column table:style-name="Таблица9.A"/>
        <table:table-row>
          <table:table-cell table:style-name="Таблица9.A1" office:value-type="string">
            <text:p text:style-name="P3">Audio Index: 14:52 </text:p>
          </table:table-cell>
        </table:table-row>
      </table:table>
      <table:table table:name="Таблица10" table:style-name="Таблица10">
        <table:table-column table:style-name="Таблица10.A"/>
        <table:table-row>
          <table:table-cell table:style-name="Таблица10.A1" office:value-type="string">
            <text:p text:style-name="P3">My friend Ben and I have been waiting a month to see our favorite band in concert. This was the night. We were so excited. In a small <text:span text:style-name="T1">venue </text:span>like the Whiskey, there wouldn't be a <text:span text:style-name="T1">bad seat in the house</text:span>.<text:line-break/><text:line-break/>So, we get to the Whiskey really early to find <text:span text:style-name="T1">street parking</text:span> and <text:span text:style-name="T1">snagged</text:span> a spot about four blocks away. Then, we got in line which was already about 20 deep. There were two <text:span text:style-name="T1">bouncers</text:span> outside of the bar and they weren't letting anybody in yet. We waited and waited in line. Finally, the line started to move. When we got to the <text:span text:style-name="T1">head</text:span> of it, one of the bouncers <text:span text:style-name="T1">checked</text:span> our tickets and one of the other employees of the club put <text:span text:style-name="T1">a wrist band</text:span> on each of us. I guess this was to let the employees in the bar know that we belonged there and we weren't <text:span text:style-name="T1">crashing</text:span> the party.<text:line-break/><text:line-break/>Anyway, we got inside and tried to get as close to the stage as possible. There were already a bunch of people standing in front of the stage in a special <text:span text:style-name="T1">roped-off</text:span> section. These were probably <text:span text:style-name="T1">VIP‚Äôs</text:span> or maybe they were <text:span text:style-name="T1">groupies</text:span>. Who knows? Anyway, I just know that security wasn't letting anyone get that close. <text:line-break/><text:line-break/>Before too long, people started to cheer and I knew that the <text:span text:style-name="T1">opening act </text:span>was about to come on. This was a band I‚Äôd never heard of before so I wasn't that excited to hear them. They did come out and they started played a set. I couldn't believe it. They were really horrible. The people standing next to Ben and me started <text:span text:style-name="T1">boo-ing</text:span> the band. Other people started throwing things on the stage, like their drinks and their food. After a little while, the boo-ing got so loud, you could hardly hear the band. Finally, they finished their song and left the stage. <text:line-break/><text:line-break/>The concert-goers were pretty <text:span text:style-name="T1">rowdy</text:span> by this time. Some were yelling, others were getting up on top of the bar and dancing. Just when I thought there was going to be <text:span text:style-name="T1">riot</text:span>, someone got on the microphone and started to introduced the <text:span text:style-name="T1">headlining band </text:span>. All of a sudden, everybody calmed down and started cheering. The band came on stage and started their first <text:span text:style-name="T1">number</text:span>. Then, the room was full of <text:span text:style-name="T1">happy campers</text:span>. Ben and I were both a little nervous for a second there. We didn't know if things were going to get out of hand. But when the band started playing, we knew that everything would be ok. This was turning out to be a great night, just like we‚Äôd imagined. <text:line-break/><text:line-break/>Script by Dr. Lucy Tse </text:p>
          </table:table-cell>
        </table:table-row>
      </table:table>
      <text:p text:style-name="P2"/>
      <text:p text:style-name="P2"/>
      <text:p text:style-name="P2">ESLPodcast 16 - Summertime Vacations (Fast) <text:line-break/>Tags: Travel </text:p>
      <table:table table:name="Таблица11" table:style-name="Таблица11">
        <table:table-column table:style-name="Таблица11.A"/>
        <table:table-row>
          <table:table-cell table:style-name="Таблица11.A1" office:value-type="string">
            <text:p text:style-name="P3">Audio Index: 18:41 </text:p>
          </table:table-cell>
        </table:table-row>
      </table:table>
      <table:table table:name="Таблица12" table:style-name="Таблица12">
        <table:table-column table:style-name="Таблица12.A"/>
        <table:table-row>
          <table:table-cell table:style-name="Таблица12.A1" office:value-type="string">
            <text:p text:style-name="P3">I think the best summer vacation I've ever taken was when I went <text:span text:style-name="T1">out East</text:span> a few years ago. Two of my friends and I went on a two-week road trip. At the time, I was living in St. Paul, <text:soft-page-break/>Minnesota, in the Midwest of the United States. Anyway, we started off camping every night, but that got <text:span text:style-name="T1">real old, real fast</text:span>. So we started checking in to hotels after about the third day. We were <text:span text:style-name="T1">headed for</text:span> Washington, DC first. Checking in to the hotel was always a bit of a <text:span text:style-name="T1">hassle</text:span>. I wanted to sleep in a <text:span text:style-name="T1">double bed</text:span>, my friends wanted to get a <text:span text:style-name="T1">king </text:span>to share. <text:span text:style-name="T1">Lodging</text:span> is more expensive at a hotel than in a campground, but it is much, much more comfortable!<text:line-break/><text:line-break/>We went to the major <text:span text:style-name="T1">tourist attractions</text:span> in Washington, D.C. - the Capitol, Lincoln's Memorial, the White House. We then headed north, passing through Boston and headed towards Canada, to Quebec City. When we arrived at the Canadian border, we had to pass through customs and immigration. Customs was easy. We had nothing <text:span text:style-name="T1">to declare</text:span>. Immigration was more of <text:span text:style-name="T1">a pain </text:span>. We were asked the <text:span text:style-name="T1">standard</text:span> questions. How long will you be staying in Canada? What is the <text:span text:style-name="T1">nature</text:span> of your visit? Finally, we were permitted to enter, and we drove on to our destination. <text:line-break/><text:line-break/>Quebec City is beautiful! Unlike many cities, there are no <text:span text:style-name="T1">tourist traps to sidetrack</text:span> you. We spent two days there, then drove on to Montreal. Of course, we had to pass through customs and immigration again when we re-entered the United States. Our bags were <text:span text:style-name="T1">searched</text:span> in customs, but other than that we got through fairly easily. A few days later, we were back in Minnesota--<text:span text:style-name="T1">home sweet home</text:span>.<text:line-break/><text:line-break/>Script by Dr. Jeff McQuillan </text:p>
          </table:table-cell>
        </table:table-row>
      </table:table>
      <text:p text:style-name="P2"/>
      <text:p text:style-name="P2"/>
      <text:p text:style-name="P2">ESLPodcast 17 - Going to the Movies (Fast) <text:line-break/>Tags: Entertainment </text:p>
      <table:table table:name="Таблица13" table:style-name="Таблица13">
        <table:table-column table:style-name="Таблица13.A"/>
        <table:table-row>
          <table:table-cell table:style-name="Таблица13.A1" office:value-type="string">
            <text:p text:style-name="P3">Audio Index: 20:00 </text:p>
          </table:table-cell>
        </table:table-row>
      </table:table>
      <table:table table:name="Таблица14" table:style-name="Таблица14">
        <table:table-column table:style-name="Таблица14.A"/>
        <table:table-row>
          <table:table-cell table:style-name="Таблица14.A1" office:value-type="string">
            <text:p text:style-name="P3">I love watching movies. I like a lot of different genres. No matter what my mood is, I can always find something that <text:span text:style-name="T1">fits the bill</text:span>. When I'm feeling down, I sometimes like a good comedy. My favorite are romantic comedies. The <text:span text:style-name="T1">plot </text:span>is pretty simple. A boy meets a girl and there are <text:span text:style-name="T1">road blocks</text:span> to them getting together. The <text:span text:style-name="T1">lead actors</text:span> are usually likable people, the <text:span text:style-name="T1">supporting cast</text:span> give <text:span text:style-name="T1">comic relief</text:span> and <text:span text:style-name="T1">villains</text:span> are people we <text:span text:style-name="T1">love to hate</text:span>. In the end, though, there is usually a <text:span text:style-name="T1">happy ending</text:span>. Romantic comedies, or comedies in general, can be <text:span text:style-name="T1">predictable</text:span> but they're also pretty entertaining. I <text:span text:style-name="T1">don't go out of my way</text:span> to see <text:span text:style-name="T1">slapstick</text:span> or physical comedies that much. But, once in a while, I catch a good one on TV.<text:line-break/><text:line-break/>I like dramas, mysteries, and action and adventure stories, not to mention documentaries. My favorite are movies that have surprise endings that <text:span text:style-name="T1">throw you for a loop </text:span>. Just when you thought you had the whole thing <text:span text:style-name="T1">figured out</text:span>, there's a <text:span text:style-name="T1">plot twist</text:span>. Good <text:span text:style-name="T1">screenwriters</text:span> or <text:span text:style-name="T1">directors</text:span> can <text:span text:style-name="T1">pull it off</text:span>. <text:line-break/><text:line-break/>One type of movie I don't like that much are horror movies. Scary movies just don't <text:span text:style-name="T1">do it for me</text:span>. But, there is one exception. I like movies by the director Alfred Hitchcock. Hitchcock was born in England but made most of his films in the U.S. Before he died in 1980, he made a lot of movies that are now considered <text:span text:style-name="T1">classics</text:span>. Most of them are <text:span text:style-name="T1">nail- biters</text:span>; some are mysteries and some are horror stories. <text:line-break/><text:line-break/>The scariest movie I think he made and that I've ever seen was a movie called <text:span text:style-name="T2">Psycho</text:span>. The movie is set in a seedy motel called Bates Motel. The <text:span text:style-name="T1">main character</text:span> owns the motel and lives there with his mother. Strange things happened at this motel. People check in, but sometimes, they don't check out. One day, a very pretty woman checks in to the motel. We know something bad is going happen to her. <text:span text:style-name="T1">Sure enough</text:span>, we see her get murdered. At the very end, we find out who the murderer is. It's one of those surprise endings. Just when you thought you have it figured out, it turns out to be a <text:span text:style-name="T1">shocker</text:span>. I won't <text:span text:style-name="T1">spoil the ending</text:span> for you if you haven't seen it. I recommend it though and give it <text:span text:style-name="T1">a big thumbs up</text:span>. But, be warned. It's not for the <text:span text:style-name="T1">faint-hearted</text:span>.<text:line-break/><text:line-break/>Script by Dr. Lucy Tse </text:p>
          </table:table-cell>
        </table:table-row>
      </table:table>
      <text:p text:style-name="P2"/>
      <text:p text:style-name="P2"><text:soft-page-break/></text:p>
      <text:p text:style-name="P2">ESLPodcast 18 - Getting Around (Fast) <text:line-break/>Tags: Daily Life , Transportation </text:p>
      <table:table table:name="Таблица15" table:style-name="Таблица15">
        <table:table-column table:style-name="Таблица15.A"/>
        <table:table-row>
          <table:table-cell table:style-name="Таблица15.A1" office:value-type="string">
            <text:p text:style-name="P3">Audio Index: 15:34 </text:p>
          </table:table-cell>
        </table:table-row>
      </table:table>
      <table:table table:name="Таблица16" table:style-name="Таблица16">
        <table:table-column table:style-name="Таблица16.A"/>
        <table:table-row>
          <table:table-cell table:style-name="Таблица16.A1" office:value-type="string">
            <text:p text:style-name="P3">Getting around in the United States is sometimes not very easy. Most people own their own cars, but not everyone can <text:span text:style-name="T1">foot the bill </text:span>for the car, plus the <text:span text:style-name="T1">insurance</text:span>, <text:span text:style-name="T1">gas</text:span>, and <text:span text:style-name="T1">maintenance</text:span>. Most big cities have buses, but they are much slower than a car. Several cities in the U.S. have subway systems, but many do not. There are even fewer trains that transport daily <text:span text:style-name="T1">commuters</text:span>. In cities such as Los Angeles, <text:span text:style-name="T1">public transportation</text:span> is much more limited than in other countries.<text:line-break/><text:line-break/>If you take some form of public transportation, you need to pay a certain <text:span text:style-name="T1">fare</text:span>. In most big cities the fare is anywhere from 1 to 2 dollars. But don't expect the bus driver <text:span text:style-name="T1">to change a bill</text:span> for you. You usually need <text:span text:style-name="T1">exact change </text:span>if you're going to ride a bus, train, or subway. Whatever you take, you always have to pay for it!<text:line-break/><text:line-break/>My friends here in Los Angeles all have different ways of getting to work. One friend, who lives out in the <text:span text:style-name="T1">boonies</text:span>, <text:span text:style-name="T1">rides</text:span> the train everyday. He <text:span text:style-name="T1">takes</text:span> the train because it's easier for him than driving or taking a bus. Another friend I know who works close to where he lives rides a bike everyday. Still another friend <text:span text:style-name="T1">drives</text:span> his car. I don't know anyone who rides the bus, but I've taken it once or twice when my car was <text:span text:style-name="T1">in the shop</text:span>. <text:span text:style-name="T1">Worse comes to worst</text:span>, you can always <text:span text:style-name="T1">hop</text:span> in a taxi. Taking a taxi is expensive here, though, so be prepared for a big fare‚Äînot including the tip!<text:line-break/><text:line-break/>Script by Dr. Jeff McQuillan </text:p>
          </table:table-cell>
        </table:table-row>
      </table:table>
      <text:p text:style-name="P2"/>
      <text:p text:style-name="P2"/>
      <text:p text:style-name="P2">ESLPodcast 19 - Going Shopping <text:line-break/>Tags: Shopping </text:p>
      <table:table table:name="Таблица17" table:style-name="Таблица17">
        <table:table-column table:style-name="Таблица17.A"/>
        <table:table-row>
          <table:table-cell table:style-name="Таблица17.A1" office:value-type="string">
            <text:p text:style-name="P3">Audio Index: 15:33 </text:p>
          </table:table-cell>
        </table:table-row>
      </table:table>
      <table:table table:name="Таблица18" table:style-name="Таблица18">
        <table:table-column table:style-name="Таблица18.A"/>
        <table:table-row>
          <table:table-cell table:style-name="Таблица18.A1" office:value-type="string">
            <text:p text:style-name="P3">Believe it or not, I don't own an iPod. I know, I know. I'm really <text:span text:style-name="T1">behind the times</text:span>, but I have an excuse. I've been so busy at my work lately, I haven't had time <text:span text:style-name="T1">to take a break</text:span>. So finally yesterday I went shopping for an iPod down at the mall in Santa Monica. <text:line-break/><text:line-break/>I walked into the Mac store there and was immediately greeted by a salesperson. He asked, "<text:span text:style-name="T1">Can I help you find something?</text:span>" "No," I said, "<text:span text:style-name="T1">just looking</text:span>." I don't like the feeling of <text:span text:style-name="T1">high-pressure</text:span> salespeople. Anyway, I looked around the store some more, and finally made my way to the iPod section. Then I decided to ask the salesman a question. "Excuse me, can I ask you something?" "Sure," he said. "<text:span text:style-name="T1">Go right ahead</text:span>." "I'm thinking of <text:span text:style-name="T1">picking up </text:span>an iPod, but I'm not sure which one is right for me. <text:span text:style-name="T1">What do you recommend?</text:span>" He replied, "Are you going to be using it for running, jogging, working out, in your car?" "Yes," I said, "all of those, except the running, jogging, and working out." He laughed at my somewhat <text:span text:style-name="T1">lame</text:span> joke. "Okay, well, I recommend you get the iPod Mini <text:span text:style-name="T1">to start </text:span>." "How much is that?" I asked. "Well, it just went on sale, so I think we can offer you a good price on it." "<text:span text:style-name="T1">I'll take one</text:span>," I said, and we made our way to the cash register. "Will that be <text:span text:style-name="T1">credit</text:span> or <text:span text:style-name="T1">debit</text:span>?" he asked me. "Credit card," I said, as I <text:span text:style-name="T1">swiped the card through the reader</text:span>. I waited, and nothing happened. "Could you swipe that card again? It didn't <text:span text:style-name="T1">go through</text:span>." "Sure," I said, and swiped it again. Finally, the card processed and he handed me the <text:span text:style-name="T1">charge slip</text:span> to sign. "I'm sure you'll be very happy with your purchase." "Oh," I said. "It's not really for me. It's for my wife! ‚" <text:line-break/><text:line-break/>Script by Dr. Jeff McQuillan </text:p>
          </table:table-cell>
        </table:table-row>
      </table:table>
      <text:p text:style-name="P2"/>
      <text:p text:style-name="P2"/>
      <text:p text:style-name="P2">ESLPodcast 20 - Buying a New Computer <text:line-break/>Tags: Shopping </text:p>
      <table:table table:name="Таблица19" table:style-name="Таблица19">
        <table:table-column table:style-name="Таблица19.A"/>
        <table:table-row>
          <table:table-cell table:style-name="Таблица19.A1" office:value-type="string">
            <text:p text:style-name="P3">Audio Index: 15:49 </text:p>
          </table:table-cell>
        </table:table-row>
      </table:table>
      <table:table table:name="Таблица20" table:style-name="Таблица20">
        <table:table-column table:style-name="Таблица20.A"/>
        <table:table-row>
          <table:table-cell table:style-name="Таблица20.A1" office:value-type="string">
            <text:p text:style-name="P3">My computer has been <text:span text:style-name="T1">acting up</text:span> on me. It's a pretty old <text:span text:style-name="T1">model</text:span>, and I need to replace it. So I decided <text:span text:style-name="T1">to call up</text:span> my friend Kevin to ask for his <text:span text:style-name="T1">two cents.</text:span> Kevin is a computer <text:span text:style-name="T1">whiz</text:span>. He knows PC really well since he worked on them for years, but in his <text:span text:style-name="T1">heart of hearts</text:span>, he is a big <text:soft-page-break/>Mac fan. So, I thought he would be good person to ask. <text:line-break/><text:line-break/>I have always used a PC. I do mostly <text:span text:style-name="T1">word processing</text:span> so I don't need anything fancy. But, I see people I know doing cool things with photos and video, so I‚Äôd like <text:span text:style-name="T1">to take a crack at </text:span>some new programs in the future. <text:line-break/><text:line-break/>Well, I called up Kevin to tell him what I needed. He immediately started <text:span text:style-name="T1">throwing out specs</text:span>: "You need at least a 2 Gigahertz processor and 1 Gig of memory, and make sure it has a <text:span text:style-name="T1">writable DVD drive</text:span>." "Whoa," I said. "All of that is way <text:span text:style-name="T1">over my head</text:span>. Let's back up for a a minute." Then he laughed and said he had gotten <text:span text:style-name="T1">carried away </text:span>. "Okay," he said. "Let's start at the beginning. Now, the processor determines how easily and how fast you can use the programs on your computer. <text:span text:style-name="T1">Got that?</text:span>" I said that I did. Then he continued, "How much RAM memory you have is very important, too. Your computer will go faster the more you have. So, I recommend getting at least 1 Gigabyte of RAM memory." "I think <text:span text:style-name="T1">I'm following you</text:span> so far, " I said. "Great," he said. Another thing you want is a drive that handles both CDs and DVDs. Some drives can just read DVDs and some can record onto <text:span text:style-name="T1">blank</text:span> ones. If you want to <text:span text:style-name="T1">burn</text:span> your own videos, you'll want a writable DVD drive. Remember though, that's just the computer itself. Don't forget that you'll need a monitor, a keyboard, a mouse, and speakers." <text:line-break/><text:line-break/>"OK," I said. "I think I've got all that. Now, here's the <text:span text:style-name="T1">burning question</text:span>: Mac or PC? <text:line-break/><text:line-break/>He said: "Now that's <text:span text:style-name="T1">a whole different thing</text:span>. Do you have a couple of hours?‚" <text:line-break/><text:line-break/>Script by Dr. Lucy Tse </text:p>
          </table:table-cell>
        </table:table-row>
      </table:table>
      <text:p text:style-name="P2"/>
      <text:p text:style-name="P2"/>
      <text:p text:style-name="P2">ESLPodcast 21 - Tell Me About Yourself <text:line-break/>Tags: Daily Life </text:p>
      <table:table table:name="Таблица21" table:style-name="Таблица21">
        <table:table-column table:style-name="Таблица21.A"/>
        <table:table-row>
          <table:table-cell table:style-name="Таблица21.A1" office:value-type="string">
            <text:p text:style-name="P3">Audio Index: 13:13 </text:p>
          </table:table-cell>
        </table:table-row>
      </table:table>
      <table:table table:name="Таблица22" table:style-name="Таблица22">
        <table:table-column table:style-name="Таблица22.A"/>
        <table:table-row>
          <table:table-cell table:style-name="Таблица22.A1" office:value-type="string">
            <text:p text:style-name="P3">Well, I was <text:span text:style-name="T1">born and raised</text:span> in Minnesota, in St. Paul, Minnesota, to be exact. I won't say how long ago that was, but let's just say I'm no <text:span text:style-name="T1">spring chicken</text:span>. I grew up there with my rather large family of 8 brothers and 2 sisters. (I was the baby of the family, but I <text:span text:style-name="T1">swear</text:span> I wasn't <text:span text:style-name="T1">spoiled</text:span>!) We were 13 in all, probably the biggest family in the neighborhood, maybe in the state. I had a mostly <text:span text:style-name="T1">happy childhood</text:span>. My father and mother didn't have a lot of money, but we were never worried about <text:span text:style-name="T1">keeping up with the Joneses.</text:span> I wasn't much into sports like my brothers were, but I enjoyed reading and listening to music growing up. I went to <text:span text:style-name="T1">grade school</text:span> near my house, and then to a high school about 2 miles from where I lived. After graduating from high school, I <text:span text:style-name="T1">went on to</text:span> the University of Minnesota to get my bachelor's degree. It took me a while <text:span text:style-name="T1">to learn the ropes</text:span> at the university, but I finally graduated nearly 6 years later. <text:span text:style-name="T1">Better late than never</text:span>, as my father used to say. I then went to Mexico for a couple of years to teach English and to study Spanish. When I returned, I decided <text:span text:style-name="T1">to become</text:span> a teacher, so I went back to school to get my Master's degree. After teaching for a few years, I was offered a job in California, so I moved to Los Angeles in 1991. After working here a few years, I went back to school (again!) to get my Ph.D. I was starting to become a <text:span text:style-name="T1">professional student</text:span>. Well, I <text:span text:style-name="T1">finished up</text:span> my degree in four years, and then taught at the university for several years. Now, I work at a small research organization here in <text:span text:style-name="T1">L.A. </text:span>I am <text:span text:style-name="T1">happily married</text:span>, and I still enjoy reading and listening to music, and, of course, hosting ESL Podcast.<text:line-break/><text:line-break/>Script by Dr. Jeff McQuillan </text:p>
          </table:table-cell>
        </table:table-row>
      </table:table>
      <text:p text:style-name="P2"/>
      <text:p text:style-name="P2"/>
      <text:p text:style-name="P2">ESLPodcast 22 - Seeing Old Friends <text:line-break/>Tags: Relationships , Daily Life </text:p>
      <table:table table:name="Таблица23" table:style-name="Таблица23">
        <table:table-column table:style-name="Таблица23.A"/>
        <table:table-row>
          <table:table-cell table:style-name="Таблица23.A1" office:value-type="string">
            <text:p text:style-name="P3">Audio Index: 15:08 </text:p>
          </table:table-cell>
        </table:table-row>
      </table:table>
      <table:table table:name="Таблица24" table:style-name="Таблица24">
        <table:table-column table:style-name="Таблица24.A"/>
        <table:table-row>
          <table:table-cell table:style-name="Таблица24.A1" office:value-type="string">
            <text:p text:style-name="P3">This is <text:span text:style-name="T1">turning out</text:span> to be a month for seeing <text:span text:style-name="T1">old</text:span> friends. I got an email a couple of weeks ago from an old friend from <text:span text:style-name="T1">graduate</text:span> <text:span text:style-name="T1">school</text:span>. She and her family are visiting L.A. for a week. They plan to see family and to visit old friends. Since she moved out of the country, I hadn't seen her <text:span text:style-name="T1">in ages</text:span>. I'm looking forward to meeting her new kids and seeing her again. <text:line-break/><text:line-break/><text:soft-page-break/>Another old friend called this week. She and I were <text:span text:style-name="T1">buddies</text:span> in our <text:span text:style-name="T1">undergraduate</text:span> days. She plans <text:span text:style-name="T1">to swing by </text:span>L.A. on her way to San Francisco. We've made plans to have lunch. She works in Washington D.C. as a political advisor and is usually very busy. I'm glad she could <text:span text:style-name="T1">make time</text:span> for us to get together.<text:line-break/><text:line-break/>When we say good-bye to our friends, we always hope to <text:span text:style-name="T1">keep in touch</text:span>. But, <text:span text:style-name="T1">what with this and that</text:span>, it's sometimes hard to do. With friends that I've <text:span text:style-name="T1">fallen out of touch with</text:span>, it's sometimes hard to meet up again and <text:span text:style-name="T1">pick up where we left off</text:span>. We've both moved on to a different <text:span text:style-name="T1">phase</text:span> in our lives. Some of my old friends have become very successful, living lives in the <text:span text:style-name="T1">fast lane </text:span>. Other friends are struggling along and are just <text:span text:style-name="T1">making ends meet</text:span>. But, no matter how they're doing, it's always nice to <text:span text:style-name="T1">touch base</text:span> again. <text:line-break/><text:line-break/>I'm really looking forward to seeing these old <text:span text:style-name="T1">pals</text:span> of mine and <text:span text:style-name="T1">catching up</text:span> after all this time.<text:line-break/><text:line-break/>Script by Dr. Lucy Tse </text:p>
          </table:table-cell>
        </table:table-row>
      </table:table>
      <text:p text:style-name="P2"/>
      <text:p text:style-name="P2"/>
      <text:p text:style-name="P2">ESLPodcast 23 - Spring Cleaning <text:line-break/>Tags: Daily Life </text:p>
      <table:table table:name="Таблица25" table:style-name="Таблица25">
        <table:table-column table:style-name="Таблица25.A"/>
        <table:table-row>
          <table:table-cell table:style-name="Таблица25.A1" office:value-type="string">
            <text:p text:style-name="P3">Audio Index: 16:31 </text:p>
          </table:table-cell>
        </table:table-row>
      </table:table>
      <table:table table:name="Таблица26" table:style-name="Таблица26">
        <table:table-column table:style-name="Таблица26.A"/>
        <table:table-row>
          <table:table-cell table:style-name="Таблица26.A1" office:value-type="string">
            <text:p text:style-name="P3">Spring cleaning is supposed to take place before summer, not after it. But, as usual, I <text:span text:style-name="T1">procrastinated</text:span> and now I have to finally <text:span text:style-name="T1">get rid of</text:span> all the <text:span text:style-name="T1">junk</text:span> I've accumulated over the year. But now <text:span text:style-name="T1">there are no if's, and's, or but's about it</text:span>--the cleaning must be done!<text:line-break/><text:line-break/>I start in my bedroom. I have a king bed, with a sheet on the <text:span text:style-name="T1">mattress</text:span> and a <text:span text:style-name="T1">top sheet</text:span>, with <text:span text:style-name="T1">pillow cases</text:span> on the <text:span text:style-name="T1">pillows</text:span>. Atop all that I have a <text:span text:style-name="T1">down comforter</text:span>. Well, they all need to be washed, so into the machine they go. Next I <text:span text:style-name="T1">start in on</text:span> the closet. What a mess! I've got boxes and <text:span text:style-name="T1">bins</text:span> full of stuff that need <text:span text:style-name="T1">sorting </text:span>. Finally, I have to <text:span text:style-name="T1">vacuum</text:span> the carpet and <text:span text:style-name="T1">dust</text:span>. Whew! Quite a job! Good thing I don't have any <text:span text:style-name="T1">drapes</text:span>, just <text:span text:style-name="T1">shades</text:span> on the windows.<text:line-break/><text:line-break/>But I'm not done yet. It's time to move on to the kitchen. I have a combination <text:span text:style-name="T1">stove</text:span> and <text:span text:style-name="T1">oven</text:span>, both of which I need to clean. I start with the <text:span text:style-name="T1">fridge</text:span>, though, which needs the most work. I take out the shelves and <text:span text:style-name="T1">rinse them all off</text:span>. Then I <text:span text:style-name="T1">dump</text:span> anything that has passed its <text:span text:style-name="T1">expiration date</text:span>. Then its back to the stove, which I need <text:span text:style-name="T1">to scrub</text:span> clean of the grease and <text:span text:style-name="T1">stains </text:span>, and the same for the oven. Finally, I wash all the dirty dishes and put them in a <text:span text:style-name="T1">dish rack </text:span>next to the sink. <text:line-break/><text:line-break/>Spring cleaning is always <text:span text:style-name="T1">a mixed bag</text:span> for me. It's a lot of work, but I also find things I've been missing for the past year! Maybe next time I'll manage to do my spring cleaning in the spring.<text:line-break/><text:line-break/>Script by Dr. Jeff McQuillan </text:p>
          </table:table-cell>
        </table:table-row>
      </table:table>
      <text:p text:style-name="P2"/>
      <text:p text:style-name="P2"/>
      <text:p text:style-name="P2">ESLPodcast 24 - Driving on the Freeways <text:line-break/>Tags: Daily Life , Transportation </text:p>
      <table:table table:name="Таблица27" table:style-name="Таблица27">
        <table:table-column table:style-name="Таблица27.A"/>
        <table:table-row>
          <table:table-cell table:style-name="Таблица27.A1" office:value-type="string">
            <text:p text:style-name="P4"/>
          </table:table-cell>
        </table:table-row>
      </table:table>
      <table:table table:name="Таблица28" table:style-name="Таблица28">
        <table:table-column table:style-name="Таблица28.A"/>
        <table:table-row>
          <table:table-cell table:style-name="Таблица28.A1" office:value-type="string">
            <text:p text:style-name="P3">Driving in a big city like L.A. can be so <text:span text:style-name="T1">stressful</text:span>. It sometimes feels like I'm <text:span text:style-name="T1">doing battle</text:span> just to get to the grocery store, much less <text:span text:style-name="T1">across town</text:span>. What is it about <text:span text:style-name="T1">getting behind the wheel</text:span> that brings out people's <text:span text:style-name="T1">aggressive</text:span> side? The most <text:span text:style-name="T1">mild-mannered</text:span> mother of three turns into a race car driver when she gets on the road. <text:line-break/><text:line-break/>In L.A., people rely on the freeway to <text:span text:style-name="T1">commute</text:span> to their jobs or just to get around town. I think driving on the freeway has it's good and bad. On the one hand, there are no <text:span text:style-name="T1">stoplights</text:span> and the <text:span text:style-name="T1">speed limit </text:span>is over 55 miles per hour so you can get somewhere <text:span text:style-name="T1">in a flash</text:span>. But, on the other hand, there are <text:span text:style-name="T1">drawbacks</text:span>, too. People like <text:span text:style-name="T1">to gun their engines </text:span>and <text:span text:style-name="T1">cut off</text:span> other cars to get ahead. The other day, I saw a guy in a <text:span text:style-name="T1">Porsche</text:span> get into the <text:span text:style-name="T1">passing lane</text:span>, race ahead of the <text:span text:style-name="T1">Honda</text:span> that was in front of him, and cut that person off. Then, the guy in the Honda tries <text:span text:style-name="T1">to catch up to</text:span> the Porsche. They're both <text:span text:style-name="T1">zipping</text:span> in and out of traffic, almost causing an accident. They were <text:span text:style-name="T1">speeding</text:span> and <text:span text:style-name="T1">changing lanes</text:span> without looking or <text:span text:style-name="T1">signalling</text:span>. <text:soft-page-break/>I was sure they were going to cause a big <text:span text:style-name="T1">pile up</text:span>. <text:line-break/><text:line-break/>As an <text:span text:style-name="T1">alternate</text:span> to the freeway, I sometimes take <text:span text:style-name="T1">surface streets</text:span>. Of course, surface streets have their drawbacks, too. If you have a long commute to work or school, it can take you ages to get there. There are <text:span text:style-name="T1">stop signs</text:span>, stop lights, and <text:span text:style-name="T1">crosswalks</text:span> to deal with. And, people sometimes <text:span text:style-name="T1">tailgate</text:span> if they think you're not going fast enough. Now that I think about it, there's sometimes even more <text:span text:style-name="T1">congestion</text:span> on surface streets than on the freeways! <text:line-break/><text:line-break/>There's no getting around it living in L.A. We need better public transportation and more people to walk, bike, or <text:span text:style-name="T1">rollerblade</text:span> to work. But as the famous song goes, "Nobody Walks in L.A." [by the Missing Persons]<text:line-break/><text:line-break/>Script by Dr. Lucy Tse </text:p>
          </table:table-cell>
        </table:table-row>
      </table:table>
      <text:p text:style-name="P2"/>
      <text:p text:style-name="P2"/>
      <text:p text:style-name="P2">ESLPodcast 25 - Problems at the Office <text:line-break/>Tags: Business </text:p>
      <table:table table:name="Таблица29" table:style-name="Таблица29">
        <table:table-column table:style-name="Таблица29.A"/>
        <table:table-row>
          <table:table-cell table:style-name="Таблица29.A1" office:value-type="string">
            <text:p text:style-name="P3">Audio Index: 15:28 </text:p>
          </table:table-cell>
        </table:table-row>
      </table:table>
      <table:table table:name="Таблица30" table:style-name="Таблица30">
        <table:table-column table:style-name="Таблица30.A"/>
        <table:table-row>
          <table:table-cell table:style-name="Таблица30.A1" office:value-type="string">
            <text:p text:style-name="P3">Lucy: Hey Jeff, can I <text:span text:style-name="T1">pick your brain</text:span> for a minute?<text:line-break/><text:line-break/>Jeff: Sure, what's up? <text:line-break/><text:line-break/>Lucy: Well, I have a <text:span text:style-name="T1">sticky</text:span> situation at work and I wanted to get your <text:span text:style-name="T1">input</text:span>. You're always so <text:span text:style-name="T1">tactful </text:span>.<text:line-break/><text:line-break/>Jeff: Thanks. I'm not sure I can help but I'll give you my two cents.<text:line-break/><text:line-break/>Lucy: Well, it's like this. There's this guy I work with who is always making jokes about the boss. Don't get me wrong. I like a good joke <text:span text:style-name="T1">now and then</text:span>, especially about the boss. But, sometimes he <text:span text:style-name="T1">goes too far</text:span>. <text:line-break/><text:line-break/>Jeff. What do you mean? <text:line-break/><text:line-break/>Lucy: Well, just the other day, he got a picture off the Internet and <text:span text:style-name="T1">cut and pasted </text:span>the boss‚Äô head onto it. Let's just say it was a very <text:span text:style-name="T1">unflattering</text:span> picture of him. <text:line-break/><text:line-break/>Jeff: Hmm. That's really unprofessional, but it sounds <text:span text:style-name="T1">harmless</text:span> enough, if he <text:span text:style-name="T1">kept it to himself</text:span> or just showed it to a few friends.<text:line-break/><text:line-break/>Lucy: That's just it. He didn't keep it to himself. He attached the picture to an email and sent it to the entire company, including the <text:span text:style-name="T1">top brass</text:span>. <text:line-break/><text:line-break/>Jeff: You're joking, right?<text:line-break/><text:line-break/>Lucy: No, I'm not. This is what I mean when I said he goes too far. He just doesn't <text:span text:style-name="T1">know when to quit</text:span>.<text:line-break/><text:line-break/>Jeff: Is he a friend of yours?<text:line-break/><text:line-break/>Lucy: No, not really. But, I don't want the guy to get fired. He's actually a good person. He's just <text:span text:style-name="T1">clueless</text:span>, that's all.<text:line-break/><text:line-break/>Jeff: Well, that's <text:span text:style-name="T1">a tough one</text:span>. Let me think about it. Maybe there's a way to get him <text:span text:style-name="T1">to cut it out</text:span> before he gets fired. <text:line-break/><text:line-break/>Lucy: Thanks. I appreciate it. <text:line-break/><text:line-break/>Jeff: Oh, <text:span text:style-name="T1">it's no big deal</text:span>. Let's go <text:span text:style-name="T1">get a bite</text:span> to eat. <text:line-break/><text:line-break/><text:soft-page-break/>Lucy: Sure. Sounds good to me. <text:line-break/><text:line-break/>Script by Dr. Lucy Tse </text:p>
          </table:table-cell>
        </table:table-row>
      </table:table>
      <text:p text:style-name="P2"/>
      <text:p text:style-name="P2"/>
      <text:p text:style-name="P2">ESLPodcast 26 - Daily Errands <text:line-break/>Tags: Daily Life , Shopping </text:p>
      <table:table table:name="Таблица31" table:style-name="Таблица31">
        <table:table-column table:style-name="Таблица31.A"/>
        <table:table-row>
          <table:table-cell table:style-name="Таблица31.A1" office:value-type="string">
            <text:p text:style-name="P3">Audio Index: 15:08 </text:p>
          </table:table-cell>
        </table:table-row>
      </table:table>
      <table:table table:name="Таблица32" table:style-name="Таблица32">
        <table:table-column table:style-name="Таблица32.A"/>
        <table:table-row>
          <table:table-cell table:style-name="Таблица32.A1" office:value-type="string">
            <text:p text:style-name="P3">I've had a really busy day today. I <text:span text:style-name="T1">rolled out of bed</text:span> at around 7:00 AM, like every morning, and <text:span text:style-name="T1">jumped in</text:span> the shower. After brushing my teeth and shaving, I picked up my morning paper from the front sidewalk and started reading it. I like to eat breakfast when I read the paper, so I <text:span text:style-name="T1">poured</text:span> myself a bowl of cereal. At around 7:30, I went into my office and sat down <text:span text:style-name="T1">to go over</text:span> my to-do list. First, it was <text:span text:style-name="T1">off to</text:span> the post office to check my <text:span text:style-name="T1">P.O.</text:span> box. Then I went to the public library <text:span text:style-name="T1">down the street</text:span> to <text:span text:style-name="T1">check out</text:span> some books I've <text:span text:style-name="T1">been meaning to </text:span>read. <text:line-break/><text:line-break/><text:span text:style-name="T1">Next stop</text:span>: the supermarket. My wife had given me a <text:span text:style-name="T1">grocery list as long as your arm </text:span>of things to pick up. I grabbed a <text:span text:style-name="T1">shopping cart</text:span> and <text:span text:style-name="T1">got down to business</text:span>. After I checked off everything on my list, I headed to the check out stand to pay for my items.<text:line-break/><text:line-break/>But I wasn't done yet. I zipped over to the bank, where I had to make a <text:span text:style-name="T1">deposit</text:span> and <text:span text:style-name="T1">withdraw</text:span> some money from the <text:span text:style-name="T1">ATM</text:span>. Fortunately, the line wasn't too long and I was able <text:span text:style-name="T1">to get in and out</text:span> quickly. My next stop was the pharmacy, where I needed to pick up my prescriptions. Finally, I headed home again. Now, I have to go to my real job!<text:line-break/><text:line-break/>Script by Dr. Lucy Tse </text:p>
          </table:table-cell>
        </table:table-row>
      </table:table>
      <text:p text:style-name="P2"/>
      <text:p text:style-name="P2"/>
      <text:p text:style-name="P2">ESLPodcast 27 - Good Advice <text:line-break/>Tags: Daily Life </text:p>
      <table:table table:name="Таблица33" table:style-name="Таблица33">
        <table:table-column table:style-name="Таблица33.A"/>
        <table:table-row>
          <table:table-cell table:style-name="Таблица33.A1" office:value-type="string">
            <text:p text:style-name="P3">Audio Index: 14:38 </text:p>
          </table:table-cell>
        </table:table-row>
      </table:table>
      <table:table table:name="Таблица34" table:style-name="Таблица34">
        <table:table-column table:style-name="Таблица34.A"/>
        <table:table-row>
          <table:table-cell table:style-name="Таблица34.A1" office:value-type="string">
            <text:p text:style-name="P3">I <text:span text:style-name="T1">came across</text:span> some good advice while reading this week. If you're like me, you spend most of your time thinking about all of the things that are on your <text:span text:style-name="T1">"to-do‚" </text:span>list and you try to figure out how you're going to do them all. Or, sometimes, I think about things that have already happened. Maybe I <text:span text:style-name="T1">messed up</text:span> my presentation at work or had a fight with my boyfriend. People <text:span text:style-name="T1">dwell on</text:span> these kinds of things all of the time.<text:line-break/><text:line-break/>The book I was reading made a very good <text:span text:style-name="T1">point</text:span>. If you're constantly thinking about the past or the future, how can you enjoy the present? In other words, you're making yourself unhappy by <text:span text:style-name="T1">stressing out</text:span> about things that you can't control. At the same time, you're missing what's happening right now. <text:line-break/><text:line-break/>I know I do this all the time. For instance, I was at the movies this past weekend. I was with my good friend and we were seeing a movie we've <text:span text:style-name="T1">had our eye on</text:span> for weeks. I was looking forward to it and my friend and I were both in a great <text:span text:style-name="T1">mood</text:span>. Then, I saw someone across the theater who looked like my co- worker. It wasn't her but it got me thinking. I thought about the report I had to do on Monday and how much I hated working on it. Then, I thought about my co-worker who wasn't <text:span text:style-name="T1">pulling her weight</text:span>. The more I thought about it, the more angry I got. By the time the movie started, my mood had changed completely. I was stressed out. <text:line-break/><text:line-break/>Where did all of that thinking and worrying get me? Nowhere. My new <text:span text:style-name="T1">resolution</text:span> is to try to stop <text:span text:style-name="T1">obsessing</text:span> about the past and the future so much, and to just enjoy the <text:span text:style-name="T1">here and now.<text:line-break/><text:line-break/>Script by Dr. Lucy Tse </text:span></text:p>
          </table:table-cell>
        </table:table-row>
      </table:table>
      <text:p text:style-name="P2"/>
      <text:p text:style-name="P2"/>
      <text:p text:style-name="P2">ESLPodcast 28 - Small Talk About the Weather <text:line-break/>Tags: Daily Life </text:p>
      <table:table table:name="Таблица35" table:style-name="Таблица35">
        <table:table-column table:style-name="Таблица35.A"/>
        <table:table-row>
          <table:table-cell table:style-name="Таблица35.A1" office:value-type="string">
            <text:p text:style-name="P3">Audio Index: 15:40 </text:p>
          </table:table-cell>
        </table:table-row>
      </table:table>
      <table:table table:name="Таблица36" table:style-name="Таблица36">
        <table:table-column table:style-name="Таблица36.A"/>
        <text:soft-page-break/>
        <table:table-row>
          <table:table-cell table:style-name="Таблица36.A1" office:value-type="string">
            <text:p text:style-name="P3">I admit that I'm not very good at <text:span text:style-name="T1">small talk </text:span>. When I'm with friends, I can just <text:span text:style-name="T1">shoot the breeze</text:span> <text:span text:style-name="T1">all day long</text:span>. But when I talk to a stranger or someone I don't know very well, I'm always <text:span text:style-name="T1">casting about</text:span>, searching for something to talk about. Politics and religion are definitely <text:span text:style-name="T1">taboo</text:span> subjects, at least here in the United States. But you have to <text:span text:style-name="T1">chat</text:span> about something, otherwise there are these uncomfortable silences. <text:line-break/><text:line-break/>So we end up talking about‚Äî<text:span text:style-name="T1">what else?</text:span>‚Äîthe weather. This usually begins with something like, "So, <text:span text:style-name="T1">nice weather we've been having!</text:span>" or "It sure is a <text:span text:style-name="T1">warm one</text:span> out there today." Of course, we have to comment on the temperature. My favorite is, "It's not the heat that's so bad, it's the <text:span text:style-name="T1">humidity</text:span>!" Actually, I think that's true‚ÄîI hate it most when it's <text:span text:style-name="T1">muggy</text:span> outside.<text:line-break/><text:line-break/>Back in my home state of Minnesota, everyone is obsessed with the <text:span text:style-name="T1">weather report</text:span>! Every TV station has it's own <text:span text:style-name="T1">meteorologist</text:span> with a <text:span text:style-name="T1">high- tech radar</text:span> giving you the 5 day <text:span text:style-name="T1">forecast</text:span>. They tell you when the temperature is <text:span text:style-name="T1">rising</text:span> or <text:span text:style-name="T1">falling </text:span>, what kind of clouds are <text:span text:style-name="T1">moving in</text:span>, and how cold the <text:span text:style-name="T1">wind chill</text:span> is. <text:line-break/><text:line-break/>My favorite quote about the weather comes from Mark Twain, who once said, that everybody talks about the weather, but no one does anything about it!<text:line-break/><text:line-break/><text:line-break/>Script by Dr. Jeff McQuillan </text:p>
          </table:table-cell>
        </table:table-row>
      </table:table>
      <text:p text:style-name="P2"/>
      <text:p text:style-name="P2"/>
      <text:p text:style-name="P2">ESLPodcast 29 - Unkind Comments <text:line-break/>Tags: Daily Life </text:p>
      <table:table table:name="Таблица37" table:style-name="Таблица37">
        <table:table-column table:style-name="Таблица37.A"/>
        <table:table-row>
          <table:table-cell table:style-name="Таблица37.A1" office:value-type="string">
            <text:p text:style-name="P3">Audio Index: 16:15 </text:p>
          </table:table-cell>
        </table:table-row>
      </table:table>
      <table:table table:name="Таблица38" table:style-name="Таблица38">
        <table:table-column table:style-name="Таблица38.A"/>
        <table:table-row>
          <table:table-cell table:style-name="Таблица38.A1" office:value-type="string">
            <text:p text:style-name="P3">Yesterday, I was talking to an <text:span text:style-name="T1">ex-colleague </text:span>of mine who, <text:span text:style-name="T1">quite frankly</text:span>, has something of a <text:span text:style-name="T1">big mouth</text:span>. I <text:span text:style-name="T1">bumped into</text:span> him at the beach, where he was <text:span text:style-name="T1">walking</text:span> his dog. Anyway, as I was saying, he's the kind of guy that's always <text:span text:style-name="T1">bad mouthing</text:span> his <text:span text:style-name="T1">co-workers</text:span>. So he <text:span text:style-name="T1">comes up to </text:span>me and says, "Hey, Jeff. <text:span text:style-name="T1">Long time, no see</text:span>. What've you been up to?" "Ah, not much, " I said. "Well, guess who I saw yesterday? John Robeson, the guy from accounting at Firth Industries. You remember him, the guy with big ears and and <text:span text:style-name="T1">an ego to match</text:span>." <text:span text:style-name="T1">It takes one to know one</text:span>, I thought, but I kept it so myself. "Oh, really. How interesting," I replied.<text:line-break/><text:line-break/>"Yeah, well, I hate <text:span text:style-name="T1">to talk behind someone's back</text:span>, but ever since he and I had that <text:span text:style-name="T1">falling out</text:span> last year, I've never really <text:span text:style-name="T1">cared for</text:span> the guy." "<text:span text:style-name="T1">How come?</text:span>" I asked. "Well, he's a bit of a <text:span text:style-name="T1">backstabber</text:span>, always trying <text:span text:style-name="T1">to outdo</text:span> the other guy." "I know what you mean," I said. I knew at this point it was time <text:span text:style-name="T1">to make my exit</text:span>, otherwise, this guy would <text:span text:style-name="T1">go on about</text:span> John Robeson for the next 10 minutes. "<text:span text:style-name="T1">What time do you have? </text:span>" I asked him. "It's quarter after five." "<text:span text:style-name="T1">Geez</text:span>, already? <text:span text:style-name="T1">Man</text:span>, I've got <text:span text:style-name="T1">to hit the road</text:span>. I'm supposed to meet my brother at the <text:span text:style-name="T1">pier</text:span> in a few minutes. But, hey, <text:span text:style-name="T1">it was sure good to see you again</text:span>. <text:span text:style-name="T1">You take care!</text:span>" With that, I made my exit. I've got better things to do than to listen to him <text:span text:style-name="T1">gripe</text:span> all day.<text:line-break/><text:line-break/>Script by Dr. Jeff McQuillan </text:p>
          </table:table-cell>
        </table:table-row>
      </table:table>
      <text:p text:style-name="P2"/>
      <text:p text:style-name="P2"/>
      <text:p text:style-name="P2">ESLPodcast 30 - Going to the Drugstore <text:line-break/>Tags: Daily Life , Shopping , Health/Medicine </text:p>
      <table:table table:name="Таблица39" table:style-name="Таблица39">
        <table:table-column table:style-name="Таблица39.A"/>
        <table:table-row>
          <table:table-cell table:style-name="Таблица39.A1" office:value-type="string">
            <text:p text:style-name="P3">Audio Index: 17:16 </text:p>
          </table:table-cell>
        </table:table-row>
      </table:table>
      <table:table table:name="Таблица40" table:style-name="Таблица40">
        <table:table-column table:style-name="Таблица40.A"/>
        <table:table-row>
          <table:table-cell table:style-name="Таблица40.A1" office:value-type="string">
            <text:p text:style-name="P3">I <text:span text:style-name="T1">stopped by</text:span> the <text:span text:style-name="T1">drugstore</text:span> last night <text:span text:style-name="T1">on my way back home</text:span> from work. I had a few <text:span text:style-name="T1">toiletries</text:span> <text:span text:style-name="T1">to pick up</text:span>, as well as my <text:span text:style-name="T1">prescription</text:span>. Fortunately, the <text:span text:style-name="T1">chain</text:span> pharmacy where I go has a little bit of everything: food, <text:span text:style-name="T1">greeting cards</text:span>, magazines--it's almost as big as a regular supermarket. <text:line-break/><text:line-break/>To begin with, I needed to get some <text:span text:style-name="T1">medications</text:span> for my <text:span text:style-name="T1">allergies</text:span>. I've got <text:span text:style-name="T1">hay fever</text:span>, so I'm <text:span text:style-name="T1">sneezing up a storm</text:span> every morning when I wake up. <text:span text:style-name="T1">While I was at it</text:span>, I also got some <text:span text:style-name="T1">antacids</text:span> and some <text:span text:style-name="T1">Band-Aids</text:span>. Now it was time to pick up my <text:span text:style-name="T1">refill</text:span>.<text:line-break/><text:line-break/>I <text:span text:style-name="T1">stood in line </text:span>for a few minutes before being <text:span text:style-name="T1">waited on</text:span>. Since it was not a new prescription, <text:soft-page-break/>the <text:span text:style-name="T1">pharmacist</text:span> didn't have to do a <text:span text:style-name="T1">consultation</text:span> with me. I just gave the <text:span text:style-name="T1">clerk</text:span> my insurance card and she <text:span text:style-name="T1">rang up</text:span> the sale. Fortunately, I have a low <text:span text:style-name="T1">co-pay</text:span>, so my <text:span text:style-name="T1">HMO foots most of the bill</text:span>.<text:line-break/><text:line-break/><text:line-break/>Script by Dr. Jeff McQuillan </text:p>
          </table:table-cell>
        </table:table-row>
      </table:table>
      <text:p text:style-name="P2"/>
      <text:p text:style-name="P2"/>
      <text:p text:style-name="P2">ESLPodcast 31 - Reading the Newspaper <text:line-break/>Tags: Entertainment , Daily Life </text:p>
      <table:table table:name="Таблица41" table:style-name="Таблица41">
        <table:table-column table:style-name="Таблица41.A"/>
        <table:table-row>
          <table:table-cell table:style-name="Таблица41.A1" office:value-type="string">
            <text:p text:style-name="P3">Audio Index: 16:25 </text:p>
          </table:table-cell>
        </table:table-row>
      </table:table>
      <table:table table:name="Таблица42" table:style-name="Таблица42">
        <table:table-column table:style-name="Таблица42.A"/>
        <table:table-row>
          <table:table-cell table:style-name="Таблица42.A1" office:value-type="string">
            <text:p text:style-name="P3">I <text:span text:style-name="T1">fell into the habit of</text:span> reading the newspaper every morning when I was a kid. <text:span text:style-name="T1">Back then</text:span>, there used to be two daily newspapers--morning <text:span text:style-name="T1">edition</text:span> and an afternoon edition. Nowadays, of course, many cities in the U.S. have just a morning paper. I'm not too <text:span text:style-name="T1">picky</text:span> about which newspaper I read, although <text:span text:style-name="T1">when it comes to</text:span> national newspapers, I <text:span text:style-name="T1">prefer</text:span> reading the <text:span text:style-name="T2">New York Times</text:span> or the <text:span text:style-name="T2">Wall Street Journal</text:span> over <text:span text:style-name="T2">USA Today</text:span>. <text:span text:style-name="T1">Don't get me wrong</text:span>: I'm not a news <text:span text:style-name="T1">junkie</text:span>. I just like <text:span text:style-name="T1">browsing</text:span> the different sections, reading the headlines, and checking out the <text:span text:style-name="T1">classifieds</text:span>. I usually <text:span text:style-name="T1">skip</text:span> the sports section and the <text:span text:style-name="T1">funnies</text:span>, and only <text:span text:style-name="T1">flip through</text:span> the food and health sections, but I always read the front page and the <text:span text:style-name="T1">editorial page</text:span>. On the weekends, I'll <text:span text:style-name="T1">skim</text:span> the entertainment section for the movie listings and reviews.<text:line-break/><text:line-break/>I'm sort of old-fashioned in that I still like reading a real, paper newspaper. Sure, I also read some of my news online, but <text:span text:style-name="T1">nothing beats lounging around</text:span> on Sunday morning reading the big, thick paper. Don't worry, though: I always <text:span text:style-name="T1">recycle</text:span> my <text:span text:style-name="T1">stack</text:span> of newspapers.<text:line-break/><text:line-break/>Script by Dr. Jeff McQuillan </text:p>
          </table:table-cell>
        </table:table-row>
      </table:table>
      <text:p text:style-name="P2"/>
      <text:p text:style-name="P2"/>
      <text:p text:style-name="P2">ESLPodcast 32 - Going to the Post Office <text:line-break/>Tags: Daily Life </text:p>
      <table:table table:name="Таблица43" table:style-name="Таблица43">
        <table:table-column table:style-name="Таблица43.A"/>
        <table:table-row>
          <table:table-cell table:style-name="Таблица43.A1" office:value-type="string">
            <text:p text:style-name="P3">Audio Index: 13:57 </text:p>
          </table:table-cell>
        </table:table-row>
      </table:table>
      <table:table table:name="Таблица44" table:style-name="Таблица44">
        <table:table-column table:style-name="Таблица44.A"/>
        <table:table-row>
          <table:table-cell table:style-name="Таблица44.A1" office:value-type="string">
            <text:p text:style-name="P3">For me, things never <text:span text:style-name="T1">go</text:span> very <text:span text:style-name="T1">smoothly</text:span> at my local post office. I've learned that if you want <text:span text:style-name="T1">to mail a letter</text:span>, you'll have no problems. But if things get more complicated than that, well, <text:span text:style-name="T1">watch out</text:span>! <text:line-break/><text:line-break/>Yesterday I went there to mail a small package and to pick up a <text:span text:style-name="T1">book of stamps</text:span>. I waited my turn in line, and when I get up to the window, the clerk asks me, "What can I do for you?" "Well," I said, "I need a book‚Äîno, make that a <text:span text:style-name="T1">roll</text:span> of stamps. And I need to send this <text:span text:style-name="T1">package priority</text:span> to San Francisco." "You want <text:span text:style-name="T1">insurance</text:span> with that?" he asked me. "Uh, I don't know, what do you recommend?" "Well," he said, "you can send it priority with <text:span text:style-name="T1">tracking</text:span> if you want to see when it gets there, you can send it insured if the <text:span text:style-name="T1">contents </text:span>are valuable, or you can do both." "Okay, I'll take the insurance." "Then <text:span text:style-name="T1">step aside</text:span> to fill out the insurance form," he said, "and bring it back up to me when you're finished." With that, I was <text:span text:style-name="T1">waved aside</text:span> to fill out my form. "Next in line!" the clerk called. When I finished filling out the form, I waited patiently until the <text:span text:style-name="T1">gentleman</text:span> being waited on in front of me was finished, and then <text:span text:style-name="T1">stepped back up</text:span> to the window. "Sorry," the clerk said, "I'm <text:span text:style-name="T1">on break</text:span> now. She can help you at the next window." Maybe it would be quicker just to drive my package to San Francisco.<text:line-break/><text:line-break/>Script by Dr. Jeff McQuillan </text:p>
          </table:table-cell>
        </table:table-row>
      </table:table>
      <text:p text:style-name="P2"/>
      <text:p text:style-name="P2"/>
      <text:p text:style-name="P2">ESLPodcast 33 - Being Gifted <text:line-break/>Tags: Daily Life </text:p>
      <table:table table:name="Таблица45" table:style-name="Таблица45">
        <table:table-column table:style-name="Таблица45.A"/>
        <table:table-row>
          <table:table-cell table:style-name="Таблица45.A1" office:value-type="string">
            <text:p text:style-name="P3">Audio Index: 15:22 </text:p>
          </table:table-cell>
        </table:table-row>
      </table:table>
      <table:table table:name="Таблица46" table:style-name="Таблица46">
        <table:table-column table:style-name="Таблица46.A"/>
        <table:table-row>
          <table:table-cell table:style-name="Таблица46.A1" office:value-type="string">
            <text:p text:style-name="P3">Would you want to have a special <text:span text:style-name="T1">talent</text:span> in something? Maybe as a musician or an athlete? I'm <text:span text:style-name="T1">of two minds about</text:span> this. Sometimes I watch TV or read about someone who has a special talent. This was true during the Olympics. Some of those athletes I saw were very talented. Whether it was <text:span text:style-name="T1">playing soccer, running track, ice skating, or doing gymnastic routines</text:span>, you could see how <text:span text:style-name="T1">gifted</text:span> they were and how <text:span text:style-name="T1">well- trained </text:span>and <text:span text:style-name="T1">focused</text:span> they were. I get the <text:soft-page-break/>same feeling when I see musicians who can sing well or play an instrument easily. Watching or listening to them can <text:span text:style-name="T1">take your breath away </text:span>. I sometimes wish I had an special gift like theirs.<text:line-break/><text:line-break/>On the other hand, I also read about stories of children who are <text:span text:style-name="T1">singled out</text:span> as having talent early in life. Some of these kids begin training or practicing <text:span text:style-name="T1">at the exclusion of </text:span>other things kids do, like <text:span text:style-name="T1">hanging out</text:span> with friends or learning things in other subjects. Some of these kids don't go to school but are taught at home with tutors instead. They may be sent away to teachers or trainers in other cities, sometimes even without their parents. And, sometimes they spend so much time <text:span text:style-name="T1">developing</text:span> their talent, they don't have much time to develop other parts of their lives. These kids often <text:span text:style-name="T1">live under a lot of pressure</text:span> to perform. I <text:span text:style-name="T1">envy</text:span> these kids‚Äô talent, but I don't envy their lives. <text:line-break/><text:line-break/>I guess maybe it's not so bad being <text:span text:style-name="T1">mediocre</text:span> after all. At least that's what <text:span text:style-name="T1">I'll keep telling myself</text:span> when I practice this week.<text:line-break/><text:line-break/>Script by Dr. Lucy Tse </text:p>
          </table:table-cell>
        </table:table-row>
      </table:table>
      <text:p text:style-name="P2"/>
      <text:p text:style-name="P2"/>
      <text:p text:style-name="P2">ESLPodcast 34 - Cafe Living <text:line-break/>Tags: Entertainment , Dining </text:p>
      <table:table table:name="Таблица47" table:style-name="Таблица47">
        <table:table-column table:style-name="Таблица47.A"/>
        <table:table-row>
          <table:table-cell table:style-name="Таблица47.A1" office:value-type="string">
            <text:p text:style-name="P3">Audio Index: 15:26 </text:p>
          </table:table-cell>
        </table:table-row>
      </table:table>
      <table:table table:name="Таблица48" table:style-name="Таблица48">
        <table:table-column table:style-name="Таблица48.A"/>
        <table:table-row>
          <table:table-cell table:style-name="Таблица48.A1" office:value-type="string">
            <text:p text:style-name="P3">One of my favorite <text:span text:style-name="T1">hang-outs</text:span> is a cafe near where I live called Bolivar in Santa Monica. It's only five minutes <text:span text:style-name="T1">away</text:span>, and its never too busy to find a table. Sometimes it can be <text:span text:style-name="T1">bustling</text:span>, but that's usually just in the morning during <text:span text:style-name="T1">rush hour</text:span> or at <text:span text:style-name="T1">lunchtime</text:span>. The owners are from Venezuela, and always have some cool music playing in the background.<text:line-break/><text:line-break/>Yesterday, I decided to take my <text:span text:style-name="T2">New York Times</text:span> and my laptop and <text:span text:style-name="T1">kill</text:span> a few hours there. I ordered <text:span text:style-name="T1">the usual</text:span>. I'm a <text:span text:style-name="T1">regular </text:span>, the folks there know I want a Vanilla <text:span text:style-name="T1">Latte</text:span> with a double <text:span text:style-name="T1">shot</text:span> of espresso, <text:span text:style-name="T1">hold</text:span> the whipped cream. Sometimes I'll order a <text:span text:style-name="T1">coffee cake</text:span> if I'm feeling a little hungry. The cafe also has <text:span text:style-name="T1">soup and sandwich</text:span> menu you can order off of.<text:line-break/><text:line-break/>Cafes are great for <text:span text:style-name="T1">people watching</text:span>. Sometimes I just sit and watch the people come and go. You get all <text:span text:style-name="T1">types</text:span> at this cafe. Yesterday, for example, a mother comes in with her three daughters, and one of the little girls ordered a latte! <text:span text:style-name="T1">This being</text:span> Los Angeles, you have your typical mix of <text:span text:style-name="T1">screenwriters</text:span>, <text:span text:style-name="T1">out-of-work</text:span> actors, and various Hollywood <text:span text:style-name="T1">wannabes</text:span>. They make for a colorful mix most of the time. <text:span text:style-name="T1">Me, I</text:span> just sit and read my paper. I'm no actor, but someday I would like to <text:span text:style-name="T1">direct</text:span> <text:line-break/><text:line-break/>Script by Dr. Jeff McQuillan </text:p>
          </table:table-cell>
        </table:table-row>
      </table:table>
      <text:p text:style-name="P2"/>
      <text:p text:style-name="P2"/>
      <text:p text:style-name="P2">ESLPodcast 35 - Working Late at the Office <text:line-break/>Tags: Business </text:p>
      <table:table table:name="Таблица49" table:style-name="Таблица49">
        <table:table-column table:style-name="Таблица49.A"/>
        <table:table-row>
          <table:table-cell table:style-name="Таблица49.A1" office:value-type="string">
            <text:p text:style-name="P3">Audio Index: 18:13 </text:p>
          </table:table-cell>
        </table:table-row>
      </table:table>
      <table:table table:name="Таблица50" table:style-name="Таблица50">
        <table:table-column table:style-name="Таблица50.A"/>
        <table:table-row>
          <table:table-cell table:style-name="Таблица50.A1" office:value-type="string">
            <text:p text:style-name="P3">I was so glad it was Friday afternoon. I've been thinking--<text:span text:style-name="T1">TGIF</text:span>--all day. I was <text:span text:style-name="T1">on my way out</text:span> of the office when I saw Nick sitting at his desk. Even though the office was nearly empty, he didn't look like he was ready to leave. In fact, he looked like he was still <text:span text:style-name="T1">swamped</text:span> with work. <text:line-break/><text:line-break/>Linda: Hi, Nick. You're here late.<text:line-break/><text:line-break/>Nick: Yeah, it looks like this may be an <text:span text:style-name="T1">all-nighter</text:span>. I just got a project <text:span text:style-name="T1">dumped in my lap</text:span>.<text:line-break/><text:line-break/>Linda: <text:span text:style-name="T1">You're kidding!</text:span> On Friday afternoon? What happened?<text:line-break/><text:line-break/>Nick: Well, the person who was <text:span text:style-name="T1">put in charge of</text:span> this project went on <text:span text:style-name="T1">maternity leave</text:span> this week and the person who was supposed <text:span text:style-name="T1">to take it over</text:span> just <text:span text:style-name="T1">resigned</text:span>.<text:line-break/><text:line-break/>Linda: I can't believe that. When is the deadline? I hope you're getting some extra help.<text:line-break/><text:soft-page-break/><text:line-break/>Nick: The project is due <text:span text:style-name="T1">first thing </text:span>Monday morning. And, with the <text:span text:style-name="T1">lay-offs</text:span> recently, I think I'm on my own on this one.<text:line-break/><text:line-break/>Linda: Why don't you <text:span text:style-name="T1">bring me up to speed</text:span>? Maybe I can help. <text:line-break/><text:line-break/>Nick: No, it's Friday. You look like you're about to head home. I can't ask you to do that.<text:line-break/><text:line-break/>Linda: I don't have any big plans for tonight. So, I'll tell you what. I'm having some trouble finishing the <text:span text:style-name="T1">budget</text:span> on my <text:span text:style-name="T1">proposal</text:span> and I know you're a <text:span text:style-name="T1">whiz </text:span>at numbers. Why don't I stay and help you with your project for the next few hours and you can <text:span text:style-name="T1">give me a hand</text:span> <text:span text:style-name="T1">with</text:span> my budget next week.<text:line-break/><text:line-break/>Nick: That's really nice of you. It would be a big <text:span text:style-name="T1">relief</text:span>. I'm feeling pretty <text:span text:style-name="T1">overwhelmed</text:span> and I know you've done a project like this before. Okay, <text:span text:style-name="T1">you've got a deal</text:span>! <text:line-break/><text:line-break/>Linda: Good! Now, let's see what we've got.<text:line-break/><text:line-break/>Script by Dr. Lucy Tse </text:p>
          </table:table-cell>
        </table:table-row>
      </table:table>
      <text:p text:style-name="P2"/>
      <text:p text:style-name="P2"/>
      <text:p text:style-name="P2">ESLPodcast 36 - Shopping at the Mall <text:line-break/>Tags: Shopping </text:p>
      <table:table table:name="Таблица51" table:style-name="Таблица51">
        <table:table-column table:style-name="Таблица51.A"/>
        <table:table-row>
          <table:table-cell table:style-name="Таблица51.A1" office:value-type="string">
            <text:p text:style-name="P3">Audio Index: 17:27 </text:p>
          </table:table-cell>
        </table:table-row>
      </table:table>
      <table:table table:name="Таблица52" table:style-name="Таблица52">
        <table:table-column table:style-name="Таблица52.A"/>
        <table:table-row>
          <table:table-cell table:style-name="Таблица52.A1" office:value-type="string">
            <text:p text:style-name="P3">I needed a new dress for a wedding I was attending next week so I went to the <text:span text:style-name="T1">mall</text:span> during my lunch hour. The mall had a big variety of stores, including two <text:span text:style-name="T1">department stores </text:span>so I was sure to find something that was just right. I found a space in the <text:span text:style-name="T1">parking structure</text:span> and entered the mall through the main entrance. This was right next to the food court. <text:line-break/><text:line-break/>Okay, where to start? <text:line-break/><text:line-break/>I headed to one of the two department stores. On the way there, though, I saw a nice dress in a <text:span text:style-name="T1">window display</text:span> of a women's clothing store. I decided to go in. As I walked in, I saw a <text:span text:style-name="T1">sales clerk</text:span> hanging some shirts on a <text:span text:style-name="T1">rack</text:span>. She said, "Hi, can I help you find something?‚" <text:line-break/><text:line-break/>"Oh, I'm just <text:span text:style-name="T1">browsing</text:span>," I said.<text:line-break/><text:line-break/>"Okay. Let me know if you need any help." I told her "thanks" and started looking around the store. There were some nice sweaters folded on the shelves and some <text:span text:style-name="T1">dress pants</text:span> on the racks. I made my way toward the back of the store and found the same dress I saw in the window display. And, it was <text:span text:style-name="T1">on sale</text:span>! It was 50% off. I started looking for my size. There were plenty of <text:span text:style-name="T1">smalls</text:span> and <text:span text:style-name="T1">larges</text:span>, but no <text:span text:style-name="T1">mediums</text:span>. <text:line-break/><text:line-break/>The sales clerk was walking by just then so I asked her, "Do you have any other sizes <text:span text:style-name="T1">in the back</text:span>?" But, I was out of luck. This was all they had. <text:line-break/><text:line-break/>"But," she said, "I have this dress in a medium and it's been <text:span text:style-name="T1">marked down</text:span>, too. Would you like to <text:span text:style-name="T1">try it on</text:span>?" I said I did and followed her to the dressing room. She said, "My name is Cheryl. Let me know if you need anything else." I tried the dress on and <text:span text:style-name="T1">it fit perfectly</text:span>. I liked the color, too. <text:line-break/><text:line-break/>I took the dress to the <text:span text:style-name="T1">register</text:span>. The sales clerk asked, "Are you ready?" I told her I was and she started <text:span text:style-name="T1">ringing me up</text:span>. The clerk told me the total and asked me, "How would you like to pay for this?‚" <text:line-break/><text:line-break/>"With my MasterCard," I said and handed her my credit card.<text:line-break/><text:line-break/>She processed the card and asked me sign the credit card receipt. She handed me a copy and a bag with my new dress in it. She said, "There you go. I hope you like the dress. <text:span text:style-name="T1">Thanks for </text:span><text:soft-page-break/><text:span text:style-name="T1">coming in</text:span>.‚" <text:line-break/><text:line-break/>I thanked her and left. I couldn't believe I got my shopping done so quickly. <text:span text:style-name="T1">There's a first time for everything.<text:line-break/><text:line-break/>Script by Dr. Lucy Tse </text:span></text:p>
          </table:table-cell>
        </table:table-row>
      </table:table>
      <text:p text:style-name="P2"/>
      <text:p text:style-name="P2"/>
      <text:p text:style-name="P2">ESLPodcast 37 - Buying a Pet <text:line-break/>Tags: Shopping </text:p>
      <table:table table:name="Таблица53" table:style-name="Таблица53">
        <table:table-column table:style-name="Таблица53.A"/>
        <table:table-row>
          <table:table-cell table:style-name="Таблица53.A1" office:value-type="string">
            <text:p text:style-name="P3">Audio Index: 15:14 </text:p>
          </table:table-cell>
        </table:table-row>
      </table:table>
      <table:table table:name="Таблица54" table:style-name="Таблица54">
        <table:table-column table:style-name="Таблица54.A"/>
        <table:table-row>
          <table:table-cell table:style-name="Таблица54.A1" office:value-type="string">
            <text:p text:style-name="P3">My niece <text:span text:style-name="T1">is turning</text:span> 8 next week and I decided to buy her a new <text:span text:style-name="T1">pet</text:span>. She had been asking her parents for a pet for a long time. But, they were worried about <text:span text:style-name="T1">taking care of </text:span>a pet. I told them I would go to the pet store to see if I could find a pet that wouldn't be too much of a <text:span text:style-name="T1">bother</text:span>. <text:line-break/><text:line-break/>I walked into a big pet store and looked around. I saw cages with dogs and cats. There were also <text:span text:style-name="T1">bird cages</text:span> with birds of every color. I even saw some snakes!<text:line-break/><text:line-break/>I saw a sales clerk and asked him for help. I told him that I was looking for a pet that was easy to take care of. He suggested a cat or a <text:span text:style-name="T1">kitten</text:span>. But, I told him that my niece was <text:span text:style-name="T1">allergic</text:span> to cats. Then, he suggested a puppy. I walked over to the rows of dog <text:span text:style-name="T1">kennels</text:span> and asked the clerk how often they needed <text:span text:style-name="T1">to be walked</text:span>. He said that usually, they needed to be <text:span text:style-name="T1">taken out</text:span> three to five times a day. That was <text:span text:style-name="T1">much</text:span> <text:span text:style-name="T1">too much</text:span> work, I told him. <text:line-break/><text:line-break/>He then showed me some birds, including a parrot. Then, I asked him how often the cages had to be cleaned, and when he told me, I <text:span text:style-name="T1">nixed</text:span> that idea. <text:line-break/><text:line-break/>Finally, he took me to the back of the store. I have the perfect pet for you, he said. I looked around and saw <text:span text:style-name="T1">acquariums</text:span> full of fish. There were about 20 different kinds. The clerk said that they were very easy to take care of. With the right equipment, you don't have to clean the <text:span text:style-name="T1">tank</text:span> regulary and all you have to do is feed the fish. That was it! The perfect solution. <text:line-break/><text:line-break/>The next time I visited my niece, she told me she loved her fish. She had named them all. She even <text:span text:style-name="T1">named one after</text:span> me. It was called "Jeffish." <text:span text:style-name="T1">Get it? </text:span>Now, she's happy and so are her parents. Just before I left, my niece asked me: When can we go to <text:span text:style-name="T1">Disneyland </text:span>? <text:line-break/><text:line-break/>Ah, <text:span text:style-name="T1">the</text:span> <text:span text:style-name="T1">work of an uncle is never done</text:span>.<text:line-break/><text:line-break/>Script by Dr. Lucy Tse </text:p>
          </table:table-cell>
        </table:table-row>
      </table:table>
      <text:p text:style-name="P2"/>
      <text:p text:style-name="P2"/>
      <text:p text:style-name="P2">ESLPodcast 38 - Food for the Barbecue <text:line-break/>Tags: Dining , Shopping </text:p>
      <table:table table:name="Таблица55" table:style-name="Таблица55">
        <table:table-column table:style-name="Таблица55.A"/>
        <table:table-row>
          <table:table-cell table:style-name="Таблица55.A1" office:value-type="string">
            <text:p text:style-name="P3">Audio Index: 20:14 </text:p>
          </table:table-cell>
        </table:table-row>
      </table:table>
      <table:table table:name="Таблица56" table:style-name="Таблица56">
        <table:table-column table:style-name="Таблица56.A"/>
        <table:table-row>
          <table:table-cell table:style-name="Таблица56.A1" office:value-type="string">
            <text:p text:style-name="P3">I moved into the new <text:span text:style-name="T1">apartment</text:span> last month and decided to invite a few friends over for a <text:span text:style-name="T1">house-warming party</text:span>. I didn't want to <text:span text:style-name="T1">spend the day </text:span>cooking, so I decided to have a <text:span text:style-name="T1">barbeque</text:span>. The food would be easy to prepare and I could cook it when my friends got here. But first, I had to go get a few things at the <text:span text:style-name="T1">supermarket</text:span>. <text:line-break/><text:line-break/>I got to the store and got a <text:span text:style-name="T1">cart</text:span>. I started out in the <text:span text:style-name="T1">meat department</text:span>. <text:span text:style-name="T1">It wouldn't be a </text:span>barbeque <text:span text:style-name="T1">without</text:span> hamburgers so I bought some ground beef. I also picked up some <text:span text:style-name="T1">chicken breasts</text:span> and <text:span text:style-name="T1">hot dogs</text:span>. I skipped the <text:span text:style-name="T1">seafood</text:span> <text:span text:style-name="T1">counter</text:span> since I didn't want to bother with fish.<text:line-break/><text:line-break/>Then, I was off to the <text:span text:style-name="T1">produce</text:span> department. I got some <text:span text:style-name="T1">corn on the cob</text:span> and a lot of vegetables for <text:span text:style-name="T1">grilling</text:span> for my friends who are <text:span text:style-name="T1">vegetarians</text:span>. Then, I was off to the <text:span text:style-name="T1">bakery</text:span> section. I needed <text:span text:style-name="T1">buns</text:span> for the hamburgers and hot dogs, and I also bought some cookies for <text:span text:style-name="T1">dessert</text:span>. <text:line-break/><text:line-break/><text:soft-page-break/>Then, I was almost done. I went down each aisle looking for the <text:span text:style-name="T1">condiments</text:span>-- <text:span text:style-name="T1">the ketchup, mustard, and mayonnaise</text:span>. And, just before wrapping things up, I went to the liquor department and got some beer, wine, and soda. Nearly everyone I invited asked if they could bring something for the party and but I told them no. I would have plenty of food and drink. <text:line-break/><text:line-break/>That was it. I stood in line at the check-out stand, <text:span text:style-name="T1">staring at the magazine rack</text:span> full of <text:span text:style-name="T1">tabloids</text:span>, until the <text:span text:style-name="T1">cashier</text:span> rang me up. The shopping <text:span text:style-name="T1">went off without a hitch</text:span>. Now, all I have to do is clean my messy apartment. <text:span text:style-name="T1">That's the hard part.<text:line-break/><text:line-break/>Script by Dr. Lucy Tse </text:span></text:p>
          </table:table-cell>
        </table:table-row>
      </table:table>
      <text:p text:style-name="P2"/>
      <text:p text:style-name="P2"/>
      <text:p text:style-name="P2">ESLPodcast 39 - Reality T.V. <text:line-break/>Tags: Entertainment </text:p>
      <table:table table:name="Таблица57" table:style-name="Таблица57">
        <table:table-column table:style-name="Таблица57.A"/>
        <table:table-row>
          <table:table-cell table:style-name="Таблица57.A1" office:value-type="string">
            <text:p text:style-name="P3">Audio Index: 15:44 </text:p>
          </table:table-cell>
        </table:table-row>
      </table:table>
      <table:table table:name="Таблица58" table:style-name="Таблица58">
        <table:table-column table:style-name="Таблица58.A"/>
        <table:table-row>
          <table:table-cell table:style-name="Таблица58.A1" office:value-type="string">
            <text:p text:style-name="P3">It's hard to watch TV these days without seeing <text:span text:style-name="T1">reality</text:span> shows. Some nights, it's hard to find a <text:span text:style-name="T1">scripted</text:span> <text:span text:style-name="T1">drama</text:span> to watch. There are so many different kinds of reality shows, too. The most popular one in the U.S. has been the "American Idol" show. This is a singing competition where <text:span text:style-name="T1">amateurs</text:span> try to <text:span text:style-name="T1">impress</text:span> the judges and the audience calls in to <text:span text:style-name="T1">vote off</text:span> a <text:span text:style-name="T1">contestant</text:span> each week. <text:span text:style-name="T1">The last person left standing</text:span> gets a <text:span text:style-name="T1">recording</text:span> contract. I think many countries now have a reality show like this. This show starts its fourth season this year and I think it'll be more popular then ever. <text:line-break/><text:line-break/>Another popular reality show is "<text:span text:style-name="T1">Big Brother</text:span>." In this show, a group of people live together in the same house for about 15 weeks. They're not allowed to leave and they can't have visitors. The people chosen to live in the house are usually very different. This way, there is sure to be a lot of <text:span text:style-name="T1">conflict</text:span>. Some people form <text:span text:style-name="T1">alliances</text:span> and other people try <text:span text:style-name="T1">to go it alone</text:span>. The contestants compete in games and each week, the other contestants vote off one person from the show. Why would anyone want to be on "Big Brother?" The answer is easy: money. The last person remaining gets a huge prize-in the U.S. show, a half a million dollars. Even I'd live in a house full of strangers <text:span text:style-name="T1">for that kind of cash </text:span>.<text:line-break/><text:line-break/>Script by Dr. Lucy Tse </text:p>
          </table:table-cell>
        </table:table-row>
      </table:table>
      <text:p text:style-name="P2"/>
      <text:p text:style-name="P2"/>
      <text:p text:style-name="P2">ESLPodcast 40 - Homecoming <text:line-break/>Tags: Daily Life </text:p>
      <table:table table:name="Таблица59" table:style-name="Таблица59">
        <table:table-column table:style-name="Таблица59.A"/>
        <table:table-row>
          <table:table-cell table:style-name="Таблица59.A1" office:value-type="string">
            <text:p text:style-name="P3">Audio Index: 19:56 </text:p>
          </table:table-cell>
        </table:table-row>
      </table:table>
      <table:table table:name="Таблица60" table:style-name="Таблица60">
        <table:table-column table:style-name="Таблица60.A"/>
        <table:table-row>
          <table:table-cell table:style-name="Таблица60.A1" office:value-type="string">
            <text:p text:style-name="P3">Fall is once again <text:span text:style-name="T1">upon us</text:span>, and that means that <text:span text:style-name="T1">homecoming</text:span> celebrations are <text:span text:style-name="T1">just around the corner</text:span>. Homecoming is an American tradition each September and October for high schools and colleges where they celebrate their <text:span text:style-name="T1">school spirit</text:span> with a football game and other celebrations. I remember the homecoming events when I was in school. First, there was the election of a homecoming king and queen. Each class had its own representative, one boy and one girl, usually the most popular <text:span text:style-name="T1">jock</text:span> and the cutest <text:span text:style-name="T1">cheerleader </text:span>. Needless to say, I was neither, so I never <text:span text:style-name="T1">stood a chance</text:span> of being elected! The king and queen, though, were always from the <text:span text:style-name="T1">senior class</text:span>. <text:line-break/><text:line-break/>All the events led up to <text:span text:style-name="T1">the big game</text:span>, played on a Friday night or Saturday afternoon, always a <text:span text:style-name="T1">home game </text:span>for the school celebrating their homecoming. In my school, we had a <text:span text:style-name="T1">pep rally</text:span> the day before the game, where the cheerleaders and <text:span text:style-name="T1">dance team </text:span>would <text:span text:style-name="T1">do their thing</text:span> on the stage. We also had a small <text:span text:style-name="T1">parade</text:span> before the game, where all the homecoming royalty and the <text:span text:style-name="T1">marching band </text:span>would go around the track of the stadium where the game was held, <text:span text:style-name="T1">cheered on</text:span> by <text:span text:style-name="T1">alumni</text:span>, parents, and students. Then we would watch the football game, which at my school, we usually lost.<text:line-break/><text:line-break/>Script by Dr. Jeff McQuillan </text:p>
          </table:table-cell>
        </table:table-row>
      </table:table>
      <text:p text:style-name="P2"/>
      <text:p text:style-name="P2"/>
      <text:p text:style-name="P2">ESLPodcast 41 - Tough Negotiations <text:line-break/><text:soft-page-break/>Tags: Business , Daily Life </text:p>
      <table:table table:name="Таблица61" table:style-name="Таблица61">
        <table:table-column table:style-name="Таблица61.A"/>
        <table:table-row>
          <table:table-cell table:style-name="Таблица61.A1" office:value-type="string">
            <text:p text:style-name="P3">Audio Index: 19:35 </text:p>
          </table:table-cell>
        </table:table-row>
      </table:table>
      <table:table table:name="Таблица62" table:style-name="Таблица62">
        <table:table-column table:style-name="Таблица62.A"/>
        <table:table-row>
          <table:table-cell table:style-name="Таблица62.A1" office:value-type="string">
            <text:p text:style-name="P3">I'm not <text:span text:style-name="T1">what you would call </text:span>the world's best negotiator, but sometimes it's necessary to engage in a <text:span text:style-name="T1">tough negotiation</text:span>. Take, for instance, the time I had to <text:span text:style-name="T1">renew</text:span> the <text:span text:style-name="T1">lease</text:span> on my apartment. This was <text:span text:style-name="T1">back in</text:span> college, when I was renting a small <text:span text:style-name="T1">studio</text:span> in the <text:span text:style-name="T1">Miracle Mile</text:span> area of Los Angeles. When my lease <text:span text:style-name="T1">was up </text:span>, the <text:span text:style-name="T1">landlord</text:span> and I sat down <text:span text:style-name="T1">to hammer out the terms </text:span>of a new lease. <text:line-break/><text:line-break/>"<text:span text:style-name="T1">I'll tell you what I'm going to do</text:span>," he said. "I'm going to give you a <text:span text:style-name="T1">break</text:span> on rent if you sign a two-year lease instead of just a one-year lease." <text:line-break/><text:line-break/>"Well," I said, "I don't know. <text:span text:style-name="T1">What sort of</text:span> break <text:span text:style-name="T1">are we talking about here</text:span>?‚" <text:line-break/><text:line-break/>"I'll give you a 5% rent increase instead of a 10% increase <text:span text:style-name="T1">in exchange for</text:span> you signing a two-year lease. It's <text:span text:style-name="T1">win-win </text:span>situation: you get a <text:span text:style-name="T1">cut</text:span> in rent, and I get the security of a two-year lease.‚" <text:line-break/><text:line-break/>At this point, I decided to make a <text:span text:style-name="T1">counter-proposal </text:span>. "<text:span text:style-name="T1">How about this</text:span>," I said, "You give me a one year lease with a six percent increase.‚" <text:line-break/><text:line-break/>"No, I can't make that sort of <text:span text:style-name="T1">deal</text:span>," he said. "<text:span text:style-name="T1">But here's what I can do</text:span>, and it's my <text:span text:style-name="T1">final offer</text:span>: I'll pay for your electricity for the first 6 months of the lease, along with the other terms I mentioned before.‚" <text:line-break/><text:line-break/>"You <text:span text:style-name="T1">drive a hard bargain</text:span> okay, <text:span text:style-name="T1">it's a deal</text:span>," I said. I guess I could have tried <text:span text:style-name="T1">to bargain him down</text:span> a bit more, but I was happy with our agreement. Now all I had to do was <text:span text:style-name="T1">sign on the dotted line </text:span>.<text:line-break/><text:line-break/>Script by Dr. Jeff McQuillan </text:p>
          </table:table-cell>
        </table:table-row>
      </table:table>
      <text:p text:style-name="P2"/>
      <text:p text:style-name="P2"/>
      <text:p text:style-name="P2">ESLPodcast 42 - Formal Emails <text:line-break/>Tags: Business </text:p>
      <table:table table:name="Таблица63" table:style-name="Таблица63">
        <table:table-column table:style-name="Таблица63.A"/>
        <table:table-row>
          <table:table-cell table:style-name="Таблица63.A1" office:value-type="string">
            <text:p text:style-name="P3">Audio Index: 20:09 </text:p>
          </table:table-cell>
        </table:table-row>
      </table:table>
      <table:table table:name="Таблица64" table:style-name="Таблица64">
        <table:table-column table:style-name="Таблица64.A"/>
        <table:table-row>
          <table:table-cell table:style-name="Таблица64.A1" office:value-type="string">
            <text:p text:style-name="P3">Dear Dr. Lee:<text:line-break/><text:line-break/><text:span text:style-name="T1">I don't know if you'll remember me, but</text:span> I introduced myself to you after your <text:span text:style-name="T1">keynote</text:span> at last week's <text:span text:style-name="T1">conference</text:span>. <text:span text:style-name="T1">As I mentioned to you,</text:span> I have read all of your journal papers and I am a great admirer of your <text:span text:style-name="T1">research</text:span>. Your article in the <text:span text:style-name="T1">top</text:span> journal Language Learning was groundbreaking.<text:line-break/><text:line-break/><text:span text:style-name="T1">The reason I am contacting you is that </text:span>I would like to come to your university to study with you. I met some of your students at the conference and they <text:span text:style-name="T1">couldn't stop singing your praises</text:span> as a professor and as an advisor. I don't know if you are accepting any new students for the next year, but if so, <text:span text:style-name="T1">I hope</text:span> you will consider me. <text:line-break/><text:line-break/>I have <text:span text:style-name="T1">included</text:span> two <text:span text:style-name="T1">attachments</text:span> to this email. I am sending a copy of my <text:span text:style-name="T1">CV </text:span>, and I am also including a research paper I completed this year. I hope that these will <text:span text:style-name="T1">give you an idea of </text:span>my qualifications and experience. <text:span text:style-name="T1">Please let me know </text:span>if you need more information or more samples of my <text:span text:style-name="T1">academic work</text:span>. <text:line-break/><text:line-break/><text:span text:style-name="T1">It was a pleasure and a privilege to meet you</text:span> at the conference and I hope to hear more about your research at a future conference.<text:line-break/><text:line-break/><text:span text:style-name="T1">Sincerely,</text:span><text:line-break/><text:line-break/>Lucy Hocevar<text:line-break/><text:line-break/>Script by Dr. Lucy Tse </text:p>
          </table:table-cell>
        </table:table-row>
      </table:table>
      <text:p text:style-name="P2"><text:soft-page-break/></text:p>
      <text:p text:style-name="P2"/>
      <text:p text:style-name="P2">ESLPodcast 43 - Getting an Interview <text:line-break/>Tags: Business </text:p>
      <table:table table:name="Таблица65" table:style-name="Таблица65">
        <table:table-column table:style-name="Таблица65.A"/>
        <table:table-row>
          <table:table-cell table:style-name="Таблица65.A1" office:value-type="string">
            <text:p text:style-name="P3">Audio Index: 20:36 </text:p>
          </table:table-cell>
        </table:table-row>
      </table:table>
      <table:table table:name="Таблица66" table:style-name="Таблица66">
        <table:table-column table:style-name="Таблица66.A"/>
        <table:table-row>
          <table:table-cell table:style-name="Таблица66.A1" office:value-type="string">
            <text:p text:style-name="P3">I've finally <text:span text:style-name="T1">landed</text:span> my first interview. Well, actually, that's not really true. I have been on many interviews for <text:span text:style-name="T1">part-time</text:span> jobs. This was my first interview for a <text:span text:style-name="T1">full-time</text:span> job.<text:line-break/><text:line-break/>In less than two months, I will graduate from Arizona University. After a lot of <text:span text:style-name="T1">back and forth</text:span> trying to decide on a <text:span text:style-name="T1">major</text:span>, I finally decided to <text:span text:style-name="T1">double major</text:span>. I would study both <text:span text:style-name="T1">political science</text:span> and <text:span text:style-name="T1">marketing</text:span>. <text:line-break/><text:line-break/>These are not majors that usually <text:span text:style-name="T1">go together</text:span>. In fact, most people thought I was crazy. But, after a lot of <text:span text:style-name="T1">soul searching</text:span>, I decided to combine my two main interests: 1. politics and 2. getting a job! Those are my two <text:span text:style-name="T1">priorities</text:span>. I thought that if I get degrees in these two <text:span text:style-name="T1">fields</text:span>, I could <text:span text:style-name="T1">cast a wide net</text:span> when going <text:span text:style-name="T1">job hunting.</text:span> And, that's what I'm trying to do now.<text:line-break/><text:line-break/>Since I don't know if I want to work in the <text:span text:style-name="T1">public</text:span> or <text:span text:style-name="T1">private sector</text:span>, I've applied for jobs in both. In the public sector, I could work for the government. Maybe one day, I could even be a <text:span text:style-name="T1">speech writer</text:span> for the President! Okay, maybe I should <text:span text:style-name="T1">shoot a little lower</text:span>. In the private sector, I could work for private organizations such as museums, schools, or programs. Some of those are <text:span text:style-name="T1">non-profit</text:span>. <text:line-break/><text:line-break/>Or, I could work for a <text:span text:style-name="T1">company</text:span>. Everybody tells me that that's where the money is. I haven't decided yet. I'm planning <text:span text:style-name="T1">to apply for</text:span> a lot of jobs and will see what happens. What I want now is just to get some <text:span text:style-name="T1">job offers</text:span>. Then, I can start being <text:span text:style-name="T1">picky</text:span>.<text:line-break/><text:line-break/>Script by Dr. Lucy Tse </text:p>
          </table:table-cell>
        </table:table-row>
      </table:table>
      <text:p text:style-name="P2"/>
      <text:p text:style-name="P2"/>
      <text:p text:style-name="P2">ESLPodcast 44 - Making a Good Impression <text:line-break/>Tags: Business </text:p>
      <table:table table:name="Таблица67" table:style-name="Таблица67">
        <table:table-column table:style-name="Таблица67.A"/>
        <table:table-row>
          <table:table-cell table:style-name="Таблица67.A1" office:value-type="string">
            <text:p text:style-name="P3">Audio Index: 15:14 </text:p>
          </table:table-cell>
        </table:table-row>
      </table:table>
      <table:table table:name="Таблица68" table:style-name="Таблица68">
        <table:table-column table:style-name="Таблица68.A"/>
        <table:table-row>
          <table:table-cell table:style-name="Таблица68.A1" office:value-type="string">
            <text:p text:style-name="P3">My interview is today. It is with a marketing company. It is a large <text:span text:style-name="T1">corporation</text:span> with its <text:span text:style-name="T1">headquarters</text:span> in San Francisco, CA. It also has <text:span text:style-name="T1">satellite offices</text:span> across the U.S. and in Europe. I'm not sure if this would be <text:span text:style-name="T1">the right fit</text:span> for me, but I'm <text:span text:style-name="T1">keeping an open mind</text:span>. <text:line-break/><text:line-break/>I got some <text:span text:style-name="T1">sound advice</text:span> from my aunt. She said that I should be confident but not <text:span text:style-name="T1">cocky</text:span>. That means I have to look for opportunities to talk about my qualifications, but don't make the mistake of <text:span text:style-name="T1">boasting</text:span> or worse, <text:span text:style-name="T1">making things up</text:span>. I do that sometimes when I get really nervous. My brain stops working and my mouth takes over.<text:line-break/><text:line-break/>I need to be respectful but not <text:span text:style-name="T1">meek</text:span>. I want to be professional with everyone, my <text:span text:style-name="T1">co-workers</text:span> and my bosses. But, I don't want them to think that I would let my co-workers <text:span text:style-name="T1">walk all over me</text:span>.<text:line-break/><text:line-break/>I should show them that I'm a <text:span text:style-name="T1">team- player</text:span>. Nobody likes a person who tries <text:span text:style-name="T1">to grab the limelight </text:span>all of the time, especially if they're new, like me.<text:line-break/><text:line-break/>Okay, I think I'm ready. I have my resume, my transcript, and the address of the office where I'm going for the interview. Now, all I need are my shoes <text:line-break/><text:line-break/>Script by Dr. Lucy Tse </text:p>
          </table:table-cell>
        </table:table-row>
      </table:table>
      <text:p text:style-name="P2"/>
      <text:p text:style-name="P2"/>
      <text:p text:style-name="P2">ESLPodcast 45 - A Visit to the Doctor <text:line-break/>Tags: Daily Life , Health/Medicine </text:p>
      <table:table table:name="Таблица69" table:style-name="Таблица69">
        <table:table-column table:style-name="Таблица69.A"/>
        <table:table-row>
          <table:table-cell table:style-name="Таблица69.A1" office:value-type="string">
            <text:p text:style-name="P3">Audio Index: 20:13 </text:p>
          </table:table-cell>
        </table:table-row>
      </table:table>
      <table:table table:name="Таблица70" table:style-name="Таблица70">
        <table:table-column table:style-name="Таблица70.A"/>
        <table:table-row>
          <table:table-cell table:style-name="Таблица70.A1" office:value-type="string">
            <text:p text:style-name="P3">Going to the doctor is never <text:span text:style-name="T1">particularly</text:span> pleasant for me. But I couldn't <text:span text:style-name="T1">put it off </text:span>any longer. <text:soft-page-break/>It was time for my <text:span text:style-name="T1">annual physical</text:span>, and there was no <text:span text:style-name="T1">getting around it</text:span>. So I picked up the phone and called for an appointment. "<text:span text:style-name="T1">I'd like to see</text:span> Dr. Shimoya next week, please, if that's possible," I said. Of course, it wasn't possible. The doctor was <text:span text:style-name="T1">booked</text:span> until next month, the <text:span text:style-name="T1">receptionist</text:span> told me. "Okay," I said, "let's schedule it for next month.‚" <text:line-break/><text:line-break/>When the day arrives, I drive over to the doctor and <text:span text:style-name="T1">check-in</text:span> at the receptionist desk. I have to present my <text:span text:style-name="T1">HMO</text:span> card and pay the <text:span text:style-name="T1">co-pay</text:span> of $15.00. The receptionist instructs me to go to <text:span text:style-name="T1">waiting room</text:span> B, <text:span text:style-name="T1">down the hall, first door on the right</text:span>. So I go there and take a seat to wait. And wait. And wait. Finally, my name is <text:span text:style-name="T1">called</text:span> and I go into see the doctor. The nurse <text:span text:style-name="T1">weighs</text:span> me, <text:span text:style-name="T1">takes</text:span> my <text:span text:style-name="T1">temperature</text:span> and <text:span text:style-name="T1">blood pressure</text:span>, and asks me why I'm there. I tell her it's time for my <text:span text:style-name="T1">yearly check- up</text:span>. She tells me to follow her to the <text:span text:style-name="T1">examination</text:span> <text:span text:style-name="T1">room</text:span>, and then <text:span text:style-name="T1">to strip down</text:span> to my <text:span text:style-name="T1">underwear</text:span>. Now I'm sitting on the <text:span text:style-name="T1">exam table</text:span>, half- freezing, waiting for the doctor <text:span text:style-name="T1">to show up </text:span>. Finally, he walks in, looks at my <text:span text:style-name="T1">chart</text:span>, and begins his examination. "Breathe," he says, as he places the <text:span text:style-name="T1">stethoscope</text:span> on my chest. "Breathe in and out slowly," he says. I do so. Then he checks my throat and has me lay down to check my <text:span text:style-name="T1">abdomen</text:span>. Finally, he <text:span text:style-name="T1">orders</text:span> a <text:span text:style-name="T1">blood test</text:span> and says, "Well, you're good for another year, Mr. McQuillan." Thank goodness, I think to myself, and get dressed to leave.<text:line-break/><text:line-break/>Script by Dr. Jeff McQuillan </text:p>
          </table:table-cell>
        </table:table-row>
      </table:table>
      <text:p text:style-name="P2"/>
      <text:p text:style-name="P2"/>
      <text:p text:style-name="P2">ESLPodcast 46 - Taking Credit <text:line-break/>Tags: Business </text:p>
      <table:table table:name="Таблица71" table:style-name="Таблица71">
        <table:table-column table:style-name="Таблица71.A"/>
        <table:table-row>
          <table:table-cell table:style-name="Таблица71.A1" office:value-type="string">
            <text:p text:style-name="P3">Audio Index: 23:06 </text:p>
          </table:table-cell>
        </table:table-row>
      </table:table>
      <table:table table:name="Таблица72" table:style-name="Таблица72">
        <table:table-column table:style-name="Таблица72.A"/>
        <table:table-row>
          <table:table-cell table:style-name="Таблица72.A1" office:value-type="string">
            <text:p text:style-name="P3">Jeff: You're not going to believe what happened? <text:line-break/><text:line-break/>Lucy: Oh, is the big meeting over? What happened?<text:line-break/><text:line-break/>Jeff: Dan tried <text:span text:style-name="T1">to take credit for </text:span>our idea for the new <text:span text:style-name="T1">campaign</text:span>. <text:line-break/><text:line-break/>Lucy: You're kidding me! I thought he might try <text:span text:style-name="T1">to pull something </text:span>like this, but I didn't think he'd <text:span text:style-name="T1">have the nerve </text:span>to do that.<text:line-break/><text:line-break/>Jeff: Yeah, and <text:span text:style-name="T1">to top it off</text:span>, he said that he did it all by himself.<text:line-break/><text:line-break/>Lucy: He's unbelievable. What a <text:span text:style-name="T1">jerk</text:span>! He <text:span text:style-name="T1">slacks off</text:span> for the last two weeks and <text:span text:style-name="T1">doesn't lift a finger </text:span>to help on any part of the project. <text:line-break/><text:line-break/>Jeff: Well, he's not going <text:span text:style-name="T1">to get away with it</text:span>. I'm going to talk to the senior vice president. I think she'll listen. <text:line-break/><text:line-break/>Lucy: Are you sure? I think she's <text:span text:style-name="T1">fair-minded</text:span>, but maybe she thinks we should <text:span text:style-name="T1">work it out</text:span> with Dan ourselves. She might not want <text:span text:style-name="T1">to step in</text:span>.<text:line-break/><text:line-break/>Jeff: Well, can you think of another way <text:span text:style-name="T1">to handle</text:span> this?<text:line-break/><text:line-break/>Lucy: I wish I could. I don't want to just <text:span text:style-name="T1">blow it off</text:span>, but we have to think of the <text:span text:style-name="T1">fall out</text:span>. Maybe the senior VP will end up thinking we can't <text:span text:style-name="T1">fight our own battles</text:span>.<text:line-break/><text:line-break/>Jeff: Yeah, you're right. I'm just so <text:span text:style-name="T1">ticked off</text:span> right now I can't think.<text:line-break/><text:line-break/>Lucy: That's probably the problem. We both need to <text:span text:style-name="T1">cool off</text:span> so we can <text:span text:style-name="T1">think straight</text:span>. Let's get some coffee and see what we can come up with.<text:line-break/><text:line-break/>Jeff: That sounds good. But, if I see Dan on the way out, I'm going to <text:span text:style-name="T1">floor </text:span>that guy.<text:line-break/><text:line-break/>Lucy: Yeah. <text:span text:style-name="T1">That makes two of us</text:span>.<text:line-break/><text:line-break/>Script by Dr. Lucy Tse</text:p>
          </table:table-cell>
        </table:table-row>
      </table:table>
      <text:p text:style-name="P2"><text:soft-page-break/></text:p>
      <text:p text:style-name="P2"/>
      <text:p text:style-name="P2">ESLPodcast 47 - A Trip to New York City <text:line-break/>Tags: Travel </text:p>
      <table:table table:name="Таблица73" table:style-name="Таблица73">
        <table:table-column table:style-name="Таблица73.A"/>
        <table:table-row>
          <table:table-cell table:style-name="Таблица73.A1" office:value-type="string">
            <text:p text:style-name="P3">Audio Index: 21:31 </text:p>
          </table:table-cell>
        </table:table-row>
      </table:table>
      <table:table table:name="Таблица74" table:style-name="Таблица74">
        <table:table-column table:style-name="Таблица74.A"/>
        <table:table-row>
          <table:table-cell table:style-name="Таблица74.A1" office:value-type="string">
            <text:p text:style-name="P3">(The phone rings.)<text:line-break/><text:line-break/>Lucy: Hello. <text:line-break/><text:line-break/>Jeff: <text:span text:style-name="T1">Hey</text:span><text:line-break/>Lucy, it's Jeff.<text:line-break/><text:line-break/>Lucy: Hey, welcome back. How was your vacation?<text:line-break/><text:line-break/>Jeff: Oh, it was great. The seven days in New York was a <text:span text:style-name="T1">blast</text:span>.<text:line-break/><text:line-break/>Lucy: <text:span text:style-name="T1">Oh, yeah? </text:span>Did you do any sightseeing or just visit with friends?<text:line-break/><text:line-break/>Jeff: I got to do both, actually. First, I saw my friend Edmundo who just moved there. He hadn't seen much of the city himself so we went to all the <text:span text:style-name="T1">tourist spots</text:span>. We got a <text:span text:style-name="T1">guidebook</text:span> and went to the major <text:span text:style-name="T1">museums</text:span>, saw a <text:span text:style-name="T1">play</text:span>, went to a <text:span text:style-name="T1">concert in Central Park</text:span>, and took the <text:span text:style-name="T1">Staten Island Ferry</text:span>. We did all of that in a day and a half. It was a <text:span text:style-name="T1">whirlwind</text:span>, but we got to see a lot. <text:line-break/><text:line-break/>Lucy: A day and a half?! You guys must have been <text:span text:style-name="T1">exhausted</text:span>. <text:line-break/><text:line-break/>Jeff: Yeah, we were. But, the rest of my trip was pretty <text:span text:style-name="T1">low key</text:span>. My friends Pat and Billie <text:span text:style-name="T1">rented a car </text:span>and we took a <text:span text:style-name="T1">road trip</text:span> to <text:span text:style-name="T1">Upstate New York</text:span> to visit some other friends of ours.<text:line-break/><text:line-break/>Lucy: Did you have <text:span text:style-name="T1">to stay over</text:span> in a hotel <text:span text:style-name="T1">along the way</text:span>, or did you <text:span text:style-name="T1">drive straight through </text:span>?<text:line-break/><text:line-break/>Jeff: We didn't bother with <text:span text:style-name="T1">booking</text:span> hotel rooms so we just drove straight there. It wasn't that far. <text:line-break/><text:line-break/>Lucy: How long did you stay there?<text:line-break/><text:line-break/>Jeff: We were only there two days and we <text:span text:style-name="T1">drove back </text:span>and <text:span text:style-name="T1">got back </text:span>last night. My flight was this morning at 8 a.m. The worst part of the whole trip was that my flight was <text:span text:style-name="T1">cancelled</text:span>. I was <text:span text:style-name="T1">rebooked</text:span> onto another flight that had a three-hour <text:span text:style-name="T1">layover</text:span> in Chicago. That was a <text:span text:style-name="T1">major pain</text:span>. <text:line-break/><text:line-break/>Lucy: <text:span text:style-name="T1">It sounds like it.</text:span> Well, I'm glad you <text:span text:style-name="T1">made it back </text:span>okay. And, you even have the weekend <text:span text:style-name="T1">to rest up</text:span> before work on Monday.<text:line-break/><text:line-break/>Jeff: Yeah, I'll need it. I've got <text:span text:style-name="T1">to catch up on my sleep</text:span>!<text:line-break/><text:line-break/>Script by Dr. Lucy Tse </text:p>
          </table:table-cell>
        </table:table-row>
      </table:table>
      <text:p text:style-name="P2"/>
      <text:p text:style-name="P2"/>
      <text:p text:style-name="P2">ESLPodcast 48 - At the Movies <text:line-break/>Tags: Entertainment </text:p>
      <table:table table:name="Таблица75" table:style-name="Таблица75">
        <table:table-column table:style-name="Таблица75.A"/>
        <table:table-row>
          <table:table-cell table:style-name="Таблица75.A1" office:value-type="string">
            <text:p text:style-name="P3">Audio Index: 19:45 </text:p>
          </table:table-cell>
        </table:table-row>
      </table:table>
      <table:table table:name="Таблица76" table:style-name="Таблица76">
        <table:table-column table:style-name="Таблица76.A"/>
        <table:table-row>
          <table:table-cell table:style-name="Таблица76.A1" office:value-type="string">
            <text:p text:style-name="P3">My friend Jim and I decided to see the latest <text:span text:style-name="T1">blockbuster</text:span> this weekend. I like a good <text:span text:style-name="T1">action movie</text:span> once in a while. We decided to meet at the movie theater <text:span text:style-name="T1">after work</text:span>. <text:line-break/><text:line-break/>When I got the theater, I looked around and didn't see Jim. So, I thought I would <text:span text:style-name="T1">get in line</text:span> to buy <text:span text:style-name="T1">tickets</text:span>. There were two different lines so I asked a woman standing in the first one, "Is <text:soft-page-break/>this the line for <text:span text:style-name="T2">Mission Impossible 4</text:span>?" and she said, "Yes, <text:span text:style-name="T1">I'm afraid</text:span> it is." I turned around and saw why she said that. It was really long and had about 20 people in it already. <text:span text:style-name="T1">Oh, well.</text:span> I went to the <text:span text:style-name="T1">back of the line </text:span>and waited. <text:line-break/><text:line-break/>About 10 minutes later, I saw Jim coming up the <text:span text:style-name="T1">escalator</text:span>. He looked <text:span text:style-name="T1">out of breath</text:span>. He said, "Hey, sorry for being so late. I <text:span text:style-name="T1">hit</text:span> a lot of <text:span text:style-name="T1">traffic</text:span> <text:span text:style-name="T1">on the way over</text:span>." I told him, "Don't worry about it. As you can see, we have a long wait.‚" <text:line-break/><text:line-break/>We finally got up to <text:span text:style-name="T1">the head of the line</text:span>. The clerk behind the <text:span text:style-name="T1">ticket window</text:span> said, "Can I help you?" and I said, "Two tickets for <text:span text:style-name="T2">MI-4</text:span>, please." We weren't children, students, or <text:span text:style-name="T1">seniors</text:span>, so there were no special <text:span text:style-name="T1">discounts</text:span> for us. The clerk <text:span text:style-name="T1">handed</text:span> me two tickets and we <text:span text:style-name="T1">headed</text:span> inside. There was a <text:span text:style-name="T1">ticket taker</text:span> just inside the door and he took our tickets, handing back to us our <text:span text:style-name="T1">stubs</text:span>. <text:line-break/><text:line-break/><text:span text:style-name="T1">Coming straight from work </text:span>, I was really hungry. Jim and I went to the <text:span text:style-name="T1">concession stand</text:span> and got a couple of Cokes, <text:span text:style-name="T1">a tub of popcorn</text:span>, a hotdog, and a box of candy. We were set. We went into the <text:span text:style-name="T1">screening room</text:span> and it was <text:span text:style-name="T1">packed</text:span>. Lucky for us, we found some seats together that weren't too close to the <text:span text:style-name="T1">screen</text:span>. <text:line-break/><text:line-break/>We sat back and waited for the movie to start. While we watched 10 minutes of <text:span text:style-name="T1">previews</text:span> we <text:span text:style-name="T1">wolfed down</text:span> our food. By the time the movie started, I was feeling pretty good. I don't know which was better: The movie or the great <text:span text:style-name="T1">junk food</text:span>!<text:line-break/><text:line-break/>Script by Dr. Lucy Tse </text:p>
          </table:table-cell>
        </table:table-row>
      </table:table>
      <text:p text:style-name="P2"/>
      <text:p text:style-name="P2"/>
      <text:p text:style-name="P2">ESLPodcast 49 - Car Trouble <text:line-break/>Tags: Daily Life , Transportation </text:p>
      <table:table table:name="Таблица77" table:style-name="Таблица77">
        <table:table-column table:style-name="Таблица77.A"/>
        <table:table-row>
          <table:table-cell table:style-name="Таблица77.A1" office:value-type="string">
            <text:p text:style-name="P3">Audio Index: 22:47 </text:p>
          </table:table-cell>
        </table:table-row>
      </table:table>
      <table:table table:name="Таблица78" table:style-name="Таблица78">
        <table:table-column table:style-name="Таблица78.A"/>
        <table:table-row>
          <table:table-cell table:style-name="Таблица78.A1" office:value-type="string">
            <text:p text:style-name="P3">I was <text:span text:style-name="T1">driving down</text:span> the <text:span text:style-name="T1">Santa Monica freeway</text:span> yesterday, headed towards downtown, when <text:span text:style-name="T1">all of a sudden</text:span> I see my <text:span text:style-name="T1">engine light come on</text:span>. <text:span text:style-name="T1">Needless to say</text:span>, that's not the sort of thing one likes to see. So I immediately <text:span text:style-name="T1">pull over</text:span> to the side of the road and park on the <text:span text:style-name="T1">shoulder </text:span>. I <text:span text:style-name="T1">pop the hood </text:span>and look to see what the problem might be. I'm no <text:span text:style-name="T1">mechanic</text:span>. I <text:span text:style-name="T1">barely</text:span> know how <text:span text:style-name="T1">to change the oil</text:span> and the <text:span text:style-name="T1">wiper fluid</text:span>‚ but perhaps something would <text:span text:style-name="T1">pop out at</text:span> me.<text:line-break/><text:line-break/>The car didn't <text:span text:style-name="T1">overheat</text:span>, since there was no <text:span text:style-name="T1">steam</text:span> coming out of the <text:span text:style-name="T1">radiator </text:span>. I checked the <text:span text:style-name="T1">battery cables</text:span>, and the battery was definitely not dead. I didn't know quite what else to do, so I pulled out my cell phone and called <text:span text:style-name="T1">AAA</text:span> for a <text:span text:style-name="T1">tow</text:span> to the nearest <text:span text:style-name="T1">repair shop</text:span>. I started worrying about all the things it could be‚Äîthe <text:span text:style-name="T1">fuel pump</text:span>, the <text:span text:style-name="T1">transmission</text:span>, the <text:span text:style-name="T1">electrical system</text:span>. Who knows? I just had new <text:span text:style-name="T1">brakes</text:span> put in a month ago, so I knew it couldn't be that. <text:line-break/><text:line-break/>The <text:span text:style-name="T1">tow truck</text:span> finally arrived and we went to a <text:span text:style-name="T1">nearby</text:span> mechanic. He checked everything, and then told me that he had found the problem: the engine light <text:span text:style-name="T1">sensor</text:span> was broken! I now had to take it into the <text:span text:style-name="T1">dealer </text:span>to get it fixed. Well, at least it didn't end up <text:span text:style-name="T1">costing me an arm and a leg</text:span>.<text:line-break/><text:line-break/>Script by Dr. Lucy Tse </text:p>
          </table:table-cell>
        </table:table-row>
      </table:table>
      <text:p text:style-name="P2"/>
      <text:p text:style-name="P2"/>
      <text:p text:style-name="P2">ESLPodcast 50 - Cashing a Check <text:line-break/>Tags: Daily Life </text:p>
      <table:table table:name="Таблица79" table:style-name="Таблица79">
        <table:table-column table:style-name="Таблица79.A"/>
        <table:table-row>
          <table:table-cell table:style-name="Таблица79.A1" office:value-type="string">
            <text:p text:style-name="P3">Audio Index: 17:38 </text:p>
          </table:table-cell>
        </table:table-row>
      </table:table>
      <table:table table:name="Таблица80" table:style-name="Таблица80">
        <table:table-column table:style-name="Таблица80.A"/>
        <table:table-row>
          <table:table-cell table:style-name="Таблица80.A1" office:value-type="string">
            <text:p text:style-name="P3">The local <text:span text:style-name="T1">branch</text:span> of my bank is located just a few <text:span text:style-name="T1">blocks</text:span> from where I live. It's very convenient, since it has four <text:span text:style-name="T1">ATMs</text:span> open <text:span text:style-name="T1">24/7</text:span>. Today I had to go in to make a <text:span text:style-name="T1">deposit</text:span>, but since I wanted to <text:span text:style-name="T1">cash a check</text:span> as well, I needed to go inside to talk to a <text:span text:style-name="T1">teller</text:span>. <text:line-break/><text:line-break/>Inside the bank, I <text:span text:style-name="T1">got in line</text:span> for the tellers. All the tellers are behind a large piece of <text:soft-page-break/><text:span text:style-name="T1">bulletproof glass </text:span>, so you have <text:span text:style-name="T1">to speak up</text:span> when you are talking to them. Anyway, when I got to the head of the line, the cashier said, "<text:span text:style-name="T1">How may I help you</text:span>?" "Well," I said, "I'd like to deposit this <text:span text:style-name="T1">payroll check</text:span> into my <text:span text:style-name="T1">checking account</text:span>, and cash this <text:span text:style-name="T1">cashier's check </text:span>." "Certainly," she said, "just <text:span text:style-name="T1">endorse </text:span>the back of both checks and put them in the tray." "Sure. And, I can get that in <text:span text:style-name="T1">small bills--10s and 20s</text:span>?" I waited for her to process my checks. Then she said, "<text:span text:style-name="T1">Here you are </text:span>," and <text:span text:style-name="T1">counted out</text:span> the cash and put it in an envelope. I said, "Thank you!" and <text:span text:style-name="T1">walked away</text:span>. Now that I have some <text:span text:style-name="T1">money burning a hole in my pocket</text:span>, I guess I better spend it!<text:line-break/><text:line-break/><text:line-break/>Script by Dr. Jeff McQuillan </text:p>
          </table:table-cell>
        </table:table-row>
      </table:table>
      <text:p text:style-name="P2"/>
      <text:p text:style-name="P2"/>
      <text:p text:style-name="P2">ESLPodcast 51 - Staying In <text:line-break/>Tags: Entertainment , Dining , Daily Life </text:p>
      <table:table table:name="Таблица81" table:style-name="Таблица81">
        <table:table-column table:style-name="Таблица81.A"/>
        <table:table-row>
          <table:table-cell table:style-name="Таблица81.A1" office:value-type="string">
            <text:p text:style-name="P3">Audio Index: 19:24 </text:p>
          </table:table-cell>
        </table:table-row>
      </table:table>
      <table:table table:name="Таблица82" table:style-name="Таблица82">
        <table:table-column table:style-name="Таблица82.A"/>
        <table:table-row>
          <table:table-cell table:style-name="Таблица82.A1" office:value-type="string">
            <text:p text:style-name="P3">It's Friday night and my <text:span text:style-name="T1">roommate</text:span> and I feel like <text:span text:style-name="T1">staying in</text:span>. We've both had a <text:span text:style-name="T1">tough week</text:span> at work and decided to have a <text:span text:style-name="T1">low-key</text:span> evening. On my way home, I stopped at the <text:span text:style-name="T1">video rental store </text:span>and rented a couple of movies. I got a <text:span text:style-name="T1">new release</text:span> and a <text:span text:style-name="T1">classic</text:span>. I thought I had left my <text:span text:style-name="T1">membership card </text:span>at home but found it <text:span text:style-name="T1">at the last minute</text:span>. I like going to my local rental store because it doesn't charge <text:span text:style-name="T1">late fees.</text:span> That's <text:span text:style-name="T1">handy</text:span> when I don't have time to return the DVDs the next day. <text:line-break/><text:line-break/>My roommate and I were feeling too tired <text:span text:style-name="T1">to go out to eat</text:span> so we decided <text:span text:style-name="T1">to order in</text:span>. We mulled over the <text:span text:style-name="T1">take-out</text:span> menus from restaurants that had <text:span text:style-name="T1">delivery service</text:span> and couldn't decide which restaurant to order from. <text:span text:style-name="T1">The trouble was that</text:span> we had never eaten at the two restaurants nearby. Ordering from either one would be <text:span text:style-name="T1">crapshoot</text:span>. In the end, we just decided to order a pizza. I called the restaurant and placed our delivery order. <text:line-break/><text:line-break/>About a half hour later, the delivery person came to the door. I asked him if I could pay with a credit card and he said, "Sure." I handed him my card and he wrote down the number. Then, I signed the <text:span text:style-name="T1">slip</text:span> and I added a <text:span text:style-name="T1">tip</text:span> to the total. He gave me a copy of the slip as a receipt and then handed me the pizza. I was really glad to get it. I was <text:span text:style-name="T1">starving</text:span>. <text:line-break/><text:line-break/>With our movies and the pizza, we were <text:span text:style-name="T1">all set</text:span>. There's nothing like a night at home <text:span text:style-name="T1">vegging out</text:span> to get over a <text:span text:style-name="T1">hectic</text:span> week.<text:line-break/><text:line-break/>Script by Dr. Lucy Tse </text:p>
          </table:table-cell>
        </table:table-row>
      </table:table>
      <text:p text:style-name="P2"/>
      <text:p text:style-name="P2"/>
      <text:p text:style-name="P2">ESLPodcast 52 - At the Art Exhibit <text:line-break/>Tags: Entertainment </text:p>
      <table:table table:name="Таблица83" table:style-name="Таблица83">
        <table:table-column table:style-name="Таблица83.A"/>
        <table:table-row>
          <table:table-cell table:style-name="Таблица83.A1" office:value-type="string">
            <text:p text:style-name="P3">Audio Index: 17:24 </text:p>
          </table:table-cell>
        </table:table-row>
      </table:table>
      <table:table table:name="Таблица84" table:style-name="Таблица84">
        <table:table-column table:style-name="Таблица84.A"/>
        <table:table-row>
          <table:table-cell table:style-name="Таблица84.A1" office:value-type="string">
            <text:p text:style-name="P3">I really wanted to see the new <text:span text:style-name="T1">exhibit</text:span> at the art museum and invited Lucy to come along. We both like <text:span text:style-name="T1">contemporary</text:span> art and this was an <text:span text:style-name="T1">exhibition</text:span> for an artist that we've both liked, <text:span text:style-name="T1">ever since</text:span> she was <text:span text:style-name="T1">an up and coming</text:span> artist 10 years ago. This was a <text:span text:style-name="T1">retrospective</text:span> so there was going to be a lot of different types of <text:span text:style-name="T1">work</text:span> by the artist. There would be some of the artist's <text:span text:style-name="T1">paintings</text:span>, her early work. There would also be some of her <text:span text:style-name="T1">sculptures</text:span>. Her most recent work is <text:span text:style-name="T1">mixed media</text:span>. This is very <text:span text:style-name="T1">versatile</text:span> and that's one of the reasons I like her work so much. <text:line-break/><text:line-break/>We were going to the <text:span text:style-name="T1">opening</text:span> of the exhibition, with a <text:span text:style-name="T1">wine and cheese reception</text:span> for the artist. When we arrived in the main <text:span text:style-name="T1">gallery </text:span>, there were already a lot of people there. Looking around, I could see that some were artists themselves and some were <text:span text:style-name="T1">art critics</text:span>. I'm sure there were <text:span text:style-name="T1">collectors</text:span> there, too. I knew the <text:span text:style-name="T1">curator</text:span> and looked around for him. I <text:span text:style-name="T1">spotted him</text:span> talking with a group of people in the corner, probably trying to talk up the gallery and the artist. After a little while, the curator <text:span text:style-name="T1">said a few words</text:span> and then introduced the artist. We got a chance to meet her briefly and she was very <text:span text:style-name="T1">gracious</text:span>. I'm glad that someone with her <text:span text:style-name="T1">talent</text:span> has <text:span text:style-name="T1">made it</text:span> in the art world. That's not easy to do. And, I think her best work is <text:span text:style-name="T1">still </text:span><text:soft-page-break/><text:span text:style-name="T1">to come</text:span>.<text:line-break/><text:line-break/>Script by Dr. Lucy Tse </text:p>
          </table:table-cell>
        </table:table-row>
      </table:table>
      <text:p text:style-name="P2"/>
      <text:p text:style-name="P2"/>
      <text:p text:style-name="P2">ESLPodcast 53 - Understanding Men and Women <text:line-break/>Tags: Relationships </text:p>
      <table:table table:name="Таблица85" table:style-name="Таблица85">
        <table:table-column table:style-name="Таблица85.A"/>
        <table:table-row>
          <table:table-cell table:style-name="Таблица85.A1" office:value-type="string">
            <text:p text:style-name="P3">Audio Index: 18:47 </text:p>
          </table:table-cell>
        </table:table-row>
      </table:table>
      <table:table table:name="Таблица86" table:style-name="Таблица86">
        <table:table-column table:style-name="Таблица86.A"/>
        <table:table-row>
          <table:table-cell table:style-name="Таблица86.A1" office:value-type="string">
            <text:p text:style-name="P3">Lucy: Jeff, <text:span text:style-name="T1">here's a question</text:span>. I was <text:span text:style-name="T1">just talking</text:span> to Dawn. You know, they had their first <text:span text:style-name="T1">wedding anniversary</text:span> last week. Guess what her husband gave her as a present. <text:line-break/><text:line-break/>Jeff: I don't know. What?<text:line-break/><text:line-break/>Lucy: He gave her a <text:span text:style-name="T1">vacuum cleaner </text:span>.<text:line-break/><text:line-break/>Jeff: Didn't she want a vacuum cleaner?<text:line-break/><text:line-break/>Lucy: Yes, the old one was broken, but that's not <text:span text:style-name="T1">the point</text:span>! It was their wedding anniversary, their first one. Dawn was really <text:span text:style-name="T1">upset</text:span> that he wasn't more romantic. He really <text:span text:style-name="T1">let her down</text:span>. <text:line-break/><text:line-break/>Jeff: <text:span text:style-name="T1">Oh, great. </text:span>Women are always saying that men aren't romantic. But we are! Just not in the way that women want.<text:line-break/><text:line-break/>Lucy: What do you mean?<text:line-break/><text:line-break/>Jeff: It's a man's job to protect his wife and family. When something goes wrong, they want to fix it. That's <text:span text:style-name="T1">the mark of</text:span> a good husband. <text:line-break/><text:line-break/>Lucy: I can see that, but that's not romantic <text:span text:style-name="T1">in my book</text:span>.<text:line-break/><text:line-break/>Jeff: That's because you women have this <text:span text:style-name="T1">idealized view </text:span>of romance that you get from a lifetime of watching <text:span text:style-name="T1">chick flicks</text:span> and reading <text:span text:style-name="T1">romance novels</text:span>. Even if a man wanted to, he could never <text:span text:style-name="T1">get into the head </text:span>of a woman and guess what she wanted. That's why women have to just tell us what they want. <text:line-break/><text:line-break/>Lucy: That's the problem. We women think men should just know what we want, without us having to tell them that is, if the man really loved and understood us. That's why we don't want to tell you. But, I see your point, too.<text:line-break/><text:line-break/>Jeff: So, I guess it's really true. <text:span text:style-name="T1">Men are from Mars and women are from Venus. </text:span><text:line-break/><text:line-break/>Lucy: Yeah, that's what makes life interesting, right?<text:line-break/><text:line-break/>Script by Dr. Lucy Tse </text:p>
          </table:table-cell>
        </table:table-row>
      </table:table>
      <text:p text:style-name="P2"/>
      <text:p text:style-name="P2"/>
      <text:p text:style-name="P2">ESLPodcast 54 - Talking to the Professor <text:line-break/>Tags: Daily Life </text:p>
      <table:table table:name="Таблица87" table:style-name="Таблица87">
        <table:table-column table:style-name="Таблица87.A"/>
        <table:table-row>
          <table:table-cell table:style-name="Таблица87.A1" office:value-type="string">
            <text:p text:style-name="P3">Audio Index: 20:06 </text:p>
          </table:table-cell>
        </table:table-row>
      </table:table>
      <table:table table:name="Таблица88" table:style-name="Таблица88">
        <table:table-column table:style-name="Таблица88.A"/>
        <table:table-row>
          <table:table-cell table:style-name="Таблица88.A1" office:value-type="string">
            <text:p text:style-name="P3">[A knock on the door.]<text:line-break/><text:line-break/>Jeff: <text:span text:style-name="T1">Come in.</text:span><text:line-break/><text:line-break/>Julie: Hi, Dr. McQuillan, I'm Julie Taylor. I'm in your <text:span text:style-name="T1">2 o'clock class</text:span> on Thursdays.<text:line-break/><text:line-break/>Jeff: Hi, Julie. <text:span text:style-name="T1">Have a seat.</text:span> What can I do for you? <text:line-break/><text:line-break/>Julie: I wanted to come see you during your <text:span text:style-name="T1">office hours</text:span> because I <text:span text:style-name="T1">missed</text:span> class last week. I had a <text:span text:style-name="T1">family emergency </text:span>. <text:line-break/><text:soft-page-break/><text:line-break/>Jeff: I'm sorry to hear that. We <text:span text:style-name="T1">went over </text:span>a lot of <text:span text:style-name="T1">material</text:span> so make sure you get the <text:span text:style-name="T1">notes</text:span> from another student in class. <text:line-break/><text:line-break/>Julie: Thanks, I will. Did you give any <text:span text:style-name="T1">assignments </text:span>? <text:line-break/><text:line-break/>Jeff: Yes, I assigned an <text:span text:style-name="T1">essay</text:span> on the topics in chapter 3 of your <text:span text:style-name="T1">textbook</text:span>. <text:line-break/><text:line-break/>Julie: Oh, I see. Are there <text:span text:style-name="T1">guidelines</text:span> for the essay? <text:line-break/><text:line-break/>Jeff: Yes, it should be 8-10 pages and it's <text:span text:style-name="T1">due</text:span> in two weeks. Take a look at your <text:span text:style-name="T1">syllabus</text:span>. It has more details. <text:line-break/><text:line-break/>Julie: I will. Thanks a lot. I've also <text:span text:style-name="T1">been meaning to</text:span> talk to you about the trouble I'm having <text:span text:style-name="T1">keeping up </text:span>in class. I'm having trouble understanding the <text:span text:style-name="T1">lectures</text:span>. Is there anything you would suggest?<text:line-break/><text:line-break/>Jeff: Some students tape record the lectures and listen to them <text:span text:style-name="T1">afterwards</text:span>. That seems to help. <text:line-break/><text:line-break/>Julie: That's a great idea. I'll definitely try that. I'm wondering if you give <text:span text:style-name="T1">extra credit</text:span> in your class?<text:line-break/><text:line-break/>Jeff: No, I don't give extra credit assignments. But if you're worried about <text:span text:style-name="T1">passing</text:span>, there are still two more tests <text:span text:style-name="T1">to pull up your grade</text:span>. <text:line-break/><text:line-break/>Julie: Yes, I'll study hard for those. Thanks a lot for your time.<text:line-break/><text:line-break/>Jeff: No problem. See you in class.<text:line-break/><text:line-break/>Julie: Okay, <text:span text:style-name="T1">Professor</text:span> McQuillan, see you Thursday.<text:line-break/><text:line-break/>Script by Dr. Lucy Tse </text:p>
          </table:table-cell>
        </table:table-row>
      </table:table>
      <text:p text:style-name="P2"/>
      <text:p text:style-name="P2"/>
      <text:p text:style-name="P2">ESLPodcast 55 - A Trip to the Library <text:line-break/>Tags: Entertainment , Daily Life </text:p>
      <table:table table:name="Таблица89" table:style-name="Таблица89">
        <table:table-column table:style-name="Таблица89.A"/>
        <table:table-row>
          <table:table-cell table:style-name="Таблица89.A1" office:value-type="string">
            <text:p text:style-name="P3">Audio Index: 20:50 </text:p>
          </table:table-cell>
        </table:table-row>
      </table:table>
      <table:table table:name="Таблица90" table:style-name="Таблица90">
        <table:table-column table:style-name="Таблица90.A"/>
        <table:table-row>
          <table:table-cell table:style-name="Таблица90.A1" office:value-type="string">
            <text:p text:style-name="P3">I read in the <text:span text:style-name="T1">local paper</text:span> that a new public library had just opened two weeks ago in my neighborhood. I wanted to <text:span text:style-name="T1">check it out</text:span>. But first, I called the library to check the <text:span text:style-name="T1">hours of operation</text:span>. The <text:span text:style-name="T1">librarian</text:span> told me that they were open Monday through Saturday from 10 to 6 so I decided to <text:span text:style-name="T1">see</text:span> the new library <text:span text:style-name="T1">for myself</text:span>. <text:line-break/><text:line-break/>I parked my car in the library parking lot and walked in. There were two <text:span text:style-name="T1">library clerks </text:span>behind the counter and a librarian at the <text:span text:style-name="T1">reference desk </text:span>. I walked around and spotted the <text:span text:style-name="T1">non- fiction</text:span> section and moved onto the <text:span text:style-name="T1">fiction stacks</text:span>. There was a pretty good <text:span text:style-name="T1">collection</text:span> in both of these areas. I wanted to see if they had a book I've been wanting to read so I went over to the computer to check the online <text:span text:style-name="T1">catalogue</text:span>. As it turns out, they had one <text:span text:style-name="T1">copy</text:span> and it had not been <text:span text:style-name="T1">checked out</text:span>. I wrote down the <text:span text:style-name="T1">call number</text:span> and went to the stacks. I found it <text:span text:style-name="T1">right away</text:span>. <text:line-break/><text:line-break/>When I walked in, I also noticed that the library had music CDs, videos, and DVDs that could be checked out. I looked briefly at the collection but decided not to check out any <text:span text:style-name="T1">right then</text:span>. <text:line-break/><text:line-break/>I had my book and I was all set. I stood in line and waited to check my book out. The library clerk said, "<text:span text:style-name="T1">Next please</text:span>," and I <text:span text:style-name="T1">stepped up to the counter</text:span>. I asked her what the loan period was for the book. She told me that the <text:span text:style-name="T1">due date</text:span> was <text:span text:style-name="T1">three weeks from today</text:span>. I gave her my <text:span text:style-name="T1">library card</text:span>. She <text:span text:style-name="T1">scanned the bar code </text:span>on my book and <text:span text:style-name="T1">stamped</text:span> the due date on the back of it. It was <text:span text:style-name="T1">quick and easy</text:span>. I was so glad to have a nice new library so <text:soft-page-break/>close to home.<text:line-break/><text:line-break/>Script by Dr. Lucy Tse </text:p>
          </table:table-cell>
        </table:table-row>
      </table:table>
      <text:p text:style-name="P2"/>
      <text:p text:style-name="P2"/>
      <text:p text:style-name="P2">ESLPodcast 56 - Hiring for a Job <text:line-break/>Tags: Business </text:p>
      <table:table table:name="Таблица91" table:style-name="Таблица91">
        <table:table-column table:style-name="Таблица91.A"/>
        <table:table-row>
          <table:table-cell table:style-name="Таблица91.A1" office:value-type="string">
            <text:p text:style-name="P3">Audio Index: 21:56 </text:p>
          </table:table-cell>
        </table:table-row>
      </table:table>
      <table:table table:name="Таблица92" table:style-name="Таблица92">
        <table:table-column table:style-name="Таблица92.A"/>
        <table:table-row>
          <table:table-cell table:style-name="Таблица92.A1" office:value-type="string">
            <text:p text:style-name="P3">Last week, <text:span text:style-name="T1">my administrative assistant gave notice</text:span> that he was quitting in two weeks. <text:span text:style-name="T1">It couldn't have come at a worse time.</text:span> It was a very busy time of the year, but there was nothing I could do. Right away, we put a <text:span text:style-name="T1">want ad</text:span> in the <text:span text:style-name="T1">classifieds</text:span> and received several applications for the job. I <text:span text:style-name="T1">called in</text:span> four of them for interviews and I had <text:span text:style-name="T1">narrowed it down to</text:span> two candidates. <text:line-break/><text:line-break/>The first was Claudia Trujillo. From her <text:span text:style-name="T1">resume </text:span>, I knew that she had had four years of experience working at a <text:span text:style-name="T1">telecommunications </text:span>company. She looked <text:span text:style-name="T1">promising</text:span> and when she arrived for the interview, she was <text:span text:style-name="T1">dressed professionally </text:span>and seemed <text:span text:style-name="T1">personable</text:span>. When I asked her about her experience, she answered my questions with <text:span text:style-name="T1">confidence</text:span>. She sounded like a <text:span text:style-name="T1">hard worker</text:span> and showed a lot of <text:span text:style-name="T1">perseverance</text:span>. The only <text:span text:style-name="T1">drawbacks</text:span> were that she was a little <text:span text:style-name="T1">chatty</text:span> and she also seemed a little <text:span text:style-name="T1">disorganized</text:span>. <text:line-break/><text:line-break/>The second candidate was Alex Mayhew. Alex had more experience than Claudia, but in different <text:span text:style-name="T1">capacities</text:span>, and only had one year of experience as an administrative assistant. When I met Alex, he seemed <text:span text:style-name="T1">a little rough around the edges</text:span>. He was <text:span text:style-name="T1">earnest</text:span> and <text:span text:style-name="T1">eager</text:span>, but didn't <text:span text:style-name="T1">have the air of</text:span> someone who had worked in a <text:span text:style-name="T1">corporate environment</text:span>. Still, he seemed <text:span text:style-name="T1">bright </text:span>and <text:span text:style-name="T1">easy to get along with</text:span>. He did <text:span text:style-name="T1">strike me as</text:span> being a little <text:span text:style-name="T1">shy</text:span>, but I think that was because he was nervous. <text:line-break/><text:line-break/>So, those are my two options. Now, which one should I hire? <text:span text:style-name="T1">I need to give it some more thought.<text:line-break/><text:line-break/>Script by Dr. Lucy Tse </text:span></text:p>
          </table:table-cell>
        </table:table-row>
      </table:table>
      <text:p text:style-name="P2"/>
      <text:p text:style-name="P2"/>
      <text:p text:style-name="P2">ESLPodcast 57 - A Camping Trip <text:line-break/>Tags: Entertainment , Travel </text:p>
      <table:table table:name="Таблица93" table:style-name="Таблица93">
        <table:table-column table:style-name="Таблица93.A"/>
        <table:table-row>
          <table:table-cell table:style-name="Таблица93.A1" office:value-type="string">
            <text:p text:style-name="P3">Audio Index: 14:59 </text:p>
          </table:table-cell>
        </table:table-row>
      </table:table>
      <table:table table:name="Таблица94" table:style-name="Таблица94">
        <table:table-column table:style-name="Таблица94.A"/>
        <table:table-row>
          <table:table-cell table:style-name="Таблица94.A1" office:value-type="string">
            <text:p text:style-name="P3">My friends and I decided to take a trip to <text:span text:style-name="T1">Yosemite National Park </text:span>to do some <text:span text:style-name="T1">camping</text:span> and <text:span text:style-name="T1">hiking</text:span>. We all like the <text:span text:style-name="T1">outdoors</text:span>, but we all live in the city. We have all been <text:span text:style-name="T1">griping</text:span> about <text:span text:style-name="T1">feeling cooped up</text:span> so we decided to take a <text:span text:style-name="T1">road trip</text:span>. This trip would give all of us a <text:span text:style-name="T1">break from </text:span>the traffic, noise, and <text:span text:style-name="T1">smog</text:span> that we all <text:span text:style-name="T1">deal with</text:span> in L.A. <text:line-break/><text:line-break/>Before we left, I went to the <text:span text:style-name="T1">sporting goods store </text:span>to get some new <text:span text:style-name="T1">gear</text:span> and equipment. I had a <text:span text:style-name="T1">tent </text:span>, but I needed a new <text:span text:style-name="T1">sleeping bag</text:span>, one that was <text:span text:style-name="T1">waterproof</text:span>. I also needed some new <text:span text:style-name="T1">hiking boots</text:span>. Lucky for me, I found everything <text:span text:style-name="T1">in one stop</text:span>, and <text:span text:style-name="T1">by the time</text:span> I left the store, I was really <text:span text:style-name="T1">psyched</text:span> about the trip!<text:line-break/><text:line-break/>Early on Saturday morning, my friend Rachel came to pick me up. None of us had a <text:span text:style-name="T1">camper</text:span> but Rachel had an <text:span text:style-name="T1">SUV</text:span> that fit all of us comfortably. I was the last one to be picked up and I put my <text:span text:style-name="T1">backpack</text:span> and other gear in the <text:span text:style-name="T1">trunk</text:span>. I was about to get in to the car when realized I had left my <text:span text:style-name="T1">sunscreen</text:span> in the house. I rushed back in and <text:span text:style-name="T1">grabbed it</text:span>, and then <text:span text:style-name="T1">we were off</text:span>. I couldn't wait to get some fresh air and plenty of exercise. Yosemite, <text:span text:style-name="T1">here we come! </text:span><text:line-break/><text:line-break/>Script by Dr. Lucy Tse </text:p>
          </table:table-cell>
        </table:table-row>
      </table:table>
      <text:p text:style-name="P2"/>
      <text:p text:style-name="P2"/>
      <text:p text:style-name="P2">ESLPodcast 58 - Getting Ready to Go <text:line-break/>Tags: Daily Life </text:p>
      <table:table table:name="Таблица95" table:style-name="Таблица95">
        <table:table-column table:style-name="Таблица95.A"/>
        <table:table-row>
          <table:table-cell table:style-name="Таблица95.A1" office:value-type="string">
            <text:p text:style-name="P3">Audio Index: 19:19 </text:p>
          </table:table-cell>
        </table:table-row>
      </table:table>
      <table:table table:name="Таблица96" table:style-name="Таблица96">
        <table:table-column table:style-name="Таблица96.A"/>
        <text:soft-page-break/>
        <table:table-row>
          <table:table-cell table:style-name="Таблица96.A1" office:value-type="string">
            <text:p text:style-name="P3">I guess I'm just like everybody else. I <text:span text:style-name="T1">could do withou</text:span>t Mondays. On the weekend, I can <text:span text:style-name="T1">kick back and relax</text:span>, but I <text:span text:style-name="T1">dread</text:span> going back to work when the weekend is over. <text:line-break/><text:line-break/>This morning was particularly <text:span text:style-name="T1">hectic</text:span>. On <text:span text:style-name="T1">weeknights</text:span>, I set my <text:span text:style-name="T1">alarm</text:span> for 7 a.m. That's what I did last night. But, when I woke up this morning and looked at my alarm clock, it was 7:30! The alarm clock was <text:span text:style-name="T1">on the fritz</text:span> and it didn't <text:span text:style-name="T1">go off</text:span>. Oh no, I was going to be late again. <text:line-break/><text:line-break/>I washed my face, put on my <text:span text:style-name="T1">make-up</text:span>, got dressed, and ate a small bowl of cereal. I had <text:span text:style-name="T1">one foot out the door </text:span>when I realized I didn't have my keys. I went back into my bedroom and looked on the shelf where I kept them. <text:span text:style-name="T1">No luck</text:span>. Maybe I left them in my <text:span text:style-name="T1">purse</text:span>. I <text:span text:style-name="T1">hunted around</text:span> for them. Finally, I just <text:span text:style-name="T1">dumped out</text:span> everything from my purse onto my bed. I had my <text:span text:style-name="T1">wallet, sunglasses, compact, lipstick, eye drops, </text:span><text:span text:style-name="T1">aspirin, tissues</text:span>, and my <text:span text:style-name="T1">PDA</text:span>. But, no keys. <text:line-break/><text:line-break/>I looked around the living room. Maybe they fell behind the <text:span text:style-name="T1">couch cushions</text:span>. I picked up each one and looked. No keys. I went into my closet and checked the pockets of my coat. Still, no keys. By this time, I was pretty <text:span text:style-name="T1">frantic</text:span> so I tried to <text:span text:style-name="T1">calm myself down</text:span>. I decided to get a drink of water. I opened the refrigerator and what did I see? My keys. They were sitting on the shelf right next to the milk. I must have left them there when I got the milk for my cereal. It <text:span text:style-name="T1">served me right</text:span> for being so <text:span text:style-name="T1">absent- minded</text:span>. <text:line-break/><text:line-break/>Oh, how I hate Monday mornings!<text:line-break/><text:line-break/>Script by Dr. Lucy Tse </text:p>
          </table:table-cell>
        </table:table-row>
      </table:table>
      <text:p text:style-name="P2"/>
      <text:p text:style-name="P2"/>
      <text:p text:style-name="P2">ESLPodcast 59 - Teamwork <text:line-break/>Tags: Business </text:p>
      <table:table table:name="Таблица97" table:style-name="Таблица97">
        <table:table-column table:style-name="Таблица97.A"/>
        <table:table-row>
          <table:table-cell table:style-name="Таблица97.A1" office:value-type="string">
            <text:p text:style-name="P3">Audio Index: 14:22 </text:p>
          </table:table-cell>
        </table:table-row>
      </table:table>
      <table:table table:name="Таблица98" table:style-name="Таблица98">
        <table:table-column table:style-name="Таблица98.A"/>
        <table:table-row>
          <table:table-cell table:style-name="Таблица98.A1" office:value-type="string">
            <text:p text:style-name="P3">Jeff: So, does that <text:span text:style-name="T1">sound okay</text:span> with you? <text:line-break/><text:line-break/>Lucy: What? Oh, I'm sorry. I didn't hear what you said. <text:line-break/><text:line-break/>Jeff: You seem <text:span text:style-name="T1">preoccupied</text:span> today. What's up?<text:line-break/><text:line-break/>Lucy: Oh, it's this guy I know from this class I'm taking. His name is Richard. I think I've mentioned him before.<text:line-break/><text:line-break/>Jeff: Yeah, sure, the guy you're working on a project with. Right?<text:line-break/><text:line-break/>Lucy: Yeah, that's him. The four of us are supposed to be <text:span text:style-name="T1">working as a team</text:span> on this project and I'm having a lot of trouble <text:span text:style-name="T1">dealing with</text:span> him.<text:line-break/><text:line-break/>Jeff: What do you mean?<text:line-break/><text:line-break/>Lucy: Well, he doesn't know how to express his opinion without <text:span text:style-name="T1">putting other people down. </text:span>And, he always has to be right.<text:line-break/><text:line-break/>Jeff: He sounds a little <text:span text:style-name="T1">immature</text:span>. <text:line-break/><text:line-break/>Lucy: Yeah, I think it's partly that. He doesn't know how to be <text:span text:style-name="T1">diplomatic</text:span> with people.<text:line-break/><text:line-break/>Jeff: He doesn't know how or he doesn't want to.<text:line-break/><text:line-break/>Lucy: I don't know, but I do know that sometimes he really <text:span text:style-name="T1">gets the better of</text:span> me. <text:line-break/><text:line-break/>Jeff: Well, he sounds pretty hard to get along with. Are the other people in your group feeling the same way?<text:line-break/><text:line-break/><text:soft-page-break/>Lucy: Yeah, in fact, they're <text:span text:style-name="T1">fed up with</text:span> him. I keep having <text:span text:style-name="T1">to run interference </text:span>when our discussions get too <text:span text:style-name="T1">heated</text:span>. Actually, I <text:span text:style-name="T1">feel really sorry for the guy</text:span>. He doesn't seem to have too many friends and he always seems so unhappy. <text:line-break/><text:line-break/>Jeff: Well, I think you're helping just by <text:span text:style-name="T1">putting up with</text:span> him. <text:line-break/><text:line-break/>Lucy: Thanks for trying to make me feel better. Ok, now what were you saying?<text:line-break/><text:line-break/>Script by Dr. Lucy Tse </text:p>
          </table:table-cell>
        </table:table-row>
      </table:table>
      <text:p text:style-name="P2"/>
      <text:p text:style-name="P2"/>
      <text:p text:style-name="P2">ESLPodcast 60 - Getting a Haircut <text:line-break/>Tags: Daily Life </text:p>
      <table:table table:name="Таблица99" table:style-name="Таблица99">
        <table:table-column table:style-name="Таблица99.A"/>
        <table:table-row>
          <table:table-cell table:style-name="Таблица99.A1" office:value-type="string">
            <text:p text:style-name="P3">Audio Index: 15:27 </text:p>
          </table:table-cell>
        </table:table-row>
      </table:table>
      <table:table table:name="Таблица100" table:style-name="Таблица100">
        <table:table-column table:style-name="Таблица100.A"/>
        <table:table-row>
          <table:table-cell table:style-name="Таблица100.A1" office:value-type="string">
            <text:p text:style-name="P3">I have an appointment with my <text:span text:style-name="T1">hairdresser </text:span>today. It has been too long since I had my hair cut. My <text:span text:style-name="T1">bangs</text:span> were too long, I had <text:span text:style-name="T1">split ends </text:span>and my <text:span text:style-name="T1">roots were showing</text:span>. I was a mess!<text:line-break/><text:line-break/>I arrived for my appointment and I told the <text:span text:style-name="T1">receptionist</text:span> that I was there for an appointment with Mark. She told me that he was <text:span text:style-name="T1">finishing up</text:span> with another <text:span text:style-name="T1">client</text:span> and that he would be with me soon. About 10 minutes later, he came over to where I was sitting and took me back to his <text:span text:style-name="T1">station</text:span>. <text:line-break/><text:line-break/>Mark: Hi, how have you been? You're looking good.<text:line-break/><text:line-break/>Lucy: Thanks. I've been great. Thanks for <text:span text:style-name="T1">fitting me in</text:span> today. <text:line-break/><text:line-break/>Mark: No problem. So, tell me, what do you want to have done today?<text:line-break/><text:line-break/>Lucy: I need a <text:span text:style-name="T1">trim</text:span>.<text:line-break/><text:line-break/>Mark: Okay. Let's see how short do you want me to cut it? <text:span text:style-name="T1">Shoulder length?</text:span> Chin length?<text:line-break/><text:line-break/>Lucy: I'd like to <text:span text:style-name="T1">take it up</text:span> about two inches in the back and the bangs should fall just under my eyebrows. <text:line-break/><text:line-break/>Mark: Okay, I really think that's a good length for your <text:span text:style-name="T1">face shape</text:span>. <text:line-break/><text:line-break/>Just as I had hoped, Mark did a great job with my hair. I paid the receptionist and made sure I gave him a big <text:span text:style-name="T1">tip</text:span>. Anyone who can <text:span text:style-name="T1">do wonders with</text:span> my crazy hair definitely deserves it!<text:line-break/><text:line-break/>Script by Dr. Lucy Tse </text:p>
          </table:table-cell>
        </table:table-row>
      </table:table>
      <text:p text:style-name="P2"/>
      <text:p text:style-name="P2"/>
      <text:p text:style-name="P2">ESLPodcast 61 - Preparing a Paper <text:line-break/>Tags: Business , Daily Life </text:p>
      <table:table table:name="Таблица101" table:style-name="Таблица101">
        <table:table-column table:style-name="Таблица101.A"/>
        <table:table-row>
          <table:table-cell table:style-name="Таблица101.A1" office:value-type="string">
            <text:p text:style-name="P3">Audio Index: 12:22 </text:p>
          </table:table-cell>
        </table:table-row>
      </table:table>
      <table:table table:name="Таблица102" table:style-name="Таблица102">
        <table:table-column table:style-name="Таблица102.A"/>
        <table:table-row>
          <table:table-cell table:style-name="Таблица102.A1" office:value-type="string">
            <text:p text:style-name="P3">Student: <text:span text:style-name="T1">I wonder if I could ask you</text:span> some questions about our paper, professor. Do you want us to <text:span text:style-name="T1">cite</text:span> our <text:span text:style-name="T1">sources</text:span> in the <text:span text:style-name="T1">footnotes</text:span>?<text:line-break/><text:line-break/>Professor: You should use <text:span text:style-name="T1">endnotes</text:span> for longer explanations. Otherwise, just follow the <text:span text:style-name="T1">style sheet</text:span> I passed out for <text:span text:style-name="T1">citations</text:span> in your paper.<text:line-break/><text:line-break/>Student: I see. And what about the <text:span text:style-name="T1">cover page</text:span>? Is there a special format for that as well?<text:line-break/><text:line-break/>Professor: Do you have the <text:span text:style-name="T1">handout</text:span> I <text:span text:style-name="T1">passed out </text:span>with you? If you look at the bottom of that, you'll see that that you should follow the format of the American Psychological Association, 5th edition.<text:line-break/><text:line-break/>Student: Okay, I guess I <text:span text:style-name="T1">missed</text:span> that.<text:line-break/><text:soft-page-break/><text:line-break/>Script by Dr. Lucy Tse </text:p>
          </table:table-cell>
        </table:table-row>
      </table:table>
      <text:p text:style-name="P2"/>
      <text:p text:style-name="P2"/>
      <text:p text:style-name="P2">ESLPodcast 62 - Reading Magazines <text:line-break/>Tags: Entertainment , Daily Life </text:p>
      <table:table table:name="Таблица103" table:style-name="Таблица103">
        <table:table-column table:style-name="Таблица103.A"/>
        <table:table-row>
          <table:table-cell table:style-name="Таблица103.A1" office:value-type="string">
            <text:p text:style-name="P3">Audio Index: 14:17 </text:p>
          </table:table-cell>
        </table:table-row>
      </table:table>
      <table:table table:name="Таблица104" table:style-name="Таблица104">
        <table:table-column table:style-name="Таблица104.A"/>
        <table:table-row>
          <table:table-cell table:style-name="Таблица104.A1" office:value-type="string">
            <text:p text:style-name="P3">I'm <text:span text:style-name="T1">the first to admit</text:span> that I'm <text:span text:style-name="T1">hooked</text:span> on reading magazines. I've been this way <text:span text:style-name="T1">as long as I can remember</text:span>. I love picking up magazines about different topics. Currently, I <text:span text:style-name="T1">subscribe</text:span> to about six or seven magazines, although when I was getting <text:span text:style-name="T1">professional journals</text:span> during my days at the university, I probably had 15 or 20 <text:span text:style-name="T1">coming to my box</text:span> every month. Now I read mostly for <text:span text:style-name="T1">pleasure</text:span>. I like to read the <text:span text:style-name="T2">New Yorker</text:span>, because it is so <text:span text:style-name="T1">well-written</text:span>. I also get a copy of <text:span text:style-name="T2">Atlantic Monthly</text:span> and <text:span text:style-name="T2">Harpers</text:span> every month, because they have good <text:span text:style-name="T1">coverage</text:span> of cultural, political, and social issues. <text:span text:style-name="T1">My latest</text:span> is to read <text:span text:style-name="T1">book reviews</text:span>. There are a couple of really good book reviews published in the U.S., including the <text:span text:style-name="T2">New York Review of Books</text:span>. But the best reviews <text:span text:style-name="T1">for my money</text:span> are the <text:span text:style-name="T2">Times Literary Supplement</text:span> and the <text:span text:style-name="T2">London Review of Books</text:span>, both of which <text:span text:style-name="T1">come out of </text:span>England. I have to thank my friend Gustavo for <text:span text:style-name="T1">turning me on to </text:span>those two. I prefer to read the <text:span text:style-name="T1">non-fiction</text:span> reviews over the <text:span text:style-name="T1">fiction</text:span> ones, but <text:span text:style-name="T1">that's me</text:span>. Ah, the joys of reading!<text:line-break/><text:line-break/>Script by Dr. Jeff McQuillan </text:p>
          </table:table-cell>
        </table:table-row>
      </table:table>
      <text:p text:style-name="P2"/>
      <text:p text:style-name="P2"/>
      <text:p text:style-name="P2">ESLPodcast 63 - Eating Fast Food <text:line-break/>Tags: Dining </text:p>
      <table:table table:name="Таблица105" table:style-name="Таблица105">
        <table:table-column table:style-name="Таблица105.A"/>
        <table:table-row>
          <table:table-cell table:style-name="Таблица105.A1" office:value-type="string">
            <text:p text:style-name="P3">Audio Index: 14:54 </text:p>
          </table:table-cell>
        </table:table-row>
      </table:table>
      <table:table table:name="Таблица106" table:style-name="Таблица106">
        <table:table-column table:style-name="Таблица106.A"/>
        <table:table-row>
          <table:table-cell table:style-name="Таблица106.A1" office:value-type="string">
            <text:p text:style-name="P3">My friend Julia called me <text:span text:style-name="T1">the other day</text:span>. She wanted to <text:span text:style-name="T1">grab some lunch</text:span> and asked me if I wanted to go to the local <text:span text:style-name="T1">fast food place</text:span> down the street. I said sure, even though I knew it wouldn't be good for me. I <text:span text:style-name="T1">hopped</text:span> in my car and <text:span text:style-name="T1">swung by to pick her up</text:span> at her work. When we got to the restaurant, there was already a long line at the <text:span text:style-name="T1">drive-through</text:span>. It was <text:span text:style-name="T1">the lunch hour</text:span>, so that is to be expected. We <text:span text:style-name="T1">inched</text:span> forward in the driveway and finally reached the <text:span text:style-name="T1">order station</text:span>. "<text:span text:style-name="T1">Welcome to</text:span> McApple's Restaurant. How can I help you today?" I <text:span text:style-name="T1">leaned</text:span> over to shout into the little box, "Uh, <text:span text:style-name="T1">I'll have a </text:span>cheeseburger, and my friend <text:span text:style-name="T1">will take a</text:span> regular hamburger." "<text:span text:style-name="T1">Would you like</text:span> anything to drink with that?" she asked. She had a very <text:span text:style-name="T1">low voice</text:span>. "Two diet Cokes, please," I said. "And would you like any fries with that?" she asked again. "No, just the hamburgers, thanks." "<text:span text:style-name="T1">That'll be</text:span> $8.75. Please <text:span text:style-name="T1">pull forward</text:span>." We drove up to the <text:span text:style-name="T1">pick up window</text:span> and paid the cashier. Our food was ready about 30 seconds later. "Thank you!" I said as we <text:span text:style-name="T1">drove away </text:span>. We <text:span text:style-name="T1">pulled over</text:span> to the <text:span text:style-name="T1">side </text:span>of the road to eat our hamburgers. I knew I was going <text:span text:style-name="T1">to regret</text:span> it, but it <text:span text:style-name="T1">sure </text:span>did taste good!<text:line-break/><text:line-break/>Script by Dr. Jeff McQuillan </text:p>
          </table:table-cell>
        </table:table-row>
      </table:table>
      <text:p text:style-name="P2"/>
      <text:p text:style-name="P2"/>
      <text:p text:style-name="P2">ESLPodcast 64 - Preparing for a Business Trip <text:line-break/>Tags: Business , Travel </text:p>
      <table:table table:name="Таблица107" table:style-name="Таблица107">
        <table:table-column table:style-name="Таблица107.A"/>
        <table:table-row>
          <table:table-cell table:style-name="Таблица107.A1" office:value-type="string">
            <text:p text:style-name="P3">Audio Index: 15:42 </text:p>
          </table:table-cell>
        </table:table-row>
      </table:table>
      <table:table table:name="Таблица108" table:style-name="Таблица108">
        <table:table-column table:style-name="Таблица108.A"/>
        <table:table-row>
          <table:table-cell table:style-name="Таблица108.A1" office:value-type="string">
            <text:p text:style-name="P3">I'm going to a <text:span text:style-name="T1">conference</text:span> this weekend <text:span text:style-name="T1">back in</text:span> my home state of Minnesota. I am going there to <text:span text:style-name="T1">address</text:span> a <text:span text:style-name="T1">convention</text:span> full of <text:span text:style-name="T1">librarians</text:span>, <text:span text:style-name="T1">believe it or not</text:span>. For me, the worst part of going <text:span text:style-name="T1">on the road </text:span>for business is not the traveling; it's all the preparation you have to do. I created a <text:span text:style-name="T1">whole checklist</text:span> of things I have to do when I travel. First, I <text:span text:style-name="T1">confirm</text:span> that my <text:span text:style-name="T1">flight</text:span> will be <text:span text:style-name="T1">on time departing</text:span> from LAX. Next, I call to <text:span text:style-name="T1">double-check</text:span> on my reservation for the hotel and the <text:span text:style-name="T1">rent a car</text:span>. After that, I <text:span text:style-name="T1">pull out</text:span> my suitcase and start packing. I'm a <text:span text:style-name="T1">light packer</text:span>, so I bring only the pants, shirts, socks, and underwear I'm going to need, nothing more. I <text:span text:style-name="T1">throw in</text:span> my <text:span text:style-name="T1">toiletries</text:span> bag with the usual stuff ‚Äîshaver, shaving cream, toothbrush, toothpaste, and <text:span text:style-name="T1">floss</text:span>‚ and then I'm just about done. Finally, I go through my <text:span text:style-name="T1">briefcase</text:span> to make sure I have all the things I'll need for the conference‚ my <text:span text:style-name="T1">badge</text:span>, my laptop, my <text:span text:style-name="T1">overhead</text:span> <text:span text:style-name="T1">transparencies</text:span>, a notepad, and some pens. Now I'm ready‚ off I go to my old home.<text:line-break/><text:line-break/><text:soft-page-break/>Script by Dr. Jeff McQuillan </text:p>
          </table:table-cell>
        </table:table-row>
      </table:table>
      <text:p text:style-name="P2"/>
      <text:p text:style-name="P2"/>
      <text:p text:style-name="P2">ESLPodcast 65 - Picking a Wardrobe <text:line-break/>Tags: Daily Life </text:p>
      <table:table table:name="Таблица109" table:style-name="Таблица109">
        <table:table-column table:style-name="Таблица109.A"/>
        <table:table-row>
          <table:table-cell table:style-name="Таблица109.A1" office:value-type="string">
            <text:p text:style-name="P3">Audio Index: 14:40 </text:p>
          </table:table-cell>
        </table:table-row>
      </table:table>
      <table:table table:name="Таблица110" table:style-name="Таблица110">
        <table:table-column table:style-name="Таблица110.A"/>
        <table:table-row>
          <table:table-cell table:style-name="Таблица110.A1" office:value-type="string">
            <text:p text:style-name="P3">I'm one of those people who doesn't have much of a <text:span text:style-name="T1">fashion sense</text:span>. <text:span text:style-name="T1">I mean</text:span>, I know that you shouldn't wear a pink shirt with green pants, but beyond that I'm pretty much a <text:span text:style-name="T1">basket case</text:span> when it comes to picking my <text:span text:style-name="T1">wardrobe</text:span>. I have plenty of <text:span text:style-name="T1">short- sleeve</text:span> and <text:span text:style-name="T1">long-sleeve</text:span> dress shirts, some have a <text:span text:style-name="T1">button-down collar</text:span>, and some have a <text:span text:style-name="T1">shirt pocket</text:span> in them. I also own some more casual shirts with a collar, and a ton of <text:span text:style-name="T1">t-shirts</text:span> with <text:span text:style-name="T1">just about every logo you can think of</text:span>. I have a couple of good pairs of black <text:span text:style-name="T1">slacks</text:span> for formal occasions, along with <text:span text:style-name="T1">khakis</text:span> and jeans for more informal events. Naturally, I have one nice <text:span text:style-name="T1">suit</text:span> to wear to weddings, funerals, and job interviews, with a <text:span text:style-name="T1">suit coat</text:span>, tie, a <text:span text:style-name="T1">belt</text:span> with a nice-looking <text:span text:style-name="T1">buckle</text:span>, and pants. I also own a <text:span text:style-name="T1">sports coat</text:span>, but I don't use it much. Well, I better stop talking and start dressing. I'm late for work!<text:line-break/><text:line-break/>Script by Dr. Jeff McQuillan </text:p>
          </table:table-cell>
        </table:table-row>
      </table:table>
      <text:p text:style-name="P2"/>
      <text:p text:style-name="P2"/>
      <text:p text:style-name="P2">ESLPodcast 66 - A Trip to the Jewelry Store <text:line-break/>Tags: Relationships , Shopping </text:p>
      <table:table table:name="Таблица111" table:style-name="Таблица111">
        <table:table-column table:style-name="Таблица111.A"/>
        <table:table-row>
          <table:table-cell table:style-name="Таблица111.A1" office:value-type="string">
            <text:p text:style-name="P3">Audio Index: 17:50 </text:p>
          </table:table-cell>
        </table:table-row>
      </table:table>
      <table:table table:name="Таблица112" table:style-name="Таблица112">
        <table:table-column table:style-name="Таблица112.A"/>
        <table:table-row>
          <table:table-cell table:style-name="Таблица112.A1" office:value-type="string">
            <text:p text:style-name="P3">My wife's birthday was <text:span text:style-name="T1">coming up </text:span>and I wanted to get her a special <text:span text:style-name="T1">present</text:span>. She always tells me to not to <text:span text:style-name="T1">splurge</text:span> on gifts for her but <text:span text:style-name="T1">for once</text:span>, I decided <text:span text:style-name="T1">to pull out all the stops</text:span>. <text:line-break/><text:line-break/>I went to the <text:span text:style-name="T1">jewelry</text:span> <text:span text:style-name="T1">store</text:span> and began looking at all of the <text:span text:style-name="T1">display cases</text:span>. I started by looking at the <text:span text:style-name="T1">bracelets</text:span>. The sales clerk asked me if I was looking for a <text:span text:style-name="T1">bangle</text:span> or a <text:span text:style-name="T1">chain</text:span> bracelet. I told her that I wasn't sure and she showed me some in <text:span text:style-name="T1">yellow gold, white gold, </text:span>and <text:span text:style-name="T1">platinum</text:span>. None of them seemed like my wife's <text:span text:style-name="T1">style</text:span> so I moved onto the <text:span text:style-name="T1">rings</text:span>. The clerk asked if my wife liked <text:span text:style-name="T1">diamonds</text:span> and I told her that she did, but that she also liked other stones, like <text:span text:style-name="T1">emeralds</text:span>, <text:span text:style-name="T1">rubies</text:span>, or <text:span text:style-name="T1">sapphires</text:span>. I looked at a lot of anniversary <text:span text:style-name="T1">bands</text:span> but none really <text:span text:style-name="T1">fit the bill.</text:span><text:line-break/><text:line-break/>Finally, I walked over to the display case with the <text:span text:style-name="T1">necklaces</text:span>. There was a <text:span text:style-name="T1">pearl</text:span> necklace with a really beautiful <text:span text:style-name="T1">clasp</text:span>. I had never seen anything like it before and I was sure my wife was going to like it. I told the clerk that I would <text:span text:style-name="T1">take it</text:span>.<text:line-break/><text:line-break/>The clerk placed the necklace in its box and <text:span text:style-name="T1">gift-wrapped</text:span> it. I have to say that when I left the store, I felt pretty <text:span text:style-name="T1">proud of myself</text:span>. I knew my wife would like the present and I picked it out <text:span text:style-name="T1">all by myself</text:span>. Now, I can't wait to see <text:span text:style-name="T1">the look on her face </text:span>when she opens it!<text:line-break/><text:line-break/>Script by Dr. Lucy Tse </text:p>
          </table:table-cell>
        </table:table-row>
      </table:table>
      <text:p text:style-name="P2"/>
      <text:p text:style-name="P2"/>
      <text:p text:style-name="P2">ESLPodcast 67 - A Family Party <text:line-break/>Tags: Relationships , Daily Life </text:p>
      <table:table table:name="Таблица113" table:style-name="Таблица113">
        <table:table-column table:style-name="Таблица113.A"/>
        <table:table-row>
          <table:table-cell table:style-name="Таблица113.A1" office:value-type="string">
            <text:p text:style-name="P3">Audio Index: 14:58 </text:p>
          </table:table-cell>
        </table:table-row>
      </table:table>
      <table:table table:name="Таблица114" table:style-name="Таблица114">
        <table:table-column table:style-name="Таблица114.A"/>
        <table:table-row>
          <table:table-cell table:style-name="Таблица114.A1" office:value-type="string">
            <text:p text:style-name="P3">I visit my <text:span text:style-name="T1">hometown</text:span> about once a year. This year, I was <text:span text:style-name="T1">in town</text:span> for about five days and there was a family <text:span text:style-name="T1">get-together</text:span>. It wasn't a <text:span text:style-name="T1">family reunion</text:span> since it was just my <text:span text:style-name="T1">immediate family</text:span>, but still, there were a total of about 45 people who <text:span text:style-name="T1">showed up </text:span>.<text:line-break/><text:line-break/>Our family parties are always held at the home of one of my brothers or sisters. It is always a <text:span text:style-name="T1">potluck</text:span>. We never have formal <text:span text:style-name="T1">dinner parties</text:span> and so we never need <text:span text:style-name="T1">catering</text:span>. At the potluck this past weekend, some people brought <text:span text:style-name="T1">casseroles </text:span>, some brought <text:span text:style-name="T1">chips and dip</text:span>, and some brought cookies and <text:span text:style-name="T1">cakes</text:span> for <text:span text:style-name="T1">dessert</text:span>. I usually don't have to bring anything since I'm the <text:span text:style-name="T1">guest of honor</text:span>. <text:line-break/><text:line-break/>There is always a lot of talking and laughing at our family parties. Someone always brings up <text:soft-page-break/>old <text:span text:style-name="T1">childhood</text:span> memories or a funny <text:span text:style-name="T1">anecdote</text:span> from the old days. A family get-together as big as ours can be <text:span text:style-name="T1">overwhelming</text:span> for some people. When they ask me what it's like to be part of such a big family I always tell them one thing: It's noisy!<text:line-break/><text:line-break/>Script by Dr. Lucy Tse </text:p>
          </table:table-cell>
        </table:table-row>
      </table:table>
      <text:p text:style-name="P2"/>
      <text:p text:style-name="P2"/>
      <text:p text:style-name="P2">ESLPodcast 68 - Noisy Neighbors <text:line-break/>Tags: Daily Life </text:p>
      <table:table table:name="Таблица115" table:style-name="Таблица115">
        <table:table-column table:style-name="Таблица115.A"/>
        <table:table-row>
          <table:table-cell table:style-name="Таблица115.A1" office:value-type="string">
            <text:p text:style-name="P3">Audio Index: 18:47 </text:p>
          </table:table-cell>
        </table:table-row>
      </table:table>
      <table:table table:name="Таблица116" table:style-name="Таблица116">
        <table:table-column table:style-name="Таблица116.A"/>
        <table:table-row>
          <table:table-cell table:style-name="Таблица116.A1" office:value-type="string">
            <text:p text:style-name="P3">I live in a quiet neighborhood. At least that's what I thought until last week. <text:line-break/><text:line-break/>I live in a <text:span text:style-name="T1">cul de sac </text:span>in a <text:span text:style-name="T1">residential</text:span> neighborhood in Los Angeles. There is a nice retired <text:span text:style-name="T1">couple</text:span> that lives <text:span text:style-name="T1">kitty corner</text:span> from me. They have always been very friendly and we have <text:span text:style-name="T1">gotten along</text:span> very well. <text:line-break/><text:line-break/>About three months ago, they decided to <text:span text:style-name="T1">renovate</text:span> their garage and turn it into a <text:span text:style-name="T1">guesthouse</text:span>. Since they didn't have a lot of money, they wanted to <text:span text:style-name="T1">rent out </text:span>the <text:span text:style-name="T1">unit</text:span> to help <text:span text:style-name="T1">make ends meet</text:span>. <text:line-break/><text:line-break/>A new renter moved in three weeks ago and that's when the trouble began. She was a student at the local university and she liked to invite her friends over. The trouble was, they <text:span text:style-name="T1">kept very late hours</text:span>, and they liked to play loud music. My neighbors were <text:span text:style-name="T1">at their wits' end</text:span>. They talked to their <text:span text:style-name="T1">tenant </text:span>several times about the noise but nothing worked. Finally, they asked her to <text:span text:style-name="T1">move out </text:span>. Fortunately, she was on a <text:span text:style-name="T1">month-to- month lease</text:span> and they didn't have any problems. <text:line-break/><text:line-break/>Now that my neighbors have <text:span text:style-name="T1">learned their lesson</text:span>, their new tenant is a nice <text:span text:style-name="T1">widow</text:span> with two cats. I'm so glad that everything worked out in the end! <text:line-break/><text:line-break/>Script by Dr. Lucy Tse </text:p>
          </table:table-cell>
        </table:table-row>
      </table:table>
      <text:p text:style-name="P2"/>
      <text:p text:style-name="P2"/>
      <text:p text:style-name="P2">ESLPodcast 69 - Making a Presentation <text:line-break/>Tags: Business </text:p>
      <table:table table:name="Таблица117" table:style-name="Таблица117">
        <table:table-column table:style-name="Таблица117.A"/>
        <table:table-row>
          <table:table-cell table:style-name="Таблица117.A1" office:value-type="string">
            <text:p text:style-name="P3">Audio Index: 16:36 </text:p>
          </table:table-cell>
        </table:table-row>
      </table:table>
      <table:table table:name="Таблица118" table:style-name="Таблица118">
        <table:table-column table:style-name="Таблица118.A"/>
        <table:table-row>
          <table:table-cell table:style-name="Таблица118.A1" office:value-type="string">
            <text:p text:style-name="P3">I don't normally get <text:span text:style-name="T1">stage fright</text:span>, but the thought of getting up in front of my colleagues to give a presentation always <text:span text:style-name="T1">gives me butterflies</text:span>. But I have no choice; my boss asked me to do it, so I will.<text:line-break/><text:line-break/>I set up my <text:span text:style-name="T1">projector</text:span> and <text:span text:style-name="T1">PowerPoint</text:span> program on my laptop. <text:span text:style-name="T1">Clearing my voice </text:span>, I stood up and addressed the 10 people <text:span text:style-name="T1">present</text:span> at the meeting. I started off by saying, "Good afternoon. <text:span text:style-name="T1">I want to thank you for inviting me</text:span> to talk to you today." I had a <text:span text:style-name="T1">clicker</text:span> in my hand to <text:span text:style-name="T1">advance</text:span> the <text:span text:style-name="T1">slides</text:span>. "<text:span text:style-name="T1">Today I'm going to talk to you about</text:span> our new product, Provasic. <text:span text:style-name="T1">Please feel free to </text:span>ask questions as we go along," I said. I then <text:span text:style-name="T1">flipped</text:span> through the slides showing pictures of our product, and concluded by summarizing the <text:span text:style-name="T1">main points </text:span>of my talk with <text:span text:style-name="T1">bullet points</text:span>. <text:line-break/><text:line-break/>I finished by saying, "<text:span text:style-name="T1">Thank you for your attention </text:span>today. My <text:span text:style-name="T1">contact information </text:span>is on your <text:span text:style-name="T1">handout</text:span>." <text:span text:style-name="T1">Whew</text:span>! I was glad that was over!<text:line-break/><text:line-break/>Script by Dr. Jeff McQuillan </text:p>
          </table:table-cell>
        </table:table-row>
      </table:table>
      <text:p text:style-name="P2"/>
      <text:p text:style-name="P2"/>
      <text:p text:style-name="P2">ESLPodcast 70 - Having Car Trouble <text:line-break/>Tags: Daily Life , Transportation </text:p>
      <table:table table:name="Таблица119" table:style-name="Таблица119">
        <table:table-column table:style-name="Таблица119.A"/>
        <table:table-row>
          <table:table-cell table:style-name="Таблица119.A1" office:value-type="string">
            <text:p text:style-name="P3">Audio Index: 14:54 </text:p>
          </table:table-cell>
        </table:table-row>
      </table:table>
      <table:table table:name="Таблица120" table:style-name="Таблица120">
        <table:table-column table:style-name="Таблица120.A"/>
        <table:table-row>
          <table:table-cell table:style-name="Таблица120.A1" office:value-type="string">
            <text:p text:style-name="P3">As I was driving home from work, my car started <text:span text:style-name="T1">acting up</text:span>. It was making a strange noise and the engine was <text:span text:style-name="T1">running roughly</text:span>. When I got home, I <text:span text:style-name="T1">popped</text:span> <text:span text:style-name="T1">open </text:span>the <text:span text:style-name="T1">hood</text:span> to see if <text:soft-page-break/>there was anything wrong. After looking around for a few minutes and not seeing anything, I decided to take my car to the <text:span text:style-name="T1">shop</text:span>. <text:line-break/><text:line-break/>I took it down to street to Manny's Car Repair. I've never had luck finding a really honest <text:span text:style-name="T1">mechanic </text:span>, but Manny was <text:span text:style-name="T1">no worse than most </text:span>. I explained to Manny the problem and he took a look at it right away. Finally, he <text:span text:style-name="T1">narrowed it down</text:span> to the <text:span text:style-name="T1">fan belt </text:span>. I asked him how much it would <text:span text:style-name="T1">set me back</text:span> and he said $80, with <text:span text:style-name="T1">parts</text:span> and <text:span text:style-name="T1">labor</text:span>. I usually feel like I'm getting <text:span text:style-name="T1">ripped off</text:span> when I go to a repair shop, but for once, I thought Manny was <text:span text:style-name="T1">being straight with </text:span>me. I asked how long he needed to keep the car and he said at least until the end of the day tomorrow. He said he would order the part right away and he‚Äôd call me when it was ready. <text:line-break/><text:line-break/>Oh well. I guess it could have been a lot worse. I better <text:span text:style-name="T1">dust off</text:span> my bike to take to work tomorrow. It's about time I got some exercise!<text:line-break/><text:line-break/>Script by Dr. Lucy Tse </text:p>
          </table:table-cell>
        </table:table-row>
      </table:table>
      <text:p text:style-name="P2"/>
      <text:p text:style-name="P2"/>
      <text:p text:style-name="P2">ESLPodcast 71 - Opening a Bank Account <text:line-break/>Tags: Daily Life </text:p>
      <table:table table:name="Таблица121" table:style-name="Таблица121">
        <table:table-column table:style-name="Таблица121.A"/>
        <table:table-row>
          <table:table-cell table:style-name="Таблица121.A1" office:value-type="string">
            <text:p text:style-name="P3">Audio Index: 17:04 </text:p>
          </table:table-cell>
        </table:table-row>
      </table:table>
      <table:table table:name="Таблица122" table:style-name="Таблица122">
        <table:table-column table:style-name="Таблица122.A"/>
        <table:table-row>
          <table:table-cell table:style-name="Таблица122.A1" office:value-type="string">
            <text:p text:style-name="P3">I decided to <text:span text:style-name="T1">switch</text:span> banks recently, and after looking at my options, I <text:span text:style-name="T1">went for</text:span> Mar Vista National Bank. I <text:span text:style-name="T1">drove over</text:span> to the bank, parked next to the <text:span text:style-name="T1">drive-through teller</text:span> lanes, and walked inside. I made my way to the new <text:span text:style-name="T1">accounts</text:span> desk, and was greeted by John, one of the customer service representatives there. I told him I wanted to open a new <text:span text:style-name="T1">checking</text:span> and <text:span text:style-name="T1">savings</text:span> account. He said he‚Äôd be happy to help me, and gave me <text:span text:style-name="T1">a form to fill out</text:span> with my personal information, including place of employment, home address, and so forth. I had to show him <text:span text:style-name="T1">a government-issued ID </text:span>and give him my <text:span text:style-name="T1">Social Security number</text:span>. <text:line-break/><text:line-break/>John asked if I wanted an <text:span text:style-name="T1">interest-bearing </text:span>account with <text:span text:style-name="T1">overdraft protection</text:span>. Technically, he said, the savings account is a <text:span text:style-name="T1">money market </text:span>where I can earn interest daily. The <text:span text:style-name="T1">checking</text:span> was free if I had <text:span text:style-name="T1">direct deposit</text:span>, and my checks were also free. I <text:span text:style-name="T1">signed on the dotted line</text:span>, gave him the <text:span text:style-name="T1">minimum deposit</text:span> to open the account, and thanked him for his help. I'm glad I got that out of the way. Now all I need to do is make some money to put into my accounts!<text:line-break/><text:line-break/>Script by Dr. Jeff McQuillan </text:p>
          </table:table-cell>
        </table:table-row>
      </table:table>
      <text:p text:style-name="P2"/>
      <text:p text:style-name="P2"/>
      <text:p text:style-name="P2">ESLPodcast 72 - Calling Tech Support <text:line-break/>Tags: Business , Daily Life </text:p>
      <table:table table:name="Таблица123" table:style-name="Таблица123">
        <table:table-column table:style-name="Таблица123.A"/>
        <table:table-row>
          <table:table-cell table:style-name="Таблица123.A1" office:value-type="string">
            <text:p text:style-name="P3">Audio Index: 16:48 </text:p>
          </table:table-cell>
        </table:table-row>
      </table:table>
      <table:table table:name="Таблица124" table:style-name="Таблица124">
        <table:table-column table:style-name="Таблица124.A"/>
        <table:table-row>
          <table:table-cell table:style-name="Таблица124.A1" office:value-type="string">
            <text:p text:style-name="P3">I recently <text:span text:style-name="T1">signed up</text:span> for a new <text:span text:style-name="T1">ISP </text:span>for my office, using <text:span text:style-name="T1">DSL</text:span>. I managed to get the <text:span text:style-name="T1">modem</text:span> and the <text:span text:style-name="T1">router</text:span> <text:span text:style-name="T1">configured</text:span> properly, but now my email won't work. I <text:span text:style-name="T1">dug out</text:span> the manual that came with the modem and called the <text:span text:style-name="T1">toll-free line</text:span> for <text:span text:style-name="T1">technical support </text:span>. I'm not a big fan of most <text:span text:style-name="T1">IT</text:span> departments, but if something doesn't work, they're <text:span text:style-name="T1">the only game in town</text:span>.<text:line-break/><text:line-break/>I explained to the <text:span text:style-name="T1">tech support</text:span> person that I couldn't get my email to send or receive. He asked me if I had checked the <text:span text:style-name="T1">Ethernet</text:span> connection from the modem to the router, and I said I did. Then he asked if I had run any <text:span text:style-name="T1">diagnostics</text:span> on the email software, and if I was able to <text:span text:style-name="T1">connect to the web</text:span>. I said no to both of these questions. He told me he would <text:span text:style-name="T1">submit a ticket</text:span> and have the problem <text:span text:style-name="T1">escalated</text:span> to the next level. Someone should be calling me back, he said. <text:line-break/><text:line-break/><text:span text:style-name="T1">I won't hold my breath! </text:span><text:line-break/><text:line-break/>Script by Dr. Jeff McQuillan </text:p>
          </table:table-cell>
        </table:table-row>
      </table:table>
      <text:p text:style-name="P2"/>
      <text:p text:style-name="P2"/>
      <text:p text:style-name="P2"><text:soft-page-break/>ESLPodcast 73 - Halloween <text:line-break/>Tags: Entertainment , Daily Life </text:p>
      <table:table table:name="Таблица125" table:style-name="Таблица125">
        <table:table-column table:style-name="Таблица125.A"/>
        <table:table-row>
          <table:table-cell table:style-name="Таблица125.A1" office:value-type="string">
            <text:p text:style-name="P3">Audio Index: 21:56 </text:p>
          </table:table-cell>
        </table:table-row>
      </table:table>
      <table:table table:name="Таблица126" table:style-name="Таблица126">
        <table:table-column table:style-name="Таблица126.A"/>
        <table:table-row>
          <table:table-cell table:style-name="Таблица126.A1" office:value-type="string">
            <text:p text:style-name="P3">As a kid, I always liked Halloween. I liked <text:span text:style-name="T1">dressing up</text:span> in a <text:span text:style-name="T1">costume</text:span> that I <text:span text:style-name="T1">pick out</text:span> at the store or, more often, we made out of <text:span text:style-name="T1">odds and ends</text:span> at home. The best part was going <text:span text:style-name="T1">trick-or-treating</text:span>. Some years, I went with my brothers and sisters. When I got a little older, I went with my friends. We would go to the houses in our neighborhood and <text:span text:style-name="T1">knock</text:span> or ring the doorbell. When the door opened, we would yell, <text:span text:style-name="T1">"Trick or treat!‚" </text:span>We never played <text:span text:style-name="T1">tricks</text:span> and always got treats. The neighbor would put some candy and chocolate bars in our bags. We would go home at the end of the night and eat them <text:span text:style-name="T1">to our hearts' content</text:span>. <text:line-break/><text:line-break/>To get ready for Halloween, my parents would buy <text:span text:style-name="T1">pumpkins</text:span> from the market or from the <text:span text:style-name="T1">make-shift pumpkin patches </text:span>on the side of the road so that we could make <text:span text:style-name="T1">jack-o- lanterns</text:span>. We took each pumpkin and cut off the top, <text:span text:style-name="T1">scooped out</text:span> the seeds from the inside, and <text:span text:style-name="T1">carved</text:span> faces on the front. At night, we would put candles inside the jack-o- lanterns and put them on our <text:span text:style-name="T1">doorstep</text:span>. Sometimes we carved scary faces and sometimes they were funny ones. <text:line-break/><text:line-break/>I remember that one year, we had a Halloween party. Our friends came over dressed up as <text:span text:style-name="T1">witches, ghosts, superheros, cartoon characters</text:span>, and anything else you can think of. We would play party games like <text:span text:style-name="T1">bobbing for apples</text:span>, and we even created a <text:span text:style-name="T1">haunted</text:span> <text:span text:style-name="T1">house</text:span> in our backyard. It was a <text:span text:style-name="T1">blast</text:span>! Halloween is truly a holiday for kids.<text:line-break/><text:line-break/>Script by Dr. Jeff McQuillan </text:p>
          </table:table-cell>
        </table:table-row>
      </table:table>
      <text:p text:style-name="P2"/>
      <text:p text:style-name="P2"/>
      <text:p text:style-name="P2">ESLPodcast 74 - Reserving a Rental Car <text:line-break/>Tags: Travel , Transportation </text:p>
      <table:table table:name="Таблица127" table:style-name="Таблица127">
        <table:table-column table:style-name="Таблица127.A"/>
        <table:table-row>
          <table:table-cell table:style-name="Таблица127.A1" office:value-type="string">
            <text:p text:style-name="P3">Audio Index: 19:58 </text:p>
          </table:table-cell>
        </table:table-row>
      </table:table>
      <table:table table:name="Таблица128" table:style-name="Таблица128">
        <table:table-column table:style-name="Таблица128.A"/>
        <table:table-row>
          <table:table-cell table:style-name="Таблица128.A1" office:value-type="string">
            <text:p text:style-name="P3">I will be in Chicago next week and needed a rental car. I called up Bargain Rental Cars and made a <text:span text:style-name="T1">reservation</text:span>. After I got through the <text:span text:style-name="T1">phone tree</text:span>, I spoke with a reservation <text:span text:style-name="T1">agent</text:span>. <text:line-break/><text:line-break/>Agent: Welcome to Bargain Rental Car. <text:line-break/><text:line-break/>Jeff: I'd like to reserve a rental car.<text:line-break/><text:line-break/>Agent: What city will you be <text:span text:style-name="T1">picking up from</text:span>?<text:line-break/><text:line-break/>Jeff: Chicago.<text:line-break/><text:line-break/>Agent: Which <text:span text:style-name="T1">airport location</text:span>? O’Hare or Midway? <text:line-break/><text:line-break/>Jeff: Hmm I'm not sure. Is there a downtown location?<text:line-break/><text:line-break/>Agent: Sure. We have an office at 401 State St.<text:line-break/><text:line-break/>Jeff: Is that near Prairie State College?<text:line-break/><text:line-break/>Agent: I really don't know. <text:line-break/><text:line-break/>Jeff: That's okay. I'll go ahead and make a reservation for that location.<text:line-break/><text:line-break/>Agent: For what date and time?<text:line-break/><text:line-break/>Jeff: For November 11, around 7 p.m.<text:line-break/><text:line-break/>Agent: <text:span text:style-name="T1">Returning to</text:span> the same location?<text:line-break/><text:line-break/>Jeff: No. I’d like to <text:span text:style-name="T1">drop it off</text:span> at the Chicago O’Hare airport. <text:line-break/><text:soft-page-break/><text:line-break/>Agent: Okay. On what date and time?<text:line-break/><text:line-break/>Jeff: It'll be that Sunday, November 13, around the same time. <text:line-break/><text:line-break/>Agent: What size car would you like? A <text:span text:style-name="T1">compact, mid-size, </text:span>or <text:span text:style-name="T1">full-size </text:span>?<text:line-break/><text:line-break/>Jeff: I’d like <text:span text:style-name="T1">the most economical</text:span>.<text:line-break/><text:line-break/>Agent: That would be the compact. The rental <text:span text:style-name="T1">fee</text:span> would be $32.25 a day, giving you a <text:span text:style-name="T1">grand total</text:span> of $62.50 for the two days.<text:line-break/><text:line-break/>Jeff: Does that include <text:span text:style-name="T1">taxes</text:span> and fees? <text:line-break/><text:line-break/>Agent: No. With all <text:span text:style-name="T1">applicable</text:span> taxes and fees, you grand total comes to $77.40. <text:line-break/><text:line-break/>Jeff: Okay, that's fine.<text:line-break/><text:line-break/>Agent: Your last name? <text:line-break/><text:line-break/>Jeff: McQuillan. M, C, Q, U, I, L, L, A, N.<text:line-break/><text:line-break/>Agent: And your first name? <text:line-break/><text:line-break/>Jeff: Jeff.<text:line-break/><text:line-break/>Agent: J, E, S, S?<text:line-break/><text:line-break/>Jeff: No, J, E, <text:span text:style-name="T1">F as in Frank,</text:span> F. <text:line-break/><text:line-break/>Agent: What credit card will you be using?<text:line-break/><text:line-break/>Jeff: I'll be using a MasterCard.<text:line-break/><text:line-break/>Agent: Okay, I have a compact reserved for pickup at our downtown location on November 11 at 7 p.m., returning November 13 at 7 p.m. at Chicago O’Hare. Is there another reservation I can help you with?<text:line-break/><text:line-break/>Jeff: No, that's all. Thanks.<text:line-break/><text:line-break/>Agent: It's my pleasure. Have a good afternoon and thank you for calling Bargain Rental Car.<text:line-break/><text:line-break/>Script by Dr. Lucy Tse </text:p>
          </table:table-cell>
        </table:table-row>
      </table:table>
      <text:p text:style-name="P2"/>
      <text:p text:style-name="P2"/>
      <text:p text:style-name="P2">ESLPodcast 75 - Getting Childcare <text:line-break/>Tags: Relationships , Daily Life </text:p>
      <table:table table:name="Таблица129" table:style-name="Таблица129">
        <table:table-column table:style-name="Таблица129.A"/>
        <table:table-row>
          <table:table-cell table:style-name="Таблица129.A1" office:value-type="string">
            <text:p text:style-name="P3">Audio Index: 17:51 </text:p>
          </table:table-cell>
        </table:table-row>
      </table:table>
      <table:table table:name="Таблица130" table:style-name="Таблица130">
        <table:table-column table:style-name="Таблица130.A"/>
        <table:table-row>
          <table:table-cell table:style-name="Таблица130.A1" office:value-type="string">
            <text:p text:style-name="P3">My friend Susan is an engineer and she's also a <text:span text:style-name="T1">single mom</text:span>. She has been working some <text:span text:style-name="T1">odd hours</text:span> lately and was having a <text:span text:style-name="T1">tough</text:span> time finding <text:span text:style-name="T1">childcare</text:span> for her 4-year-old daughter and her 8-year-old son. <text:line-break/><text:line-break/>Her daughter, Kimberly, is enrolled in a <text:span text:style-name="T1">preschool</text:span> and Susan is able <text:span text:style-name="T1">to drop her off</text:span> <text:span text:style-name="T1">on her way </text:span>to work. But, the preschool closes as 6:00 p.m. and sometimes Susan can't get there in time <text:span text:style-name="T1">to pick her up</text:span>.<text:line-break/><text:line-break/>Her son, Paul, is in the second grade and goes to a <text:span text:style-name="T1">public</text:span> school near their house. Paul gets out of school at 3 p.m. but Susan never <text:span text:style-name="T1">gets off work</text:span> before 6:00 p.m., and sometimes later. <text:line-break/><text:soft-page-break/><text:line-break/>So, what can she do with the kids after school? I went with Susan to check out a <text:span text:style-name="T1">latchkey</text:span> program at the local <text:span text:style-name="T1">community center</text:span>. It seemed like a good idea. Paul would be picked up from his school and he could stay at the center to do his homework and to play in the center until as late as 7 p.m. The <text:span text:style-name="T1">tuition</text:span> was fairly <text:span text:style-name="T1">low</text:span> and there was <text:span text:style-name="T1">rolling admission</text:span>. The trouble was, there was very little <text:span text:style-name="T1">supervision</text:span> of the kids and the staff seemed <text:span text:style-name="T1">inexperienced</text:span>. <text:line-break/><text:line-break/>Now, Susan is considering hiring a <text:span text:style-name="T1">nanny </text:span>. The nanny would pick both kids up from their schools and bring them home. The nanny could make dinner for them and stay with them until she got home. This would be ideal, but a good nanny is <text:span text:style-name="T1">hard to come by </text:span>and is very expensive to hire, even the ones who don't <text:span text:style-name="T1">live in</text:span>. <text:line-break/><text:line-break/>I don't <text:span text:style-name="T1">envy</text:span> Susan. Single moms‚ and dads‚ <text:span text:style-name="T1">have it tough</text:span>.<text:line-break/><text:line-break/>Script by Dr. Lucy Tse </text:p>
          </table:table-cell>
        </table:table-row>
      </table:table>
      <text:p text:style-name="P2"/>
      <text:p text:style-name="P2"/>
      <text:p text:style-name="P2">ESLPodcast 76 - Asking for and Giving Instructions <text:line-break/>Tags: Business </text:p>
      <table:table table:name="Таблица131" table:style-name="Таблица131">
        <table:table-column table:style-name="Таблица131.A"/>
        <table:table-row>
          <table:table-cell table:style-name="Таблица131.A1" office:value-type="string">
            <text:p text:style-name="P3">Audio Index: 17:03 </text:p>
          </table:table-cell>
        </table:table-row>
      </table:table>
      <table:table table:name="Таблица132" table:style-name="Таблица132">
        <table:table-column table:style-name="Таблица132.A"/>
        <table:table-row>
          <table:table-cell table:style-name="Таблица132.A1" office:value-type="string">
            <text:p text:style-name="P3">The supervisor at my work asked me the other day to <text:span text:style-name="T1">help out</text:span> one of the new employees. She needs some basic <text:span text:style-name="T1">orientation</text:span> on how to <text:span text:style-name="T1">login</text:span> to our network. So I made an appointment with her to come to my <text:span text:style-name="T1">cubicle </text:span>for a little training session.<text:line-break/><text:line-break/>Jeff: Hi, Lucy, how are you <text:span text:style-name="T1">settling in</text:span>? <text:line-break/><text:line-break/>Lucy: Just fine thanks. <text:span text:style-name="T1">I appreciate you taking </text:span>the time to help me out with this software. <text:span text:style-name="T1">May I ask you what we will be </text:span>covering today?<text:line-break/><text:line-break/>Jeff: Sure. Before I do that, <text:span text:style-name="T1">could you tell me if </text:span>you've worked with this program before? That will help me figure out how to <text:span text:style-name="T1">proceed </text:span>.<text:line-break/><text:line-break/>Lucy: I've done a little work with it, but not much. <text:line-break/><text:line-break/>Jeff: Well, <text:span text:style-name="T1">it's a good idea to</text:span> have the manual ready, since it can get a bit <text:span text:style-name="T1">hairy</text:span>. You should start by logging in with your username and password.<text:line-break/><text:line-break/>Lucy: How do I do that? <text:line-break/><text:line-break/>Jeff: You can just click on the button in the corner. <text:span text:style-name="T1">Be sure to </text:span>enter the password you created. You can write it down until you memorize it, but <text:span text:style-name="T1">you might want to</text:span> keep it in a safe place. <text:line-break/><text:line-break/>Lucy: Okay. Then what?<text:line-break/><text:line-break/>Jeff: Well, then just select the network you want to work with, and you're all set.<text:line-break/><text:line-break/>Lucy: Great, thanks for your help, Jeff. <text:span text:style-name="T1">May I trouble you to </text:span>show me how to <text:span text:style-name="T1">print</text:span> reports <text:span text:style-name="T1">out</text:span> from the program?<text:line-break/><text:line-break/>Jeff: Sure. I'll do what I can to help.<text:line-break/><text:line-break/>Script by Dr. Jeff McQuillan </text:p>
          </table:table-cell>
        </table:table-row>
      </table:table>
      <text:p text:style-name="P2"/>
      <text:p text:style-name="P2"/>
      <text:p text:style-name="P2">ESLPodcast 77 - Taking Pictures <text:line-break/>Tags: Entertainment , Travel , Daily Life </text:p>
      <table:table table:name="Таблица133" table:style-name="Таблица133">
        <table:table-column table:style-name="Таблица133.A"/>
        <table:table-row>
          <table:table-cell table:style-name="Таблица133.A1" office:value-type="string">
            <text:p text:style-name="P3">Audio Index: 16:27 </text:p>
          </table:table-cell>
        </table:table-row>
      </table:table>
      <table:table table:name="Таблица134" table:style-name="Таблица134">
        <table:table-column table:style-name="Таблица134.A"/>
        <text:soft-page-break/>
        <table:table-row>
          <table:table-cell table:style-name="Таблица134.A1" office:value-type="string">
            <text:p text:style-name="P3">My nephew's wedding is <text:span text:style-name="T1">coming up </text:span>this Saturday, and I thought it would be nice to take some <text:span text:style-name="T1">candids</text:span> for the <text:span text:style-name="T1">happy couple</text:span>. My wife, who's the <text:span text:style-name="T1">photographer</text:span> in the family, wasn't around today, so I decided to <text:span text:style-name="T1">strike out on my own</text:span> and <text:span text:style-name="T1">head off</text:span> to the camera shop. I love to shop for new <text:span text:style-name="T1">gadgets</text:span>. <text:line-break/><text:line-break/>When I got to the store. I was <text:span text:style-name="T1">blown away</text:span> by all the options I had! There were <text:span text:style-name="T1">disposable</text:span> cameras, <text:span text:style-name="T1">digital</text:span> cameras, cameras combined with <text:span text:style-name="T1">camcorders</text:span> - it was <text:span text:style-name="T1">making my head spin</text:span>. I finally asked one of the sales clerks what he would recommend. <text:line-break/><text:line-break/>"It depends if you want a <text:span text:style-name="T1">point-and-shoot</text:span> type, or are looking for something more <text:span text:style-name="T1">fancy</text:span>," he said. <text:line-break/><text:line-break/>"I'm looking for something that will take a good <text:span text:style-name="T1">shot</text:span> and not be too complicated to operate," I replied.<text:line-break/><text:line-break/>"Well, this one here has a <text:span text:style-name="T1">built-in flash</text:span> and takes good pictures. When you've finished <text:span text:style-name="T1">shooting</text:span> the <text:span text:style-name="T1">roll</text:span>, just bring it in and we'll <text:span text:style-name="T1">develop</text:span> them for you.‚" <text:line-break/><text:line-break/>"Do you make <text:span text:style-name="T1">enlargements</text:span> of the prints if I'm interested in doing that?‚" <text:line-break/><text:line-break/>"Sure," he said, "we can do <text:span text:style-name="T1">4 x 6</text:span> or <text:span text:style-name="T1">8 x 10 glossies</text:span>, if you'd like.‚" <text:line-break/><text:line-break/>I decided to go with the camera he recommended. Now all I have to do is <text:span text:style-name="T1">justify</text:span> the new camera to my wife.<text:line-break/><text:line-break/><text:line-break/>Script by Dr. Jeff McQuillan </text:p>
          </table:table-cell>
        </table:table-row>
      </table:table>
      <text:p text:style-name="P2"/>
      <text:p text:style-name="P2"/>
      <text:p text:style-name="P2">ESLPodcast 78 - Seeing a Play <text:line-break/>Tags: Entertainment </text:p>
      <table:table table:name="Таблица135" table:style-name="Таблица135">
        <table:table-column table:style-name="Таблица135.A"/>
        <table:table-row>
          <table:table-cell table:style-name="Таблица135.A1" office:value-type="string">
            <text:p text:style-name="P4"/>
          </table:table-cell>
        </table:table-row>
      </table:table>
      <table:table table:name="Таблица136" table:style-name="Таблица136">
        <table:table-column table:style-name="Таблица136.A"/>
        <table:table-row>
          <table:table-cell table:style-name="Таблица136.A1" office:value-type="string">
            <text:p text:style-name="P3">I <text:span text:style-name="T1">ran into</text:span> my neighbor, Dennis, yesterday afternoon. He asked if I wanted two tickets to the theater. He had <text:span text:style-name="T1">season tickets</text:span> but couldn't go to this performance. It was <text:span text:style-name="T1">opening night</text:span> of Shakespeare's <text:span text:style-name="T2">The Tempest</text:span>. I jumped at his offer and invited Lucy to come along.<text:line-break/><text:line-break/>We arrived at the theater a half an hour before <text:span text:style-name="T1">opening curtain</text:span>. We had the tickets <text:span text:style-name="T1">in hand </text:span>and didn't need to pick them up at the <text:span text:style-name="T1">will call </text:span>window. The doors to the theater were open and we handed our tickets to the <text:span text:style-name="T1">ticket takers</text:span> standing in the <text:span text:style-name="T1">doorway</text:span>. <text:line-break/><text:line-break/>We looked for our seats and were pleasantly surprised to find that we had some of the <text:span text:style-name="T1">best seats in the house</text:span>! I thought we would be sitting in the <text:span text:style-name="T1">balcony </text:span>, but we were in the <text:span text:style-name="T1">orchestra section </text:span>in the center. This was great! The lights <text:span text:style-name="T1">dimmed</text:span> and the curtain <text:span text:style-name="T1">went up </text:span>. <text:line-break/><text:line-break/>After the second <text:span text:style-name="T1">act </text:span>, there was an <text:span text:style-name="T1">intermission</text:span>. Lucy and I went into the <text:span text:style-name="T1">lobby</text:span> and bought drinks from the bar. After about 15 minutes, the lights <text:span text:style-name="T1">flickered</text:span> and we went back to our seats. <text:line-break/><text:line-break/>After the last act, the audience gave the actors a <text:span text:style-name="T1">standing ovation</text:span>. This was the best play I had seen <text:span text:style-name="T1">in ages</text:span>. The acting was superb, the <text:span text:style-name="T1">staging</text:span> and <text:span text:style-name="T1">direction</text:span> were fresh. I <text:span text:style-name="T1">couldn't have asked for</text:span> a better theater experience. I owed Dennis <text:span text:style-name="T1">big time </text:span>for giving me his tickets.<text:line-break/><text:line-break/>Script by Dr. Lucy Tse </text:p>
          </table:table-cell>
        </table:table-row>
      </table:table>
      <text:p text:style-name="P2"/>
      <text:p text:style-name="P2"/>
      <text:p text:style-name="P2">ESLPodcast 79 - Disagreeing Politely in a Business Setting <text:line-break/>Tags: Business </text:p>
      <table:table table:name="Таблица137" table:style-name="Таблица137">
        <table:table-column table:style-name="Таблица137.A"/>
        <table:table-row>
          <table:table-cell table:style-name="Таблица137.A1" office:value-type="string">
            <text:p text:style-name="P3">Audio Index: <text:line-break/>Slow dialog 0:50<text:line-break/><text:soft-page-break/>Explanation 3:00<text:line-break/>Fast dialog 13:03</text:p>
          </table:table-cell>
        </table:table-row>
      </table:table>
      <table:table table:name="Таблица138" table:style-name="Таблица138">
        <table:table-column table:style-name="Таблица138.A"/>
        <table:table-row>
          <table:table-cell table:style-name="Таблица138.A1" office:value-type="string">
            <text:p text:style-name="P3">Lucy: I don't think this is going <text:span text:style-name="T1">to work</text:span>. This plan <text:span text:style-name="T1">calls for</text:span> the new office to open by July and I think that's too <text:span text:style-name="T1">ambitious</text:span>. I don't see how the <text:span text:style-name="T1">groundwork</text:span> can be done any earlier than September. <text:line-break/><text:line-break/>Jeff: <text:span text:style-name="T1">I understand your concern.</text:span> I don't want to <text:span text:style-name="T1">rush</text:span> the opening of the new office either. But, as I see it, a lot of the preparations were made last year when we considered opening an office in Miami. Even though the site is different, a lot of the <text:span text:style-name="T1">cost projections</text:span> are the same.<text:line-break/><text:line-break/>Lucy: <text:span text:style-name="T1">That may be, but</text:span> remember that one of the reasons we <text:span text:style-name="T1">scrapped</text:span> the Miami plan was because the budget was too big.<text:line-break/><text:line-break/>Jeff: <text:span text:style-name="T1">That's not how I saw it. </text:span>I think the major reason we didn't go ahead with the Miami plan was a problem with <text:span text:style-name="T1">timing</text:span>. But, I know that the budget was a concern, too. As you can see, though, this plan has a lower budget than the Miami plan. <text:line-break/><text:line-break/>Lucy: <text:span text:style-name="T1">I don't agree. </text:span>If you add in all of <text:span text:style-name="T1">the extras</text:span>, the budget is the same, if not higher. I think we need to <text:span text:style-name="T1">go back to the drawing board </text:span>on this. <text:line-break/><text:line-break/>Jeff: <text:span text:style-name="T1">I have to disagree. </text:span>This plan is the best we've come up with and is workable.<text:line-break/><text:line-break/>Lucy: I'm afraid we just <text:span text:style-name="T1">don't see eye to eye </text:span>on this. Let's <text:span text:style-name="T1">call a meeting</text:span> with the rest of the team and see what they think.<text:line-break/><text:line-break/>Jeff: Okay, let's do that.<text:line-break/><text:line-break/>Script by Dr. Lucy Tse </text:p>
          </table:table-cell>
        </table:table-row>
      </table:table>
      <text:p text:style-name="P2"/>
      <text:p text:style-name="P2"/>
      <text:p text:style-name="P2">ESLPodcast 80 - Asking for Directions <text:line-break/>Tags: Travel , Daily Life </text:p>
      <table:table table:name="Таблица139" table:style-name="Таблица139">
        <table:table-column table:style-name="Таблица139.A"/>
        <table:table-row>
          <table:table-cell table:style-name="Таблица139.A1" office:value-type="string">
            <text:p text:style-name="P3">Audio Index: <text:line-break/>Slow dialog: 0:40<text:line-break/>Explanation: 2:55<text:line-break/>Fast dialog: 13:25</text:p>
          </table:table-cell>
        </table:table-row>
      </table:table>
      <table:table table:name="Таблица140" table:style-name="Таблица140">
        <table:table-column table:style-name="Таблица140.A"/>
        <table:table-row>
          <table:table-cell table:style-name="Таблица140.A1" office:value-type="string">
            <text:p text:style-name="P3">I went to Vancouver for a meeting this week. I have always liked Vancouver, and <text:span text:style-name="T1">on top of that </text:span>, my cousin Dominick just moved there. I <text:span text:style-name="T1">got in touch</text:span> with him and he <text:span text:style-name="T1">invited me over</text:span> to see his new <text:span text:style-name="T1">place</text:span>. <text:line-break/><text:line-break/>On the way over, though, I <text:span text:style-name="T1">got </text:span>a little <text:span text:style-name="T1">lost</text:span>. I knew I was in the right area, but I was <text:span text:style-name="T1">turned</text:span> <text:span text:style-name="T1">around</text:span>. He lived in an apartment over an old bakery and I couldn't find it. <text:line-break/><text:line-break/>I stopped a man who was walking by to ask for directions.<text:line-break/><text:line-break/>Lucy: <text:span text:style-name="T1">Excuse me, could you tell me how to get to</text:span> the Cross Bakery building?<text:line-break/><text:line-break/>Man: The Cross Bakery building? Oh sure. You're actually walking in the <text:span text:style-name="T1">opposite direction.</text:span><text:line-break/><text:line-break/>Lucy: Oh, <text:span text:style-name="T1">you're kidding</text:span>! I thought I was <text:span text:style-name="T1">heading</text:span> east.<text:line-break/><text:line-break/>Man: No, east is the <text:span text:style-name="T1">other direction </text:span>. To get to the Bakery, you need to turn around and go three <text:span text:style-name="T1">blocks</text:span> to Broadway. When you get to the <text:span text:style-name="T1">intersection</text:span> of Broadway and Elm, you <text:span text:style-name="T1">hang a left</text:span>. <text:span text:style-name="T1">Go straight down</text:span> that street for half a block and then you'll see the building on your left.<text:line-break/><text:line-break/>Lucy: Okay, let me see if I've got that. I need to go down Elm until I <text:span text:style-name="T1">hit</text:span> Broadway, then I <text:span text:style-name="T1">make a left</text:span> and the building is on my <text:span text:style-name="T1">left hand side</text:span>. Is that right?<text:line-break/><text:line-break/><text:soft-page-break/>Man: Yeah, <text:span text:style-name="T1">you've got it </text:span>. Do you want me to show you the way? <text:line-break/><text:line-break/>Lucy: Thanks for the offer, but I think I've got it. Hopefully, I won't get lost again on my way there!<text:line-break/><text:line-break/>Script by Dr. Lucy Tse </text:p>
          </table:table-cell>
        </table:table-row>
      </table:table>
      <text:p text:style-name="P2"/>
      <text:p text:style-name="P2"/>
      <text:p text:style-name="P2">ESLPodcast 81 - Airplane Announcements <text:line-break/>Tags: Travel , Transportation </text:p>
      <table:table table:name="Таблица141" table:style-name="Таблица141">
        <table:table-column table:style-name="Таблица141.A"/>
        <table:table-row>
          <table:table-cell table:style-name="Таблица141.A1" office:value-type="string">
            <text:p text:style-name="P3">Audio Index: <text:line-break/>Slow dialog: 3:09<text:line-break/>Explanations: 6:28<text:line-break/>Fast dialog: 21:24<text:line-break/></text:p>
          </table:table-cell>
        </table:table-row>
      </table:table>
      <table:table table:name="Таблица142" table:style-name="Таблица142">
        <table:table-column table:style-name="Таблица142.A"/>
        <table:table-row>
          <table:table-cell table:style-name="Таблица142.A1" office:value-type="string">
            <text:p text:style-name="P3">I had to fly from Minneapolis to Los Angeles recently, and like most travelers, I've almost memorized the standard <text:span text:style-name="T1">safety announcement</text:span> made by the <text:span text:style-name="T1">flight attendants</text:span>. It goes something like this: <text:line-break/><text:line-break/>Good afternoon and welcome to Flight 345, <text:span text:style-name="T1">service to</text:span> Los Angeles International Airport. We appreciate your full attention to this important safety announcement. This 747 <text:span text:style-name="T1">aircraft</text:span> is equipped with four <text:span text:style-name="T1">emergency exits</text:span>, two in the front of the plane and two in the <text:span text:style-name="T1">aft</text:span>. Be sure to identify the nearest exit to you, which may be behind you. If the plane should <text:span text:style-name="T1">lose pressure</text:span>, an <text:span text:style-name="T1">oxygen mask</text:span> will drop from the <text:span text:style-name="T1">compartment</text:span> above your seat. Reach up, pull down on the mask until the <text:span text:style-name="T1">tubing</text:span> is fully <text:span text:style-name="T1">extended</text:span>. Place the mask over your nose and mouth, <text:span text:style-name="T1">secure it </text:span>with the <text:span text:style-name="T1">elastic band </text:span>and breathe normally.<text:line-break/><text:line-break/>Passenger <text:span text:style-name="T1">seat cushions</text:span> on this aircraft may be used as a <text:span text:style-name="T1">flotation device</text:span> and detailed instructions may be found on the safety information card in the <text:span text:style-name="T1">seat pocket</text:span> in front of you. Smoking is not permitted at any time while <text:span text:style-name="T1">on board</text:span> this aircraft. Also, federal law prohibits <text:span text:style-name="T1">tampering</text:span>, <text:span text:style-name="T1">disabling</text:span>, or destroying these <text:span text:style-name="T1">detectors</text:span> in the <text:span text:style-name="T1">lavatories</text:span>. Your <text:span text:style-name="T1">compliance</text:span> with all <text:span text:style-name="T1">crew member</text:span> instructions, all <text:span text:style-name="T1">placards</text:span>, and lighted seat belt and no smoking signs is required. <text:line-break/><text:line-break/>The following electronic devices may not be used during <text:span text:style-name="T1">takeoff</text:span> or <text:span text:style-name="T1">landing</text:span>: portable compact disk players, portable computers, and <text:span text:style-name="T1">cellular</text:span> phones which should be in the <text:span text:style-name="T1">off position </text:span>and <text:span text:style-name="T1">stowed</text:span>. Now in preparation for takeoff, please <text:span text:style-name="T1">fasten your seatbelt</text:span>, return your <text:span text:style-name="T1">seatback</text:span> and <text:span text:style-name="T1">tray tables</text:span> to the full <text:span text:style-name="T1">upright</text:span> and <text:span text:style-name="T1">locked</text:span> position. Your <text:span text:style-name="T1">carry-on luggage</text:span> must be stowed in the <text:span text:style-name="T1">overhead compartments</text:span> or underneath the seat in front of you. On behalf of all Mar Vista Airline employees, we'd like to thank you for selecting us today. We hope you enjoy your flight.<text:line-break/><text:line-break/>Script by Dr. Jeff McQuillan </text:p>
          </table:table-cell>
        </table:table-row>
      </table:table>
      <text:p text:style-name="P2"/>
      <text:p text:style-name="P2"/>
      <text:p text:style-name="P2">ESLPodcast 82 - In a Rut <text:line-break/>Tags: Entertainment , Relationships </text:p>
      <table:table table:name="Таблица143" table:style-name="Таблица143">
        <table:table-column table:style-name="Таблица143.A"/>
        <table:table-row>
          <table:table-cell table:style-name="Таблица143.A1" office:value-type="string">
            <text:p text:style-name="P3">Audio Index: <text:line-break/>Slow dialog: 1:06<text:line-break/>Explanations: 3:35<text:line-break/>Fast dialog: 14:33<text:line-break/></text:p>
          </table:table-cell>
        </table:table-row>
      </table:table>
      <table:table table:name="Таблица144" table:style-name="Таблица144">
        <table:table-column table:style-name="Таблица144.A"/>
        <table:table-row>
          <table:table-cell table:style-name="Таблица144.A1" office:value-type="string">
            <text:p text:style-name="P3">Woman: What do you want to do tonight? <text:line-break/><text:line-break/>Man: I don't know. What do you want to do?<text:line-break/><text:line-break/>W: I have no idea. Do you think we're <text:span text:style-name="T1">in a rut</text:span>?<text:line-break/><text:line-break/>M: What do you mean?<text:line-break/><text:soft-page-break/><text:line-break/>W: Well, we do the same things every weekend. We go to the same restaurants. We see the same friends. <text:span text:style-name="T1">You know what I mean?</text:span><text:line-break/><text:line-break/>M: Yeah, I guess you're right. It's easy to get <text:span text:style-name="T1">bogged down</text:span> in <text:span text:style-name="T1">the day to day</text:span>, and forget to <text:span text:style-name="T1">change things up</text:span> once in a while. Let's <text:span text:style-name="T1">break out</text:span> and do some thing completely different tonight. <text:line-break/><text:line-break/>W: Okay, I'll look in the <text:span text:style-name="T1">events section</text:span> of the paper to see what's going on tonight. Hmm, we could go to a concert. There is a good one tonight. <text:span text:style-name="T1">I bet</text:span> it's not <text:span text:style-name="T1">sold out</text:span>. But, we'll have to drive an hour to the <text:span text:style-name="T1">venue</text:span>. <text:line-break/><text:line-break/>M: An hour? That's a bit of a <text:span text:style-name="T1">bummer</text:span>. Let me <text:span text:style-name="T1">take a peek </text:span>and see what else there is. How about going dancing? We haven't done that in a while. There's a <text:span text:style-name="T1">club</text:span> in Silver Lake that's supposed to be <text:span text:style-name="T1">hopping</text:span> on Friday nights. Eddie from work told me that they have a really good <text:span text:style-name="T1">DJ</text:span> and a big <text:span text:style-name="T1">dance floor</text:span>, and the <text:span text:style-name="T1">cover charge</text:span> isn't bad. <text:line-break/><text:line-break/>W: I'm not really <text:span text:style-name="T1">in the mood</text:span> for dancing, actually. You know what? I just feel like staying home tonight and <text:span text:style-name="T1">vegging</text:span>, after all. How about you? <text:line-break/><text:line-break/>M: Yeah, I was hoping you‚Äôd say that. It's nice to <text:span text:style-name="T1">have the option</text:span> <text:span text:style-name="T1">to go out</text:span> but I‚Äôd rather <text:span text:style-name="T1">stay in</text:span>. Maybe we can go out tomorrow night.<text:line-break/><text:line-break/>W: Yeah, definitely, tomorrow night.<text:line-break/><text:line-break/>Script by Dr. Lucy Tse </text:p>
          </table:table-cell>
        </table:table-row>
      </table:table>
      <text:p text:style-name="P2"/>
      <text:p text:style-name="P2"/>
      <text:p text:style-name="P2">ESLPodcast 83 - Planning a Business Luncheon <text:line-break/>Tags: Business , Dining </text:p>
      <table:table table:name="Таблица145" table:style-name="Таблица145">
        <table:table-column table:style-name="Таблица145.A"/>
        <table:table-row>
          <table:table-cell table:style-name="Таблица145.A1" office:value-type="string">
            <text:p text:style-name="P3">Audio Index: <text:line-break/>Slow dialog: 0:55<text:line-break/>Explanations: 3:55<text:line-break/>Fast dialog: 14:25</text:p>
          </table:table-cell>
        </table:table-row>
      </table:table>
      <table:table table:name="Таблица146" table:style-name="Таблица146">
        <table:table-column table:style-name="Таблица146.A"/>
        <table:table-row>
          <table:table-cell table:style-name="Таблица146.A1" office:value-type="string">
            <text:p text:style-name="P3">One of my co-workers, Betty, was <text:span text:style-name="T1">retiring</text:span> this month after working for the company 23 years. I was put <text:span text:style-name="T1">in charge</text:span> of planning a retirement lunch <text:span text:style-name="T1">in her honor</text:span> at a restaurant nearby. The company was <text:span text:style-name="T1">picking up the tab</text:span> and it was <text:span text:style-name="T1">up to me</text:span> to set a day and time. After asking the people in the department and finding out their <text:span text:style-name="T1">availability </text:span>, I called the restaurant to make a reservation.<text:line-break/><text:line-break/>Manager: Bruno's. <text:line-break/><text:line-break/>Jeff: Hi, I'm calling from Nika Corporation. We would like <text:span text:style-name="T1">to hold</text:span> a business lunch at the restaurant.<text:line-break/><text:line-break/>Manager: Oh, certainly. I'm Linda, the manager. I can help you with that. How many will there be in your <text:span text:style-name="T1">party</text:span>?<text:line-break/><text:line-break/>Jeff: There will be about 18 people.<text:line-break/><text:line-break/>Manager: Okay. For a party that size, we have a separate <text:span text:style-name="T1">banquet room </text:span>in the back.<text:line-break/><text:line-break/>Jeff: Is there an extra <text:span text:style-name="T1">charge</text:span> to reserve the room?<text:line-break/><text:line-break/>Manager: No, as long as you can <text:span text:style-name="T1">guarantee</text:span> at least 15 guests, there is no extra charge.<text:line-break/><text:line-break/>Jeff: That's great. I'd like to go ahead and reserve the room, then, for Friday, December 2, at around noon. This is a retirement party and we‚Äôd like to bring a cake for the <text:span text:style-name="T1">guest of honor</text:span> and some bottles of champagne. Will that be acceptable?<text:line-break/><text:soft-page-break/><text:line-break/>Manager: The cake is no problem at all, but we do charge a <text:span text:style-name="T1">corkage fee</text:span> of $15 a bottle for any alcohol not purchased from the restaurant. <text:line-break/><text:line-break/>Jeff: Oh, that's fine. <text:line-break/><text:line-break/>Manager: Great. I have the banquet room reserved for a luncheon for Nika Corporation on the 2nd of December. May I have your name and contact information?<text:line-break/><text:line-break/>Jeff: Sure. I'm Jeff McQuillan and my number is <text:span text:style-name="T1">323-555-6840, extension 42.</text:span><text:line-break/><text:line-break/>Manager: Thanks, Mr. McQuillan. I'll give you a call a week <text:span text:style-name="T1">in advance </text:span>to confirm the <text:span text:style-name="T1">arrangements</text:span>.<text:line-break/><text:line-break/>Jeff: <text:span text:style-name="T1">Sounds good.</text:span> Thanks for your help. <text:line-break/><text:line-break/>Manager: Thank you for choosing Bruno's. We look forward to seeing you on the 2nd.<text:line-break/><text:line-break/>Script by Dr. Lucy Tse </text:p>
          </table:table-cell>
        </table:table-row>
      </table:table>
      <text:p text:style-name="P2"/>
      <text:p text:style-name="P2"/>
      <text:p text:style-name="P2">ESLPodcast 84 - Bargaining with a Seller <text:line-break/>Tags: Shopping </text:p>
      <table:table table:name="Таблица147" table:style-name="Таблица147">
        <table:table-column table:style-name="Таблица147.A"/>
        <table:table-row>
          <table:table-cell table:style-name="Таблица147.A1" office:value-type="string">
            <text:p text:style-name="P3">Audio Index: <text:line-break/>Slow dialog: 1:08<text:line-break/>Explanations: 3:32<text:line-break/>Fast dialog: 14:11</text:p>
          </table:table-cell>
        </table:table-row>
      </table:table>
      <table:table table:name="Таблица148" table:style-name="Таблица148">
        <table:table-column table:style-name="Таблица148.A"/>
        <table:table-row>
          <table:table-cell table:style-name="Таблица148.A1" office:value-type="string">
            <text:p text:style-name="P3">It was Saturday afternoon and I was shopping in the <text:span text:style-name="T1">garment district</text:span> in downtown L.A. If you want to find good <text:span text:style-name="T1">deals</text:span> on clothes, shoes, and <text:span text:style-name="T1">accessories</text:span>, this is the place to come. To get the best deal, though, you have to be ready to bargain. <text:line-break/><text:line-break/>I walked by a <text:span text:style-name="T1">stall</text:span> and saw a purse I liked. The owner had just finished <text:span text:style-name="T1">making a sale</text:span>. <text:line-break/><text:line-break/>Lucy: Does this <text:span text:style-name="T1">come in </text:span>any other colors? <text:line-break/><text:line-break/>Man: Yeah, we <text:span text:style-name="T1">have this</text:span> one <text:span text:style-name="T1">in</text:span> white and blue. I also have this other style in green.<text:line-break/><text:line-break/>Lucy: How much is the blue one?<text:line-break/><text:line-break/>Man: It's $32. <text:line-break/><text:line-break/>Lucy: $32? What about the green one?<text:line-break/><text:line-break/>Man: That's $30.<text:line-break/><text:line-break/>Lucy: That seems a little high. <text:span text:style-name="T1">Can you do better on the price</text:span>?<text:line-break/><text:line-break/>Man: This is a designer bag and it's good quality. It's a <text:span text:style-name="T1">bargain</text:span> at that price.<text:line-break/><text:line-break/>Lucy: <text:span text:style-name="T1">Is that your best offer?</text:span><text:line-break/><text:line-break/>Man: That's the best I can do.<text:line-break/><text:line-break/>Lucy: Well, I don't know. I think I'll <text:span text:style-name="T1">shop around.</text:span> <text:line-break/><text:line-break/>Man: Okay, how about $28. <text:line-break/><text:line-break/>Lucy: <text:span text:style-name="T1">That's still more than I wanted to spend.</text:span> What if I take the blue one and the green one?<text:line-break/><text:soft-page-break/><text:line-break/>Man: I'll give you both of them for $55.<text:line-break/><text:line-break/>Lucy: That's not much of a <text:span text:style-name="T1">break</text:span> on the price. How about $50 for both?<text:line-break/><text:line-break/>Man: <text:span text:style-name="T1">You drive a hard bargain.</text:span> The best I can do is $54. You won't find it cheaper anywhere else. <text:line-break/><text:line-break/>Lucy: Why don't we <text:span text:style-name="T1">split the difference</text:span> and make it $52?<text:line-break/><text:line-break/>Man: Okay, okay. <text:span text:style-name="T1">You've got a deal. </text:span><text:line-break/><text:line-break/>Script by Dr. Lucy Tse </text:p>
          </table:table-cell>
        </table:table-row>
      </table:table>
      <text:p text:style-name="P2"/>
      <text:p text:style-name="P2"/>
      <text:p text:style-name="P2">ESLPodcast 85 - The Blind Date <text:line-break/>Tags: Relationships </text:p>
      <table:table table:name="Таблица149" table:style-name="Таблица149">
        <table:table-column table:style-name="Таблица149.A"/>
        <table:table-row>
          <table:table-cell table:style-name="Таблица149.A1" office:value-type="string">
            <text:p text:style-name="P3">Audio Index: <text:line-break/>Slow dialog: 0:44<text:line-break/>Explanations: 3:18<text:line-break/>Fast dialog: 14:15</text:p>
          </table:table-cell>
        </table:table-row>
      </table:table>
      <table:table table:name="Таблица150" table:style-name="Таблица150">
        <table:table-column table:style-name="Таблица150.A"/>
        <table:table-row>
          <table:table-cell table:style-name="Таблица150.A1" office:value-type="string">
            <text:p text:style-name="P3">I <text:span text:style-name="T1">broke up </text:span>with my boyfriend last month. We had <text:span text:style-name="T1">gone out</text:span> for a year and I was ready to <text:span text:style-name="T1">settle down</text:span>. But, I could tell that he still wanted to <text:span text:style-name="T1">play the field</text:span> before getting married. I don't think Don ever <text:span text:style-name="T1">cheated on </text:span>me, but I finally realized that he wasn't <text:span text:style-name="T1">the</text:span> <text:span text:style-name="T1">marrying type</text:span>. <text:line-break/><text:line-break/>My friend Sheila was <text:span text:style-name="T1">thrilled </text:span>to hear that we had <text:span text:style-name="T1">split up</text:span>. She never liked Don and she was anxious <text:span text:style-name="T1">to set me up with</text:span> some of her single friends. I told her that I didn't want to go on any <text:span text:style-name="T1">blind dates </text:span>. But, she kept telling me about this guy Alan. She thought he was my <text:span text:style-name="T1">soul mate</text:span> and she was sure that he would be my <text:span text:style-name="T1">Mr. Right </text:span>. According to Sheila, he was <text:span text:style-name="T1">good looking</text:span>, he had a <text:span text:style-name="T1">good sense of humor</text:span>, he was <text:span text:style-name="T1">bright</text:span> and <text:span text:style-name="T1">witty</text:span>, and was <text:span text:style-name="T1">kind</text:span> and <text:span text:style-name="T1">considerate</text:span>. In the end, I told Shiela to give him my <text:span text:style-name="T1">number</text:span>. He called and we agreed to meet for coffee.<text:line-break/><text:line-break/>I walked into the cafe and looked around. I saw a <text:span text:style-name="T1">nice looking </text:span>guy sitting by himself near the window.<text:line-break/><text:line-break/>Lucy: Hi, are you Alan? <text:line-break/><text:line-break/>Alan: Yeah. <text:span text:style-name="T1">You must be</text:span> Lucy.<text:line-break/><text:line-break/>Lucy: Did you have trouble finding the cafe<text:line-break/><text:line-break/>Alan: No, I've actually been here before. I'm really glad you could make it. Sheila has been telling me all about you. <text:line-break/><text:line-break/>Lucy: Well, Sheila likes to play <text:span text:style-name="T1">matchmaker</text:span>. But, it's nice to meet you, too. <text:line-break/><text:line-break/>Alan: To tell the truth, I'm not <text:span text:style-name="T1">big on</text:span> blind dates.<text:line-break/><text:line-break/>Lucy: Yeah, me neither. But, I'm glad I came.<text:line-break/><text:line-break/>Alan: Yes, so am I.<text:line-break/><text:line-break/><text:line-break/>Script by Dr. Lucy Tse </text:p>
          </table:table-cell>
        </table:table-row>
      </table:table>
      <text:p text:style-name="P2"/>
      <text:p text:style-name="P2"/>
      <text:p text:style-name="P2">ESLPodcast 86 - Asking About Jobs <text:line-break/><text:soft-page-break/>Tags: Business </text:p>
      <table:table table:name="Таблица151" table:style-name="Таблица151">
        <table:table-column table:style-name="Таблица151.A"/>
        <table:table-row>
          <table:table-cell table:style-name="Таблица151.A1" office:value-type="string">
            <text:p text:style-name="P3">Audio Index: <text:line-break/>Slow dialog: 0:42<text:line-break/>Explanations: 3:22<text:line-break/>Fast dialog: 15:04</text:p>
          </table:table-cell>
        </table:table-row>
      </table:table>
      <table:table table:name="Таблица152" table:style-name="Таблица152">
        <table:table-column table:style-name="Таблица152.A"/>
        <table:table-row>
          <table:table-cell table:style-name="Таблица152.A1" office:value-type="string">
            <text:p text:style-name="P3">I was at the store <text:span text:style-name="T1">the other day</text:span>. I saw a former co-worker, Michael, across the room. He used to work at my company until he quit a few months ago to start a new job as a <text:span text:style-name="T1">public relations officer</text:span> at Missouri University. It's a job he's been <text:span text:style-name="T1">working toward </text:span>for years. He wasn't happy working for a corporation and wanted to get into either a <text:span text:style-name="T1">non-profit</text:span> organization or a university. I wanted to see how he was doing. <text:span text:style-name="T1">The truth was</text:span>, I was thinking of <text:span text:style-name="T1">making a move</text:span> myself. <text:line-break/><text:line-break/>Becky: Hey, Michael. Remember me? I'm Becky. We used to work at Lekmans together. <text:line-break/><text:line-break/>Michael: Oh, sure. How are you? <text:span text:style-name="T1">Long time, no see. </text:span>How are things at Lekmans?<text:line-break/><text:line-break/>Becky: It's about the same. I've been thinking of <text:span text:style-name="T1">making a change </text:span>myself. <text:span text:style-name="T1">Do you mind if</text:span> I ask you a few things about your job at the university? <text:line-break/><text:line-break/>Michael: No, not at all. <text:span text:style-name="T1">Go ahead.</text:span><text:line-break/><text:line-break/>Becky: Well, <text:span text:style-name="T1">I was wondering </text:span>what the salaries are like? I mean are they much lower than the corporate world? <text:line-break/><text:line-break/>Michael: Well, <text:span text:style-name="T1">I can't speak for</text:span> all universities, <text:span text:style-name="T1">but</text:span> my salary is a definitely lower than at Lekmans. I just don't think the salaries are <text:span text:style-name="T1">comparable</text:span> when you leave a major corporation.<text:line-break/><text:line-break/>Becky: Yeah, that's what I thought. But, I've heard that the <text:span text:style-name="T1">perks</text:span> are better. <text:span text:style-name="T1">I was wondering if </text:span>that was really true. <text:line-break/><text:line-break/>Michael: I'd have to say <text:span text:style-name="T1">yes and no </text:span>on that. I don't get a big end-of-the-year bonus like I did at Lekmans but I get to take classes for free if I want to. I've always wanted to get a graduate degree so I'm taking classes now to do that.<text:line-break/><text:line-break/>Becky: Oh, that's great. It sounds like you're really happy with your move.<text:line-break/><text:line-break/>Michael: Yeah, I guess I am. Working at a university is the <text:span text:style-name="T1">really suits</text:span> me.<text:line-break/><text:line-break/><text:line-break/>Script by Dr. Lucy Tse </text:p>
          </table:table-cell>
        </table:table-row>
      </table:table>
      <text:p text:style-name="P2"/>
      <text:p text:style-name="P2"/>
      <text:p text:style-name="P2">ESLPodcast 87 - Hotel Housekeeping <text:line-break/>Tags: Travel </text:p>
      <table:table table:name="Таблица153" table:style-name="Таблица153">
        <table:table-column table:style-name="Таблица153.A"/>
        <table:table-row>
          <table:table-cell table:style-name="Таблица153.A1" office:value-type="string">
            <text:p text:style-name="P3">Audio Index: <text:line-break/>Slow dialog: 0:44<text:line-break/>Explanations: 3:18<text:line-break/>Fast dialog: 15:38</text:p>
          </table:table-cell>
        </table:table-row>
      </table:table>
      <table:table table:name="Таблица154" table:style-name="Таблица154">
        <table:table-column table:style-name="Таблица154.A"/>
        <table:table-row>
          <table:table-cell table:style-name="Таблица154.A1" office:value-type="string">
            <text:p text:style-name="P3">I'm so glad that the hotel I <text:span text:style-name="T1">booked</text:span> didn't <text:span text:style-name="T1">turn out </text:span>to be a <text:span text:style-name="T1">dump</text:span>. The last time I went on vacation, I booked it online <text:span text:style-name="T1">sight unseen</text:span>, and it turned out to be a <text:span text:style-name="T1">run down hotel</text:span>. This hotel was completely different. The <text:span text:style-name="T1">decor</text:span> was tasteful and updated, the <text:span text:style-name="T1">staff</text:span> was friendly, and the rooms were well-maintained. <text:line-break/><text:line-break/>Well, that is, until my second day there. When I left my room in the morning, I had removed the <text:span text:style-name="T1">"Do Not Disturb" sign</text:span> from my door so that <text:span text:style-name="T1">housekeeping</text:span> would know I needed my room <text:span text:style-name="T1">made up</text:span>. When I got back in the afternoon, though, it hadn't been done properly. The <text:span text:style-name="T1">maid</text:span> had <text:span text:style-name="T1">made the bed</text:span>, cleaned the bathroom, and <text:span text:style-name="T1">re- stocked the mini-bar</text:span>, but she hadn't <text:span text:style-name="T1">vacuumed</text:span> the carpet and didn't leave any soap or clean towels. I called down to the <text:span text:style-name="T1">front desk</text:span> to make a complaint.<text:line-break/><text:soft-page-break/><text:line-break/>"Front desk. How may I help you?‚" <text:line-break/><text:line-break/>"Hello. I'm in room <text:span text:style-name="T1">1201</text:span> and housekeeping didn't leave any soap or clean towels. And, the floor still needs to be vacuumed.‚" <text:line-break/><text:line-break/>"Oh, I'm so sorry. Let me <text:span text:style-name="T1">connect you</text:span> with housekeeping." I waited on hold.<text:line-break/><text:line-break/>"Housekeeping.‚" <text:line-break/><text:line-break/>"Yes, this is room 1201. The maid who cleaned my room didn't leave any soap or clean towels, and the floor needs vacuuming.‚" <text:line-break/><text:line-break/>"Okay. I'll get someone up there right away to take care of that." <text:line-break/><text:line-break/>About 10 minutes later, the maid knocked on the door. I <text:span text:style-name="T1">stepped out of</text:span> the room and she left the <text:span text:style-name="T1">toiletries</text:span> in the bathroom and vacuumed. That was pretty quick service. I'm glad I didn't get <text:span text:style-name="T1">the run-around</text:span>.<text:line-break/><text:line-break/>Script by Dr. Lucy Tse </text:p>
          </table:table-cell>
        </table:table-row>
      </table:table>
      <text:p text:style-name="P2"/>
      <text:p text:style-name="P2"/>
      <text:p text:style-name="P2">ESLPodcast 88 - Socializing at a Reception <text:line-break/>Tags: Business </text:p>
      <table:table table:name="Таблица155" table:style-name="Таблица155">
        <table:table-column table:style-name="Таблица155.A"/>
        <table:table-row>
          <table:table-cell table:style-name="Таблица155.A1" office:value-type="string">
            <text:p text:style-name="P3">Audio Index: <text:line-break/>Slow dialog: 0:45<text:line-break/>Explanations: 2:25<text:line-break/>Fast dialog: 14:02</text:p>
          </table:table-cell>
        </table:table-row>
      </table:table>
      <table:table table:name="Таблица156" table:style-name="Таблица156">
        <table:table-column table:style-name="Таблица156.A"/>
        <table:table-row>
          <table:table-cell table:style-name="Таблица156.A1" office:value-type="string">
            <text:p text:style-name="P3">Man: Hi, it's a bit <text:span text:style-name="T1">crowded</text:span> in here. <text:line-break/><text:line-break/>Woman: Yes, it's always like this on the first night of the conference. Is this your first time <text:span text:style-name="T1">attending</text:span>?<text:line-break/><text:line-break/>Man: Yes, it is. <text:span text:style-name="T1">By the way, </text:span>I'm Dan Morimoto. <text:line-break/><text:line-break/>Woman: I'm Gwen Renault. Were you here this morning for the opening <text:span text:style-name="T1">keynote </text:span>? I thought the <text:span text:style-name="T1">speaker</text:span> was excellent. <text:line-break/><text:line-break/>Man: No, unfortunately, I didn't arrive to the <text:span text:style-name="T1">venue</text:span> until late morning. Luckily, I <text:span text:style-name="T1">pre-registered </text:span>and just had to pick up my <text:span text:style-name="T1">registration packet</text:span>, so I was able to catch the <text:span text:style-name="T1">luncheon</text:span> speaker and she was very good.<text:line-break/><text:line-break/>Woman: You know, I attended a really interesting session this afternoon on <text:span text:style-name="T1">ethics</text:span> in the profession. It was a <text:span text:style-name="T1">panel discussion</text:span> and there was some lively <text:span text:style-name="T1">debate</text:span>. The luncheon speaker, Stephanie Morse, presented some of her <text:span text:style-name="T1">findings</text:span> from her new <text:span text:style-name="T1">ground- breaking study</text:span>. <text:line-break/><text:line-break/>Man: I'm sorry I missed it. It sounds interesting. Do you plan on staying for the <text:span text:style-name="T1">duration</text:span> of the conference?<text:line-break/><text:line-break/>Woman: No, I'm afraid I have to leave early tomorrow. <text:span text:style-name="T1">Will you excuse me? </text:span>I see a colleague of mine over there and I'd like to say hello.<text:line-break/><text:line-break/>Man: Oh, sure. <text:span text:style-name="T1">It was nice meeting you.</text:span><text:line-break/><text:line-break/>Woman: <text:span text:style-name="T1">Yes, you too.</text:span><text:line-break/><text:line-break/>Script by Dr. Lucy Tse </text:p>
          </table:table-cell>
        </table:table-row>
      </table:table>
      <text:p text:style-name="P2"/>
      <text:p text:style-name="P2"><text:soft-page-break/></text:p>
      <text:p text:style-name="P2">ESLPodcast 89 - A Good Listener <text:line-break/>Tags: Relationships </text:p>
      <table:table table:name="Таблица157" table:style-name="Таблица157">
        <table:table-column table:style-name="Таблица157.A"/>
        <table:table-row>
          <table:table-cell table:style-name="Таблица157.A1" office:value-type="string">
            <text:p text:style-name="P5">Audio Index: </text:p>
            <text:p text:style-name="P5">Slow dialog: 0:40<text:line-break/>Explanations: 2:38<text:line-break/>Fast dialog: 11:18<text:line-break/></text:p>
          </table:table-cell>
        </table:table-row>
      </table:table>
      <table:table table:name="Таблица158" table:style-name="Таблица158">
        <table:table-column table:style-name="Таблица158.A"/>
        <table:table-row>
          <table:table-cell table:style-name="Таблица158.A1" office:value-type="string">
            <text:p text:style-name="P3">Woman: Hi, <text:span text:style-name="T1">long time no see.</text:span> How have you been?<text:line-break/><text:line-break/>Man: Oh, I've been fine, but I'm having some trouble with my son. <text:line-break/><text:line-break/>Woman: <text:span text:style-name="T1">Tell me all about it. </text:span><text:line-break/><text:line-break/>Man: Oh, he's 14 and in the past few months, he's become quieter and a bit <text:span text:style-name="T1">secretive</text:span>. He locks himself in his room and I think he's <text:span text:style-name="T1">running around with</text:span> the <text:span text:style-name="T1">wrong crowd</text:span>.<text:line-break/><text:line-break/>Woman: <text:span text:style-name="T1">Oh, I see. What makes you think that? </text:span><text:line-break/><text:line-break/>Man: Well, he's become friends with a couple of older boys who are in a band. And one night last weekend, he came home really late, way past his <text:span text:style-name="T1">curfew</text:span>. <text:line-break/><text:line-break/>Woman: <text:span text:style-name="T1">Really?</text:span> What happened? <text:line-break/><text:line-break/>Man: He told me that his friend's car <text:span text:style-name="T1">broke down</text:span> and they had to walk home.<text:line-break/><text:line-break/>Woman: <text:span text:style-name="T1">I see what you mean. I understand why you're concerned.</text:span> Have you tried talking to your son about it?<text:line-break/><text:line-break/>Man: I haven't yet. I just keep hoping it's <text:span text:style-name="T1">just a phase he's going through</text:span>. <text:line-break/><text:line-break/>Woman: You may be right, but it <text:span text:style-name="T1">doesn't hurt </text:span>to find out more about what's going on in his life. <text:line-break/><text:line-break/>Man: You're right. I should talk to him. Sometimes, it's not easy being a parent. Thanks. It helps to <text:span text:style-name="T1">get it off my chest</text:span>. You're always so easy to talk to.<text:line-break/><text:line-break/>Woman: I don't know about that, but <text:span text:style-name="T1">my door is always open</text:span>. Stop by anytime.<text:line-break/><text:line-break/>Script by Dr. Lucy Tse </text:p>
          </table:table-cell>
        </table:table-row>
      </table:table>
      <text:p text:style-name="P2"/>
      <text:p text:style-name="P2"/>
      <text:p text:style-name="P2">ESLPodcast 90 - Room Service <text:line-break/>Tags: Travel , Dining </text:p>
      <table:table table:name="Таблица159" table:style-name="Таблица159">
        <table:table-column table:style-name="Таблица159.A"/>
        <table:table-row>
          <table:table-cell table:style-name="Таблица159.A1" office:value-type="string">
            <text:p text:style-name="P3">Audio Index: <text:line-break/>Slow dialog: 2:54<text:line-break/>Explanations: 5:08<text:line-break/>Fast dialog: 14:00</text:p>
          </table:table-cell>
        </table:table-row>
      </table:table>
      <table:table table:name="Таблица160" table:style-name="Таблица160">
        <table:table-column table:style-name="Таблица160.A"/>
        <table:table-row>
          <table:table-cell table:style-name="Таблица160.A1" office:value-type="string">
            <text:p text:style-name="P3">I was staying at a nice <text:span text:style-name="T1">resort hotel</text:span> in Arizona on a short vacation. I had been out on the <text:span text:style-name="T1">golf course</text:span> playing a <text:span text:style-name="T1">round</text:span> of golf. When I got back into the room, I was feeling pretty hungry. I was meeting some friends for a late dinner around 8:30. I wanted a <text:span text:style-name="T1">snack </text:span>. I took a look at the <text:span text:style-name="T1">room service</text:span> menu and called their number.<text:line-break/><text:line-break/>Woman: Room service. What would you like to order?<text:line-break/><text:line-break/>Jeff: Hi, I'm in room 1201 and <text:span text:style-name="T1">I'd like an order of the calamari</text:span> and a <text:span text:style-name="T1">slice</text:span> of <text:span text:style-name="T1">cheesecake</text:span>.<text:line-break/><text:line-break/>Woman: Do you want the calamari <text:span text:style-name="T1">appetizer</text:span> or the <text:span text:style-name="T1">entree</text:span>?<text:line-break/><text:line-break/><text:soft-page-break/>Jeff: I'd like the appetizer.<text:line-break/><text:line-break/>Woman: <text:span text:style-name="T1">Anything to drink?</text:span><text:line-break/><text:line-break/>Jeff: A diet Coke. About <text:span text:style-name="T1">how long will that take?</text:span><text:line-break/><text:line-break/>Woman: It'll be about 30 minutes. <text:line-break/><text:line-break/>Jeff: Okay. Thanks.<text:line-break/><text:line-break/>There was a knock on my door about a half hour later.<text:line-break/><text:line-break/>Jeff: <text:span text:style-name="T1">Who is it? </text:span><text:line-break/><text:line-break/>Woman: Room service...Hi, where would you like me to put the tray?<text:line-break/><text:line-break/>Jeff: On the desk would be fine.<text:line-break/><text:line-break/>Woman: The total is $16.75.<text:line-break/><text:line-break/>Jeff: Oh, that's <text:span text:style-name="T1">higher</text:span> than I'd expected. <text:line-break/><text:line-break/>Woman: There's a 12% <text:span text:style-name="T1">service charge</text:span> for room service and there's also the usual food tax.<text:line-break/><text:line-break/>Jeff: Oh, I see. Can I <text:span text:style-name="T1">charge it to the room</text:span>? <text:line-break/><text:line-break/>Woman: Sure. Just fill in the total here, write in your room number, and sign at the bottom.<text:line-break/><text:line-break/>Jeff: Okay, there you go. Thanks.<text:line-break/><text:line-break/>Woman: Thank you and have a nice day.<text:line-break/><text:line-break/>The calamari and the cheesecake really <text:span text:style-name="T1">hit the spot</text:span>.<text:line-break/><text:line-break/><text:line-break/>Script by Dr. Lucy Tse </text:p>
          </table:table-cell>
        </table:table-row>
      </table:table>
      <text:p text:style-name="P2"/>
      <text:p text:style-name="P2"/>
      <text:p text:style-name="P2">ESLPodcast 91 - Thanksgiving <text:line-break/>Tags: Relationships , Daily Life </text:p>
      <table:table table:name="Таблица161" table:style-name="Таблица161">
        <table:table-column table:style-name="Таблица161.A"/>
        <table:table-row>
          <table:table-cell table:style-name="Таблица161.A1" office:value-type="string">
            <text:p text:style-name="P3">Audio Index: <text:line-break/>Slow dialog: 1:32<text:line-break/>Explanations: 3:43<text:line-break/>Fast dialog: 15:14</text:p>
          </table:table-cell>
        </table:table-row>
      </table:table>
      <table:table table:name="Таблица162" table:style-name="Таблица162">
        <table:table-column table:style-name="Таблица162.A"/>
        <table:table-row>
          <table:table-cell table:style-name="Таблица162.A1" office:value-type="string">
            <text:p text:style-name="P3">Thanksgiving reminds us to be <text:span text:style-name="T1">grateful</text:span>, but for a lot of people, the holiday also means a weekend of eating a lot and watching football. And, my family is <text:span text:style-name="T1">no exception</text:span>. <text:line-break/><text:line-break/>My family likes to have a traditional Thanksgiving dinner each year. We invite people from our <text:span text:style-name="T1">extended family </text:span>. We also invite close friends, especially those who don't <text:span text:style-name="T1">have family </text:span>in town. When it comes to Thanksgiving dinner, our <text:span text:style-name="T1">motto</text:span> is: <text:span text:style-name="T1">The more the merrier</text:span>. <text:line-break/><text:line-break/>Our dinner, of course, starts with a big <text:span text:style-name="T1">turkey</text:span>, <text:span text:style-name="T1">baked</text:span> in the oven. I always <text:span text:style-name="T1">carve </text:span>it before it's served. Then, we have the <text:span text:style-name="T1">fixings</text:span>. We always have <text:span text:style-name="T1">mashed potatoes, stuffing, yams, cranberries,</text:span> and <text:span text:style-name="T1">corn on the cob</text:span>. Some years, we <text:span text:style-name="T1">go wild</text:span> and have other vegetables and <text:span text:style-name="T1">sides</text:span>. And, for <text:span text:style-name="T1">dessert</text:span>, we have <text:span text:style-name="T1">pumpkin pie</text:span>. My wife is not a <text:span text:style-name="T1">big fan of</text:span> pumpkin pie so for her, we also have ice cream.<text:line-break/><text:line-break/>After we have a really big meal, we usually watch <text:span text:style-name="T1">football</text:span> on TV. Things usually get pretty <text:span text:style-name="T1">rowdy</text:span> since there are always fans on both sides <text:span text:style-name="T1">rooting</text:span> for their own team to win. Last year, <text:soft-page-break/>my uncle almost got into a <text:span text:style-name="T1">fistfight</text:span> with my nephew. Luckily, no one‚ and no furniture harmed. <text:span text:style-name="T1">That was a relief!<text:line-break/><text:line-break/>Script by Dr. Lucy Tse </text:span></text:p>
          </table:table-cell>
        </table:table-row>
      </table:table>
      <text:p text:style-name="P2"/>
      <text:p text:style-name="P2"/>
      <text:p text:style-name="P2">ESLPodcast 92 - Types of Work <text:line-break/>Tags: Business , Entertainment , Dining </text:p>
      <table:table table:name="Таблица163" table:style-name="Таблица163">
        <table:table-column table:style-name="Таблица163.A"/>
        <table:table-row>
          <table:table-cell table:style-name="Таблица163.A1" office:value-type="string">
            <text:p text:style-name="P3">Audio Index: <text:line-break/>Slow dialog: 6:12<text:line-break/>Explanations: 9:00<text:line-break/>Fast dialog: 20:45</text:p>
          </table:table-cell>
        </table:table-row>
      </table:table>
      <table:table table:name="Таблица164" table:style-name="Таблица164">
        <table:table-column table:style-name="Таблица164.A"/>
        <table:table-row>
          <table:table-cell table:style-name="Таблица164.A1" office:value-type="string">
            <text:p text:style-name="P3">I got a call yesterday from Amy, a co-worker from the office. She and I work in the same <text:span text:style-name="T1">department</text:span>. We've had lunch at work a few times but I really didn't know her that well. I was really glad she called.<text:line-break/><text:line-break/>Kevin: <text:span text:style-name="T1">Hello</text:span>.<text:line-break/><text:line-break/>Amy: Hi, <text:span text:style-name="T1">could I speak to</text:span> Kevin?<text:line-break/><text:line-break/>Kevin: <text:span text:style-name="T1">This is </text:span>Kevin.<text:line-break/><text:line-break/>Amy: Oh, hi, it's Amy from work.<text:line-break/><text:line-break/>Kevin: Oh, hey, how's it going? <text:span text:style-name="T1">I didn't recognize your voice.</text:span> <text:line-break/><text:line-break/>Amy: Not bad. Listen, the reason I'm calling is that I'm having a <text:span text:style-name="T1">dinner party </text:span>a <text:span text:style-name="T1">week from Saturday</text:span> at <text:span text:style-name="T1">my place</text:span> around 7:30. I wanted to see if you could make it.<text:line-break/><text:line-break/>Kevin: So it's not this Saturday but the Saturday after that. That would be the 17th.<text:line-break/><text:line-break/>Amy: Yeah, that's right, the following Saturday, the 17th. <text:line-break/><text:line-break/>Kevin: Let me just <text:span text:style-name="T1">check</text:span> my <text:span text:style-name="T1">calendar</text:span> Yeah, I think I can make it. Are you inviting anyone else from work?<text:line-break/><text:line-break/>Amy: Yeah, I am. Jennifer from <text:span text:style-name="T1">marketing</text:span> already <text:span text:style-name="T1">RSVP-ed</text:span> so she'll be there for sure and I'm <text:span text:style-name="T1">waiting to hear back from</text:span> James in <text:span text:style-name="T1">accounting</text:span>. I've also invited a few other friends.<text:line-break/><text:line-break/>Kevin: <text:span text:style-name="T1">Just out of curiosity</text:span>, are they in finance, too?<text:line-break/><text:line-break/>Amy: No. My friend Janis is in the <text:span text:style-name="T1">medical field</text:span>. She's <text:span text:style-name="T1">an orthopedic surgeon</text:span>. She's bringing her boyfriend, Tim, and I think he's an <text:span text:style-name="T1">engineer</text:span> in the <text:span text:style-name="T1">automobile industry</text:span>. Then, there's Megan. She works part-time in <text:span text:style-name="T1">retail</text:span> and <text:span text:style-name="T1">moonlights</text:span> as a <text:span text:style-name="T1">tour guide</text:span> on the weekends. She's been wanting to get into the hospitality industry for a long time. <text:line-break/><text:line-break/>Kevin: Wow, that sounds like a great group of people. I'm <text:span text:style-name="T1">looking forward to</text:span> it. Can I bring anything?<text:line-break/><text:line-break/>Amy: No, that's okay. Just come and <text:span text:style-name="T1">bring your appetite</text:span>. <text:line-break/><text:line-break/>Kevin: Sounds great. Thanks for the invitation.<text:line-break/><text:line-break/>Amy: No problem. I'm glad you can make it. See you in the office tomorrow.<text:line-break/><text:line-break/>Kevin: See you then. Bye.<text:line-break/><text:line-break/>Script by Dr. Lucy Tse </text:p>
          </table:table-cell>
        </table:table-row>
      </table:table>
      <text:p text:style-name="P2"/>
      <text:p text:style-name="P2"><text:soft-page-break/></text:p>
      <text:p text:style-name="P2">ESLPodcast 93 - Diversity at Work <text:line-break/>Tags: Business </text:p>
      <table:table table:name="Таблица165" table:style-name="Таблица165">
        <table:table-column table:style-name="Таблица165.A"/>
        <table:table-row>
          <table:table-cell table:style-name="Таблица165.A1" office:value-type="string">
            <text:p text:style-name="P3">Audio Index: <text:line-break/>Slow dialog: 1:12<text:line-break/>Explanations: 3:11<text:line-break/>Fast dialog: 12:33</text:p>
          </table:table-cell>
        </table:table-row>
      </table:table>
      <table:table table:name="Таблица166" table:style-name="Таблица166">
        <table:table-column table:style-name="Таблица166.A"/>
        <table:table-row>
          <table:table-cell table:style-name="Таблица166.A1" office:value-type="string">
            <text:p text:style-name="P3">Jeff: What were you and Richard talking about earlier? It looked <text:span text:style-name="T1">intense</text:span>.<text:line-break/><text:line-break/>Lucy: Yeah, Richard said something to me that I <text:span text:style-name="T1">didn't appreciate</text:span>. <text:line-break/><text:line-break/>Jeff: Oh, no. I know how <text:span text:style-name="T1">insensitive</text:span> he can be. <text:span text:style-name="T1">What has he done now?</text:span><text:line-break/><text:line-break/>Lucy: He asked me how long it took me to learn English.<text:line-break/><text:line-break/>Jeff: But, you were born and <text:span text:style-name="T1">raised </text:span>in California! <text:line-break/><text:line-break/>Lucy: Yeah, but <text:span text:style-name="T1">I get that</text:span> sometimes. It doesn't matter how many <text:span text:style-name="T1">generations</text:span> my family has lived in the U.S., we'll always be foreigners <text:span text:style-name="T1">in their eyes</text:span>. <text:line-break/><text:line-break/>Jeff: What a <text:span text:style-name="T1">racist</text:span>! <text:span text:style-name="T1">How can you stand </text:span>working with the guy?<text:line-break/><text:line-break/>Lucy: You know, Richard isn't such a bad guy. He <text:span text:style-name="T1">made the comment out of ignorance</text:span>, not <text:span text:style-name="T1">malice</text:span>. <text:line-break/><text:line-break/>Jeff: So, what did you say when he asked you how long it took you to learn English?<text:line-break/><text:line-break/>Lucy: I told him 28 years. And, he knows I'm 28 years old since I just celebrated my birthday last week. He was <text:span text:style-name="T1">puzzled</text:span> for a minute, and then he <text:span text:style-name="T1">got it</text:span>. <text:line-break/><text:line-break/>Jeff: Are you sure he really <text:span text:style-name="T1">got the message</text:span>?<text:line-break/><text:line-break/>Lucy: Yeah, I'm pretty sure since I then asked him how long it took him to learn English.<text:line-break/><text:line-break/>Jeff: That's <text:span text:style-name="T1">hilarious </text:span>! What did he say?<text:line-break/><text:line-break/>Lucy: He said, "36 years," and we both laughed about it. He apologized and now, <text:span text:style-name="T1">it's all good</text:span>. <text:line-break/><text:line-break/>Jeff: I'm glad. I bet he won't make that mistake again.<text:line-break/><text:line-break/>Script by Dr. Lucy Tse </text:p>
          </table:table-cell>
        </table:table-row>
      </table:table>
      <text:p text:style-name="P2"/>
      <text:p text:style-name="P2"/>
      <text:p text:style-name="P2">ESLPodcast 94 - Nervous at an Interview I <text:line-break/>Tags: Business </text:p>
      <table:table table:name="Таблица167" table:style-name="Таблица167">
        <table:table-column table:style-name="Таблица167.A"/>
        <table:table-row>
          <table:table-cell table:style-name="Таблица167.A1" office:value-type="string">
            <text:p text:style-name="P3">Audio Index: <text:line-break/>Slow dialog: 1:08<text:line-break/>Explanations: 3:25<text:line-break/>Fast dialog: 14:26<text:line-break/></text:p>
          </table:table-cell>
        </table:table-row>
      </table:table>
      <table:table table:name="Таблица168" table:style-name="Таблица168">
        <table:table-column table:style-name="Таблица168.A"/>
        <table:table-row>
          <table:table-cell table:style-name="Таблица168.A1" office:value-type="string">
            <text:p text:style-name="P3">I was <text:span text:style-name="T1">on my way</text:span> to an interview and there was a lot of <text:span text:style-name="T1">traffic</text:span> on the road. I got to the office <text:span text:style-name="T1">in the nick of time </text:span>for my appointment. I walked into the <text:span text:style-name="T1">lobby</text:span> of the building and looked at the <text:span text:style-name="T1">directory</text:span>. I saw that Casey Enterprises was on the <text:span text:style-name="T1">penthouse</text:span> floor and headed to the elevator. The door was just closing. <text:line-break/><text:line-break/>David: <text:span text:style-name="T1">Could you hold the elevator </text:span>, please? <text:span text:style-name="T1">Thanks a lot</text:span>.<text:line-break/><text:line-break/>Woman: <text:span text:style-name="T1">No problem.</text:span> <text:span text:style-name="T1">What floor?</text:span><text:line-break/><text:soft-page-break/><text:line-break/>David: I'm headed to the 18th floor, the <text:span text:style-name="T1">top</text:span> floor.<text:line-break/><text:line-break/>Woman: Oh, <text:span text:style-name="T1">so am I</text:span>.<text:line-break/><text:line-break/>David: Do you work there? I have an interview today with Dale Mendoza. Do you know her?<text:line-break/><text:line-break/>Woman: Yeah, I know her pretty well.<text:line-break/><text:line-break/>David: <text:span text:style-name="T1">To tell you the truth</text:span>, I'm really nervous. I had a dream last night that I was being interviewed by a <text:span text:style-name="T1">three- headed monster</text:span> that kept trying <text:span text:style-name="T1">to bite my head off</text:span>. Oh, wow, my <text:span text:style-name="T1">palms are sweaty</text:span> just thinking about it. I just hope Ms. Mendoza won't be able to hear my <text:span text:style-name="T1">teeth chattering</text:span>. I just hope I get though this <text:span text:style-name="T1">in one piece</text:span>.<text:line-break/><text:line-break/>The elevator doors opened just then and we both walked out. I don't know why I <text:span text:style-name="T1">poured my heart out</text:span> to a <text:span text:style-name="T1">perfect stranger</text:span>, but it actually seemed to help me <text:span text:style-name="T1">chill</text:span> <text:span text:style-name="T1">out</text:span> a bit. I didn't feel quite as nervous. <text:line-break/><text:line-break/>We were in the reception area and I headed to the <text:span text:style-name="T1">reception desk</text:span>. The woman started walking in the other direction. She turned and called back, "Good luck" with a smile.<text:line-break/><text:line-break/>Script by Dr. Lucy Tse </text:p>
          </table:table-cell>
        </table:table-row>
      </table:table>
      <text:p text:style-name="P2"/>
      <text:p text:style-name="P2"/>
      <text:p text:style-name="P2">ESLPodcast 95 - Nervous at an Interview II <text:line-break/>Tags: Business </text:p>
      <table:table table:name="Таблица169" table:style-name="Таблица169">
        <table:table-column table:style-name="Таблица169.A"/>
        <table:table-row>
          <table:table-cell table:style-name="Таблица169.A1" office:value-type="string">
            <text:p text:style-name="P3">Audio Index: <text:line-break/>Slow dialog: 0:45<text:line-break/>Explanations: 3:28<text:line-break/>Fast dialog: 11:11</text:p>
          </table:table-cell>
        </table:table-row>
      </table:table>
      <table:table table:name="Таблица170" table:style-name="Таблица170">
        <table:table-column table:style-name="Таблица170.A"/>
        <table:table-row>
          <table:table-cell table:style-name="Таблица170.A1" office:value-type="string">
            <text:p text:style-name="P3">I was <text:span text:style-name="T1">just in time</text:span> for my interview and I was very nervous. I walked up to the <text:span text:style-name="T1">receptionist</text:span>. She was talking into a <text:span text:style-name="T1">headset</text:span> and typing on her keyboard. <text:line-break/><text:line-break/>David: Good morning. I'm David Laso. I have an appointment with Dale Mendoza at 10 o‚Äôclock. <text:span text:style-name="T1">Could you please let her know that I'm here?</text:span><text:line-break/><text:line-break/>Receptionist: Please <text:span text:style-name="T1">have a seat</text:span> and I'll tell her. <text:line-break/><text:line-break/>About three minutes later, a man came out of the office and approached me. He introduced himself as Ben, Ms. Mendoza's <text:span text:style-name="T1">administrative assistant</text:span>. He told me he would <text:span text:style-name="T1">show</text:span> me to her office.<text:line-break/><text:line-break/>I followed him and we stopped in front of an office door with a <text:span text:style-name="T1">placard</text:span> on the door with the name "Dale Mendoza" and her <text:span text:style-name="T1">title </text:span>"Vice President" written on it. Ben knocked on the door and opened it. By this time, I was feeling more confident and was actually looking forward to the interview. <text:line-break/><text:line-break/>Then, I saw Dale Mendoza. She was the same woman who was in the elevator on my way up. I had been so nervous that I just couldn't stop talking. I had told her how nervous I was about this interview. I had even told her about my nightmare with a three- headed monster interviewing me for a job. And now, <text:span text:style-name="T1">here she was</text:span>, my <text:span text:style-name="T1">potential </text:span>new boss. <text:line-break/><text:line-break/>Dale: Hello, you must be David. It's nice to meet you.<text:line-break/><text:line-break/>There was <text:span text:style-name="T1">a frog in my throat</text:span>. My heart was <text:span text:style-name="T1">beating a mile a minute</text:span>. <text:line-break/><text:line-break/>David: It's nice to meet you, too. <text:line-break/><text:line-break/>Dale: Have a seat and make yourself comfortable. You see? I only have one head and I don't <text:soft-page-break/>even bite.<text:line-break/><text:line-break/><text:span text:style-name="T1">Needless to say,</text:span> that was not my best interview. But, you <text:span text:style-name="T1">live and learn</text:span>. I'll know next time to <text:span text:style-name="T1">keep my mouth shut</text:span>!<text:line-break/><text:line-break/>Script by Dr. Lucy Tse </text:p>
          </table:table-cell>
        </table:table-row>
      </table:table>
      <text:p text:style-name="P2"/>
      <text:p text:style-name="P2"/>
      <text:p text:style-name="P2">ESLPodcast 96 - High School Reunion <text:line-break/>Tags: Relationships </text:p>
      <table:table table:name="Таблица171" table:style-name="Таблица171">
        <table:table-column table:style-name="Таблица171.A"/>
        <table:table-row>
          <table:table-cell table:style-name="Таблица171.A1" office:value-type="string">
            <text:p text:style-name="P3">Audio Index: <text:line-break/>Slow dialog: 0:45<text:line-break/>Explanations: 3:05<text:line-break/>Fast dialog: 16:12</text:p>
          </table:table-cell>
        </table:table-row>
      </table:table>
      <table:table table:name="Таблица172" table:style-name="Таблица172">
        <table:table-column table:style-name="Таблица172.A"/>
        <table:table-row>
          <table:table-cell table:style-name="Таблица172.A1" office:value-type="string">
            <text:p text:style-name="P3">When I got home from work, I opened my mail. The letter <text:span text:style-name="T1">turned out to be a bombshell</text:span>. I <text:span text:style-name="T1">held in my hand</text:span> an invitation to my 10- year <text:span text:style-name="T1">high school reunion</text:span>. It was a shock because I couldn't believe it had been 10 years. The first thing I did was to call my <text:span text:style-name="T1">oldest and dearest</text:span> friend, Maria. We had gone to high school together and we had been <text:span text:style-name="T1">best</text:span> friends. <text:line-break/><text:line-break/>Maria said that she had received her invitation in the mail, too. I told her that I was <text:span text:style-name="T1">leaning against</text:span> going. After all, why <text:span text:style-name="T1">live in the past</text:span>?, I thought. But, Maria convinced me that it would <text:span text:style-name="T1">be a trip </text:span>to see some of our old friends and to find out <text:span text:style-name="T1">what had become of</text:span> them. <text:span text:style-name="T1">At the very least</text:span>, we would get a chance to see each other and to talk about <text:span text:style-name="T1">old times</text:span>. <text:line-break/><text:line-break/>And, Maria said, Jeff McQuillan might be there. Ah, Jeff McQuillan. He was a <text:span text:style-name="T1">senior</text:span> when I was a <text:span text:style-name="T1">sophomore </text:span>, and I had a <text:span text:style-name="T1">big crush</text:span> on him. I thought he was so <text:span text:style-name="T1">cute</text:span> and he was smart, too. He was at the <text:span text:style-name="T1">top of his class </text:span>. He wasn't the <text:span text:style-name="T1">class clown</text:span>, but he had a great <text:span text:style-name="T1">sense of humor</text:span> and was voted <text:span text:style-name="T1">most likely to succeed</text:span>. He never <text:span text:style-name="T1">gave me a second look</text:span>, but I always made sure I sat next to him in class. I wonder what he's doing now and whether he'll be there. Hmm Maybe this reunion will be more fun than I thought.<text:line-break/><text:line-break/>Script by Dr. Lucy Tse </text:p>
          </table:table-cell>
        </table:table-row>
      </table:table>
      <text:p text:style-name="P2"/>
      <text:p text:style-name="P2"/>
      <text:p text:style-name="P2">ESLPodcast 97 - Checking into a Hotel <text:line-break/>Tags: Business , Travel </text:p>
      <table:table table:name="Таблица173" table:style-name="Таблица173">
        <table:table-column table:style-name="Таблица173.A"/>
        <table:table-row>
          <table:table-cell table:style-name="Таблица173.A1" office:value-type="string">
            <text:p text:style-name="P3">Audio Index: <text:line-break/>Slow dialog: 1:50<text:line-break/>Explanations: 4:10<text:line-break/>Fast dialog: 13:08</text:p>
          </table:table-cell>
        </table:table-row>
      </table:table>
      <table:table table:name="Таблица174" table:style-name="Таблица174">
        <table:table-column table:style-name="Таблица174.A"/>
        <table:table-row>
          <table:table-cell table:style-name="Таблица174.A1" office:value-type="string">
            <text:p text:style-name="P3">I <text:span text:style-name="T1">flew into</text:span> Atlanta the afternoon before a <text:span text:style-name="T1">big</text:span> meeting. I <text:span text:style-name="T1">hailed</text:span> a taxi at the airport and told the driver the name of the hotel. I asked him <text:span text:style-name="T1">how long</text:span> it would take to get there. He said it would only be 20 minutes. I sat back and relaxed.<text:line-break/><text:line-break/>We got to the hotel and the <text:span text:style-name="T1">doorman</text:span> helped me take my <text:span text:style-name="T1">luggage</text:span> to the <text:span text:style-name="T1">check-in desk </text:span>. I said to the <text:span text:style-name="T1">front-desk</text:span> employee,<text:line-break/><text:line-break/>Rob: Hi, <text:span text:style-name="T1">I'm checking in</text:span>. The last name is Rama. <text:line-break/><text:line-break/>Clerk: Yes, here is your <text:span text:style-name="T1">reservation </text:span>. You have a <text:span text:style-name="T1">standard</text:span> room reserved for two nights. Is that right?<text:line-break/><text:line-break/>Rob: Actually, no. It should be a <text:span text:style-name="T1">suite</text:span>. I had <text:span text:style-name="T1">booked a non-smoking king</text:span>. <text:line-break/><text:line-break/>Clerk: Oh, my mistake. The reservation is for a suite and it is a non- smoking room with a king bed. I'm sorry for the error. <text:line-break/><text:line-break/>Rob: That's okay. I'm here a little early. Is it possible to check in right now? <text:line-break/><text:line-break/><text:soft-page-break/>Clerk: Sure, that's no problem. May I have your credit card? We need a credit card <text:span text:style-name="T1">on file</text:span> for your <text:span text:style-name="T1">room charges</text:span> and <text:span text:style-name="T1">incidentals</text:span>.<text:line-break/><text:line-break/>Rob: Here it is.<text:line-break/><text:line-break/>Clerk: Okay, now if you could please verify the <text:span text:style-name="T1">room rate</text:span> here, <text:span text:style-name="T1">initial</text:span> next to the <text:span text:style-name="T1">X</text:span>, and sign right here. How many <text:span text:style-name="T1">keys</text:span> will you need?<text:line-break/><text:line-break/>Rob: Oh, just one.<text:line-break/><text:line-break/>Clerk: Okay, you're all set. You're in room 1201. Take the elevators to the 12th floor and it will be on your left. <text:span text:style-name="T1">Do you need any help with</text:span> your bags?<text:line-break/><text:line-break/>Rob: <text:span text:style-name="T1">No, I'm fine.</text:span> Thanks.<text:line-break/><text:line-break/>Clerk: <text:span text:style-name="T1">Enjoy your stay</text:span>.<text:line-break/><text:line-break/>Script by Dr. Lucy Tse </text:p>
          </table:table-cell>
        </table:table-row>
      </table:table>
      <text:p text:style-name="P2"/>
      <text:p text:style-name="P2"/>
      <text:p text:style-name="P2">ESLPodcast 98 - Winter Weather <text:line-break/>Tags: Daily Life </text:p>
      <table:table table:name="Таблица175" table:style-name="Таблица175">
        <table:table-column table:style-name="Таблица175.A"/>
        <table:table-row>
          <table:table-cell table:style-name="Таблица175.A1" office:value-type="string">
            <text:p text:style-name="P3">Audio Index: <text:line-break/>Slow dialog: 0:36<text:line-break/>Explanations: 3:13<text:line-break/>Fast dialog: 16:56</text:p>
          </table:table-cell>
        </table:table-row>
      </table:table>
      <table:table table:name="Таблица176" table:style-name="Таблица176">
        <table:table-column table:style-name="Таблица176.A"/>
        <table:table-row>
          <table:table-cell table:style-name="Таблица176.A1" office:value-type="string">
            <text:p text:style-name="P3">I grew up in Minnesota where the summers are hot and <text:span text:style-name="T1">humid</text:span> and winters are <text:span text:style-name="T1">bitterly </text:span>cold. Living in Los Angeles now, it's sometimes hard to describe to people how winter weather can be in <text:span text:style-name="T1">chillier climates</text:span>. In L.A. most of the year, the weather is <text:span text:style-name="T1">sunny </text:span>, <text:span text:style-name="T1">clear</text:span>, and warm. In one of my favorite movies, <text:span text:style-name="T2">LA Story</text:span>, the <text:span text:style-name="T1">weathercaster pre-recorded</text:span> his weather <text:span text:style-name="T1">forecasts</text:span> because the weather was the same everyday! <text:line-break/><text:line-break/>Well, that's an exaggeration, because even in L.A., it can sometimes be quite cool in the winter and some areas around the beaches can have <text:span text:style-name="T1">dense fog</text:span> and occasionally <text:span text:style-name="T1">drizzling</text:span>. But, that's nothing compared to Minnesota. In winter, they get snow <text:span text:style-name="T1">flurries</text:span> and <text:span text:style-name="T1">blizzards</text:span>, when as much as 3 feet of snow can fall. As I kid, I would build <text:span text:style-name="T1">snowmen</text:span> and make <text:span text:style-name="T1">angels</text:span> on the ground. That part was fun. But I also <text:span text:style-name="T1">froze my buns off</text:span>!<text:line-break/><text:line-break/>And, of course, one thing that Minnesota has a lot of in the wintertime is snow. Sometimes, we get so many inches of snow, we have to <text:span text:style-name="T1">shovel</text:span> and <text:span text:style-name="T1">plow </text:span>our way out of our houses. The worst is when there is <text:span text:style-name="T1">freezing rain</text:span> and <text:span text:style-name="T1">sleet</text:span> and the roads are <text:span text:style-name="T1">slippery </text:span>. <text:span text:style-name="T1">Needless to say</text:span>, there are a lot of <text:span text:style-name="T1">fender benders</text:span> on the road with this kind of weather. Luckily, Minnesota doesn't get any <text:span text:style-name="T1">hurricanes</text:span> that far north, but other parts of the country are <text:span text:style-name="T1">hard hit</text:span> by those every year.<text:line-break/><text:line-break/>Well, I have to say that it's nice not to have to <text:span text:style-name="T1">scrape</text:span> ice off my <text:span text:style-name="T1">windshield</text:span> in the mornings, but I do miss the <text:span text:style-name="T1">white Christmases</text:span>.<text:line-break/><text:line-break/>Script by Dr. Lucy Tse </text:p>
          </table:table-cell>
        </table:table-row>
      </table:table>
      <text:p text:style-name="P2"/>
      <text:p text:style-name="P2"/>
      <text:p text:style-name="P2">ESLPodcast 99 - Sitcoms and Game Shows <text:line-break/>Tags: Entertainment </text:p>
      <table:table table:name="Таблица177" table:style-name="Таблица177">
        <table:table-column table:style-name="Таблица177.A"/>
        <table:table-row>
          <table:table-cell table:style-name="Таблица177.A1" office:value-type="string">
            <text:p text:style-name="P3">Audio Index: <text:line-break/>Slow dialog: 1:05<text:line-break/>Explanations: 3:00<text:line-break/>Fast dialog: 17:01</text:p>
          </table:table-cell>
        </table:table-row>
      </table:table>
      <table:table table:name="Таблица178" table:style-name="Таблица178">
        <table:table-column table:style-name="Таблица178.A"/>
        <table:table-row>
          <table:table-cell table:style-name="Таблица178.A1" office:value-type="string">
            <text:p text:style-name="P3">When I want to <text:span text:style-name="T1">kick back</text:span> and relax, I usually <text:span text:style-name="T1">flip on</text:span> the TV and see <text:span text:style-name="T1">what's on. Primetime</text:span> begins at 8:00 PM on the <text:span text:style-name="T1">coasts</text:span> in the United States, but there are plenty of <text:span text:style-name="T1">reruns</text:span> and <text:soft-page-break/>shows in <text:span text:style-name="T1">syndication</text:span> between the time I get home from work at five and eight o‚Äôclock. I like to watch <text:span text:style-name="T1">quiz shows</text:span> like <text:span text:style-name="T3">Jeopardy</text:span> or <text:span text:style-name="T3">Who </text:span><text:span text:style-name="T3">Wants to be a Millionaire?</text:span> I actually tried out once to be on Jeopardy, thinking I could be the next <text:span text:style-name="T1">Ken Jennings</text:span>! But I didn't pass the test. <text:span text:style-name="T1">So much for trivia.</text:span><text:line-break/><text:line-break/>The <text:span text:style-name="T1">national news</text:span> is on at 6:30 in LA, and there is lots of <text:span text:style-name="T1">local</text:span> news before and after that. Between six and seven there are Hollywood <text:span text:style-name="T1">gossip</text:span> shows like <text:span text:style-name="T3">Access Hollywood</text:span> and <text:span text:style-name="T3">Entertainment Tonight</text:span>, as well as some sitcoms. One of my favorites is <text:span text:style-name="T3">Seinfeld</text:span>, the ultimate comedy program <text:span text:style-name="T1">about nothing</text:span>. Of course, there are some old favorites, too, such as <text:span text:style-name="T3">MASH</text:span> and <text:span text:style-name="T3">Friends </text:span>. When I'm feeling really bored or really <text:span text:style-name="T1">desperate</text:span>‚ I'll turn on <text:span text:style-name="T3">Wheel of Fortune</text:span> and watch somebody <text:span text:style-name="T1">buy a vowel</text:span>.<text:line-break/><text:line-break/>Script by Dr. Jeff McQuillan </text:p>
          </table:table-cell>
        </table:table-row>
      </table:table>
      <text:p text:style-name="P2"/>
      <text:p text:style-name="P2"/>
      <text:p text:style-name="P2">ESLPodcast 100 - An Interview with Dr. Jeff McQuillan <text:line-break/>Tags: Announcements </text:p>
      <table:table table:name="Таблица179" table:style-name="Таблица179">
        <table:table-column table:style-name="Таблица179.A"/>
        <table:table-row>
          <table:table-cell table:style-name="Таблица179.A1" office:value-type="string">
            <text:p text:style-name="P3">Audio Index: 13:29 </text:p>
          </table:table-cell>
        </table:table-row>
      </table:table>
      <table:table table:name="Таблица180" table:style-name="Таблица180">
        <table:table-column table:style-name="Таблица180.A"/>
        <table:table-row>
          <table:table-cell table:style-name="Таблица180.A1" office:value-type="string">
            <text:p text:style-name="P3">An Interview with Dr. Jeff McQuillan <text:line-break/><text:span text:style-name="T2">by Dr. Lucy Tse</text:span><text:line-break/><text:line-break/>This is a special version of our podcast. There's no script for the podcast, because it is an unscripted interview by Dr. Lucy Tse with the host, Jeff McQuillan. Here are the questions that she asks:<text:line-break/><text:line-break/>- Why did you decide to start ESL Podcast?<text:line-break/><text:line-break/>- How do you decide what topics to include?<text:line-break/><text:line-break/>- How long does it take you to complete each podcast?<text:line-break/><text:line-break/>- Do you speak any languages other than English? If you do, how did you learn them?<text:line-break/><text:line-break/>- You are the host of podcasts that have listeners all over the world. Which countries do you have listeners in?<text:line-break/><text:line-break/>-You are the host for three podcasts: ESL Podcast, TOEFL Podcast, and English Through Stories. Do you have plans to start any other podcasts? <text:line-break/><text:line-break/>- What do you like to do in your free time? What are your hobbies?<text:line-break/><text:line-break/>These are the questions from American television program, Insider the Actor's Studio. <text:line-break/><text:line-break/>- What sound or noise do you love?<text:line-break/>- What sound or noise do you hate?<text:line-break/>- What profession other than your own would you like to attempt?<text:line-break/>- What profession would you not like to do?<text:line-break/><text:line-break/>Special thanks to Dr. Lucy Tse for hosting this podcast. Music from this podcast is from the Podshow Podsafe Music Network at music.podsafe.com. <text:span text:style-name="T2">Happy Birthday</text:span> song by Craymo. Visit their website http://www.craymo.com.</text:p>
          </table:table-cell>
        </table:table-row>
      </table:table>
      <text:p text:style-name="P2"/>
      <text:p text:style-name="P2"/>
      <text:p text:style-name="P2">ESLPodcast 101 - Returning a DVD Player <text:line-break/>Tags: Daily Life , Shopping </text:p>
      <table:table table:name="Таблица181" table:style-name="Таблица181">
        <table:table-column table:style-name="Таблица181.A"/>
        <table:table-row>
          <table:table-cell table:style-name="Таблица181.A1" office:value-type="string">
            <text:p text:style-name="P3">Audio Index: <text:line-break/>Slow dialog: 0:51<text:line-break/>Explanations: 3:40<text:line-break/>Fast dialog: 15:12</text:p>
          </table:table-cell>
        </table:table-row>
      </table:table>
      <table:table table:name="Таблица182" table:style-name="Таблица182">
        <table:table-column table:style-name="Таблица182.A"/>
        <text:soft-page-break/>
        <table:table-row>
          <table:table-cell table:style-name="Таблица182.A1" office:value-type="string">
            <text:p text:style-name="P3">I bought a new DVD player last weekend. When I got home and <text:span text:style-name="T1">hooked it up</text:span>, I realized that it was <text:span text:style-name="T1">defective</text:span>. I <text:span text:style-name="T1">trudged</text:span> back to the store to return it.<text:line-break/><text:line-break/>Clerk: <text:span text:style-name="T1">Next, please</text:span>.<text:line-break/><text:line-break/>Jeff: Hi, I bought this DVD player last Saturday and I'd like to <text:span text:style-name="T1">return </text:span>it.<text:line-break/><text:line-break/>Clerk: <text:span text:style-name="T1">What's the reason for</text:span> the return?<text:line-break/><text:line-break/>Jeff: It's not <text:span text:style-name="T1">working properly</text:span>.<text:line-break/><text:line-break/>Clerk: <text:span text:style-name="T1">What's the matter with it?</text:span><text:line-break/><text:line-break/>Jeff: Well, several things. First of all, the <text:span text:style-name="T1">remote</text:span> doesn't work.<text:line-break/><text:line-break/>Clerk: Did you put batteries in it?<text:line-break/><text:line-break/>Jeff: Yes, of course, but it still didn't work. I couldn't change any of the functions on the <text:span text:style-name="T1">display</text:span>. It also doesn't <text:span text:style-name="T1">fast forward</text:span> when I'm playing a DVD. It <text:span text:style-name="T1">rewinds</text:span> but it won't fast forward while the <text:span text:style-name="T1">picture</text:span> is playing. On top of that, I couldn't get the <text:span text:style-name="T1">closed caption</text:span> feature to work.<text:line-break/><text:line-break/>Clerk: Okay, I see. Anything else?<text:line-break/><text:line-break/>Jeff: Yes, as you can see, the <text:span text:style-name="T1">casing scratches</text:span> very easily. I just took it out of the box and put it on my <text:span text:style-name="T1">entertainment unit</text:span> and I got all of these scratches.<text:line-break/><text:line-break/>Clerk: Oh, are you sure you didn't scratch it with your keys or set some things on top of it?<text:line-break/><text:line-break/>Jeff: No, I'm sure. <text:line-break/><text:line-break/>Clerk: Well, I'm sure that it's just a problem with this one player. I've never seen this with any of the <text:span text:style-name="T1">models</text:span> made by this <text:span text:style-name="T1">brand</text:span>. Do you have the receipt? <text:line-break/><text:line-break/>Jeff: Yes, here it is.<text:line-break/><text:line-break/>Clerk: Do you want to <text:span text:style-name="T1">exchange</text:span> it or return it?<text:line-break/><text:line-break/>Jeff: I'd like to return it. <text:line-break/><text:line-break/>Clerk: Okay, how did you pay for it?<text:line-break/><text:line-break/>Jeff: With a credit card.<text:line-break/><text:line-break/>Clerk: Can I see you card? Okay, I'll <text:span text:style-name="T1">credit it back </text:span>to your credit card. Can you fill out this form with your name and phone number, and sign at the bottom? <text:line-break/><text:line-break/>Jeff: Sure.<text:line-break/><text:line-break/>Clerk: Great. Here's your credit card back and $95 has been credited to your credit card. <text:span text:style-name="T1">Anything else I can help you with?</text:span><text:line-break/><text:line-break/>Jeff: Oh, there is one more thing. Can you tell me if you <text:span text:style-name="T1">carry</text:span> iPod Nanos?<text:line-break/><text:line-break/>Script by Dr. Lucy Tse </text:p>
          </table:table-cell>
        </table:table-row>
      </table:table>
      <text:p text:style-name="P2"/>
      <text:p text:style-name="P2"/>
      <text:p text:style-name="P2">ESLPodcast 102 - Wait-Listed for a Flight <text:line-break/>Tags: Travel , Transportation </text:p>
      <table:table table:name="Таблица183" table:style-name="Таблица183">
        <table:table-column table:style-name="Таблица183.A"/>
        <text:soft-page-break/>
        <table:table-row>
          <table:table-cell table:style-name="Таблица183.A1" office:value-type="string">
            <text:p text:style-name="P3">Audio Index: <text:line-break/>Slow dialog: 0:40<text:line-break/>Explanations: 3:33<text:line-break/>Fast dialog: 13:50</text:p>
          </table:table-cell>
        </table:table-row>
      </table:table>
      <table:table table:name="Таблица184" table:style-name="Таблица184">
        <table:table-column table:style-name="Таблица184.A"/>
        <table:table-row>
          <table:table-cell table:style-name="Таблица184.A1" office:value-type="string">
            <text:p text:style-name="P3">I can't believe I made it into San Francisco, <text:span text:style-name="T1">at long last</text:span>! This morning, I went to the airport to <text:span text:style-name="T1">catch</text:span> my 10 a.m. <text:span text:style-name="T1">flight</text:span>. I got there early to go through <text:span text:style-name="T1">security</text:span>. The folks at the <text:span text:style-name="T1">TSA</text:span> can really slow things down sometimes. Since I had an <text:span text:style-name="T1">electronic ticket</text:span>, I didn't have to wait at the <text:span text:style-name="T1">ticket counter</text:span> to <text:span text:style-name="T1">check in</text:span>, but instead used a <text:span text:style-name="T1">kiosk</text:span>. I then went straight to the <text:span text:style-name="T1">gate</text:span>. But, when I got there, I couldn't believe my eyes. The flight was <text:span text:style-name="T1">delayed</text:span>--for two hours! <text:line-break/><text:line-break/>I decided to look at the <text:span text:style-name="T1">flight monitors</text:span> to see if there was an earlier flight to San Francisco. I thought maybe I could either switch to that flight or get <text:span text:style-name="T1">wait-listed</text:span>. I saw that there was another flight leaving in 40 minutes and so I <text:span text:style-name="T1">bolted</text:span> for the gate. When I got there, I got into the back of the long line. When I got to the front of the line, I asked the gate <text:span text:style-name="T1">agent</text:span> if I could get on that flight instead and she said I would be wait-listed. She said that I needed to stay in the <text:span text:style-name="T1">gate area</text:span> and wait for my name to be called if they have a seat available. So, I waited, and waited, and waited. <text:line-break/><text:line-break/>The gate agent began calling out names over the <text:span text:style-name="T1">PA system</text:span> and <text:span text:style-name="T1">guess what?</text:span> The last name called was mine. What a relief! The last seat left on the plane was a <text:span text:style-name="T1">middle seat</text:span> and I usually prefer an <text:span text:style-name="T1">aisle</text:span> or <text:span text:style-name="T1">window </text:span>, but I was just happy to get <text:span text:style-name="T1">on board </text:span>. I didn't want my vacation to get delayed because of a late flight.<text:line-break/><text:line-break/>When the plane landed, I went out to the <text:span text:style-name="T1">curb</text:span> to <text:span text:style-name="T1">catch</text:span> a taxi to my hotel. I only had <text:span text:style-name="T1">carry-on bags</text:span> so I didn't need to wait in <text:span text:style-name="T1">baggage claim</text:span>. I was out of the airport and off on my vacation.<text:line-break/><text:line-break/>Script by Dr. Lucy Tse </text:p>
          </table:table-cell>
        </table:table-row>
      </table:table>
      <text:p text:style-name="P2"/>
      <text:p text:style-name="P2"/>
      <text:p text:style-name="P2">ESLPodcast 103 - Making a Sales Call <text:line-break/>Tags: Business </text:p>
      <table:table table:name="Таблица185" table:style-name="Таблица185">
        <table:table-column table:style-name="Таблица185.A"/>
        <table:table-row>
          <table:table-cell table:style-name="Таблица185.A1" office:value-type="string">
            <text:p text:style-name="P3">Audio Index: <text:line-break/>Slow dialog: 1:27<text:line-break/>Explanations: 3:49<text:line-break/>Fast dialog: 17:12</text:p>
          </table:table-cell>
        </table:table-row>
      </table:table>
      <table:table table:name="Таблица186" table:style-name="Таблица186">
        <table:table-column table:style-name="Таблица186.A"/>
        <table:table-row>
          <table:table-cell table:style-name="Таблица186.A1" office:value-type="string">
            <text:p text:style-name="P3">Last week, I was at a business <text:span text:style-name="T1">luncheon</text:span> and I met a woman <text:span text:style-name="T1">named</text:span> Dana Okri who was <text:span text:style-name="T1">heading</text:span> a new <text:span text:style-name="T1">start up</text:span>. I have been a <text:span text:style-name="T1">sales rep</text:span> for Eureka Corp. for three years now and our <text:span text:style-name="T1">bread and butter</text:span> is <text:span text:style-name="T1">data management software </text:span>. I told her briefly about our products over lunch and she had given me her <text:span text:style-name="T1">card</text:span>. <text:line-break/><text:line-break/>I decided to <text:span text:style-name="T1">follow up</text:span> with a call. I dialed her <text:span text:style-name="T1">direct line</text:span> and fortunately, I <text:span text:style-name="T1">got a hold of her on the first try</text:span>. <text:line-break/><text:line-break/>Dana: Hello, Dana Okri.<text:line-break/><text:line-break/>Kevin: Hello, Dana, this is Kevin Abrahams from Eureka Corp. <text:span text:style-name="T1">I don't know if you'll remember me but </text:span>we met last week at the Chamber of Commerce luncheon.<text:line-break/><text:line-break/>Dana: Oh, yes. Hi, how are you?<text:line-break/><text:line-break/>Kevin: Great. <text:span text:style-name="T1">Do you have a few minutes right now for</text:span> me to tell you a little bit more about the data management tools our company has to offer? It won't <text:span text:style-name="T1">take long </text:span>.<text:line-break/><text:line-break/>Dana: Actually, I'm really <text:span text:style-name="T1">swamped</text:span> right now and I'll be going into a meeting in a few minutes. Is there any <text:span text:style-name="T1">literature</text:span> you can send me?<text:line-break/><text:line-break/>Kevin: Oh, sure, I understand. I'd be happy to send you a <text:span text:style-name="T1">promotional packet</text:span> about the programs that I think might best <text:span text:style-name="T1">suit</text:span> a company your size. <text:span text:style-name="T1">Would it be okay if</text:span> I called again <text:soft-page-break/>to see if you have any questions?<text:line-break/><text:line-break/>Dana: <text:span text:style-name="T1">Let's do this </text:span>. Since I'm not sure when I'll get a chance to read the material, why don't I give you a call if I have any questions. Now, I'm really sorry, but I have to <text:span text:style-name="T1">get going</text:span> to this meeting. <text:line-break/><text:line-break/>Kevin: No problem at all. I won't <text:span text:style-name="T1">keep you</text:span> any longer. I'll put a package to you in the mail and we'll <text:span text:style-name="T1">go from there </text:span>.<text:line-break/><text:line-break/>Dana: <text:span text:style-name="T1">Sounds good.</text:span> <text:line-break/><text:line-break/>Kevin: Thanks for your time. <text:line-break/><text:line-break/>Dana: <text:span text:style-name="T1">No problem.</text:span> Bye, bye.<text:line-break/><text:line-break/>Script by Dr. Lucy Tse </text:p>
          </table:table-cell>
        </table:table-row>
      </table:table>
      <text:p text:style-name="P2"/>
      <text:p text:style-name="P2"/>
      <text:p text:style-name="P2">ESLPodcast 104 - Bar Hopping <text:line-break/>Tags: Entertainment , Relationships </text:p>
      <table:table table:name="Таблица187" table:style-name="Таблица187">
        <table:table-column table:style-name="Таблица187.A"/>
        <table:table-row>
          <table:table-cell table:style-name="Таблица187.A1" office:value-type="string">
            <text:p text:style-name="P3">Audio Index: <text:line-break/>Slow dialog: 1:14<text:line-break/>Explanations: 3:37<text:line-break/>Fast dialog: 20:01</text:p>
          </table:table-cell>
        </table:table-row>
      </table:table>
      <table:table table:name="Таблица188" table:style-name="Таблица188">
        <table:table-column table:style-name="Таблица188.A"/>
        <table:table-row>
          <table:table-cell table:style-name="Таблица188.A1" office:value-type="string">
            <text:p text:style-name="P3">A <text:span text:style-name="T1">bunch</text:span> of my old college friends <text:span text:style-name="T1">came into town</text:span> for a few days and we went out last night <text:span text:style-name="T1">bar hopping</text:span> until <text:span text:style-name="T1">closing time</text:span>. We started around 9 p.m. and <text:span text:style-name="T1">were on</text:span> our third bar when we <text:span text:style-name="T1">closed it down</text:span>. Some of us were <text:span text:style-name="T1">starving</text:span> and the rest of us were <text:span text:style-name="T1">peckish</text:span> so we decided to get a late-night <text:span text:style-name="T1">snack</text:span>. We didn't want <text:span text:style-name="T1">fast food </text:span>so we decided to try to find a 24-hour <text:span text:style-name="T1">diner</text:span>. <text:line-break/><text:line-break/>We <text:span text:style-name="T1">passed on</text:span> a <text:span text:style-name="T1">chain restaurant</text:span> and went instead to a <text:span text:style-name="T1">dive</text:span> near downtown. The six of us went in and we sat at the <text:span text:style-name="T1">counter</text:span>. Since the place was <text:span text:style-name="T1">dead</text:span>, we <text:span text:style-name="T1">had it to ourselves</text:span>. One of my friends, Paul, got pretty <text:span text:style-name="T1">rowdy</text:span> and the waitress had to tell him to <text:span text:style-name="T1">chill out</text:span>. He was pretty <text:span text:style-name="T1">hammered</text:span> so we had to <text:span text:style-name="T1">keep an eye on</text:span> him. He was a <text:span text:style-name="T1">lightweight</text:span> and didn't usually drink much, but he was <text:span text:style-name="T1">bummed out</text:span> about a fight he had had with his girlfriend and decided to get <text:span text:style-name="T1">smashed</text:span>. I felt sorry for the guy, especially since I knew that he would have a terrible <text:span text:style-name="T1">hangover</text:span> in the morning. I tried to get him to drink some coffee, but he just wanted to stay <text:span text:style-name="T1">buzzed</text:span>. <text:line-break/><text:line-break/>After we left the diner, I dropped everybody off at Paul‚Äôs, since I was the <text:span text:style-name="T1">designated driver</text:span>. They were all <text:span text:style-name="T1">crashing</text:span> at his place. I made my way home and fell into bed. It was good to see my old friends. But I'm definitely getting too old <text:span text:style-name="T1">to party</text:span> like we did in college. As the old saying goes: <text:span text:style-name="T1">The mind is willing, but the body is weak.<text:line-break/><text:line-break/>Script by Dr. Lucy Tse </text:span></text:p>
          </table:table-cell>
        </table:table-row>
      </table:table>
      <text:p text:style-name="P2"/>
      <text:p text:style-name="P2"/>
      <text:p text:style-name="P2">ESLPodcast 105 - Driving Directions <text:line-break/>Tags: Daily Life , Shopping , Transportation </text:p>
      <table:table table:name="Таблица189" table:style-name="Таблица189">
        <table:table-column table:style-name="Таблица189.A"/>
        <table:table-row>
          <table:table-cell table:style-name="Таблица189.A1" office:value-type="string">
            <text:p text:style-name="P3">Audio Index: <text:line-break/>Slow dialog: 1:31<text:line-break/>Explanations: 4:20<text:line-break/>Fast dialog: 19:57<text:line-break/></text:p>
          </table:table-cell>
        </table:table-row>
      </table:table>
      <table:table table:name="Таблица190" table:style-name="Таблица190">
        <table:table-column table:style-name="Таблица190.A"/>
        <table:table-row>
          <table:table-cell table:style-name="Таблица190.A1" office:value-type="string">
            <text:p text:style-name="P3">I was <text:span text:style-name="T1">getting into</text:span> my car at the mall when I noticed a man standing <text:span text:style-name="T1">nearby</text:span> with a map. He looked confused and I asked him if I could help. He <text:span text:style-name="T1">looked up</text:span> and was <text:span text:style-name="T1">clearly relieved</text:span>. He was from Houston, Texas, he told me, and he was visiting his daughter. She was at work that afternoon and he wanted to <text:span text:style-name="T1">take the opportunity</text:span> to buy her a present before she <text:span text:style-name="T1">got back</text:span>. But, he wasn't <text:span text:style-name="T1">accustomed to</text:span> driving in L.A. and he got all <text:span text:style-name="T1">turned around</text:span>. His daughter <text:soft-page-break/>lived near the Los Angeles County Museum of Art and he needed to <text:span text:style-name="T1">find his way back</text:span>.<text:line-break/><text:line-break/>I was familiar with that area so I gave him some directions:<text:line-break/><text:line-break/>"When you <text:span text:style-name="T1">drive out of</text:span> the mall, turn left and <text:span text:style-name="T1">get into </text:span>the <text:span text:style-name="T1">far right lane</text:span>. You need to get on the <text:span text:style-name="T1">10</text:span> freeway and the <text:span text:style-name="T1">on- ramp</text:span> will be on your right. <text:span text:style-name="T1">Go </text:span>about two <text:span text:style-name="T1">blocks</text:span> and you will see a sign that says 10W <text:span text:style-name="T1">right after</text:span> you <text:span text:style-name="T1">cross under</text:span> the bridge. Once you are on the freeway, look out for the <text:span text:style-name="T1">exit</text:span> for La Brea Avenue. <text:span text:style-name="T1">Get off </text:span>at that <text:span text:style-name="T1">off- ramp</text:span> and you will be <text:span text:style-name="T1">heading north</text:span> on La Brea. <text:span text:style-name="T1">Go straight up</text:span> La Brea, <text:span text:style-name="T1">past</text:span> Venice Boulevard, and <text:span text:style-name="T1">keep your eye out for</text:span> Wilshire Boulevard. If you get to Beverly Boulevard, you've <text:span text:style-name="T1">gone too far</text:span>. A good <text:span text:style-name="T1">landmark</text:span> to look for is the big Samsung sign on the corner, at the <text:span text:style-name="T1">intersection</text:span> of La Brea and Wilshire <text:span text:style-name="T1">atop</text:span> an office building. <text:span text:style-name="T1">Make a left</text:span> on Wilshire, going west. Go about six blocks and you'll see the museum on <text:span text:style-name="T1">the right- hand side</text:span>." <text:line-break/><text:line-break/>The man said that he <text:span text:style-name="T1">knew his way </text:span>from the museum and thanked me for the directions. <text:line-break/><text:line-break/>I was glad I could help. I don't <text:span text:style-name="T1">envy</text:span> anyone who has to drive the freeways in L.A. It's not for the <text:span text:style-name="T1">faint of heart</text:span>!<text:line-break/><text:line-break/>Script by Dr. Lucy Tse </text:p>
          </table:table-cell>
        </table:table-row>
      </table:table>
      <text:p text:style-name="P2"/>
      <text:p text:style-name="P2"/>
      <text:p text:style-name="P2">ESLPodcast 106 - High School Jobs <text:line-break/>Tags: Business </text:p>
      <table:table table:name="Таблица191" table:style-name="Таблица191">
        <table:table-column table:style-name="Таблица191.A"/>
        <table:table-row>
          <table:table-cell table:style-name="Таблица191.A1" office:value-type="string">
            <text:p text:style-name="P3">Audio Index: <text:line-break/>Slow dialog: 1:13<text:line-break/>Explanations: 3:50<text:line-break/>Fast dialog: 17:05</text:p>
          </table:table-cell>
        </table:table-row>
      </table:table>
      <table:table table:name="Таблица192" table:style-name="Таблица192">
        <table:table-column table:style-name="Таблица192.A"/>
        <table:table-row>
          <table:table-cell table:style-name="Таблица192.A1" office:value-type="string">
            <text:p text:style-name="P3">I got my first <text:span text:style-name="T1">part-time</text:span> job when I was 15 working at a <text:span text:style-name="T1">car wash</text:span> in the <text:span text:style-name="T1">summertime</text:span>. A friend of mine, Rob, worked there and got me the job. I think it paid $2.90 an hour, which I considered a <text:span text:style-name="T1">fortune </text:span>. There were no <text:span text:style-name="T1">allowances</text:span> in my family, so most of my brothers and sisters started working as soon as they could to get <text:span text:style-name="T1">spending money</text:span>. I hated working at the car wash, <text:span text:style-name="T1">drying</text:span> cars all day. After only about six weeks working there (though it seemed much longer), I <text:span text:style-name="T1">up and</text:span> quit one day. I felt badly about not giving a <text:span text:style-name="T1">two-week notice </text:span>, but I <text:span text:style-name="T1">had it up to here</text:span> with the job. Luckily, another friend of mine got me a job working at a <text:span text:style-name="T1">nursing</text:span> <text:span text:style-name="T1">home</text:span>, washing dishes in the kitchen. I started the day after my 16th birthday, <text:span text:style-name="T1">qualifying</text:span> me for a slightly higher <text:span text:style-name="T1">minimum wage</text:span>. <text:line-break/><text:line-break/>Life <text:span text:style-name="T1">scrubbing</text:span> <text:span text:style-name="T1">pots and pans</text:span> was <text:span text:style-name="T1">no picnic</text:span>, <text:span text:style-name="T1">let me tell you</text:span>. I <text:span text:style-name="T1">lasted</text:span> there for only three months, working after school and on weekends while trying to <text:span text:style-name="T1">keep up with</text:span> my homework in high school. My next job was much better: Making keys at a <text:span text:style-name="T1">locksmith</text:span>. The <text:span text:style-name="T1">working conditions</text:span> were much better, and I had flexible hours around my school schedule. I stayed at that job for nearly seven years, right through my college years at the University of Minnesota. <text:span text:style-name="T1">To this day</text:span> I still know the names of all the common key <text:span text:style-name="T1">blanks</text:span>, but it doesn't <text:span text:style-name="T1">come in handy</text:span> very often!<text:line-break/><text:line-break/>Script by Dr. Jeff McQuillan </text:p>
          </table:table-cell>
        </table:table-row>
      </table:table>
      <text:p text:style-name="P2"/>
      <text:p text:style-name="P2"/>
      <text:p text:style-name="P2">ESLPodcast 107 - Going to the Dentist <text:line-break/>Tags: Daily Life , Health/Medicine </text:p>
      <table:table table:name="Таблица193" table:style-name="Таблица193">
        <table:table-column table:style-name="Таблица193.A"/>
        <table:table-row>
          <table:table-cell table:style-name="Таблица193.A1" office:value-type="string">
            <text:p text:style-name="P3">Audio Index: <text:line-break/>Slow dialog: 1:54<text:line-break/>Explanations: 4:38<text:line-break/>Fast dialog: 15:08</text:p>
          </table:table-cell>
        </table:table-row>
      </table:table>
      <table:table table:name="Таблица194" table:style-name="Таблица194">
        <table:table-column table:style-name="Таблица194.A"/>
        <table:table-row>
          <table:table-cell table:style-name="Таблица194.A1" office:value-type="string">
            <text:p text:style-name="P3">I went to the dentist to get a <text:span text:style-name="T1">check-up</text:span> and cleaning. I <text:span text:style-name="T1">showed up</text:span> at the dentist's office a few minutes before 10. I gave the receptionist my name and told her that I had a 10 a.m. appointment. She said that the doctor <text:span text:style-name="T1">was running a little lat</text:span>e and that I should take a seat. After about 15 minutes, a <text:span text:style-name="T1">dental assistant</text:span> came out and told me to follow her. She led <text:soft-page-break/>me to a room and told me to take a seat in the <text:span text:style-name="T1">exam</text:span> <text:span text:style-name="T1">chair</text:span>, and then she put a <text:span text:style-name="T1">dental bib</text:span> on me. <text:line-break/><text:line-break/>The dentist came into the room.<text:line-break/><text:line-break/>Dentist: Hello, how are you today? Here for your six month check-up?<text:line-break/><text:line-break/>Gary: I'm fine, Dr. Meecham. Yes, just a cleaning and check- up today.<text:line-break/><text:line-break/>Dentist: Oh, fine. Let's take a look.<text:line-break/><text:line-break/>She <text:span text:style-name="T1">probed</text:span> my teeth and checked my <text:span text:style-name="T1">gums</text:span>. <text:line-break/><text:line-break/>Dentist: Well, it looks like you have a <text:span text:style-name="T1">cavity</text:span> and your <text:span text:style-name="T1">crown</text:span> is loose. We need to <text:span text:style-name="T1">fill</text:span> that cavity before it gets any worse and the crown needs to be <text:span text:style-name="T1">refitted</text:span>. Make an appointment for next week and I'll take care of them.<text:line-break/><text:line-break/>Gary: Okay, I'll do that, but my crown was just put on last year. Will my <text:span text:style-name="T1">dental insurance</text:span> cover the work?<text:line-break/><text:line-break/>Dentist: Since you had that done here, we'll take care of it. There won't be a <text:span text:style-name="T1">charge</text:span>. And, your insurance should cover the work on the cavity. Now, I'm going to have the <text:span text:style-name="T1">hygienist</text:span> do your cleaning and I'll see you soon for the other work.<text:line-break/><text:line-break/>Gary: Thanks, doctor.<text:line-break/><text:line-break/>The hygenist came into the room and had me <text:span text:style-name="T1">rinse</text:span> with <text:span text:style-name="T1">mouthwash</text:span>. She began her cleaning and finished by <text:span text:style-name="T1">polishing</text:span> my teeth. On my way out, I tried to make an appointment for the following week. Unfortunately, there were no appointments available for two weeks, and the time they had was an inconvenient one, but I said <text:span text:style-name="T1">I‚Äôd manage. I have to say</text:span>, going to the dentist can be a <text:span text:style-name="T1">pain</text:span>, in the mouth and <text:span text:style-name="T1">in the butt.<text:line-break/><text:line-break/>Script by Dr. Lucy Tse </text:span></text:p>
          </table:table-cell>
        </table:table-row>
      </table:table>
      <text:p text:style-name="P2"/>
      <text:p text:style-name="P2"/>
      <text:p text:style-name="P2">ESLPodcast 108 - Asking Someone Out <text:line-break/>Tags: Business , Relationships </text:p>
      <table:table table:name="Таблица195" table:style-name="Таблица195">
        <table:table-column table:style-name="Таблица195.A"/>
        <table:table-row>
          <table:table-cell table:style-name="Таблица195.A1" office:value-type="string">
            <text:p text:style-name="P3">Audio Index: <text:line-break/>Slow dialog: 1:55<text:line-break/>Explanations: 4:30<text:line-break/>Fast dialog: 16:47</text:p>
          </table:table-cell>
        </table:table-row>
      </table:table>
      <table:table table:name="Таблица196" table:style-name="Таблица196">
        <table:table-column table:style-name="Таблица196.A"/>
        <table:table-row>
          <table:table-cell table:style-name="Таблица196.A1" office:value-type="string">
            <text:p text:style-name="P3">I walked into the coffee room and saw that Brad was writing something on a piece of paper. When he saw me come in, he <text:span text:style-name="T1">slipped</text:span> the note <text:span text:style-name="T1">out of sight</text:span>. <text:line-break/><text:line-break/>Trisha: Hey, <text:span text:style-name="T1">what's up?</text:span><text:line-break/><text:line-break/>Brad: Oh, <text:span text:style-name="T1">nothing</text:span>.<text:line-break/><text:line-break/>Trisha: What were you writing?<text:line-break/><text:line-break/>Brad: (Laugh) All right. You <text:span text:style-name="T1">caught me in the act</text:span>. I finally <text:span text:style-name="T1">worked up the</text:span> <text:span text:style-name="T1">nerve</text:span> to ask Diana out. I was just writing a note to put on her desk.<text:line-break/><text:line-break/>Trisha: You mean you're going to ask her out in a note? You big <text:span text:style-name="T1">chicken </text:span>!<text:line-break/><text:line-break/>Brad: I admit it. I'm a <text:span text:style-name="T1">wuss</text:span>. I just can't do it <text:span text:style-name="T1">in person </text:span>. <text:line-break/><text:line-break/>Trisha: But, you work with her everyday. <text:line-break/><text:line-break/><text:soft-page-break/>Brad: That's different. When I'm working, I'm in a different <text:span text:style-name="T1">frame of mind</text:span>. But, when I even think about asking her out, I get <text:span text:style-name="T1">tongue-tied</text:span>. At least in a note, I can get the words out without <text:span text:style-name="T1">turning beet red</text:span>. <text:line-break/><text:line-break/>Trisha: You've dated a lot. What's so different about Diana?<text:line-break/><text:line-break/>Brad: Well, for one thing, she's <text:span text:style-name="T1">gorgeous</text:span>. She's so <text:span text:style-name="T1">upbeat</text:span> and <text:span text:style-name="T1">sweet</text:span>. Who doesn't like her? Oh, I don't know. All I do know is that I think we have great <text:span text:style-name="T1">chemistry</text:span> together. But, what if I'm wrong. Maybe she's just been nice to me <text:span text:style-name="T1">out of courtesy</text:span> and doesn't <text:span text:style-name="T1">think of me that way</text:span>. Oh forget it. This was a bad idea. <text:line-break/><text:line-break/>Trisha: Well, I guess you don't want this note, then.<text:line-break/><text:line-break/>Brad: What note? <text:line-break/><text:line-break/>Trisha: I was looking for you to deliver this note from Diana. She wants to know if you want to go to the <text:span text:style-name="T1">office party</text:span> with her tomorrow night. <text:line-break/><text:line-break/>Brad: You're kidding! I can't believe you've been standing <text:span text:style-name="T1">this entire time </text:span>and didn't say anything.<text:line-break/><text:line-break/>Trisha: Sorry. What can I say? Now, do you want the note <text:span text:style-name="T1">or what</text:span>? <text:line-break/><text:line-break/>Brad: Yeah, I want the note. <text:line-break/><text:line-break/>Trisha: Have a great time tomorrow night.<text:line-break/><text:line-break/>Brad: Thanks. I plan on it. <text:line-break/><text:line-break/>Script by Dr. Lucy Tse </text:p>
          </table:table-cell>
        </table:table-row>
      </table:table>
      <text:p text:style-name="P2"/>
      <text:p text:style-name="P2"/>
      <text:p text:style-name="P2">ESLPodcast 109 - Being an Entrepreneur <text:line-break/>Tags: Business </text:p>
      <table:table table:name="Таблица197" table:style-name="Таблица197">
        <table:table-column table:style-name="Таблица197.A"/>
        <table:table-row>
          <table:table-cell table:style-name="Таблица197.A1" office:value-type="string">
            <text:p text:style-name="P3">Audio Index: <text:line-break/>Slow dialog: 0:53<text:line-break/>Explanations: 3:03<text:line-break/>Fast dialog: 16:37</text:p>
          </table:table-cell>
        </table:table-row>
      </table:table>
      <table:table table:name="Таблица198" table:style-name="Таблица198">
        <table:table-column table:style-name="Таблица198.A"/>
        <table:table-row>
          <table:table-cell table:style-name="Таблица198.A1" office:value-type="string">
            <text:p text:style-name="P3">I had lunch today with my friend Sam. She recently quit her job with a large company to <text:span text:style-name="T1">strike out on her own</text:span>. She has always been an <text:span text:style-name="T1">entrepreneur</text:span> in small ways, but she decided to start her own business. The <text:span text:style-name="T1">start- up</text:span> she <text:span text:style-name="T1">launched</text:span> provided technology <text:span text:style-name="T1">consulting</text:span> services for small- to <text:span text:style-name="T1">medium-sized </text:span>companies. <text:line-break/><text:line-break/>At first, she considered becoming partners with one or two of her co-workers. She wasn't sure if she could <text:span text:style-name="T1">raise the seed money</text:span> she needed for the <text:span text:style-name="T1">start-up costs</text:span>. But, she was able to raise the <text:span text:style-name="T1">capital</text:span> by taking on a <text:span text:style-name="T1">silent partner</text:span>, her uncle who had a lot of <text:span text:style-name="T1">investment</text:span> capital but didn't want to be involved in the <text:span text:style-name="T1">day-to-day operations</text:span> of a business now that he's retired. <text:line-break/><text:line-break/>One way that Sam is able to <text:span text:style-name="T1">cut down </text:span>on <text:span text:style-name="T1">overhead</text:span> is to make this a <text:span text:style-name="T1">home-based business</text:span>. She <text:span text:style-name="T1">converted</text:span> her garage into an office where she and her employees could work. Since most of the work would be done on site at her <text:span text:style-name="T1">client's</text:span> office, she didn't need a lot of office space. <text:line-break/><text:line-break/>I asked Sam if she was nervous about quitting her job to start her own business. She said that it's a big risk but that she was looking forward to the challenge. If she fails, she said, she can always <text:span text:style-name="T1">audition</text:span> for <text:span text:style-name="T3">American Idol</text:span>. Well, I thought, I've heard Sam sing. I really hope her business <text:span text:style-name="T1">takes off</text:span>!<text:line-break/><text:line-break/><text:soft-page-break/>Script by Dr. Lucy Tse </text:p>
          </table:table-cell>
        </table:table-row>
      </table:table>
      <text:p text:style-name="P2"/>
      <text:p text:style-name="P2"/>
      <text:p text:style-name="P2">ESLPodcast 110 - Hotel Reservations <text:line-break/>Tags: Travel </text:p>
      <table:table table:name="Таблица199" table:style-name="Таблица199">
        <table:table-column table:style-name="Таблица199.A"/>
        <table:table-row>
          <table:table-cell table:style-name="Таблица199.A1" office:value-type="string">
            <text:p text:style-name="P3">Audio Index: <text:line-break/>Slow dialog: 1:27<text:line-break/>Explanations: 4:21<text:line-break/>Fast dialog: 14:53</text:p>
          </table:table-cell>
        </table:table-row>
      </table:table>
      <table:table table:name="Таблица200" table:style-name="Таблица200">
        <table:table-column table:style-name="Таблица200.A"/>
        <table:table-row>
          <table:table-cell table:style-name="Таблица200.A1" office:value-type="string">
            <text:p text:style-name="P3">I just finished a huge project at work and I needed some <text:span text:style-name="T1">down time</text:span>. I decided to take a short vacation. I liked the idea of a long weekend out of town. My friend Sara offered to let me <text:span text:style-name="T1">crash</text:span> at her place in San Francisco, but I decided to stay at a hotel instead. Sara has a couple of roommates and I thought it might be too crowded. <text:line-break/><text:line-break/>I called the <text:span text:style-name="T1">toll-free </text:span>reservation number for a <text:span text:style-name="T1">major hotel chain</text:span>. The reservation <text:span text:style-name="T1">agent</text:span> was very helpful, after I got through the long <text:span text:style-name="T1">phone tree</text:span>.<text:line-break/><text:line-break/>Agent: Dutton Hotels. How may I help you today?<text:line-break/><text:line-break/>Jeff: I wanted <text:span text:style-name="T1">to check rates and availability</text:span> for your San Francisco location.<text:line-break/><text:line-break/>Agent: Certainly, I can help you with that. Will that be the <text:span text:style-name="T1">downtown</text:span> or <text:span text:style-name="T1">waterfront</text:span> location?<text:line-break/><text:line-break/>Jeff: The waterfront location.<text:line-break/><text:line-break/>Agent: What date do you plan to <text:span text:style-name="T1">check in</text:span>?<text:line-break/><text:line-break/>Jeff: I'd like to check in on October 12th and <text:span text:style-name="T1">check out</text:span> the 15th. <text:line-break/><text:line-break/>Agent: Okay, let me see what we have. For how many?<text:line-break/><text:line-break/>Jeff: One. And, if possible, I'm looking for a <text:span text:style-name="T1">non-smoking</text:span> room. <text:line-break/><text:line-break/>Agent: Sure, we have a non-smoking <text:span text:style-name="T1">queen</text:span> with an <text:span text:style-name="T1">ocean view</text:span> for $189 or a <text:span text:style-name="T1">standard room</text:span> with a <text:span text:style-name="T1">courtyard</text:span> view for $139 a night.<text:line-break/><text:line-break/>Jeff: I'd like to book the standard room.<text:line-break/><text:line-break/>Agent: Okay, your last name? <text:line-break/><text:line-break/>Jeff: Rama.<text:line-break/><text:line-break/>Agent: And, your first name?<text:line-break/><text:line-break/>Jeff: It's Jeff.<text:line-break/><text:line-break/>Agent: Okay, I have you booked in a standard non-smoking queen, checking in on October 12th and departing the 15th. What <text:span text:style-name="T1">major credit card</text:span> would you like to use to <text:span text:style-name="T1">guarantee</text:span> the reservation?<text:line-break/><text:line-break/>Jeff: A Visa.<text:line-break/><text:line-break/>Agent: The number and expiration? <text:line-break/><text:line-break/>Jeff: It's 7388-2424-3535-1818 and the expiration is 05/08.<text:line-break/><text:line-break/>Agent: Your <text:span text:style-name="T1">confirmation number</text:span> is PD672. Is there anything else I help you with?<text:line-break/><text:line-break/>Jeff: No, that's all. Thanks.<text:line-break/><text:soft-page-break/><text:line-break/>Agent: Have a nice day and thank you for calling Dutton Hotels.<text:line-break/><text:line-break/>Script by Dr. Lucy Tse </text:p>
          </table:table-cell>
        </table:table-row>
      </table:table>
      <text:p text:style-name="P2"/>
      <text:p text:style-name="P2"/>
      <text:p text:style-name="P2">ESLPodcast 111 - Last Minute Holiday Shopping <text:line-break/>Tags: Relationships , Shopping </text:p>
      <table:table table:name="Таблица201" table:style-name="Таблица201">
        <table:table-column table:style-name="Таблица201.A"/>
        <table:table-row>
          <table:table-cell table:style-name="Таблица201.A1" office:value-type="string">
            <text:p text:style-name="P3">Audio Index: <text:line-break/>Slow dialog: 0:40<text:line-break/>Explanations: 2:41<text:line-break/>Fast dialog: 13:39</text:p>
          </table:table-cell>
        </table:table-row>
      </table:table>
      <table:table table:name="Таблица202" table:style-name="Таблица202">
        <table:table-column table:style-name="Таблица202.A"/>
        <table:table-row>
          <table:table-cell table:style-name="Таблица202.A1" office:value-type="string">
            <text:p text:style-name="P3">Every year, I tell myself that I won't <text:span text:style-name="T1">procrastinate</text:span> in doing my holiday shopping. And, every year, I <text:span text:style-name="T1">end up</text:span> with a shopping list <text:span text:style-name="T1">as long as your arm </text:span>and about 24 hours to get it all done. <text:span text:style-name="T1">Waiting until the last minute</text:span> means that I have to <text:span text:style-name="T1">brave</text:span> the crowds out doing their <text:span text:style-name="T1">last-minute</text:span> shopping. <text:line-break/><text:line-break/>First, I have to find a place to park in the parking lot, which is always <text:span text:style-name="T1">packed</text:span>. Then, I have <text:span text:style-name="T1">to fight off</text:span> the <text:span text:style-name="T1">bargain hunters </text:span>who are there for the holiday markdowns. With so many shoppers, the <text:span text:style-name="T1">shelves</text:span> are usually a <text:span text:style-name="T1">mess</text:span> and a lot of items are <text:span text:style-name="T1">out of stock</text:span>. When I've finally picked out what I want to buy, there are usually long lines at the <text:span text:style-name="T1">register</text:span>. Just when I'm about <text:span text:style-name="T1">to check out</text:span>, I always remember that I've forgotten one last thing. <text:span text:style-name="T1">It never fails!</text:span><text:line-break/><text:line-break/>When I get home with the presents, I have to <text:span text:style-name="T1">wrap</text:span> them. Hopefully, I haven't forgotten to get <text:span text:style-name="T1">gift wrap</text:span>, <text:span text:style-name="T1">ribbons</text:span> and <text:span text:style-name="T1">bows</text:span>, and holiday cards. By the time I'm finished, I'm exhausted and I feel like <text:span text:style-name="T1">Scrooge. Ba humbug! </text:span><text:line-break/><text:line-break/>Why do I do this to myself every year? Next year, I'm starting my holiday shopping in September. Then again, I said that last year. <text:line-break/><text:line-break/>Script by Dr. Lucy Tse </text:p>
          </table:table-cell>
        </table:table-row>
      </table:table>
      <text:p text:style-name="P2"/>
      <text:p text:style-name="P2"/>
      <text:p text:style-name="P2">ESLPodcast 112 - Christmas, Hanukkah, and Kwanzaa <text:line-break/>Tags: Entertainment , Relationships </text:p>
      <table:table table:name="Таблица203" table:style-name="Таблица203">
        <table:table-column table:style-name="Таблица203.A"/>
        <table:table-row>
          <table:table-cell table:style-name="Таблица203.A1" office:value-type="string">
            <text:p text:style-name="P3">Audio Index: <text:line-break/>Slow dialog: 1:10<text:line-break/>Explanations: 3:46<text:line-break/>Fast dialog: 16:56<text:line-break/></text:p>
          </table:table-cell>
        </table:table-row>
      </table:table>
      <table:table table:name="Таблица204" table:style-name="Таблица204">
        <table:table-column table:style-name="Таблица204.A"/>
        <table:table-row>
          <table:table-cell table:style-name="Таблица204.A1" office:value-type="string">
            <text:p text:style-name="P3">The holidays in my family are very <text:span text:style-name="T1">diverse </text:span>. Our <text:span text:style-name="T1">custom</text:span> is to celebrate Christmas every year as a <text:span text:style-name="T1">religious observance</text:span>, complete with <text:span text:style-name="T1">Advent wreathes</text:span> and <text:span text:style-name="T1">Midnight Mass</text:span>. Most of my <text:span text:style-name="T1">in-laws</text:span> observe Christmas <text:span text:style-name="T1">purely</text:span> as a <text:span text:style-name="T1">secular</text:span> holiday, with the focus on <text:span text:style-name="T1">exchanging gifts, stockings, </text:span>a <text:span text:style-name="T1">Christmas tree</text:span>, and other traditional customs. There is a lot of listening to Christmas music‚Äîmy favorites are the <text:span text:style-name="T1">carols</text:span> sung by <text:span text:style-name="T1">Nat King Cole</text:span> ‚Äîand sometimes even some <text:span text:style-name="T1">eggnog</text:span>. My nieces and nephews enjoy the day the most, especially when they get to open the gifts <text:span text:style-name="T1">under the tree</text:span> from <text:span text:style-name="T1">Santa Claus </text:span>. <text:line-break/><text:line-break/>One of my brother-in-laws is Jewish, and so he celebrates <text:span text:style-name="T1">Hanukkah</text:span>, the <text:span text:style-name="T1">festival of lights</text:span>, when he lights a candle each of the eight nights on the <text:span text:style-name="T1">menorah</text:span>. My niece gets a small gift each night of Hanukkah and of course <text:span text:style-name="T1">spins the dreidel</text:span>. With both celebrations in the same family, we sometimes call it <text:span text:style-name="T3">Chrismukkah</text:span>.<text:line-break/><text:line-break/>But the holidays are no longer just Christmas and Hanukkah in the United States. More recently, there are some people who celebrate a new holiday, <text:span text:style-name="T1">Kwanzaa</text:span>. This is a mostly <text:span text:style-name="T1">African- American</text:span> event, with parades and other parties to highlight African-American <text:span text:style-name="T1">heritage</text:span>. Started here in Los Angeles, this celebration runs for 1 week after Christmas, and is a mostly secular celebration.<text:line-break/><text:line-break/><text:soft-page-break/>Whatever tradition you celebrate, December is always a festive time of year.</text:p>
          </table:table-cell>
        </table:table-row>
      </table:table>
      <text:p text:style-name="P2"/>
      <text:p text:style-name="P2"/>
      <text:p text:style-name="P2">ESLPodcast 113 - New Year's Party <text:line-break/>Tags: Business , Entertainment , Relationships </text:p>
      <table:table table:name="Таблица205" table:style-name="Таблица205">
        <table:table-column table:style-name="Таблица205.A"/>
        <table:table-row>
          <table:table-cell table:style-name="Таблица205.A1" office:value-type="string">
            <text:p text:style-name="P3">Audio Index: <text:line-break/>Slow dialog: 3:52<text:line-break/>Explanations: 5:56<text:line-break/>Fast dialog: 23:23</text:p>
          </table:table-cell>
        </table:table-row>
      </table:table>
      <table:table table:name="Таблица206" table:style-name="Таблица206">
        <table:table-column table:style-name="Таблица206.A"/>
        <table:table-row>
          <table:table-cell table:style-name="Таблица206.A1" office:value-type="string">
            <text:p text:style-name="P3">I walked into the office and saw Rob with his <text:span text:style-name="T1">head down</text:span> on his desk. I <text:span text:style-name="T1">tapped </text:span>him on the shoulder.<text:line-break/><text:line-break/>Christy: You look like you had a good New Year's. <text:line-break/><text:line-break/>Rob: Yeah, too good. I'm trying <text:span text:style-name="T1">to catch up on</text:span> sleep.<text:line-break/><text:line-break/>Christy: Oh yeah? What did you do? <text:line-break/><text:line-break/>Rob: I went to a New Year's party at the <text:span text:style-name="T1">Key Club</text:span> on the <text:span text:style-name="T1">Sunset Strip </text:span>with a few buddies of mine. The <text:span text:style-name="T1">fireworks</text:span> at midnight were great. I met this great girl there, too. <text:span text:style-name="T1">Champagne</text:span> was <text:span text:style-name="T1">flowing</text:span> everywhere and I had a great time. <text:line-break/><text:line-break/>Christy: Sounds like fun. What was the girl's name?<text:line-break/><text:line-break/>Rob: Uh It was Rosa or Rebecca, or something. <text:line-break/><text:line-break/>Christy: I see you really got to know her well. But, I thought you and Vince were going to the <text:span text:style-name="T1">Rose Bowl Parade</text:span>.<text:line-break/><text:line-break/>Rob: Yeah, we did. After we left the Key Club, we <text:span text:style-name="T1">changed</text:span> and took our <text:span text:style-name="T1">stuff</text:span> down to the parade route. We managed to find a place to <text:span text:style-name="T1">camp out</text:span>. There were <text:span text:style-name="T1">tons</text:span> of people there already. We ended up <text:span text:style-name="T1">striking up conversations</text:span> with some <text:span text:style-name="T1">out-of-towners</text:span> from Cleveland, and a <text:span text:style-name="T1">couple</text:span> who knew the <text:span text:style-name="T1">grand marshal</text:span> for this year's parade.<text:line-break/><text:line-break/>Christy: How was the parade itself? <text:line-break/><text:line-break/>Rob: It was great, I think. I fell asleep half way through it but the <text:span text:style-name="T1">floats</text:span> I saw were pretty amazing. <text:line-break/><text:line-break/>Christy: It sounds like you need a few days to <text:span text:style-name="T1">recover </text:span>.<text:line-break/><text:line-break/>Rob: Yeah, definitely. Wake me up when the boss comes in, will you?<text:line-break/><text:line-break/>Christy: Yeah, right. Hey, <text:span text:style-name="T1">heads up </text:span>. Here she comes.<text:line-break/><text:line-break/>Script by Dr. Lucy Tse </text:p>
          </table:table-cell>
        </table:table-row>
      </table:table>
      <text:p text:style-name="P2"/>
      <text:p text:style-name="P2"/>
      <text:p text:style-name="P2">ESLPodcast 114 - Writing a Thank You Note <text:line-break/>Tags: Relationships , Daily Life </text:p>
      <table:table table:name="Таблица207" table:style-name="Таблица207">
        <table:table-column table:style-name="Таблица207.A"/>
        <table:table-row>
          <table:table-cell table:style-name="Таблица207.A1" office:value-type="string">
            <text:p text:style-name="P3">Audio Index: <text:line-break/>Slow dialog: 0:39<text:line-break/>Explanations: 1:46<text:line-break/>Fast dialog: 12:19</text:p>
          </table:table-cell>
        </table:table-row>
      </table:table>
      <table:table table:name="Таблица208" table:style-name="Таблица208">
        <table:table-column table:style-name="Таблица208.A"/>
        <table:table-row>
          <table:table-cell table:style-name="Таблица208.A1" office:value-type="string">
            <text:p text:style-name="P3">Dear Jake,<text:line-break/><text:line-break/>I wanted to thank you for all of the help you've given me over the past several weeks. <text:span text:style-name="T1">Being laid up</text:span> with <text:span text:style-name="T1">pneumonia</text:span> really <text:span text:style-name="T1">caught</text:span> me <text:span text:style-name="T1">off-guard</text:span>, but you went <text:span text:style-name="T1">above and beyond</text:span> in taking care of me. Before I got sick, we had only known each other as neighbors and only for a <text:soft-page-break/>short time. That's why it's so amazing that when I called you, you <text:span text:style-name="T1">came running</text:span>. You <text:span text:style-name="T1">pulled out all the stops </text:span>to help me in every way. You <text:span text:style-name="T1">ran</text:span> my <text:span text:style-name="T1">errands</text:span>, <text:span text:style-name="T1">kept me company</text:span>, and made sure I had everything I needed. Being <text:span text:style-name="T1">on my own</text:span> in L.A., I'm so <text:span text:style-name="T1">grateful </text:span>to have a good friend like you. You're <text:span text:style-name="T1">truly one in a million</text:span>. <text:line-break/><text:line-break/>Have a wonderful holiday and I'll see you when you get back.<text:line-break/><text:line-break/>Kate<text:line-break/><text:line-break/>Script by Dr. Lucy Tse </text:p>
          </table:table-cell>
        </table:table-row>
      </table:table>
      <text:p text:style-name="P2"/>
      <text:p text:style-name="P2"/>
      <text:p text:style-name="P2">ESLPodcast 115 - New Year's Resolution <text:line-break/>Tags: Daily Life </text:p>
      <table:table table:name="Таблица209" table:style-name="Таблица209">
        <table:table-column table:style-name="Таблица209.A"/>
        <table:table-row>
          <table:table-cell table:style-name="Таблица209.A1" office:value-type="string">
            <text:p text:style-name="P3">Audio Index: <text:line-break/>Slow dialog: 0:45<text:line-break/>Explanations: 2:04<text:line-break/>Fast dialog: 10:31</text:p>
          </table:table-cell>
        </table:table-row>
      </table:table>
      <table:table table:name="Таблица210" table:style-name="Таблица210">
        <table:table-column table:style-name="Таблица210.A"/>
        <table:table-row>
          <table:table-cell table:style-name="Таблица210.A1" office:value-type="string">
            <text:p text:style-name="P3">This is the time of year when people make their <text:span text:style-name="T1">New Year's resolutions</text:span>. At the beginning of a new year, people <text:span text:style-name="T1">take stock</text:span> of their lives and decide to make some changes. <text:line-break/><text:line-break/>A lot of people want <text:span text:style-name="T1">to get into shape</text:span>. They <text:span text:style-name="T1">vow</text:span> to go to the <text:span text:style-name="T1">health club </text:span>and <text:span text:style-name="T1">work out</text:span> everyday. Many people also decide to <text:span text:style-name="T1">go on a diet</text:span>. After <text:span text:style-name="T1">overindulging</text:span> at holiday meals, people feel the need to <text:span text:style-name="T1">cut back </text:span>and to <text:span text:style-name="T1">shed some extra pounds</text:span>. Many people also promise to quit smoking or drinking to live <text:span text:style-name="T1">healthier</text:span> lives.<text:line-break/><text:line-break/>Whatever resolution you make, don't forget the most important one: Promise not to have to make the same resolution next year.<text:line-break/><text:line-break/>Script by Dr. Lucy Tse </text:p>
          </table:table-cell>
        </table:table-row>
      </table:table>
      <text:p text:style-name="P2"/>
      <text:p text:style-name="P2"/>
      <text:p text:style-name="P2">ESL Podcast 116 - Holiday Travel <text:line-break/>Tags: Travel , Transportation </text:p>
      <table:table table:name="Таблица211" table:style-name="Таблица211">
        <table:table-column table:style-name="Таблица211.A"/>
        <table:table-row>
          <table:table-cell table:style-name="Таблица211.A1" office:value-type="string">
            <text:p text:style-name="P3">Audio Index: <text:line-break/>Slow dialog: 0:46<text:line-break/>Explanations: 2:43 <text:line-break/>Fast dialog: 14:48</text:p>
          </table:table-cell>
        </table:table-row>
      </table:table>
      <table:table table:name="Таблица212" table:style-name="Таблица212">
        <table:table-column table:style-name="Таблица212.A"/>
        <table:table-row>
          <table:table-cell table:style-name="Таблица212.A1" office:value-type="string">
            <text:p text:style-name="P3">It's <text:span text:style-name="T1">hard to avoid traveling </text:span>over <text:span text:style-name="T1">the holidays</text:span> but the experience I had last week really <text:span text:style-name="T1">takes the cake</text:span>. <text:line-break/><text:line-break/>I flew back to Tucson, Arizona, to be with my wife's family, as we do every Christmas. I got to the airport an hour and a half before my flight, which I thought would be <text:span text:style-name="T1">plenty</text:span> of time. When I got there, though, I saw that the <text:span text:style-name="T1">security line</text:span> was <text:span text:style-name="T1">out the door</text:span>. Because it was the holidays, people were traveling with a lot of extra <text:span text:style-name="T1">packages</text:span>. It took <text:span text:style-name="T1">twice as long</text:span> as it normally would to get to the <text:span text:style-name="T1">front</text:span> of the line. When I finally got to the <text:span text:style-name="T1">gate</text:span>, I found out that my flight had been oversold. The gate <text:span text:style-name="T1">agent</text:span> was looking for people to voluntarily <text:span text:style-name="T1">give up their seats</text:span> for a later flight <text:span text:style-name="T1">in exchange for </text:span>a $100 travel <text:span text:style-name="T1">voucher</text:span>. If she didn't get enough volunteers, she would have to <text:span text:style-name="T1">bump</text:span> people <text:span text:style-name="T1">from the flight</text:span>. Luckily, several people <text:span text:style-name="T1">took her up on the offer </text:span>and the rest of us <text:span text:style-name="T1">boarded</text:span>. <text:line-break/><text:line-break/>What a <text:span text:style-name="T1">hassle</text:span>! I love the holidays but I don't love holiday travel.<text:line-break/><text:line-break/>Script by Dr. Lucy Tse </text:p>
          </table:table-cell>
        </table:table-row>
      </table:table>
      <text:p text:style-name="P2"/>
      <text:p text:style-name="P2"/>
      <text:p text:style-name="P2">ESL Podcast 117 - Impressions of LA <text:line-break/>Tags: Relationships , Travel , Daily Life </text:p>
      <table:table table:name="Таблица213" table:style-name="Таблица213">
        <table:table-column table:style-name="Таблица213.A"/>
        <table:table-row>
          <table:table-cell table:style-name="Таблица213.A1" office:value-type="string">
            <text:p text:style-name="P3">Audio Index: <text:line-break/><text:soft-page-break/>Slow dialog: 0:58<text:line-break/>Explanations: 2:39<text:line-break/>Fast dialog: 15:00</text:p>
          </table:table-cell>
        </table:table-row>
      </table:table>
      <table:table table:name="Таблица214" table:style-name="Таблица214">
        <table:table-column table:style-name="Таблица214.A"/>
        <table:table-row>
          <table:table-cell table:style-name="Таблица214.A1" office:value-type="string">
            <text:p text:style-name="P3">I was talking to my new friend Nicole about the differences between New York City and Los Angeles. Nicole just <text:span text:style-name="T1">relocated</text:span> from New York, where she lived <text:span text:style-name="T1">all her life</text:span>, and I'm a <text:span text:style-name="T1">native</text:span> of L.A.<text:line-break/><text:line-break/>Dan: So, is L.A. <text:span text:style-name="T1">all it's cracked up to be</text:span>? <text:line-break/><text:line-break/>Nicole: Well, the <text:span text:style-name="T1">stereotype</text:span> in the movies is that L.A. is a <text:span text:style-name="T1">frivolous</text:span> town with a lot of <text:span text:style-name="T1">flaky</text:span> people. I guess, <text:span text:style-name="T1">in the back of my mind</text:span>, that's what I expected.<text:line-break/><text:line-break/>Dan: And, is it what you found?<text:line-break/><text:line-break/>Nicole: Well, it is and it's not. The city of L.A. is much bigger and more <text:span text:style-name="T1">diverse</text:span> than I had expected. There are people here from all over the country and all over world, like New York. I've heard people say that in L.A., everyone is from somewhere else. That's <text:span text:style-name="T1">partly</text:span> true. So, I've met <text:span text:style-name="T1">all kinds </text:span>of people here. What I'm realizing is that the <text:span text:style-name="T1">picture</text:span> of L.A. that's in movies only <text:span text:style-name="T1">represents</text:span> a small <text:span text:style-name="T1">segment</text:span> of the city. <text:line-break/><text:line-break/>Dan: You're right. Life isn't always like the movies.<text:line-break/><text:line-break/>Script by Dr. Lucy Tse </text:p>
          </table:table-cell>
        </table:table-row>
      </table:table>
      <text:p text:style-name="P2"/>
      <text:p text:style-name="P2"/>
      <text:p text:style-name="P2">ESL Podcast 118 - Small Talk at a Business Lunch <text:line-break/>Tags: Business , Dining </text:p>
      <table:table table:name="Таблица215" table:style-name="Таблица215">
        <table:table-column table:style-name="Таблица215.A"/>
        <table:table-row>
          <table:table-cell table:style-name="Таблица215.A1" office:value-type="string">
            <text:p text:style-name="P3">Audio Index: <text:line-break/>Slow dialog: 1:04<text:line-break/>Explanations: 2:44<text:line-break/>Fast dialog: 11:48</text:p>
          </table:table-cell>
        </table:table-row>
      </table:table>
      <table:table table:name="Таблица216" table:style-name="Таблица216">
        <table:table-column table:style-name="Таблица216.A"/>
        <table:table-row>
          <table:table-cell table:style-name="Таблица216.A1" office:value-type="string">
            <text:p text:style-name="P3">James: Hello, are you Muriel Douglas?<text:line-break/><text:line-break/>Muriel: Yes, and <text:span text:style-name="T1">you must be</text:span> James. It's nice to meet you <text:span text:style-name="T1">at long last</text:span>. <text:line-break/><text:line-break/>James: Yes, you too. Thanks for agreeing to meet with us about the new account. My <text:span text:style-name="T1">associate</text:span>, Susan Kim, <text:span text:style-name="T1">should be here any minute</text:span>. Would you like something to drink while we're waiting?<text:line-break/><text:line-break/>Muriel: No, thanks. I'm fine. <text:span text:style-name="T1">Did you have </text:span>a nice holiday?<text:line-break/><text:line-break/>James: Yes, I did. My family and I went to <text:span text:style-name="T1">Tahoe</text:span> to ski and the weather was great. <text:span text:style-name="T1">How about you?</text:span> <text:line-break/><text:line-break/>Muriel: I stayed in L.A. and it was sunny the entire weekend. We spent most of the time at home but we did go see <text:span text:style-name="T2">King Kong</text:span> on Christmas day.<text:line-break/><text:line-break/>James: <text:span text:style-name="T1">How did you like it?</text:span><text:line-break/><text:line-break/>Muriel: It was <text:span text:style-name="T1">better than I expected</text:span>. But, you know, I think I would have enjoyed skiing in Tahoe even better. Do you go there often?<text:line-break/><text:line-break/>James: No, not much. My wife doesn't like to ski. She prefers vacationing where it's warmer, like Hawaii.<text:line-break/><text:line-break/>Muriel: <text:span text:style-name="T1">I don't blame her.</text:span> I really enjoyed it there when we went a few years ago. I'd like to go back sometime soon.<text:line-break/><text:line-break/>James: Yes, me too. Oh, here's Susan now. <text:span text:style-name="T1">Let me introduce you.</text:span><text:line-break/><text:soft-page-break/><text:line-break/>Script by Dr. Lucy Tse </text:p>
          </table:table-cell>
        </table:table-row>
      </table:table>
      <text:p text:style-name="P2"/>
      <text:p text:style-name="P2"/>
      <text:p text:style-name="P2">ESL Podcast 119 - Bad Pickup Lines <text:line-break/>Tags: Relationships , Dining </text:p>
      <table:table table:name="Таблица217" table:style-name="Таблица217">
        <table:table-column table:style-name="Таблица217.A"/>
        <table:table-row>
          <table:table-cell table:style-name="Таблица217.A1" office:value-type="string">
            <text:p text:style-name="P3">Audio Index: <text:line-break/>Slow dialog: 0:57<text:line-break/>Explanations: 2:55<text:line-break/>Fast dialog: 16:11</text:p>
          </table:table-cell>
        </table:table-row>
      </table:table>
      <table:table table:name="Таблица218" table:style-name="Таблица218">
        <table:table-column table:style-name="Таблица218.A"/>
        <table:table-row>
          <table:table-cell table:style-name="Таблица218.A1" office:value-type="string">
            <text:p text:style-name="P3">My friend and I were at a restaurant waiting for our <text:span text:style-name="T1">dates</text:span> to arrive. We sat at the bar and tried to <text:span text:style-name="T1">get </text:span>the <text:span text:style-name="T1">bartender's</text:span> <text:span text:style-name="T1">attention</text:span> to order a couple of drinks. <text:line-break/><text:line-break/>My friend, Tanya, is very pretty. She is always being <text:span text:style-name="T1">hit on </text:span>by men. So, <text:span text:style-name="T1">it was no surprise that </text:span>five minutes after we sat down, a guy got up from the other side of the bar and walked over to us. He sat down next to Tanya.<text:line-break/><text:line-break/>He looked at both of us and said, "Hi, I saw you two beautiful ladies <text:span text:style-name="T1">sitting by yourselves</text:span> over here. <text:span text:style-name="T1">Could I buy you two a drink?</text:span>‚" <text:line-break/><text:line-break/>Tanya looked at me and <text:span text:style-name="T1">rolled her eyes</text:span> and said, "No, thanks. We're waiting for our boyfriends.‚" <text:line-break/><text:line-break/>We both thought that he would <text:span text:style-name="T1">take the hint </text:span>and <text:span text:style-name="T1">get lost</text:span>, but he didn't. <text:line-break/><text:line-break/>Instead, he looked at Tanya and said, "<text:span text:style-name="T1">Do you come here often? </text:span>" <text:line-break/><text:line-break/>Tanya tried to ignore him, but he wouldn't <text:span text:style-name="T1">give up</text:span>. <text:line-break/><text:line-break/>He said, "You look like an <text:span text:style-name="T1">angel</text:span>. Does heaven know you've <text:span text:style-name="T1">escaped</text:span>?‚" <text:line-break/><text:line-break/>That <text:span text:style-name="T1">pickup line</text:span> was so <text:span text:style-name="T1">lame</text:span> that we almost <text:span text:style-name="T1">burst out laughing</text:span>. Luckily, we didn't need <text:span text:style-name="T1">to keep a straight face</text:span> for long. Our dates walked in and the guy left. Charlie, my date, apologized for <text:span text:style-name="T1">keeping us waiting</text:span>. I told him that it was <text:span text:style-name="T1">no big deal</text:span>. We had plenty of entertainment.<text:line-break/><text:line-break/>Script by Dr. Lucy Tse </text:p>
          </table:table-cell>
        </table:table-row>
      </table:table>
      <text:p text:style-name="P2"/>
      <text:p text:style-name="P2"/>
      <text:p text:style-name="P2">ESL Podcast 120 - Employee Performance Review <text:line-break/>Tags: Business </text:p>
      <table:table table:name="Таблица219" table:style-name="Таблица219">
        <table:table-column table:style-name="Таблица219.A"/>
        <table:table-row>
          <table:table-cell table:style-name="Таблица219.A1" office:value-type="string">
            <text:p text:style-name="P3">Audio Index: <text:line-break/>Slow dialog: 0:42<text:line-break/>Explanations: 2:17<text:line-break/>Fast dialog: 14:51</text:p>
          </table:table-cell>
        </table:table-row>
      </table:table>
      <table:table table:name="Таблица220" table:style-name="Таблица220">
        <table:table-column table:style-name="Таблица220.A"/>
        <table:table-row>
          <table:table-cell table:style-name="Таблица220.A1" office:value-type="string">
            <text:p text:style-name="P3">Don: So how did your <text:span text:style-name="T1">end-of-the-year</text:span> review go?<text:line-break/><text:line-break/>Becky: Oh, it was okay. I had my meeting with Mitch this morning and his <text:span text:style-name="T1">bottom line</text:span> is that he thinks I need to <text:span text:style-name="T1">show</text:span> more <text:span text:style-name="T1">initiative</text:span>. He thinks that I need to start being more <text:span text:style-name="T1">creative</text:span>. <text:line-break/><text:line-break/>Don: Did he actually say that? <text:line-break/><text:line-break/>Becky: Well, <text:span text:style-name="T1">not in so many words</text:span>. But I know that <text:span text:style-name="T1">productivity</text:span> is a big issue for him. Oh, he said the usual things like "<text:span text:style-name="T1">Keep up</text:span> the good work" and "<text:span text:style-name="T1">Thanks for</text:span> your hard work," but he also said that he's thinking about bringing some employees into my department. That, to me, means he's not satisfied with what I've been doing.<text:line-break/><text:line-break/>Don: Are you sure you're not <text:span text:style-name="T1">reading too much into </text:span>what he said? <text:line-break/><text:soft-page-break/><text:line-break/>Becky: No, I don‚Äôt. Either I <text:span text:style-name="T1">shape up</text:span> or my job is <text:span text:style-name="T1">on the line </text:span>. <text:line-break/><text:line-break/>Don: Well, I think you may be <text:span text:style-name="T1">overreacting</text:span>. Mitch likes to give everybody <text:span text:style-name="T1">constructive criticism</text:span> and I think that's what he was doing. <text:line-break/><text:line-break/>Becky: Do you really think so?<text:line-break/><text:line-break/>Don: Yes, I do. If you <text:span text:style-name="T1">ask around</text:span>, other people will tell you the same thing. <text:line-break/><text:line-break/>Becky: Maybe you're right. Thanks, Don. I feel better.<text:line-break/><text:line-break/>Don: I'm glad to hear it.<text:line-break/><text:line-break/>Script by Dr. Lucy Tse </text:p>
          </table:table-cell>
        </table:table-row>
      </table:table>
      <text:p text:style-name="P2"/>
      <text:p text:style-name="P2"/>
      <text:p text:style-name="P2">ESL Podcast 121 - Cooking Dinner <text:line-break/>Tags: Dining , Daily Life </text:p>
      <table:table table:name="Таблица221" table:style-name="Таблица221">
        <table:table-column table:style-name="Таблица221.A"/>
        <table:table-row>
          <table:table-cell table:style-name="Таблица221.A1" office:value-type="string">
            <text:p text:style-name="P3">Audio Index: <text:line-break/>Slow dialog: 0:43<text:line-break/>Explanations: 2:18<text:line-break/>Fast dialog: 12:35</text:p>
          </table:table-cell>
        </table:table-row>
      </table:table>
      <table:table table:name="Таблица222" table:style-name="Таблица222">
        <table:table-column table:style-name="Таблица222.A"/>
        <table:table-row>
          <table:table-cell table:style-name="Таблица222.A1" office:value-type="string">
            <text:p text:style-name="P3">I'm not a very good cook but I decided to surprise my wife by making a <text:span text:style-name="T1">three-course</text:span> meal. I went to the <text:span text:style-name="T1">supermarket</text:span> to get the dessert, and I <text:span text:style-name="T1">stopped by</text:span> the <text:span text:style-name="T1">farmer's market</text:span> to get some fresh vegetables, my <text:span text:style-name="T1">ingredients</text:span> for the salad. <text:line-break/><text:line-break/>The meal would start with a salad. I washed the vegetables in the <text:span text:style-name="T1">sink</text:span>, <text:span text:style-name="T1">chopped</text:span> them <text:span text:style-name="T1">up</text:span>, and mixed them in a bowl with a <text:span text:style-name="T1">light dressing</text:span>. That was pretty easy.<text:line-break/><text:line-break/>The next course was going to be more difficult. The <text:span text:style-name="T1">main dish</text:span> would be salmon. I put the oil and the fish in the <text:span text:style-name="T1">pan</text:span>, but it was difficult to know when it was <text:span text:style-name="T1">done</text:span>, not <text:span text:style-name="T1">underdone</text:span> or <text:span text:style-name="T1">overcooked</text:span>. <text:line-break/><text:line-break/>The last part of the meal would be the dessert. I decided to buy a small chocolate cake. The meal <text:span text:style-name="T1">turned out</text:span> pretty well and my wife enjoyed it. After dinner, we went into the kitchen and saw all of the dirty dishes that needed washing. I realized that cooking isn't the hard part, it's the <text:span text:style-name="T1">cleaning up</text:span>!<text:line-break/><text:line-break/>Script by Dr. Lucy Tse </text:p>
          </table:table-cell>
        </table:table-row>
      </table:table>
      <text:p text:style-name="P2"/>
      <text:p text:style-name="P2"/>
      <text:p text:style-name="P2">ESL Podcast 122 - Packing Toiletries for a Trip <text:line-break/>Tags: Travel , Daily Life </text:p>
      <table:table table:name="Таблица223" table:style-name="Таблица223">
        <table:table-column table:style-name="Таблица223.A"/>
        <table:table-row>
          <table:table-cell table:style-name="Таблица223.A1" office:value-type="string">
            <text:p text:style-name="P3">Audio Index: <text:line-break/>Slow dialog: 1:40<text:line-break/>Explanations: 2:55<text:line-break/>Fast dialog: 13:37</text:p>
          </table:table-cell>
        </table:table-row>
      </table:table>
      <table:table table:name="Таблица224" table:style-name="Таблица224">
        <table:table-column table:style-name="Таблица224.A"/>
        <table:table-row>
          <table:table-cell table:style-name="Таблица224.A1" office:value-type="string">
            <text:p text:style-name="P3">It was going to be my wife's 30th birthday this week and I was <text:span text:style-name="T1">surprising</text:span> her with a trip to <text:span text:style-name="T1">San Diego</text:span> for the weekend. Since it was going to be a surprise, I needed to <text:span text:style-name="T1">pack</text:span> both of our <text:span text:style-name="T1">bags</text:span> before <text:span text:style-name="T1">picking her up</text:span> from work and <text:span text:style-name="T1">hitting the road</text:span>. <text:line-break/><text:line-break/>Packing my stuff was easy, of course. I knew that the hotel would have <text:span text:style-name="T1">shampoo</text:span>, <text:span text:style-name="T1">conditioner</text:span>, and <text:span text:style-name="T1">body lotion </text:span>so I didn't pack any. I packed her <text:span text:style-name="T1">brush, comb, hair dryer, nail clippers </text:span>and <text:span text:style-name="T1">emery board</text:span>. I made sure that I didn't forget any of her <text:span text:style-name="T1">make-up</text:span>: <text:span text:style-name="T1">foundation, mascara, eye shadow, blush, </text:span>and <text:span text:style-name="T1">lipstick</text:span>. <text:line-break/><text:line-break/>I had everything we needed for our little trip. I'm sure my wife will be surprised, and I know she loves surprises!<text:line-break/><text:soft-page-break/><text:line-break/>Script by Dr. Lucy Tse </text:p>
          </table:table-cell>
        </table:table-row>
      </table:table>
      <text:p text:style-name="P2"/>
      <text:p text:style-name="P2"/>
      <text:p text:style-name="P2">ESL Podcast 123 - Pop and Jazz Music <text:line-break/>Tags: Entertainment </text:p>
      <table:table table:name="Таблица225" table:style-name="Таблица225">
        <table:table-column table:style-name="Таблица225.A"/>
        <table:table-row>
          <table:table-cell table:style-name="Таблица225.A1" office:value-type="string">
            <text:p text:style-name="P3">Audio Index: <text:line-break/>Slow dialog: 0:54<text:line-break/>Explanations: 2:18<text:line-break/>Fast dialog: 15:35</text:p>
          </table:table-cell>
        </table:table-row>
      </table:table>
      <table:table table:name="Таблица226" table:style-name="Таблица226">
        <table:table-column table:style-name="Таблица226.A"/>
        <table:table-row>
          <table:table-cell table:style-name="Таблица226.A1" office:value-type="string">
            <text:p text:style-name="P3">Abby: Hey, what are you listening to?<text:line-break/><text:line-break/>Bill: Right now I'm listening to the Foo Fighters‚Äô latest <text:span text:style-name="T1">album</text:span>. There are some really good <text:span text:style-name="T1">tracks</text:span> on this CD, including their new <text:span text:style-name="T1">single</text:span>. <text:line-break/><text:line-break/>Abby: <text:span text:style-name="T1">Let me see </text:span>your iPod for a minute. It looks like you've got a <text:span text:style-name="T1">ton</text:span> of good stuff <text:span text:style-name="T1">loaded up</text:span>. I like Gwen Stephanie, too, and what's this? Shakira? <text:span text:style-name="T1">I had no idea</text:span> you were a fan of hers.<text:line-break/><text:line-break/>Bill: I think she's a really talented singer and <text:span text:style-name="T1">songwriter </text:span>. And, well, <text:span text:style-name="T1">she's hot</text:span>, too. <text:line-break/><text:line-break/>Abby: Yeah, <text:span text:style-name="T1">I bet</text:span>. Let's see. You've got some great <text:span text:style-name="T1">jazz</text:span> and <text:span text:style-name="T1">blues standards</text:span> here, too. Charlie Parker, Duke Ellington, and Billie Holiday. This one is a <text:span text:style-name="T1">live recording</text:span>, and these are <text:span text:style-name="T1">compilations</text:span>. You've got their <text:span text:style-name="T1">greatest hits </text:span>and some <text:span text:style-name="T1">bootleg</text:span> stuff, too. I never knew you were such a jazz <text:span text:style-name="T1">buff</text:span>. <text:line-break/><text:line-break/>Bill: Yeah, I like all kinds of music. Now, where are you going with my iPod?<text:line-break/><text:line-break/>Abby: I thought I‚Äôd just borrow it for a little while.<text:line-break/><text:line-break/>Bill: <text:span text:style-name="T1">Yeah, right. Hand it over. </text:span>I've got to download my favorite podcast.<text:line-break/><text:line-break/>Script by Dr. Lucy Tse </text:p>
          </table:table-cell>
        </table:table-row>
      </table:table>
      <text:p text:style-name="P2"/>
      <text:p text:style-name="P2"/>
      <text:p text:style-name="P2">ESL Podcast 124 - Asking for Clarification in a Business Meeting <text:line-break/>Tags: Business </text:p>
      <table:table table:name="Таблица227" table:style-name="Таблица227">
        <table:table-column table:style-name="Таблица227.A"/>
        <table:table-row>
          <table:table-cell table:style-name="Таблица227.A1" office:value-type="string">
            <text:p text:style-name="P3">Audio Index: <text:line-break/>Slow dialog: 0:54<text:line-break/>Explanations: 2:29<text:line-break/>Fast dialog: 12:46</text:p>
          </table:table-cell>
        </table:table-row>
      </table:table>
      <table:table table:name="Таблица228" table:style-name="Таблица228">
        <table:table-column table:style-name="Таблица228.A"/>
        <table:table-row>
          <table:table-cell table:style-name="Таблица228.A1" office:value-type="string">
            <text:p text:style-name="P3">I was <text:span text:style-name="T1">negotiating a contract</text:span> with a new business <text:span text:style-name="T1">partner</text:span>, and we had a meeting to <text:span text:style-name="T1">clarify</text:span> the <text:span text:style-name="T1">terms</text:span>.<text:line-break/><text:line-break/>Bill: <text:span text:style-name="T1">If I understand the terms correctly </text:span>, the length of the contract would be one year with a one-year <text:span text:style-name="T1">option</text:span>. <text:span text:style-name="T1">Is that correct?</text:span><text:line-break/><text:line-break/>Ms. Samuels: <text:span text:style-name="T1">Do you mean </text:span>the contract for equipment rental or the one for <text:span text:style-name="T1">training</text:span>?<text:line-break/><text:line-break/>Bill: <text:span text:style-name="T1">I was under the impression that </text:span>both contracts had the same terms.<text:line-break/><text:line-break/>Ms. Samuels: Yes and no. <text:span text:style-name="T1">Let me see if</text:span> I can clarify that. The terms are the same except that the contract for training has a <text:span text:style-name="T1">clause</text:span> that allows for the <text:span text:style-name="T1">cancellation</text:span> after the first six months. <text:line-break/><text:line-break/>Bill: <text:span text:style-name="T1">Could you elaborate on that?</text:span><text:line-break/><text:line-break/>Ms. Samuels: Sure. <text:span text:style-name="T1">What I mean is that</text:span> either side could cancel the training contract after the six months as long as it's <text:span text:style-name="T1">in writing</text:span>. <text:line-break/><text:soft-page-break/><text:line-break/>Bill: <text:span text:style-name="T1">Let me see if I have that right.</text:span> This contract is for six months of training, but if it isn't cancelled, continues for another six months. <text:span text:style-name="T1">Is that right? </text:span><text:line-break/><text:line-break/>Ms. Samuels: Yes, that's right. <text:line-break/><text:line-break/>Bill: Okay, that's clear enough. Let's move on to the other terms <text:line-break/><text:line-break/>Script by Dr. Lucy Tse </text:p>
          </table:table-cell>
        </table:table-row>
      </table:table>
      <text:p text:style-name="P2"/>
      <text:p text:style-name="P2"/>
      <text:p text:style-name="P2">ESL Podcast 125 - Moving <text:line-break/>Tags: Relationships , Daily Life </text:p>
      <table:table table:name="Таблица229" table:style-name="Таблица229">
        <table:table-column table:style-name="Таблица229.A"/>
        <table:table-row>
          <table:table-cell table:style-name="Таблица229.A1" office:value-type="string">
            <text:p text:style-name="P3">Audio Index: <text:line-break/>Slow dialog: 1:13<text:line-break/>Explanations: 2:41<text:line-break/>Fast dialog: 14:12</text:p>
          </table:table-cell>
        </table:table-row>
      </table:table>
      <table:table table:name="Таблица230" table:style-name="Таблица230">
        <table:table-column table:style-name="Таблица230.A"/>
        <table:table-row>
          <table:table-cell table:style-name="Таблица230.A1" office:value-type="string">
            <text:p text:style-name="P3">Edmundo: What are you doing?<text:line-break/><text:line-break/>Ruth: Oh, I'm <text:span text:style-name="T1">packing</text:span>. My <text:span text:style-name="T1">lease is up</text:span> at the end of the month and I'm moving to Vancouver for six months while my boyfriend is finishing his degree at the university.<text:line-break/><text:line-break/>Edmundo: Oh, wow, are you moving yourself or are you using a <text:span text:style-name="T1">moving company </text:span>?<text:line-break/><text:line-break/>Ruth: I'm renting a <text:span text:style-name="T1">U- Haul</text:span> and doing it myself. I'm putting some of my furniture in <text:span text:style-name="T1">storage</text:span> since we plan to move back here after he graduates.<text:line-break/><text:line-break/>Edmundo: Can I help? Do you need me to <text:span text:style-name="T1">forward your mail</text:span>? <text:line-break/><text:line-break/>Ruth: Thanks for the offer. I've submitted a <text:span text:style-name="T1">change- of-address form</text:span> to the post office so I hope my mail will get forwarded <text:span text:style-name="T1">automatically</text:span>. One thing I have to remember to do is to <text:span text:style-name="T1">shut off</text:span> the <text:span text:style-name="T1">utilities</text:span>‚Äîgas, electricity, and phone‚Äîbut I'll have two more weeks to do that.<text:line-break/><text:line-break/>Edmundo: Well, good luck in Vancouver. <text:span text:style-name="T1">I don't envy you</text:span>. I hate moving. <text:span text:style-name="T1">Let me know if </text:span>you need any help with those boxes.<text:line-break/><text:line-break/>Ruth: Thanks a lot. I appreciate it.</text:p>
          </table:table-cell>
        </table:table-row>
      </table:table>
      <text:p text:style-name="P2"/>
      <text:p text:style-name="P2"/>
      <text:p text:style-name="P2">ESL Podcast 126 - Award Show Season <text:line-break/>Tags: Entertainment </text:p>
      <table:table table:name="Таблица231" table:style-name="Таблица231">
        <table:table-column table:style-name="Таблица231.A"/>
        <table:table-row>
          <table:table-cell table:style-name="Таблица231.A1" office:value-type="string">
            <text:p text:style-name="P3">Audio Index: <text:line-break/>Slow dialog: 1:01<text:line-break/>Explanations: 3:03<text:line-break/>Fast dialog: 15:07</text:p>
          </table:table-cell>
        </table:table-row>
      </table:table>
      <table:table table:name="Таблица232" table:style-name="Таблица232">
        <table:table-column table:style-name="Таблица232.A"/>
        <table:table-row>
          <table:table-cell table:style-name="Таблица232.A1" office:value-type="string">
            <text:p text:style-name="P3">It's <text:span text:style-name="T1">that time of year</text:span> again. It's <text:span text:style-name="T1">award show season</text:span>. No, I'm not talking about the <text:span text:style-name="T1">Nobel Prizes</text:span>. I'm talking about the entertainment awards. This is the time of year when the TV shows and movies are <text:span text:style-name="T1">nominated</text:span> as the best of the year. Celebrities get together at an award <text:span text:style-name="T1">ceremony</text:span> and the winners are announced. My favorites are the <text:span text:style-name="T1">Emmy Awards</text:span> for television, the <text:span text:style-name="T1">Academy Awards</text:span> for the movies, and the <text:span text:style-name="T1">Grammy Awards</text:span> for records. But, I'm up for almost any award show‚Äîthe <text:span text:style-name="T1">Golden Globes</text:span>, the <text:span text:style-name="T1">SAG</text:span> Awards, even the <text:span text:style-name="T1">People's Choice Awards</text:span>. <text:line-break/><text:line-break/>For some people, the best part of watching the award shows is the <text:span text:style-name="T1">pre-show</text:span>. The celebrities arrive on the <text:span text:style-name="T1">red carpet</text:span> and are interviewed. Sometimes what they are wearing, made by the top <text:span text:style-name="T1">designers</text:span> and <text:span text:style-name="T1">jewelers</text:span>, gets more attention than anything they say. But, it's still fun to see all of the celebrities all in one place, and you never know what will come out of their mouths when they win‚Äîor better yet‚Äîwhen they lose.<text:line-break/><text:line-break/><text:soft-page-break/>Script by Dr. Lucy Tse </text:p>
          </table:table-cell>
        </table:table-row>
      </table:table>
      <text:p text:style-name="P2"/>
      <text:p text:style-name="P2"/>
      <text:p text:style-name="P2">ESL Podcast 127 - Answering Machine Messages <text:line-break/>Tags: Entertainment , Daily Life </text:p>
      <table:table table:name="Таблица233" table:style-name="Таблица233">
        <table:table-column table:style-name="Таблица233.A"/>
        <table:table-row>
          <table:table-cell table:style-name="Таблица233.A1" office:value-type="string">
            <text:p text:style-name="P3">Audio Index: <text:line-break/>Slow dialog: 1:03<text:line-break/>Explanations: 3:16<text:line-break/>Fast dialog: 19:37</text:p>
          </table:table-cell>
        </table:table-row>
      </table:table>
      <table:table table:name="Таблица234" table:style-name="Таблица234">
        <table:table-column table:style-name="Таблица234.A"/>
        <table:table-row>
          <table:table-cell table:style-name="Таблица234.A1" office:value-type="string">
            <text:p text:style-name="P3">I got two tickets to a <text:span text:style-name="T1">show</text:span> at the last minute and I tried to find someone to go with me. First, I called Amanda. The phone <text:span text:style-name="T1">rang</text:span> and rang and then her answering machine <text:span text:style-name="T1">picked up</text:span>.<text:line-break/><text:line-break/>"Hi, I'm not in right now. Leave me a message and I'll get back to you as soon as I can." <text:line-break/><text:line-break/>Amanda wasn't home or she was <text:span text:style-name="T1">screening</text:span> her calls. I didn't want to leave a message and decided to try Celia. The phone rang about six times and then I heard,<text:line-break/><text:line-break/>"This is the <text:span text:style-name="T1">voicemail</text:span> for Celia. Leave me a message after the long <text:span text:style-name="T1">beep</text:span>. Or, you can try my cell phone at 213-<text:span text:style-name="T1">555</text:span>-1212. Have a nice day.‚" <text:line-break/><text:line-break/>By this time, I was starting to feel <text:span text:style-name="T1">discouraged</text:span>. I didn't want to go to the show by myself, so I tried one last time. I called Leslie at work. <text:line-break/><text:line-break/>"Hello, you've <text:span text:style-name="T1">reached</text:span> the office of Leslie Munroe. I am in a meeting or with a <text:span text:style-name="T1">client</text:span>. I'm sorry to miss your call. Please stay <text:span text:style-name="T1">on the line </text:span>and leave a <text:span text:style-name="T1">detailed</text:span> message. I will <text:span text:style-name="T1">return</text:span> your call as soon as I can. Thank you for calling.‚" <text:line-break/><text:line-break/>I decided to leave a message. Leslie called me <text:span text:style-name="T1">right back</text:span> and we made plans for the show. We had a great time.<text:line-break/><text:line-break/>Script by Dr. Lucy Tse </text:p>
          </table:table-cell>
        </table:table-row>
      </table:table>
      <text:p text:style-name="P2"/>
      <text:p text:style-name="P2"/>
      <text:p text:style-name="P2">ESL Podcast 128 - Hiring a Contractor <text:line-break/>Tags: Business , Daily Life </text:p>
      <table:table table:name="Таблица235" table:style-name="Таблица235">
        <table:table-column table:style-name="Таблица235.A"/>
        <table:table-row>
          <table:table-cell table:style-name="Таблица235.A1" office:value-type="string">
            <text:p text:style-name="P3">Audio Index: <text:line-break/>Slow dialog: 1:02<text:line-break/>Explanations: 2:50<text:line-break/>Fast dialog: 15:11</text:p>
          </table:table-cell>
        </table:table-row>
      </table:table>
      <table:table table:name="Таблица236" table:style-name="Таблица236">
        <table:table-column table:style-name="Таблица236.A"/>
        <table:table-row>
          <table:table-cell table:style-name="Таблица236.A1" office:value-type="string">
            <text:p text:style-name="P3">My company decided that it was time to <text:span text:style-name="T1">remodel</text:span> our offices and I was <text:span text:style-name="T1">put in charge of</text:span> getting <text:span text:style-name="T1">bids</text:span> from contractors. The trouble was, I had heard <text:span text:style-name="T1">horror stories </text:span>from friends who did remodeling and I was worried about finding a company that would get the job done <text:span text:style-name="T1">on time</text:span> and <text:span text:style-name="T1">under budget</text:span>. <text:line-break/><text:line-break/><text:span text:style-name="T1">No doubt</text:span> there are many honest contractors, but some of the people I talked to had experiences with <text:span text:style-name="T1">shady</text:span> companies. Some of them weren't <text:span text:style-name="T1">on the level</text:span> about being able to meet deadlines and some tried <text:span text:style-name="T1">to get away with murder</text:span> when they <text:span text:style-name="T1">billed </text:span>for a <text:span text:style-name="T1">job</text:span>. It was important that I found a company that was <text:span text:style-name="T1">on the up and up</text:span>.<text:line-break/><text:line-break/>I got bids from six companies and <text:span text:style-name="T1">checked</text:span> all of their <text:span text:style-name="T1">references</text:span>. In the end, I picked a company that had done work for one of the biggest companies in the city. They seemed to be the best and our company hired them. I have my <text:span text:style-name="T1">fingers crossed</text:span> that everything will go <text:span text:style-name="T1">smoothly</text:span>.<text:line-break/><text:line-break/>Script by Dr. Lucy Tse </text:p>
          </table:table-cell>
        </table:table-row>
      </table:table>
      <text:p text:style-name="P2"/>
      <text:p text:style-name="P2"/>
      <text:p text:style-name="P2">ESL Podcast 129 - A Flaky Friend <text:line-break/>Tags: Relationships , Daily Life </text:p>
      <table:table table:name="Таблица237" table:style-name="Таблица237">
        <table:table-column table:style-name="Таблица237.A"/>
        <text:soft-page-break/>
        <table:table-row>
          <table:table-cell table:style-name="Таблица237.A1" office:value-type="string">
            <text:p text:style-name="P3">Audio Index: <text:line-break/>Slow dialog: 1:00<text:line-break/>Explanations: 2:23<text:line-break/>Fast dialog: 13:05</text:p>
          </table:table-cell>
        </table:table-row>
      </table:table>
      <table:table table:name="Таблица238" table:style-name="Таблица238">
        <table:table-column table:style-name="Таблица238.A"/>
        <table:table-row>
          <table:table-cell table:style-name="Таблица238.A1" office:value-type="string">
            <text:p text:style-name="P3">Shawn: What's the matter? You look like you're about <text:span text:style-name="T1">to blow your lid</text:span>. <text:line-break/><text:line-break/>Rick: Yeah, <text:span text:style-name="T1">let's just say</text:span> I'm not happy.<text:line-break/><text:line-break/>Shawn: That's <text:span text:style-name="T1">putting it lightly</text:span>. <text:span text:style-name="T1">What's up? </text:span><text:line-break/><text:line-break/>Rick: My friend Steve was supposed <text:span text:style-name="T1">to come by </text:span>here after work to <text:span text:style-name="T1">give me a ride</text:span> home. I <text:span text:style-name="T1">lent</text:span> him my car so he could take his girlfriend out for the day. I've been waiting 45 minutes and he's a <text:span text:style-name="T1">no-show</text:span>. <text:span text:style-name="T1">I should have known better than</text:span> to <text:span text:style-name="T1">count on a flake</text:span> like him. <text:line-break/><text:line-break/>Shawn: Maybe something <text:span text:style-name="T1">came up </text:span>. Have you tried calling him on his cell phone?<text:line-break/><text:line-break/>Rick: Yeah, I have and there's no answer. I can't believe he's <text:span text:style-name="T1">left me high and dry</text:span>. <text:line-break/><text:line-break/>Shawn: <text:span text:style-name="T1">Tell you what.</text:span> I'm almost done with my report. If you can wait another 15 minutes, I'll give you a <text:span text:style-name="T1">lift</text:span> home.<text:line-break/><text:line-break/>Rick: Really? That would be great. <text:line-break/><text:line-break/>Shawn: <text:span text:style-name="T1">It's no big deal.</text:span> But, I definitely don't want to be there when you find Steve.<text:line-break/><text:line-break/>Script by Dr. Lucy Tse </text:p>
          </table:table-cell>
        </table:table-row>
      </table:table>
      <text:p text:style-name="P2"/>
      <text:p text:style-name="P2"/>
      <text:p text:style-name="P2">ESL Podcast 130 - Allergic to Cats <text:line-break/>Tags: Relationships , Health/Medicine </text:p>
      <table:table table:name="Таблица239" table:style-name="Таблица239">
        <table:table-column table:style-name="Таблица239.A"/>
        <table:table-row>
          <table:table-cell table:style-name="Таблица239.A1" office:value-type="string">
            <text:p text:style-name="P3">Audio Index: <text:line-break/>Slow dialog: 0:51<text:line-break/>Explanations: 2:48<text:line-break/>Fast dialog: 14:01<text:line-break/></text:p>
          </table:table-cell>
        </table:table-row>
      </table:table>
      <table:table table:name="Таблица240" table:style-name="Таблица240">
        <table:table-column table:style-name="Таблица240.A"/>
        <table:table-row>
          <table:table-cell table:style-name="Таблица240.A1" office:value-type="string">
            <text:p text:style-name="P3">When I was little, we had a family pet. His name was Jupiter and he was a <text:span text:style-name="T1">kitten</text:span>. I wanted a cat more than anything else and finally, my parents <text:span text:style-name="T1">gave in</text:span> and said that we could have one. We went to the <text:span text:style-name="T1">pound</text:span> and saw dozens of cats of different <text:span text:style-name="T1">breeds</text:span>. We went from <text:span text:style-name="T1">cage</text:span> to cage until we saw a little kitten at the back of one of cages. He looked scared, but when I picked him up, he wouldn't stop <text:span text:style-name="T1">licking</text:span> my hand and I knew he was the one we would bring home. <text:line-break/><text:line-break/>When we got Jupiter home, I played with him all day. What I noticed when I played with him was that I would <text:span text:style-name="T1">sneeze</text:span> a lot and I started getting <text:span text:style-name="T1">hives</text:span> on my arm. My nose would also be <text:span text:style-name="T1">runny</text:span> and my eyes would <text:span text:style-name="T1">water </text:span>. I tried to hide these <text:span text:style-name="T1">symptoms</text:span> from my mother, but she noticed them eventually and told me that I was <text:span text:style-name="T1">allergic</text:span> to cats! Even worse, we couldn't keep Jupiter! That was a <text:span text:style-name="T1">tragic</text:span> day in my young life. I thought I would never recover. <text:line-break/><text:line-break/>Then, a lucky thing happened. Our neighbor <text:span text:style-name="T1">down the street</text:span> was willing to <text:span text:style-name="T1">adopt</text:span> Jupiter and I was able to visit him all the time, as long as I didn't get too close. In the end, it wasn't such a terrible <text:span text:style-name="T1">tragedy</text:span> after all.<text:line-break/><text:line-break/>Script by Dr. Lucy Tse </text:p>
          </table:table-cell>
        </table:table-row>
      </table:table>
      <text:p text:style-name="P2"/>
      <text:p text:style-name="P2"/>
      <text:p text:style-name="P2">ESL Podcast 131 - Sharing an Apartment <text:line-break/>Tags: Relationships , Daily Life </text:p>
      <table:table table:name="Таблица241" table:style-name="Таблица241">
        <table:table-column table:style-name="Таблица241.A"/>
        <table:table-row>
          <table:table-cell table:style-name="Таблица241.A1" office:value-type="string">
            <text:p text:style-name="P3">Audio Index: <text:line-break/>Slow dialog: 0:47<text:line-break/><text:soft-page-break/>Explanations: 3:05<text:line-break/>Fast dialog: 17:31</text:p>
          </table:table-cell>
        </table:table-row>
      </table:table>
      <table:table table:name="Таблица242" table:style-name="Таблица242">
        <table:table-column table:style-name="Таблица242.A"/>
        <table:table-row>
          <table:table-cell table:style-name="Таблица242.A1" office:value-type="string">
            <text:p text:style-name="P3">I've shared a two-bedroom, two-<text:span text:style-name="T1">bath</text:span> apartment with my <text:span text:style-name="T1">roommate</text:span> for two years. He was moving to <text:span text:style-name="T1">Austin</text:span> and I <text:span text:style-name="T1">posted</text:span> a "<text:span text:style-name="T1">roommate wanted</text:span>" <text:span text:style-name="T1">ad</text:span> in the local newspaper. I got a few calls, a couple from some very <text:span text:style-name="T1">weird</text:span> people. Finally, I got a call from Andrew. He seemed normal <text:span text:style-name="T1">on the phone</text:span> and we agreed he would <text:span text:style-name="T1">stop by</text:span> today to see the apartment.<text:line-break/><text:line-break/>When he got there, I <text:span text:style-name="T1">showed him around</text:span>. The apartment has a <text:span text:style-name="T1">pretty</text:span> large <text:span text:style-name="T1">living room</text:span> with a large <text:span text:style-name="T1">couch</text:span> and TV. It doesn't have a <text:span text:style-name="T1">dining</text:span> room, but it does have an <text:span text:style-name="T1">eat-in</text:span> kitchen. My room is the <text:span text:style-name="T1">master</text:span> bedroom with a <text:span text:style-name="T1">connecting bathroom</text:span>. My roommate's room was the <text:span text:style-name="T1">guest</text:span> <text:span text:style-name="T1">room</text:span> with the bathroom in the <text:span text:style-name="T1">hall</text:span>. <text:line-break/><text:line-break/>I told Andrew that he could to use any of the <text:span text:style-name="T1">furniture</text:span> that my roommate was <text:span text:style-name="T1">leaving</text:span> <text:span text:style-name="T1">behind</text:span>. He was taking his bed and <text:span text:style-name="T1">dresser</text:span>, but he planned to leave his desk in the bedroom. I also told him that he could use any of the <text:span text:style-name="T1">appliances</text:span>‚Äîthe <text:span text:style-name="T1">refrigerator</text:span>, <text:span text:style-name="T1">microwave</text:span>, and <text:span text:style-name="T1">coffee maker</text:span>.<text:line-break/><text:line-break/>Andrew said he liked the place and we agreed on the <text:span text:style-name="T1">rent </text:span>and <text:span text:style-name="T1">to split the utilities</text:span>. It was settled. He would <text:span text:style-name="T1">move in</text:span> next month. What a relief I didn't have to talk to any more weird people!<text:line-break/><text:line-break/>Script by Dr. Lucy Tse </text:p>
          </table:table-cell>
        </table:table-row>
      </table:table>
      <text:p text:style-name="P2"/>
      <text:p text:style-name="P2"/>
      <text:p text:style-name="P2">ESL Podcast 132 - Getting Through on the Phone <text:line-break/>Tags: Business </text:p>
      <table:table table:name="Таблица243" table:style-name="Таблица243">
        <table:table-column table:style-name="Таблица243.A"/>
        <table:table-row>
          <table:table-cell table:style-name="Таблица243.A1" office:value-type="string">
            <text:p text:style-name="P3">Audio Index: <text:line-break/>Slow dialog: 0:47<text:line-break/>Explanations: 2:57<text:line-break/>Fast dialog: 13:41</text:p>
          </table:table-cell>
        </table:table-row>
      </table:table>
      <table:table table:name="Таблица244" table:style-name="Таблица244">
        <table:table-column table:style-name="Таблица244.A"/>
        <table:table-row>
          <table:table-cell table:style-name="Таблица244.A1" office:value-type="string">
            <text:p text:style-name="P3">I have been trying to <text:span text:style-name="T1">get a meeting</text:span> with the <text:span text:style-name="T1">CEO</text:span> of Medofact to talk about a <text:span text:style-name="T1">partnership</text:span> between our company and theirs. But I've had a hard time trying to <text:span text:style-name="T1">get through</text:span> on the phone. <text:line-break/><text:line-break/>First, there was the <text:span text:style-name="T1">phone tree.</text:span> I had to go through three <text:span text:style-name="T1">menus</text:span> before I got the <text:span text:style-name="T1">option</text:span> to speak to an <text:span text:style-name="T1">operator</text:span>. Even after I got through, I got <text:span text:style-name="T1">the run around </text:span>from the receptionist.<text:line-break/><text:line-break/>Receptionist: Medofact Limited. <text:span text:style-name="T1">How may I direct your call?</text:span><text:line-break/><text:line-break/>Thomas: I would like to speak to Maureen Kennedy.<text:line-break/><text:line-break/>Receptionist: <text:span text:style-name="T1">Please hold</text:span> while I <text:span text:style-name="T1">connect</text:span> you <text:span text:style-name="T1">with</text:span> Ms. Kennedy's office. (Pause)<text:line-break/><text:line-break/>Secretary: Maureen Kennedy's office. How may I help you? <text:line-break/><text:line-break/>Thomas: Good afternoon. I am Thomas Guarini <text:span text:style-name="T1">calling from </text:span>Livatect. I would like <text:span text:style-name="T1">to set up a meeting</text:span> with Ms. Kennedy.<text:line-break/><text:line-break/>Secretary: Will Ms Kennedy know the <text:span text:style-name="T1">subject</text:span> of the meeting? <text:line-break/><text:line-break/>Thomas: Well, I would like to speak to her about a possible partnership.<text:line-break/><text:line-break/>Secretary: <text:span text:style-name="T1">May I put you on hold for one moment?</text:span><text:line-break/><text:line-break/>Thomas: Yes, <text:span text:style-name="T1">certainly</text:span>. (I was on hold for a long time.) <text:line-break/><text:line-break/>Secretary: Mr. Guarini, <text:span text:style-name="T1">I'm afraid</text:span> Ms. Kennedy is traveling on business the next two weeks. Would you like to <text:span text:style-name="T1">call back</text:span>?<text:line-break/><text:line-break/><text:soft-page-break/>Thomas: Sure, I'll <text:span text:style-name="T1">check back</text:span> in a couple of weeks. Thanks for your help.<text:line-break/><text:line-break/>Secretary: It's my pleasure. Have a nice day.<text:line-break/><text:line-break/>Thomas: Thanks. You, too.<text:line-break/><text:line-break/>I guess I'll keep trying.<text:line-break/><text:line-break/>Script by Dr. Lucy Tse </text:p>
          </table:table-cell>
        </table:table-row>
      </table:table>
      <text:p text:style-name="P2"/>
      <text:p text:style-name="P2"/>
      <text:p text:style-name="P2">ESL Podcast 133 - Going to a Wedding <text:line-break/>Tags: Relationships </text:p>
      <table:table table:name="Таблица245" table:style-name="Таблица245">
        <table:table-column table:style-name="Таблица245.A"/>
        <table:table-row>
          <table:table-cell table:style-name="Таблица245.A1" office:value-type="string">
            <text:p text:style-name="P3">Audio Index: <text:line-break/>Slow dialog: 0:45<text:line-break/>Explanations: 3:16<text:line-break/>Fast dialog: 21:01</text:p>
          </table:table-cell>
        </table:table-row>
      </table:table>
      <table:table table:name="Таблица246" table:style-name="Таблица246">
        <table:table-column table:style-name="Таблица246.A"/>
        <table:table-row>
          <table:table-cell table:style-name="Таблица246.A1" office:value-type="string">
            <text:p text:style-name="P3">I got an <text:span text:style-name="T1">invitation</text:span> in the mail last month that really surprised me. My friend Ulrich was getting married! We went to college together and he always said that he‚Äôd never get married. I guess he found his <text:span text:style-name="T1">dream girl in the end</text:span>. <text:line-break/><text:line-break/>The <text:span text:style-name="T1">church wedding</text:span> was going to be at 3 p.m. and the <text:span text:style-name="T1">reception</text:span> would start at 7 p.m. at the reception <text:span text:style-name="T1">hall </text:span>. <text:line-break/><text:line-break/>I arrived at the church shortly before 3 p.m. and one of the <text:span text:style-name="T1">ushers</text:span> asked me if I was a <text:span text:style-name="T1">friend of the bride or the groom</text:span>. I told him that I was a friend of the groom and he sat me on the left side of the church. I saw Ulrich standing near the front of the church with the <text:span text:style-name="T1">best man</text:span>, and a few minutes later, the pianist started playing the wedding march. The <text:span text:style-name="T1">flower girl</text:span> and <text:span text:style-name="T1">ring bearer</text:span> <text:span text:style-name="T1">walked down the aisle</text:span>, followed by the <text:span text:style-name="T1">bridesmaid</text:span>. Then, the bride appeared wearing a beautiful wedding dress, walking with her father who was <text:span text:style-name="T1">giving her away</text:span>. The bride and groom <text:span text:style-name="T1">exchanged vows</text:span> and they were married. It was a simple and traditional ceremony.<text:line-break/><text:line-break/>At the reception, there was a lot of <text:span text:style-name="T1">champagne</text:span>. The best man made a <text:span text:style-name="T1">toast</text:span> that really embarrassed Ulrich, but it was <text:span text:style-name="T1">all in good fun</text:span>. I got a chance to talk to Ulrich and he seemed really happy. In fact, he was try to <text:span text:style-name="T1">set me up </text:span>with the bridesmaid. I guess it's true. All married people want to get all of their friends married. <text:span text:style-name="T1">We'll see about that!<text:line-break/><text:line-break/>Script by Dr. Lucy Tse </text:span></text:p>
          </table:table-cell>
        </table:table-row>
      </table:table>
      <text:p text:style-name="P2"/>
      <text:p text:style-name="P2"/>
      <text:p text:style-name="P2">ESL Podcast 134 - Dating Someone's Ex <text:line-break/>Tags: Relationships </text:p>
      <table:table table:name="Таблица247" table:style-name="Таблица247">
        <table:table-column table:style-name="Таблица247.A"/>
        <table:table-row>
          <table:table-cell table:style-name="Таблица247.A1" office:value-type="string">
            <text:p text:style-name="P3">Audio Index: <text:line-break/>Slow dialog: 1:03<text:line-break/>Explanations: 2:38<text:line-break/>Fast dialog: 13:30</text:p>
          </table:table-cell>
        </table:table-row>
      </table:table>
      <table:table table:name="Таблица248" table:style-name="Таблица248">
        <table:table-column table:style-name="Таблица248.A"/>
        <table:table-row>
          <table:table-cell table:style-name="Таблица248.A1" office:value-type="string">
            <text:p text:style-name="P3">Marco: Hello.<text:line-break/><text:line-break/>Claudia: <text:span text:style-name="T1">Hey</text:span>, Marco? It's Claudia. <text:span text:style-name="T1">Got a minute?</text:span> <text:line-break/><text:line-break/>Marco: Sure. <text:span text:style-name="T1">What's up? </text:span><text:line-break/><text:line-break/>Claudia: I'm just wondering <text:span text:style-name="T1">what's going on with</text:span> you and Beth. Are you guys still <text:span text:style-name="T1">going out</text:span>?<text:line-break/><text:line-break/>Marco: We went out for a while, but we never <text:span text:style-name="T1">got serious</text:span>. <text:span text:style-name="T1">Why all the questions?</text:span> Are you interested in Beth? <text:line-break/><text:line-break/><text:soft-page-break/>Claudia: (Laughs) No, I'm not interested but Shane is. He's been asking me about you guys. He wants <text:span text:style-name="T1">to ask her out</text:span> but he didn't know whether you guys were <text:span text:style-name="T1">still together</text:span>, or how you‚Äôd feel about him asking out your <text:span text:style-name="T1">ex</text:span>. <text:line-break/><text:line-break/>Marco: Why didn't he just ask me? Beth and I were <text:span text:style-name="T1">casual</text:span> and we haven't seen each other in months. He should <text:span text:style-name="T1">go for it</text:span>. <text:line-break/><text:line-break/>Claudia: Okay, I'll tell him. So, if you're not going out with Beth, who's the <text:span text:style-name="T1">new girl</text:span>? <text:line-break/><text:line-break/>Marco: <text:span text:style-name="T1">Wouldn't you like to know.</text:span> Actually, I've been <text:span text:style-name="T1">seeing</text:span> a great girl. I'm bringing her to the party on Saturday. You'll meet her then.<text:line-break/><text:line-break/>Claudia: Great. I'm bringing Lenny so you'll get to meet him, too. See you Saturday.<text:line-break/><text:line-break/>Marco: <text:span text:style-name="T1">See ya.</text:span><text:line-break/><text:line-break/>Script by Dr. Lucy Tse </text:p>
          </table:table-cell>
        </table:table-row>
      </table:table>
      <text:p text:style-name="P2"/>
      <text:p text:style-name="P2"/>
      <text:p text:style-name="P2">ESL Podcast 135 - Scheduling a Meeting <text:line-break/>Tags: Business </text:p>
      <table:table table:name="Таблица249" table:style-name="Таблица249">
        <table:table-column table:style-name="Таблица249.A"/>
        <table:table-row>
          <table:table-cell table:style-name="Таблица249.A1" office:value-type="string">
            <text:p text:style-name="P3">Audio Index: <text:line-break/>Slow dialog: 0:45<text:line-break/>Explanations: 2:40<text:line-break/>Fast dialog: 11:28</text:p>
          </table:table-cell>
        </table:table-row>
      </table:table>
      <table:table table:name="Таблица250" table:style-name="Таблица250">
        <table:table-column table:style-name="Таблица250.A"/>
        <table:table-row>
          <table:table-cell table:style-name="Таблица250.A1" office:value-type="string">
            <text:p text:style-name="P3">I needed to <text:span text:style-name="T1">schedule a meeting</text:span> for the three <text:span text:style-name="T1">departments</text:span> involved in a new project. I called each one to find a <text:span text:style-name="T1">date</text:span> that <text:span text:style-name="T1">would work for</text:span> all three of us. <text:line-break/><text:line-break/>Bruno: So, Nicola, would the <text:span text:style-name="T1">day after tomorrow</text:span> work for you? <text:line-break/><text:line-break/>Nicola: No, I'll be <text:span text:style-name="T1">out of the office</text:span> all day. Could we <text:span text:style-name="T1">do</text:span> it <text:span text:style-name="T1">early next week</text:span> or a <text:span text:style-name="T1">week from today</text:span>?<text:line-break/><text:line-break/>Bruno: I was hoping to schedule it <text:span text:style-name="T1">as soon as possible</text:span>. How about the <text:span text:style-name="T1">end</text:span> of this week? <text:line-break/><text:line-break/>Nicola: Well, I think that's okay. We could meet <text:span text:style-name="T1">late</text:span> Thursday or Friday. <text:span text:style-name="T1">I'm free</text:span> Thursday from 3 to 5, and on Friday from 10 to 1.<text:line-break/><text:line-break/>Bruno: Okay. Let me talk to Kumi and I'll let you know. <text:line-break/>.<text:line-break/>Bruno: Hi Kumi, can you <text:span text:style-name="T1">make</text:span> a meeting with Nicola and me this Thursday or Friday?<text:line-break/><text:line-break/>Kumi: Oh, <text:span text:style-name="T1">I wish I could</text:span> but I'll be in the Boise office <text:span text:style-name="T1">starting tomorrow</text:span>. How about the <text:span text:style-name="T1">following</text:span> week? <text:line-break/><text:line-break/>Bruno: I think we can do it <text:span text:style-name="T1">early</text:span> next week. Would Monday at 10 work for you?<text:line-break/><text:line-break/>Kumi: Sure, that's fine.<text:line-break/><text:line-break/>Bruno: Let me <text:span text:style-name="T1">check with </text:span>Nicola. You know, I think this would be much easier <text:span text:style-name="T1">on</text:span> email. I'll send Nicola a note and we can <text:span text:style-name="T1">confirm</text:span> on email. <text:line-break/><text:line-break/>Kumi: Okay, I'll <text:span text:style-name="T1">look for</text:span> your email.<text:line-break/><text:line-break/>You know, sometimes, I think scheduling a meeting is the hardest part of actually having a meeting!<text:line-break/><text:line-break/>Script by Dr. Lucy Tse </text:p>
          </table:table-cell>
        </table:table-row>
      </table:table>
      <text:p text:style-name="P2"/>
      <text:p text:style-name="P2"><text:soft-page-break/></text:p>
      <text:p text:style-name="P2">ESL Podcast 136 - Having a Baby <text:line-break/>Tags: Health/Medicine </text:p>
      <table:table table:name="Таблица251" table:style-name="Таблица251">
        <table:table-column table:style-name="Таблица251.A"/>
        <table:table-row>
          <table:table-cell table:style-name="Таблица251.A1" office:value-type="string">
            <text:p text:style-name="P3">Audio Index: <text:line-break/>Slow dialog: 0:47<text:line-break/>Explanations: 2:22<text:line-break/>Fast dialog: 14:05</text:p>
          </table:table-cell>
        </table:table-row>
      </table:table>
      <table:table table:name="Таблица252" table:style-name="Таблица252">
        <table:table-column table:style-name="Таблица252.A"/>
        <table:table-row>
          <table:table-cell table:style-name="Таблица252.A1" office:value-type="string">
            <text:p text:style-name="P3">Patrick: Hey, congratulations! I just heard that <text:span text:style-name="T1">you're expecting</text:span>. <text:span text:style-name="T1">How far along are you?</text:span><text:line-break/><text:line-break/>Cindy: Thanks. I'm <text:span text:style-name="T1">four and a half months pregnant</text:span>. It feels like it! I feel huge.<text:line-break/><text:line-break/>Patrick: You don't look it. I bet Carlos is excited. Do you know yet if it's a boy or a girl?<text:line-break/><text:line-break/>Cindy: No, we don‚Äôt. Not yet. We should be able to find out at my next <text:span text:style-name="T1">ultrasound</text:span>. I don't care what sex the baby is as long as it's healthy. Carlos is really excited about the baby. He has been going with me to every <text:span text:style-name="T1">prenatal</text:span> appointment and we'll be taking a <text:span text:style-name="T1">Lamaze</text:span> class together soon.<text:line-break/><text:line-break/>Patrick: How was your first <text:span text:style-name="T1">trimester</text:span>? When my wife had our daughter, she had a lot of <text:span text:style-name="T1">morning sickness </text:span>. <text:line-break/><text:line-break/>Cindy: Oh, it was horrible! I was <text:span text:style-name="T1">nauseous</text:span> all the time, but I'm better now. Did your wife have a <text:span text:style-name="T1">natural delivery </text:span>or a <text:span text:style-name="T1">cesarean </text:span>? <text:line-break/><text:line-break/>Patrick: She had a natural delivery, but she was <text:span text:style-name="T1">in labor</text:span> for 12 hours! I was in the delivery room the entire time and wish I had an <text:span text:style-name="T1">epidural</text:span>, too.<text:line-break/><text:line-break/>Cindy: Twelve hours! I can't imagine doing that. <text:line-break/><text:line-break/>Patrick: Don't think about it. I'm sure you'll have an easy delivery. Let me know when the <text:span text:style-name="T1">baby shower</text:span> will be.<text:line-break/><text:line-break/>Cindy: Thanks. I will.<text:line-break/><text:line-break/>Script by Dr. Lucy Tse </text:p>
          </table:table-cell>
        </table:table-row>
      </table:table>
      <text:p text:style-name="P2"/>
      <text:p text:style-name="P2"/>
      <text:p text:style-name="P2">ESL Podcast 137 - Meeting an Out of Town Friend <text:line-break/>Tags: Entertainment , Relationships , Daily Life </text:p>
      <table:table table:name="Таблица253" table:style-name="Таблица253">
        <table:table-column table:style-name="Таблица253.A"/>
        <table:table-row>
          <table:table-cell table:style-name="Таблица253.A1" office:value-type="string">
            <text:p text:style-name="P3">Audio Index: <text:line-break/>Slow dialog: 0:44<text:line-break/>Explanations: 2:40<text:line-break/>Fast dialog: 13:05</text:p>
          </table:table-cell>
        </table:table-row>
      </table:table>
      <table:table table:name="Таблица254" table:style-name="Таблица254">
        <table:table-column table:style-name="Таблица254.A"/>
        <table:table-row>
          <table:table-cell table:style-name="Таблица254.A1" office:value-type="string">
            <text:p text:style-name="P3">Lucy: Hey Jeff, <text:span text:style-name="T1">have you met</text:span> my friend? <text:line-break/><text:line-break/>Jeff: No, I don't think I have. <text:line-break/><text:line-break/>Lucy: Well, this is my <text:span text:style-name="T1">oldest </text:span>and best friend, Marlene. She's visiting <text:span text:style-name="T1">from out of town</text:span>. <text:line-break/><text:line-break/>Jeff: Hi, I'm Jeff.<text:line-break/><text:line-break/>Marlene: Hi, i<text:span text:style-name="T1">t's nice meeting you</text:span>.<text:line-break/><text:line-break/>Jeff: <text:span text:style-name="T1">How long do you plan to be in town?</text:span><text:line-break/><text:line-break/>Marlene: I'm here for the <text:span text:style-name="T1">long weekend</text:span>, <text:span text:style-name="T1">staying with</text:span> Lucy. We're doing some <text:span text:style-name="T1">catching up</text:span> and I'm getting a <text:span text:style-name="T1">break</text:span> from work.<text:line-break/><text:line-break/>Jeff: Oh, <text:span text:style-name="T1">what line of work are you in? </text:span>Are you in the same <text:span text:style-name="T1">field</text:span> as Lucy?<text:line-break/><text:soft-page-break/><text:line-break/>Marlene: No, I'm <text:span text:style-name="T1">in medicine</text:span>. I'm a doctor actually, a <text:span text:style-name="T1">pediatrician</text:span>. I enjoy the work but it's nice <text:span text:style-name="T1">to get away </text:span>for a few days. <text:span text:style-name="T1">What kind of work do you do? </text:span><text:line-break/><text:line-break/>Jeff: I work in the education field but what I really want to do is to become a professional singer. <text:line-break/><text:line-break/>Lucy: Jeff has a great voice. He sounds exactly like <text:span text:style-name="T1">Frank Sinatra</text:span>. <text:line-break/><text:line-break/>Marlene: Really?<text:line-break/><text:line-break/>Jeff: No, she's <text:span text:style-name="T1">just kidding</text:span> and Lucy knows that I can't sing. We went to a <text:span text:style-name="T1">karaoke bar </text:span>once and people actually offered me money NOT to sing.<text:line-break/><text:line-break/>Lucy: That was a lot of fun. We should do that again sometime. <text:line-break/><text:line-break/>Jeff: Sure, anytime. Oh, I'd better go. <text:span text:style-name="T1">It was nice meeting you</text:span> Marlene, and Lucy, I'll talk to you next week.<text:line-break/><text:line-break/>Marlene: <text:span text:style-name="T1">Nice to meet you, too. </text:span><text:line-break/><text:line-break/>Lucy: Okay, <text:span text:style-name="T1">later </text:span>.<text:line-break/><text:line-break/>Script by Dr. Lucy Tse<text:line-break/>Special thanks to Dr. Marlene Rodriguez</text:p>
          </table:table-cell>
        </table:table-row>
      </table:table>
      <text:p text:style-name="P2"/>
      <text:p text:style-name="P2"/>
      <text:p text:style-name="P2">ESL Podcast 138 - Hotel Tour Desk <text:line-break/>Tags: Travel </text:p>
      <table:table table:name="Таблица255" table:style-name="Таблица255">
        <table:table-column table:style-name="Таблица255.A"/>
        <table:table-row>
          <table:table-cell table:style-name="Таблица255.A1" office:value-type="string">
            <text:p text:style-name="P3">Audio Index: <text:line-break/>Slow dialog: 0:47<text:line-break/>Explanations: 2:46<text:line-break/>Fast dialog: 14:24</text:p>
          </table:table-cell>
        </table:table-row>
      </table:table>
      <table:table table:name="Таблица256" table:style-name="Таблица256">
        <table:table-column table:style-name="Таблица256.A"/>
        <table:table-row>
          <table:table-cell table:style-name="Таблица256.A1" office:value-type="string">
            <text:p text:style-name="P3">Sam: Hi, is this where I can get information on <text:span text:style-name="T1">tours</text:span>?<text:line-break/><text:line-break/>Nan: Yes, I can help you with that. What type of tour are you thinking about? There are some great <text:span text:style-name="T1">city tours</text:span> that are <text:span text:style-name="T1">half-day</text:span> or <text:span text:style-name="T1">full-day</text:span>. <text:line-break/><text:line-break/>Sam: You know, we've <text:span text:style-name="T1">explored</text:span> the city a lot since we've been here. I was actually thinking of a <text:span text:style-name="T1">side trip </text:span>.<text:line-break/><text:line-break/>Nan: Oh, sure. We have <text:span text:style-name="T1">excursions</text:span> to nearby <text:span text:style-name="T1">attractions </text:span>. There are one-day trips or two-day <text:span text:style-name="T1">overnight</text:span> trips, depending on which one you pick.<text:line-break/><text:line-break/>Sam: I think I'm interested in a <text:span text:style-name="T1">hiking</text:span> trip to the mountains. I'm <text:span text:style-name="T1">big on</text:span> nature. Are the overnight trips expensive? <text:line-break/><text:line-break/>Nan: Not at all. They are very <text:span text:style-name="T1">moderately priced</text:span>, starting at $120 <text:span text:style-name="T1">and up</text:span>. Here's a <text:span text:style-name="T1">brochure</text:span> on the three hiking tours that are available. All three are <text:span text:style-name="T1">guided tours</text:span>, and meals and transportation are included. <text:line-break/><text:line-break/>Sam: Do I need <text:span text:style-name="T1">to book ahead</text:span>?<text:line-break/><text:line-break/>Nan: Yes, this company requires that you make a reservation 24 hours ahead. <text:line-break/><text:line-break/>Sam: Great. I'll take a look at the brochure. Can I book that here at the hotel tour desk, or do I call the company <text:span text:style-name="T1">directly</text:span>? <text:line-break/><text:line-break/>Nan: I can book that for you. Just <text:span text:style-name="T1">stop by</text:span> when you've made a decision and I'll take care of it <text:soft-page-break/>for you.<text:line-break/><text:line-break/>Sam: That's great. Thanks a lot for your help.<text:line-break/><text:line-break/>Nan: It's my pleasure. Let me know if you have any questions. <text:line-break/><text:line-break/>Sam: I will. Thanks.<text:line-break/><text:line-break/>Script by Dr. Lucy Tse </text:p>
          </table:table-cell>
        </table:table-row>
      </table:table>
      <text:p text:style-name="P2"/>
      <text:p text:style-name="P2"/>
      <text:p text:style-name="P2">ESL Podcast 139 - Job Layoffs <text:line-break/>Tags: Business </text:p>
      <table:table table:name="Таблица257" table:style-name="Таблица257">
        <table:table-column table:style-name="Таблица257.A"/>
        <table:table-row>
          <table:table-cell table:style-name="Таблица257.A1" office:value-type="string">
            <text:p text:style-name="P3">Audio Index: <text:line-break/>Slow dialog: 0:42<text:line-break/>Explanations: 2:27<text:line-break/>Fast dialog: 13:37</text:p>
          </table:table-cell>
        </table:table-row>
      </table:table>
      <table:table table:name="Таблица258" table:style-name="Таблица258">
        <table:table-column table:style-name="Таблица258.A"/>
        <table:table-row>
          <table:table-cell table:style-name="Таблица258.A1" office:value-type="string">
            <text:p text:style-name="P3">Phillip: So, have you <text:span text:style-name="T1">heard the news</text:span>? <text:line-break/><text:line-break/>Mary: No, <text:span text:style-name="T1">what's up? </text:span><text:line-break/><text:line-break/>Phillip: I just heard that the company is planning <text:span text:style-name="T1">to lay off</text:span> 20 percent of the employees in the next two months.<text:line-break/><text:line-break/>Mary: You're <text:span text:style-name="T1">kidding</text:span>! I knew they were looking for some way <text:span text:style-name="T1">to cut costs</text:span> with the <text:span text:style-name="T1">lower profits this quarter</text:span>, but I didn't think that they would start laying people off.<text:line-break/><text:line-break/>Phillip: Yeah, it's hard to believe. That'll be hundreds of people losing their jobs. It's not just the <text:span text:style-name="T1">salary</text:span>. It means losing <text:span text:style-name="T1">benefits</text:span>, too. You know, I hope it's not going to be Sebastian. With three kids and a wife who's sick, that would really be a <text:span text:style-name="T1">blow</text:span>. <text:line-break/><text:line-break/>Mary: When will we know who's <text:span text:style-name="T1">getting axed</text:span>? <text:line-break/><text:line-break/>Phillip: I don't know if we'll get any warning. We might just get a <text:span text:style-name="T1">pink slip</text:span> on a Friday afternoon. Well, I'm going to start <text:span text:style-name="T1">job hunting</text:span> right now. <text:line-break/><text:line-break/>Mary: That's a good idea. The first thing I'm going to do is to call all of my friends and <text:span text:style-name="T1">business contacts</text:span> to let them know I'm <text:span text:style-name="T1">on the market</text:span>. Hopefully, I'll <text:span text:style-name="T1">get a line on</text:span> something soon. Thanks for <text:span text:style-name="T1">letting me know</text:span>.<text:line-break/><text:line-break/>Phillip: Sure. If I hear anything else, I'll let you know. <text:line-break/><text:line-break/>Mary: Thanks. I'll do the same.<text:line-break/><text:line-break/>Script by Dr. Lucy Tse </text:p>
          </table:table-cell>
        </table:table-row>
      </table:table>
      <text:p text:style-name="P2"/>
      <text:p text:style-name="P2"/>
      <text:p text:style-name="P2">ESL Podcast 140 - Buying on the Internet <text:line-break/>Tags: Entertainment , Daily Life , Shopping </text:p>
      <table:table table:name="Таблица259" table:style-name="Таблица259">
        <table:table-column table:style-name="Таблица259.A"/>
        <table:table-row>
          <table:table-cell table:style-name="Таблица259.A1" office:value-type="string">
            <text:p text:style-name="P3">Audio Index: <text:line-break/>Slow dialog: 0:45<text:line-break/>Explanations: 3:04<text:line-break/>Fast dialog: 15:59</text:p>
          </table:table-cell>
        </table:table-row>
      </table:table>
      <table:table table:name="Таблица260" table:style-name="Таблица260">
        <table:table-column table:style-name="Таблица260.A"/>
        <table:table-row>
          <table:table-cell table:style-name="Таблица260.A1" office:value-type="string">
            <text:p text:style-name="P3">It's true that I don't like shopping. When I want to buy something, I do it <text:span text:style-name="T1">online</text:span>. I like buying on the Internet because I can easily do some <text:span text:style-name="T1">comparison shopping </text:span>and find the best price. It's easy, too.<text:line-break/><text:line-break/>Last week I wanted to buy some new <text:span text:style-name="T1">headphones</text:span>. I did a search and found a <text:span text:style-name="T1">pair</text:span> on sale at a store in New Jersey. I read the <text:span text:style-name="T1">product description</text:span> and knew that this was the right one. I <text:soft-page-break/>added it to my <text:span text:style-name="T1">shopping cart</text:span> and I was ready to <text:span text:style-name="T1">check</text:span> <text:span text:style-name="T1">out</text:span>. The screen showed that I had one <text:span text:style-name="T1">item</text:span> in my <text:span text:style-name="T1">basket</text:span> and that it was <text:span text:style-name="T1">in stock.</text:span> I had a choice of <text:span text:style-name="T1">shipping</text:span> and I picked <text:span text:style-name="T1">standard</text:span> shipping for $5.95, rather than the <text:span text:style-name="T1">expedited</text:span> shipping for $12.95. I clicked the "continue" button and <text:span text:style-name="T1">filled in</text:span> my shipping address and my <text:span text:style-name="T1">billing</text:span> address. Then, it took me to the payment screen and I typed in my credit card number and expiration date. I clicked the "Purchase" button and I was done. I got a <text:span text:style-name="T1">confirmation page </text:span>with a <text:span text:style-name="T1">tracking number</text:span>. I checked the next day and it showed that my <text:span text:style-name="T1">item</text:span> had already been shipped. <text:line-break/><text:line-break/>Buying on the Internet is perfect for someone like me. Now, if only finding a girlfriend was just that easy <text:line-break/><text:line-break/>Script by Dr. Lucy Tse </text:p>
          </table:table-cell>
        </table:table-row>
      </table:table>
      <text:p text:style-name="P2"/>
      <text:p text:style-name="P2"/>
      <text:p text:style-name="P2">ESL Podcast 141 - A Brainstorming Session <text:line-break/>Tags: Business </text:p>
      <table:table table:name="Таблица261" table:style-name="Таблица261">
        <table:table-column table:style-name="Таблица261.A"/>
        <table:table-row>
          <table:table-cell table:style-name="Таблица261.A1" office:value-type="string">
            <text:p text:style-name="P3">Audio Index: <text:line-break/>Slow dialog: 0:41<text:line-break/>Explanations: 2:10<text:line-break/>Fast dialog: 14:07<text:line-break/></text:p>
          </table:table-cell>
        </table:table-row>
      </table:table>
      <table:table table:name="Таблица262" table:style-name="Таблица262">
        <table:table-column table:style-name="Таблица262.A"/>
        <table:table-row>
          <table:table-cell table:style-name="Таблица262.A1" office:value-type="string">
            <text:p text:style-name="P3">Judy: I've <text:span text:style-name="T1">called</text:span> this meeting so we can <text:span text:style-name="T1">brainstorm</text:span> some <text:span text:style-name="T1">fundraising</text:span> ideas. As you know, we're <text:span text:style-name="T1">in danger of</text:span> closing. Any thoughts? <text:line-break/><text:line-break/>Stan: I thought that Juan was <text:span text:style-name="T1">working on</text:span> getting <text:span text:style-name="T1">donors</text:span>.<text:line-break/><text:line-break/>Judy: He is, but we can't count on that <text:span text:style-name="T1">coming through</text:span>. <text:line-break/><text:line-break/>Dominique: How much do we need to raise? What's a <text:span text:style-name="T1">ballpark figure</text:span>? <text:line-break/><text:line-break/>Judy: We need at least $50,000 for next year.<text:line-break/><text:line-break/>Dominique: That's a lot of money, but I think we'll come up with something. How about a <text:span text:style-name="T1">benefit performance</text:span>? <text:line-break/><text:line-break/>Stan: That <text:span text:style-name="T1">sounds promising </text:span>. Who can we get to perform?<text:line-break/><text:line-break/>Judy: It would be great to get someone like Barry Manilow. <text:line-break/><text:line-break/>Dominique: I think we're <text:span text:style-name="T1">shooting too high</text:span>. I was thinking more like a local band or comedy group. <text:line-break/><text:line-break/>Stan: <text:span text:style-name="T1">I've got it</text:span>. My brother works for <text:span text:style-name="T1">The Improv</text:span>. He knows a lot of <text:span text:style-name="T1">comedians</text:span> from this area. Maybe we can get a few of them to perform.<text:line-break/><text:line-break/>Dominique: That would be great. <text:line-break/><text:line-break/>Judy: I like how this is <text:span text:style-name="T1">shaping up </text:span>. We're out of time, but let's meet again on Friday <text:span text:style-name="T1">to hammer out the details</text:span>. Thanks everybody.<text:line-break/><text:line-break/>Script by Dr. Lucy Tse<text:line-break/><text:span text:style-name="T2">Special thanks to Dr. Marlene Rodriguez </text:span></text:p>
          </table:table-cell>
        </table:table-row>
      </table:table>
      <text:p text:style-name="P2"/>
      <text:p text:style-name="P2"/>
      <text:p text:style-name="P2">ESL Podcast 142 - At a Nighclub <text:line-break/>Tags: Entertainment </text:p>
      <table:table table:name="Таблица263" table:style-name="Таблица263">
        <table:table-column table:style-name="Таблица263.A"/>
        <table:table-row>
          <table:table-cell table:style-name="Таблица263.A1" office:value-type="string">
            <text:p text:style-name="P6">Audio Index:</text:p>
            <text:p text:style-name="P6">Slow dialog: 0:43<text:line-break/>Explanations: 2:16<text:line-break/><text:soft-page-break/>Fast dialog: 13:19<text:line-break/></text:p>
          </table:table-cell>
        </table:table-row>
      </table:table>
      <table:table table:name="Таблица264" table:style-name="Таблица264">
        <table:table-column table:style-name="Таблица264.A"/>
        <table:table-row>
          <table:table-cell table:style-name="Таблица264.A1" office:value-type="string">
            <text:p text:style-name="P3">My friend Sabrina and I decided to go out dancing last weekend. We went to a <text:span text:style-name="T1">club</text:span> called the Fine Line and when we got there, there was long line outside. That's one thing I hate about L.A. clubs. The <text:span text:style-name="T1">hottest</text:span> ones have long lines and it's hard <text:span text:style-name="T1">to get in</text:span> unless you're on the <text:span text:style-name="T1">VIP</text:span> list. Sometimes, the <text:span text:style-name="T1">bouncer</text:span> will pick <text:span text:style-name="T1">cute</text:span> girls <text:span text:style-name="T1">out of line</text:span> and let them in. <text:line-break/><text:line-break/>Sabrina always gets attention when we go out together and the bouncer noticed her right away. We paid the <text:span text:style-name="T1">cover charge</text:span> and got our <text:span text:style-name="T1">wristbands</text:span>. <text:line-break/><text:line-break/>The first thing we did was to head over to the <text:span text:style-name="T1">bar</text:span>. <text:line-break/><text:line-break/>Andrea: The music is pretty good. Hey, is that Jeff on the dance floor over there? He's so <text:span text:style-name="T1">hot</text:span>.<text:line-break/><text:line-break/>Sabrina: Where? Over there by the <text:span text:style-name="T1">stage</text:span>? Let's go see. <text:line-break/><text:line-break/><text:line-break/>Jeff: Hey, did you guys just get here? <text:line-break/><text:line-break/>Sabrina: Yeah. Who are you here with?<text:line-break/><text:line-break/>Jeff: The <text:span text:style-name="T1">DJ</text:span> is a friend of mine. I came with him and some of his friends. We have a <text:span text:style-name="T1">private room </text:span>in the back. Do you guys want to come <text:span text:style-name="T1">check it out</text:span>? <text:line-break/><text:line-break/>Andrea: Sure. <text:line-break/><text:line-break/>Sabrina: <text:span text:style-name="T1">Definitely</text:span>.<text:line-break/><text:line-break/>Script by Dr. Lucy Tse<text:line-break/><text:span text:style-name="T2">Special thanks to Dr. Marlene Rodriguez </text:span></text:p>
          </table:table-cell>
        </table:table-row>
      </table:table>
      <text:p text:style-name="P2"/>
      <text:p text:style-name="P2"/>
      <text:p text:style-name="P2">ESL Podcast 143 - Fighting a Parking Ticket <text:line-break/>Tags: Daily Life , Transportation </text:p>
      <table:table table:name="Таблица265" table:style-name="Таблица265">
        <table:table-column table:style-name="Таблица265.A"/>
        <table:table-row>
          <table:table-cell table:style-name="Таблица265.A1" office:value-type="string">
            <text:p text:style-name="P3">Audio Index: <text:line-break/>Slow dialog: 0:45<text:line-break/>Explanations: 2:28<text:line-break/>Fast dialog: 14:01<text:line-break/></text:p>
          </table:table-cell>
        </table:table-row>
      </table:table>
      <table:table table:name="Таблица266" table:style-name="Таблица266">
        <table:table-column table:style-name="Таблица266.A"/>
        <table:table-row>
          <table:table-cell table:style-name="Таблица266.A1" office:value-type="string">
            <text:p text:style-name="P3">Mindy: Hey, where are you going?<text:line-break/><text:line-break/>Eric: I'm going to <text:span text:style-name="T1">traffic court</text:span>. I got a parking <text:span text:style-name="T1">ticket</text:span> and I'm going to <text:span text:style-name="T1">fight</text:span> it.<text:line-break/><text:line-break/>Mindy: How much was the <text:span text:style-name="T1">fine</text:span>?<text:line-break/><text:line-break/>Eric: It was <text:span text:style-name="T1">only</text:span> $40. But it's not the money, it's the <text:span text:style-name="T1">principle of the thing</text:span>.<text:line-break/><text:line-break/>Mindy: Why? Weren't you parked <text:span text:style-name="T1">illegally</text:span>?<text:line-break/><text:line-break/>Eric: No, I wasn ‚Äôt. The street I live on has <text:span text:style-name="T1">metered</text:span> parking from 9:00 AM to 6:00 PM. After 6, you can park there with a <text:span text:style-name="T1">permit</text:span>. Well, I parked my car at 7:30 PM and I have a permit. But, I <text:span text:style-name="T1">still</text:span> got a ticket.<text:line-break/><text:line-break/>Mindy: Did you <text:span text:style-name="T1">display</text:span> the permit clearly? It isn't <text:span text:style-name="T1">expired</text:span>, is it?<text:line-break/><text:line-break/>Eric: Yeah, it's clearly displayed and it's <text:span text:style-name="T1">good until</text:span> June 2007.<text:line-break/><text:line-break/>Mindy: Well, it sounds like you have <text:span text:style-name="T1">a good case</text:span>. Are you <text:span text:style-name="T1">representing</text:span> yourself or did you hire a <text:span text:style-name="T1">lawyer</text:span>?<text:line-break/><text:soft-page-break/><text:line-break/>Eric: I'm going there by myself. <text:span text:style-name="T1">Wish me luck.</text:span> <text:line-break/><text:line-break/>Mindy: Good luck. If the judge <text:span text:style-name="T1">locks you away</text:span>, I promise to visit you in jail.<text:line-break/><text:line-break/>Eric: Thanks a lot. I'll remember that.<text:line-break/><text:line-break/>Script by Dr. Lucy Tse </text:p>
          </table:table-cell>
        </table:table-row>
      </table:table>
      <text:p text:style-name="P2"/>
      <text:p text:style-name="P2"/>
      <text:p text:style-name="P2">ESL Podcast 144 - Who Pays? <text:line-break/>Tags: Relationships , Dining </text:p>
      <table:table table:name="Таблица267" table:style-name="Таблица267">
        <table:table-column table:style-name="Таблица267.A"/>
        <table:table-row>
          <table:table-cell table:style-name="Таблица267.A1" office:value-type="string">
            <text:p text:style-name="P3">Audio Index: <text:line-break/>Slow dialog: 0:43<text:line-break/>Explanations: 2:34<text:line-break/>Fast dialog: 13:03</text:p>
          </table:table-cell>
        </table:table-row>
      </table:table>
      <table:table table:name="Таблица268" table:style-name="Таблица268">
        <table:table-column table:style-name="Таблица268.A"/>
        <table:table-row>
          <table:table-cell table:style-name="Таблица268.A1" office:value-type="string">
            <text:p text:style-name="P3">David: Hey, Sally. <text:span text:style-name="T1">Can I run something by you</text:span>? <text:line-break/><text:line-break/>Sally: Sure, what's up?<text:line-break/><text:line-break/>David: Well, <text:span text:style-name="T1">a friend of a friend </text:span>wanted some help with her <text:span text:style-name="T1">taxes</text:span> and we agreed that we would talk about it <text:span text:style-name="T1">over dinner</text:span>. At the end of the night, when the <text:span text:style-name="T1">check</text:span> came, she expected me to pay! It was really <text:span text:style-name="T1">awkward</text:span>. It wasn't a <text:span text:style-name="T1">date</text:span> and I was <text:span text:style-name="T1">doing</text:span> her a <text:span text:style-name="T1">favor</text:span>! <text:span text:style-name="T1">Am I crazy</text:span> or was she <text:span text:style-name="T1">taking advantage</text:span> of me?<text:line-break/><text:line-break/>Sally: It definitely sounds like she took advantage of your <text:span text:style-name="T1">generosity</text:span>. If she was asking a favor, she should have paid. <text:span text:style-name="T1">No question</text:span>. <text:line-break/><text:line-break/>David: <text:span text:style-name="T1">The thing is,</text:span> I thought she was really pretty and I wanted <text:span text:style-name="T1">to ask her out</text:span> after I met her. But, now I'm not sure.<text:line-break/><text:line-break/>Sally: Well, I think that unless you asked her out, you shouldn't have to pay for her. And, these days, a lot of people <text:span text:style-name="T1">go Dutch </text:span>even if one person asks out the other. Based on what happened the other night, I'd <text:span text:style-name="T1">stay away from</text:span> this woman. That is, unless you don't mind being her <text:span text:style-name="T1">sugar daddy</text:span>.<text:line-break/><text:line-break/>David: Yeah, right. I'm too <text:span text:style-name="T1">broke</text:span> to be anybody's sugar daddy, even if I wanted to. I think you're right. That will be <text:span text:style-name="T1">the last</text:span> I see of her.<text:line-break/><text:line-break/>Script by Dr. Lucy Tse </text:p>
          </table:table-cell>
        </table:table-row>
      </table:table>
      <text:p text:style-name="P2"/>
      <text:p text:style-name="P2"/>
      <text:p text:style-name="P2">ESL Podcast 145 - The Big Game <text:line-break/>Tags: Entertainment </text:p>
      <table:table table:name="Таблица269" table:style-name="Таблица269">
        <table:table-column table:style-name="Таблица269.A"/>
        <table:table-row>
          <table:table-cell table:style-name="Таблица269.A1" office:value-type="string">
            <text:p text:style-name="P3">Audio Index: <text:line-break/>Slow dialog: 0:41<text:line-break/>Explanations: 2:32<text:line-break/>Fast dialog: 12:27</text:p>
          </table:table-cell>
        </table:table-row>
      </table:table>
      <table:table table:name="Таблица270" table:style-name="Таблица270">
        <table:table-column table:style-name="Таблица270.A"/>
        <table:table-row>
          <table:table-cell table:style-name="Таблица270.A1" office:value-type="string">
            <text:p text:style-name="P3"><text:span text:style-name="T1">On my way</text:span> home from class, I <text:span text:style-name="T1">ran into </text:span>Cara, a <text:span text:style-name="T1">schoolmate</text:span> that I have not seen in a few months. I stopped to say hi to her.<text:line-break/><text:line-break/>Mark: Hey Cara! <text:span text:style-name="T1">How's everything</text:span>? Long time no see.<text:line-break/><text:line-break/>Cara: Yeah! It's been a while. I'm doing alright. What about you? <text:line-break/><text:line-break/>Mark: Great! I'm excited about the <text:span text:style-name="T1">Big Game</text:span> this weekend. Are you going? <text:line-break/><text:line-break/>Cara: Uh, no. What Big Game? <text:line-break/><text:line-break/><text:soft-page-break/>Mark: <text:span text:style-name="T1">Are you kidding?</text:span> This is the biggest football game of the season! And we're playing against one of the best teams in the state, so it's going to be really exciting. <text:line-break/><text:line-break/>Cara: Wow, that sounds like fun! Who are you going with?<text:line-break/><text:line-break/>Mark: A big group of friends Hey, <text:span text:style-name="T1">you know what?</text:span> One of my friends has to go <text:span text:style-name="T1">out of town </text:span>this weekend and he won't be able <text:span text:style-name="T1">to make it</text:span> to the game, so I have an extra ticket. You want to join us?<text:line-break/><text:line-break/>Cara: Sure, I would love to go! I've never been to one of our school's football games before.<text:line-break/><text:line-break/>Mark: <text:span text:style-name="T1">Awesome</text:span>! There's a bus picking students up in front of the <text:span text:style-name="T1">dorms</text:span> at 1pm. Meet us there at 12:30. <text:line-break/><text:line-break/>Cara: <text:span text:style-name="T1">Sounds like a plan!</text:span> Thanks for giving me the extra ticket. I'll see you Saturday.<text:line-break/><text:line-break/>Mark: Alright, <text:span text:style-name="T1">see ya!</text:span><text:line-break/><text:line-break/>Script by Meropi Peponides </text:p>
          </table:table-cell>
        </table:table-row>
      </table:table>
      <text:p text:style-name="P2"/>
      <text:p text:style-name="P2"/>
      <text:p text:style-name="P2">ESL Podcast 146 - Suggestions at Work <text:line-break/>Tags: Business </text:p>
      <table:table table:name="Таблица271" table:style-name="Таблица271">
        <table:table-column table:style-name="Таблица271.A"/>
        <table:table-row>
          <table:table-cell table:style-name="Таблица271.A1" office:value-type="string">
            <text:p text:style-name="P3">Audio Index: <text:line-break/>Slow dialog: 0:48<text:line-break/>Explanations: 2:50<text:line-break/>Fast dialog: 11:31</text:p>
          </table:table-cell>
        </table:table-row>
      </table:table>
      <table:table table:name="Таблица272" table:style-name="Таблица272">
        <table:table-column table:style-name="Таблица272.A"/>
        <table:table-row>
          <table:table-cell table:style-name="Таблица272.A1" office:value-type="string">
            <text:p text:style-name="P3">Our company has been growing very quickly and I was <text:span text:style-name="T1">put in charge of </text:span>reorganizing our office space to <text:span text:style-name="T1">accommodate</text:span> several new employees. I asked my co-worker, Petra, for her advice.<text:line-break/><text:line-break/>Fernando: I was thinking of dividing up two of the larger offices into four smaller offices. <text:span text:style-name="T1">What do you think about</text:span> that? <text:line-break/><text:line-break/>Petra: Well, <text:span text:style-name="T1">it seems to me that </text:span>doing that would only solve part of the problem. <text:span text:style-name="T1">Have you considered</text:span> <text:span text:style-name="T1">converting</text:span> the conference room into offices?<text:line-break/><text:line-break/>Fernando: <text:span text:style-name="T1">I'm not sure </text:span>that will work. We don't have another meeting space if we do that. <text:span text:style-name="T1">What are your thoughts on</text:span> turning the <text:span text:style-name="T1">coffee room</text:span> into one large office with <text:span text:style-name="T1">cubicles</text:span>?<text:line-break/><text:line-break/>Petra: <text:span text:style-name="T1">In my opinion</text:span>, that's not going to be a very popular solution. <text:line-break/><text:line-break/>Fernando: <text:span text:style-name="T1">The way I see it,</text:span> there are no easy solutions and that may be the best one. <text:span text:style-name="T1">Do you have any other suggestions?</text:span> <text:line-break/><text:line-break/>Petra: No, none that would really work. In my opinion, the only solution is to divide up the <text:span text:style-name="T1">executive</text:span> offices. But, I know, I know. That's not going to happen. My suggestion is to ask a few more of the old employees. Maybe they'll think of something.<text:line-break/><text:line-break/>Fernando: I think you're right. It's not going to be an easy decision and <text:span text:style-name="T1">I can use all the help I can get. <text:line-break/><text:line-break/>Script by Dr. Lucy Tse </text:span></text:p>
          </table:table-cell>
        </table:table-row>
      </table:table>
      <text:p text:style-name="P2"/>
      <text:p text:style-name="P2"/>
      <text:p text:style-name="P2">ESL Podcast 147 - Reading and Watching the News <text:line-break/>Tags: Entertainment , Daily Life </text:p>
      <table:table table:name="Таблица273" table:style-name="Таблица273">
        <table:table-column table:style-name="Таблица273.A"/>
        <table:table-row>
          <table:table-cell table:style-name="Таблица273.A1" office:value-type="string">
            <text:p text:style-name="P3">Audio Index: <text:line-break/>Slow dialog: 0:45<text:line-break/><text:soft-page-break/>Explanations: 2:38<text:line-break/>Fast dialog: 13:42</text:p>
          </table:table-cell>
        </table:table-row>
      </table:table>
      <table:table table:name="Таблица274" table:style-name="Таблица274">
        <table:table-column table:style-name="Таблица274.A"/>
        <table:table-row>
          <table:table-cell table:style-name="Таблица274.A1" office:value-type="string">
            <text:p text:style-name="P3">I'm a news <text:span text:style-name="T1">junkie</text:span>. I like to read two newspapers everyday. I don't just look at the <text:span text:style-name="T1">headlines</text:span>. I read most of the stories. I like the <text:span text:style-name="T1">political</text:span> news, the <text:span text:style-name="T1">business</text:span> news, the <text:span text:style-name="T1">editorials</text:span>, and the <text:span text:style-name="T1">entertainment</text:span> news. The only things I don't usually read are the <text:span text:style-name="T1">sports pages</text:span> and the <text:span text:style-name="T1">classifieds</text:span>. <text:line-break/><text:line-break/>I also try <text:span text:style-name="T1">to catch </text:span>the <text:span text:style-name="T1">local TV news</text:span> each day. I like to watch <text:span text:style-name="T1">Channel</text:span> 4 for the news reporting, but I like the <text:span text:style-name="T1">weather report</text:span> on Channel 9 mainly because the <text:span text:style-name="T1">reporter</text:span> is not only good, she's beautiful! For the national news, I like all three of the <text:span text:style-name="T1">network anchors</text:span>, so it doesn't matter which one I catch.<text:line-break/><text:line-break/><text:span text:style-name="T1">On top of that,</text:span> I like to read a <text:span text:style-name="T1">newsmagazine</text:span> each week. I like the longer <text:span text:style-name="T1">feature</text:span> stories that give more <text:span text:style-name="T1">in-depth coverage</text:span> of that week's <text:span text:style-name="T1">top</text:span> stories. <text:line-break/><text:line-break/>So, when I said I was a news junkie, I wasn't joking. When I travel to other countries, the first thing I do is look for an English-language newspaper. Then, I can relax! <text:line-break/><text:line-break/><text:line-break/>Script by Dr. Lucy Tse </text:p>
          </table:table-cell>
        </table:table-row>
      </table:table>
      <text:p text:style-name="P2"/>
      <text:p text:style-name="P2"/>
      <text:p text:style-name="P2">ESL Podcast 148 - Paying the Bills <text:line-break/>Tags: Relationships , Shopping </text:p>
      <table:table table:name="Таблица275" table:style-name="Таблица275">
        <table:table-column table:style-name="Таблица275.A"/>
        <table:table-row>
          <table:table-cell table:style-name="Таблица275.A1" office:value-type="string">
            <text:p text:style-name="P3">Audio Index: <text:line-break/>Slow dialog: 0:40<text:line-break/>Explanations: 2:19<text:line-break/>Fast dialog: 14:30</text:p>
          </table:table-cell>
        </table:table-row>
      </table:table>
      <table:table table:name="Таблица276" table:style-name="Таблица276">
        <table:table-column table:style-name="Таблица276.A"/>
        <table:table-row>
          <table:table-cell table:style-name="Таблица276.A1" office:value-type="string">
            <text:p text:style-name="P3">Grace: Did you already pay the <text:span text:style-name="T1">bills</text:span> for this month?<text:line-break/><text:line-break/>Will: No, <text:span text:style-name="T1">I haven't gotten around to it</text:span> yet. Why?<text:line-break/><text:line-break/>Grace: We got a <text:span text:style-name="T1">late notice</text:span> from the credit card company. The notice says that they haven't received the payment yet and it's <text:span text:style-name="T1">past the due date.</text:span> We are being charged a <text:span text:style-name="T1">late fee</text:span> plus a <text:span text:style-name="T1">finance charge</text:span> of 15%. <text:line-break/><text:line-break/>Will: Let me see that. That can't be right. I paid the <text:span text:style-name="T1">minimum</text:span> payment on the last bill. I <text:span text:style-name="T1">better</text:span> call and talk to <text:span text:style-name="T1">customer service</text:span> tomorrow. I'm sure it's a <text:span text:style-name="T1">mix-up</text:span>.<text:line-break/><text:line-break/>Grace: I really hope so. The last time we were late with the payment, I tried calling them and telling them that <text:span text:style-name="T1">the check was in the mail</text:span>, but they didn't buy it.<text:line-break/><text:line-break/>Will: That's different. Don't worry about it. I'm sure I'll <text:span text:style-name="T1">get it straightened out</text:span>. <text:span text:style-name="T1">Worse comes to worst</text:span>, we're only a month late. They won't send the <text:span text:style-name="T1">collection</text:span> <text:span text:style-name="T1">agency</text:span> after us. <text:line-break/><text:line-break/>Grace: I know I can count on you to take care of it. I just don't want this late payment to affect our <text:span text:style-name="T1">credit rating</text:span>. <text:line-break/><text:line-break/>Will: Leave it to me. I'll take care of it on Monday. <text:span text:style-name="T1">It's as good as done.</text:span><text:line-break/><text:line-break/>Script by Dr. Lucy Tse </text:p>
          </table:table-cell>
        </table:table-row>
      </table:table>
      <text:p text:style-name="P2"/>
      <text:p text:style-name="P2"/>
      <text:p text:style-name="P2">ESL Podcast 149 - Watching Sports on TV <text:line-break/>Tags: Entertainment </text:p>
      <table:table table:name="Таблица277" table:style-name="Таблица277">
        <table:table-column table:style-name="Таблица277.A"/>
        <table:table-row>
          <table:table-cell table:style-name="Таблица277.A1" office:value-type="string">
            <text:p text:style-name="P3">Audio Index: <text:line-break/>Slow dialog: 0:42<text:line-break/>Explanations: 2:04<text:line-break/>Fast dialog: 11:40</text:p>
          </table:table-cell>
        </table:table-row>
      </table:table>
      <table:table table:name="Таблица278" table:style-name="Таблица278">
        <table:table-column table:style-name="Таблица278.A"/>
        <text:soft-page-break/>
        <table:table-row>
          <table:table-cell table:style-name="Таблица278.A1" office:value-type="string">
            <text:p text:style-name="P3">Laura: Oh, I didn't think I‚Äôd <text:span text:style-name="T1">make it home in time</text:span> for the game.<text:line-break/><text:line-break/>Jun: What game?<text:line-break/><text:line-break/>Laura: The <text:span text:style-name="T1">playoffs</text:span>! Turn on the TV. I hope it's still in the <text:span text:style-name="T1">first quarter</text:span>. It is! <text:span text:style-name="T1">Who's winning? </text:span>What's the <text:span text:style-name="T1">score</text:span>? <text:line-break/><text:line-break/>Jun: I don't know. You know I don't watch sports. Whao! That was a <text:span text:style-name="T1">great shot</text:span>. Did you see that? <text:line-break/><text:line-break/>Laura: No, what happened? Maybe they'll show it again on <text:span text:style-name="T1">instant replay.</text:span> I wonder who the coach <text:span text:style-name="T1">put in</text:span> for the <text:span text:style-name="T1">starting lineup</text:span>.<text:line-break/><text:line-break/>Jun: Geez. I think there's a <text:span text:style-name="T1">player down </text:span>on the field. <text:line-break/><text:line-break/>Laura: It looks like he's walking off the field. He can't be hurt too badly. <text:line-break/><text:line-break/>Jun: Look! They're putting your favorite player in. Oh, what a <text:span text:style-name="T1">play</text:span>!<text:line-break/><text:line-break/>Laura: Wait a second. I thought you didn't watch sports.<text:line-break/><text:line-break/>Jun: I was never a sports fan before I met you. I think <text:span text:style-name="T1">you're a bad influence on me</text:span>. <text:line-break/><text:line-break/>Laura: Yes, very bad. Now, stop <text:span text:style-name="T1">hogging</text:span> the couch and <text:span text:style-name="T1">pass the chips </text:span><text:line-break/><text:line-break/>Script by Dr. Lucy Tse </text:p>
          </table:table-cell>
        </table:table-row>
      </table:table>
      <text:p text:style-name="P2"/>
      <text:p text:style-name="P2"/>
      <text:p text:style-name="P2">ESL Podcast 150 - Volunteer Work <text:line-break/>Tags: Business , Daily Life </text:p>
      <table:table table:name="Таблица279" table:style-name="Таблица279">
        <table:table-column table:style-name="Таблица279.A"/>
        <table:table-row>
          <table:table-cell table:style-name="Таблица279.A1" office:value-type="string">
            <text:p text:style-name="P3">Audio Index: <text:line-break/>Slow dialog: 0:48<text:line-break/>Explanations: 2:42<text:line-break/>Fast dialog: 14:54 </text:p>
          </table:table-cell>
        </table:table-row>
      </table:table>
      <table:table table:name="Таблица280" table:style-name="Таблица280">
        <table:table-column table:style-name="Таблица280.A"/>
        <table:table-row>
          <table:table-cell table:style-name="Таблица280.A1" office:value-type="string">
            <text:p text:style-name="P3">Some people say that it's <text:span text:style-name="T1">civic duty</text:span> to "give back" to your community. That's true but for me, I want to do some <text:span text:style-name="T1">volunteer work</text:span> so that I can feel useful. I've been working at the same job for years and it's not at all <text:span text:style-name="T1">rewarding</text:span>. Yes, I <text:span text:style-name="T1">make good money</text:span>, but I never feel like I'm doing any good in the world. <text:line-break/><text:line-break/>When I was in college, I had dreams of changing the world. I wanted to work in a <text:span text:style-name="T1">non-profit </text:span>organization that did <text:span text:style-name="T1">relief work</text:span>, that helped woman and children <text:span text:style-name="T1">in need</text:span>, or that had an impact on <text:span text:style-name="T1">public policy</text:span>. I've begun to think again about those dreams and thought I might take <text:span text:style-name="T1">the first step</text:span> of doing some volunteering. Then, I can see if I like that kind of work and make some hard decisions.<text:line-break/><text:line-break/>I called an organization that helped <text:span text:style-name="T1">homeless</text:span> children. I told them about my education and experience, and they said they could use someone like me to do some <text:span text:style-name="T1">tutoring</text:span>. I filled out an <text:span text:style-name="T1">application</text:span> and was <text:span text:style-name="T1">fingerprinted </text:span>for a <text:span text:style-name="T1">background check</text:span>. A few weeks later, I met my student and I tutored her for the first time. It was a great experience. I wish I had done it earlier!<text:line-break/><text:line-break/>Script by Dr. Lucy Tse </text:p>
          </table:table-cell>
        </table:table-row>
      </table:table>
      <text:p text:style-name="P2"/>
      <text:p text:style-name="P2"/>
      <text:p text:style-name="P2">ESL Podcast 151 - Eating at a Buffet <text:line-break/>Tags: Dining </text:p>
      <table:table table:name="Таблица281" table:style-name="Таблица281">
        <table:table-column table:style-name="Таблица281.A"/>
        <table:table-row>
          <table:table-cell table:style-name="Таблица281.A1" office:value-type="string">
            <text:p text:style-name="P3">Audio Index: <text:line-break/>Slow dialog: 0:40<text:line-break/>Explanations: 2:47<text:line-break/><text:soft-page-break/>Fast dialog: 13:46 </text:p>
          </table:table-cell>
        </table:table-row>
      </table:table>
      <table:table table:name="Таблица282" table:style-name="Таблица282">
        <table:table-column table:style-name="Таблица282.A"/>
        <table:table-row>
          <table:table-cell table:style-name="Таблица282.A1" office:value-type="string">
            <text:p text:style-name="P3">I love eating at <text:span text:style-name="T1">all-you-can-eat buffets</text:span>. It doesn't matter what kind of food it is, I'm <text:span text:style-name="T1">up for it</text:span>. <text:line-break/><text:line-break/>Last week, I went to a <text:span text:style-name="T1">high-end</text:span> seafood buffet with my friends. We walked in and the <text:span text:style-name="T1">hostess</text:span> seated us at a table. She asked if we wanted to order any drinks. Drinks other than water are <text:span text:style-name="T1">not included in the price</text:span>. <text:line-break/><text:line-break/>I got up and got a plate. I <text:span text:style-name="T1">went over to</text:span> the soup and salad <text:span text:style-name="T1">station</text:span> first and then over to the hot food. They had a <text:span text:style-name="T1">carving station</text:span> and <text:span text:style-name="T1">made-to-order omelets</text:span>. They also had a great dessert table, but I wasn't ready for that yet. I sat down, ate, and <text:span text:style-name="T1">grabbed</text:span> a new plate for the second <text:span text:style-name="T1">round</text:span>. This time, I went for the seafood. I <text:span text:style-name="T1">loaded up</text:span> my plate and sat down again. After two more <text:span text:style-name="T1">trips</text:span> to the buffet, I was ready for dessert. I got a little of everything. I was so <text:span text:style-name="T1">stuffed</text:span>, I <text:span text:style-name="T1">couldn't eat another bite </text:span>. <text:line-break/><text:line-break/>I really enjoyed the meal. I like being able to serve myself. Some people don't like buffets unless they're very high-end. Not me. Give me any high-end or <text:span text:style-name="T1">low-end</text:span> buffet and I'm perfectly happy.<text:line-break/><text:line-break/>Script by Dr. Lucy Tse </text:p>
          </table:table-cell>
        </table:table-row>
      </table:table>
      <text:p text:style-name="P2"/>
      <text:p text:style-name="P2"/>
      <text:p text:style-name="P1"><text:span text:style-name="T1">ESL Podcast 152 - Planning a Company Retreat <text:line-break/></text:span><text:span text:style-name="T1">Tags: Business </text:span></text:p>
      <table:table table:name="Таблица283" table:style-name="Таблица283">
        <table:table-column table:style-name="Таблица283.A"/>
        <table:table-row>
          <table:table-cell table:style-name="Таблица283.A1" office:value-type="string">
            <text:p text:style-name="P3">Audio Index: <text:line-break/>Slow dialog: 00:52<text:line-break/>Explanations: 02:10<text:line-break/>Fast dialog: 15:18</text:p>
          </table:table-cell>
        </table:table-row>
      </table:table>
      <table:table table:name="Таблица284" table:style-name="Таблица284">
        <table:table-column table:style-name="Таблица284.A"/>
        <table:table-row>
          <table:table-cell table:style-name="Таблица284.A1" office:value-type="string">
            <text:p text:style-name="P3">Sharon: So, Leo, how are the plans <text:span text:style-name="T1">coming along </text:span>for the <text:span text:style-name="T1">company retreat</text:span>? <text:line-break/><text:line-break/>Leo: I've made most of the <text:span text:style-name="T1">arrangements</text:span> and I think it's going well. I'm <text:span text:style-name="T1">planning to</text:span> send out information about the <text:span text:style-name="T1">two-day</text:span> event to the managers at the end of this week. <text:line-break/><text:line-break/>Sharon: What do you have <text:span text:style-name="T1">set up</text:span> for the <text:span text:style-name="T1">opening day</text:span>? There's normally a welcome dinner.<text:line-break/><text:line-break/>Leo: That's what I have <text:span text:style-name="T1">arranged</text:span>. Then, for the following day, I've <text:span text:style-name="T1">lined up</text:span> several <text:span text:style-name="T1">speakers </text:span>and <text:span text:style-name="T1">panels</text:span> to talk about <text:span text:style-name="T1">productivity</text:span>, <text:span text:style-name="T1">teamwork</text:span>, and the other topics we discussed. <text:line-break/><text:line-break/>Sharon: Good. What about <text:span text:style-name="T1">recreation</text:span>? We don't want it to be <text:span text:style-name="T1">all work and no play</text:span>.<text:line-break/><text:line-break/>Leo: The hotel where we're <text:span text:style-name="T1">holding</text:span> the retreat this year has <text:span text:style-name="T1">golf and water sports</text:span>. I don't think the managers will be bored.<text:line-break/><text:line-break/>Sharon: Well, it sounds like you have it all <text:span text:style-name="T1">under control</text:span>. <text:span text:style-name="T1">Keep up the good work</text:span>.<text:line-break/><text:line-break/>Leo: Thanks.<text:line-break/><text:line-break/>Script by Dr. Lucy Tse </text:p>
          </table:table-cell>
        </table:table-row>
      </table:table>
      <text:p text:style-name="P2"/>
      <text:p text:style-name="P2"/>
      <text:p text:style-name="P2">ESL Podcast 153 - A Complaint Letter to a Tour Company <text:line-break/>Tags: Travel </text:p>
      <table:table table:name="Таблица285" table:style-name="Таблица285">
        <table:table-column table:style-name="Таблица285.A"/>
        <table:table-row>
          <table:table-cell table:style-name="Таблица285.A1" office:value-type="string">
            <text:p text:style-name="P3">Audio Index: <text:line-break/>Slow dialog: 00:48<text:line-break/>Explanations: 03:03<text:line-break/>Fast dialog: 20:20</text:p>
          </table:table-cell>
        </table:table-row>
      </table:table>
      <table:table table:name="Таблица286" table:style-name="Таблица286">
        <table:table-column table:style-name="Таблица286.A"/>
        <table:table-row>
          <table:table-cell table:style-name="Таблица286.A1" office:value-type="string">
            <text:p text:style-name="P3"><text:span text:style-name="T1">To Whom It May Concern</text:span>:<text:line-break/><text:line-break/><text:soft-page-break/>I am writing <text:span text:style-name="T1">regarding</text:span> a tour that my wife and I took with your company on February 26, 2006. The <text:span text:style-name="T1">brochure</text:span> <text:span text:style-name="T1">stated</text:span> that we <text:span text:style-name="T1">would see</text:span> some of the most interesting <text:span text:style-name="T1">sights</text:span> of the city. Since we had visited the city before, we looked forward to seeing some new <text:span text:style-name="T1">attractions</text:span>. <text:line-break/><text:line-break/><text:span text:style-name="T1">On the morning of </text:span>February 26, <text:span text:style-name="T1">our tour guide picked us up</text:span> in a small <text:span text:style-name="T1">van</text:span>. It did not look like any <text:span text:style-name="T1">tour bus </text:span>I had ever seen. Our tour guide drove us to the <text:span text:style-name="T1">waterfront</text:span> area and said that we could <text:span text:style-name="T1">explore</text:span> the area <text:span text:style-name="T1">on our own</text:span>. The tour guide said that he had to leave for a short time to arrange for our lunch. <text:line-break/><text:line-break/><text:span text:style-name="T1">By the time</text:span> the tour guide came back, three hours had <text:span text:style-name="T1">gone by</text:span>! I was very angry and <text:span text:style-name="T1">confronted</text:span> him. I told him that this was the worst <text:span text:style-name="T1">tour</text:span> I had ever <text:span text:style-name="T1">been on </text:span>. <text:line-break/><text:line-break/>I am asking for a <text:span text:style-name="T1">complete refund of the price</text:span> of the tour. Please send a check to the <text:span text:style-name="T1">address above</text:span> for $150.00 <text:span text:style-name="T1">at your earliest convenience</text:span>. I have <text:span text:style-name="T1">enclosed</text:span> a copy of the receipt for the tour. <text:line-break/><text:line-break/><text:span text:style-name="T1">Sincerely</text:span>, <text:line-break/>Kayne East<text:line-break/><text:line-break/>Script by Dr. Lucy Tse </text:p>
          </table:table-cell>
        </table:table-row>
      </table:table>
      <text:p text:style-name="P2"/>
      <text:p text:style-name="P2"/>
      <text:p text:style-name="P2">ESL Podcast 154 - Using Email <text:line-break/>Tags: Business , Daily Life </text:p>
      <table:table table:name="Таблица287" table:style-name="Таблица287">
        <table:table-column table:style-name="Таблица287.A"/>
        <table:table-row>
          <table:table-cell table:style-name="Таблица287.A1" office:value-type="string">
            <text:p text:style-name="P3">Audio Index: <text:line-break/>Slow dialog: 00:44<text:line-break/>Explanations: 02:37<text:line-break/>Fast dialog: 18:37</text:p>
          </table:table-cell>
        </table:table-row>
      </table:table>
      <table:table table:name="Таблица288" table:style-name="Таблица288">
        <table:table-column table:style-name="Таблица288.A"/>
        <table:table-row>
          <table:table-cell table:style-name="Таблица288.A1" office:value-type="string">
            <text:p text:style-name="P3">One of the first things I do <text:span text:style-name="T1">each</text:span> morning is to <text:span text:style-name="T1">check</text:span> my email. I <text:span text:style-name="T1">open</text:span> the email <text:span text:style-name="T1">program</text:span> on my computer and I <text:span text:style-name="T1">check for</text:span> new <text:span text:style-name="T1">messages</text:span>. It usually takes only a few seconds for my new messages to <text:span text:style-name="T1">download</text:span> from the <text:span text:style-name="T1">server</text:span> into my <text:span text:style-name="T1">inbox</text:span> unless there’s a large <text:span text:style-name="T1">attachment</text:span>. I can then <text:span text:style-name="T1">click onto</text:span> each new message to read it. <text:line-break/><text:line-break/>I <text:span text:style-name="T1">reply</text:span> to messages or <text:span text:style-name="T1">forward</text:span> them to someone else. The important messages I save by putting them into one of my <text:span text:style-name="T1">mailboxes</text:span>. The unimportant ones I just <text:span text:style-name="T1">delete</text:span>. <text:line-break/><text:line-break/>I really hate getting <text:span text:style-name="T1">spam</text:span>. Luckily, my email program allows me to set up <text:span text:style-name="T1">filters</text:span> so that spam messages are put into a separate mailbox automatically. I usually <text:span text:style-name="T1">scan</text:span> the messages to make sure real messages weren’t put into the mailbox by mistake and then I put them in the <text:span text:style-name="T1">trash</text:span>. <text:line-break/><text:line-break/>I don’t know <text:span text:style-name="T1">what I would do without</text:span> email, but I’m <text:span text:style-name="T1">constantly</text:span> checking it for new messages. I’m not sure if it’s a <text:span text:style-name="T1">blessing</text:span> or a <text:span text:style-name="T1">curse</text:span>. I <text:span text:style-name="T1">suppose</text:span> it’s both.<text:line-break/><text:line-break/>Script by Dr. Lucy Tse </text:p>
          </table:table-cell>
        </table:table-row>
      </table:table>
      <text:p text:style-name="P2"/>
      <text:p text:style-name="P2"/>
      <text:p text:style-name="P2">ESL Podcast 155 - A Good Review of a Play <text:line-break/>Tags: Entertainment </text:p>
      <table:table table:name="Таблица289" table:style-name="Таблица289">
        <table:table-column table:style-name="Таблица289.A"/>
        <table:table-row>
          <table:table-cell table:style-name="Таблица289.A1" office:value-type="string">
            <text:p text:style-name="P3">Audio Index: <text:line-break/>Slow dialog: 00:47<text:line-break/>Explanations: 02:21 <text:line-break/>Fast dialog: 20:05</text:p>
          </table:table-cell>
        </table:table-row>
      </table:table>
      <table:table table:name="Таблица290" table:style-name="Таблица290">
        <table:table-column table:style-name="Таблица290.A"/>
        <table:table-row>
          <table:table-cell table:style-name="Таблица290.A1" office:value-type="string">
            <text:p text:style-name="P3">I invited Bruce to a play at the Mark Taper Forum and we <text:span text:style-name="T1">got there</text:span> a little early. We <text:span text:style-name="T1">handed</text:span> our tickets to the woman at the door and <text:span text:style-name="T1">found</text:span> our seats. <text:line-break/><text:line-break/>Megan: I’m glad we got here early to find our seats. I know that this is a <text:span text:style-name="T1">sold out</text:span> <text:span text:style-name="T1">performance</text:span>. <text:line-break/><text:line-break/>Bruce: The <text:span text:style-name="T1">cast</text:span> is supposed to be really good. I read a <text:span text:style-name="T1">rave review</text:span> of the play in the <text:span text:style-name="T1">paper</text:span> <text:soft-page-break/>last week. The review said that the <text:span text:style-name="T1">leads</text:span> are <text:span text:style-name="T1">perfectly cast</text:span> and the <text:span text:style-name="T1">directing</text:span> is <text:span text:style-name="T1">inspired</text:span>. Federica saw it a couple of weeks ago and she said that the <text:span text:style-name="T1">staging</text:span> and the <text:span text:style-name="T1">costumes </text:span>were really <text:span text:style-name="T1">something to see</text:span>. <text:line-break/><text:line-break/>Megan: I’m really glad. The last time I came to a play at this theater, it was a <text:span text:style-name="T1">bomb</text:span>. The two <text:span text:style-name="T1">lead actors</text:span> weren’t <text:span text:style-name="T1">up to their parts</text:span> and the whole production was <text:span text:style-name="T1">amateur</text:span>. It <text:span text:style-name="T1">closed early</text:span> after only two weeks. <text:line-break/><text:line-break/>Bruce: That won’t happen with this play. Hey, they’re <text:span text:style-name="T1">dimming the lights</text:span>. The <text:span text:style-name="T1">curtain</text:span> should be going up <text:span text:style-name="T1">any minute</text:span><text:line-break/><text:line-break/><text:line-break/>Script by Dr. Lucy Tse </text:p>
          </table:table-cell>
        </table:table-row>
      </table:table>
      <text:p text:style-name="P2"/>
      <text:p text:style-name="P2"/>
      <text:p text:style-name="P2">ESL Podcast 156 - Rumors and Secrets <text:line-break/>Tags: Business , Relationships </text:p>
      <table:table table:name="Таблица291" table:style-name="Таблица291">
        <table:table-column table:style-name="Таблица291.A"/>
        <table:table-row>
          <table:table-cell table:style-name="Таблица291.A1" office:value-type="string">
            <text:p text:style-name="P3">Audio Index: <text:line-break/>Slow dialog: 00:48<text:line-break/>Explanations: 02:11<text:line-break/>Fast dialog: 18:02</text:p>
          </table:table-cell>
        </table:table-row>
      </table:table>
      <table:table table:name="Таблица292" table:style-name="Таблица292">
        <table:table-column table:style-name="Таблица292.A"/>
        <table:table-row>
          <table:table-cell table:style-name="Таблица292.A1" office:value-type="string">
            <text:p text:style-name="P3">Jack: So, what do you think of the <text:span text:style-name="T1">new guy </text:span>?<text:line-break/><text:line-break/>Kate: Oh, <text:span text:style-name="T1">you mean</text:span> Bernard? He’s okay, <text:span text:style-name="T1">I guess</text:span>. Why? <text:line-break/><text:line-break/>Jack: Well, I heard that he left his last company under <text:span text:style-name="T1">mysterious circumstances</text:span>. I tried to find out more from Libby, but she was very <text:span text:style-name="T1">hush-hush</text:span> about it.<text:line-break/><text:line-break/>Kate: I’m not surprised. Libby doesn’t like to <text:span text:style-name="T1">gossip</text:span>, <text:span text:style-name="T1">unlike some people</text:span>… <text:line-break/><text:line-break/>Jack: I’m not gossiping. I just like to know more about the people I work with.<text:line-break/><text:line-break/>Kate: Okay, but don’t start any <text:span text:style-name="T1">rumors</text:span>. Bernard seems nice and I think we should <text:span text:style-name="T1">give him a chance</text:span>.<text:line-break/><text:line-break/>Jack: Don’t worry. I’ll <text:span text:style-name="T1">cut him some slack </text:span>, but I want to know what <text:span text:style-name="T1">skeletons are in his closet</text:span>. <text:line-break/><text:line-break/>Kate: <text:span text:style-name="T1">Take it from me</text:span>. You won’t find any <text:span text:style-name="T1">dirty little secrets</text:span> and you <text:span text:style-name="T1">may make an enemy of</text:span> Bernard <text:span text:style-name="T1">in </text:span><text:span text:style-name="T1">the process</text:span>. <text:line-break/><text:line-break/>Jack: You’re probably right but I wonder what Nathan knows…<text:line-break/><text:line-break/><text:line-break/>Script by Dr. Lucy Tse </text:p>
          </table:table-cell>
        </table:table-row>
      </table:table>
      <text:p text:style-name="P2"/>
      <text:p text:style-name="P2"/>
      <text:p text:style-name="P2">ESL Podcast 157 - Taking the Bus in Los Angeles <text:s/><text:line-break/>Tags: Daily Life , Transportation </text:p>
      <table:table table:name="Таблица293" table:style-name="Таблица293">
        <table:table-column table:style-name="Таблица293.A"/>
        <table:table-row>
          <table:table-cell table:style-name="Таблица293.A1" office:value-type="string">
            <text:p text:style-name="P3">Audio Index: <text:line-break/>Slow dialog: 00:40<text:line-break/>Explanations: 03:02<text:line-break/>Fast dialog: 19:45</text:p>
          </table:table-cell>
        </table:table-row>
      </table:table>
      <table:table table:name="Таблица294" table:style-name="Таблица294">
        <table:table-column table:style-name="Таблица294.A"/>
        <table:table-row>
          <table:table-cell table:style-name="Таблица294.A1" office:value-type="string">
            <text:p text:style-name="P3">I just moved to L.A. and don’t have a car. Everybody says that you can’t <text:span text:style-name="T1">get around</text:span> this city without one, but I wanted to <text:span text:style-name="T1">prove them wrong</text:span>. <text:line-break/><text:line-break/>I asked my neighbor to take me to the downtown <text:span text:style-name="T1">bus station</text:span> so I could try taking the bus home. She thought I was crazy but <text:span text:style-name="T1">gave me a ride</text:span>. When I got there, I went inside and got a <text:span text:style-name="T1">bus schedule</text:span>. I looked at the map and figured out that I needed to take three buses to get <text:soft-page-break/>home. The <text:span text:style-name="T1">fare</text:span> was $1.75 per ride and I could buy a <text:span text:style-name="T1">single ticket</text:span>, a <text:span text:style-name="T1">booklet</text:span> of 20, or a <text:span text:style-name="T1">bus pass</text:span>. I would need <text:span text:style-name="T1">transfers</text:span>, too, to <text:span text:style-name="T1">change</text:span> buses. <text:line-break/><text:line-break/>I took my map and went outside to wait at the <text:span text:style-name="T1">bus stop</text:span> for <text:span text:style-name="T1">the Number 8 bus</text:span>. Soon it <text:span text:style-name="T1">pulled up</text:span> and I <text:span text:style-name="T1">got on</text:span>. I gave my ticket to the bus driver and took a seat. At the <text:span text:style-name="T1">stop</text:span> where I needed to <text:span text:style-name="T1">get off</text:span>, I <text:span text:style-name="T1">rang</text:span> the bell, the bus stopped, and I got off. I waited for the next bus. I waited and waited. A man who was also waiting for the Number 14 bus said that it wasn’t unusual for the bus to be <text:span text:style-name="T1">delayed</text:span>. It finally got there and I found out that the bus had <text:span text:style-name="T1">broken down</text:span> along the route and they had to get another bus to <text:span text:style-name="T1">take its place</text:span>. By this time, I was getting pretty tired. Maybe getting a car in L.A. <text:span text:style-name="T1">wasn’t such a bad idea</text:span>. <text:line-break/><text:line-break/><text:line-break/>Script by Dr. Lucy Tse </text:p>
          </table:table-cell>
        </table:table-row>
      </table:table>
      <text:p text:style-name="P2"/>
      <text:p text:style-name="P2"/>
      <text:p text:style-name="P2">ESL Podcast 158 - Shopping with My Wife <text:line-break/>Tags: Shopping </text:p>
      <table:table table:name="Таблица295" table:style-name="Таблица295">
        <table:table-column table:style-name="Таблица295.A"/>
        <table:table-row>
          <table:table-cell table:style-name="Таблица295.A1" office:value-type="string">
            <text:p text:style-name="P3">Audio Index: <text:line-break/>Slow dialog: 00:44<text:line-break/>Explanations: 02:28<text:line-break/>Fast dialog: 13:22</text:p>
          </table:table-cell>
        </table:table-row>
      </table:table>
      <table:table table:name="Таблица296" table:style-name="Таблица296">
        <table:table-column table:style-name="Таблица296.A"/>
        <table:table-row>
          <table:table-cell table:style-name="Таблица296.A1" office:value-type="string">
            <text:p text:style-name="P3">One thing I <text:span text:style-name="T1">dread</text:span> more than anything else is going <text:span text:style-name="T1">clothes shopping</text:span> with my wife. <text:span text:style-name="T1">It’s not that</text:span> I don’t like helping her buy new clothes. <text:span text:style-name="T1">It’s just that</text:span> I have no <text:span text:style-name="T1">fashion sense</text:span>. <text:line-break/><text:line-break/>My wife always asks me, “What do you think of this one?” and I always answer with something like: “That’s nice” or “That <text:span text:style-name="T1">looks good on</text:span> you.” That usually <text:span text:style-name="T1">satisfies</text:span> her but sometimes I get <text:span text:style-name="T1">harder</text:span> questions like, “Which one looks better, this one or the other one?” It’s a hard question to answer because <text:span text:style-name="T1">whichever one I pick</text:span>, she will <text:span text:style-name="T1">follow up</text:span> with the question I <text:span text:style-name="T1">dread the most</text:span>: “Why?”<text:line-break/><text:line-break/><text:span text:style-name="T1">The truth is</text:span>, I don’t know why. I don’t know if it’s because of the color, the <text:span text:style-name="T1">cut</text:span>, the <text:span text:style-name="T1">hemline</text:span>, or the <text:span text:style-name="T1">fit</text:span>. I might have an idea but I can’t <text:span text:style-name="T1">put it into words</text:span>. <text:line-break/><text:line-break/>One question I do know the answer to, though, is: “<text:span text:style-name="T1">Do I look fat in this</text:span>?” The answer to THAT question is always, always, “No!”<text:line-break/><text:line-break/><text:line-break/>Script by Dr. Lucy Tse </text:p>
          </table:table-cell>
        </table:table-row>
      </table:table>
      <text:p text:style-name="P2"/>
      <text:p text:style-name="P2"/>
      <text:p text:style-name="P2">ESL Podcast 159 - Moonlighting <text:line-break/>Tags: Business </text:p>
      <table:table table:name="Таблица297" table:style-name="Таблица297">
        <table:table-column table:style-name="Таблица297.A"/>
        <table:table-row>
          <table:table-cell table:style-name="Таблица297.A1" office:value-type="string">
            <text:p text:style-name="P3">Audio Index: <text:line-break/>Slow dialog: 00:42<text:line-break/>Explanations: 02:10<text:line-break/>Fast dialog: 14:48</text:p>
          </table:table-cell>
        </table:table-row>
      </table:table>
      <table:table table:name="Таблица298" table:style-name="Таблица298">
        <table:table-column table:style-name="Таблица298.A"/>
        <table:table-row>
          <table:table-cell table:style-name="Таблица298.A1" office:value-type="string">
            <text:p text:style-name="P3">Robert: You look <text:span text:style-name="T1">exhausted</text:span>. You <text:span text:style-name="T1">must have been out late</text:span> last night having fun.<text:line-break/><text:line-break/>Muriel: <text:span text:style-name="T1">I wish</text:span>. I’ve actually started <text:span text:style-name="T1">moonlighting</text:span>. I’ve decided to go back to school and need the extra money <text:span text:style-name="T1">to make ends meet</text:span>. <text:line-break/><text:line-break/>Robert: <text:span text:style-name="T1">Good for you</text:span>. That’s great. Where are you moonlighting? <text:line-break/><text:line-break/>Muriel: I’m working at the university library. <text:span text:style-name="T1">At that time of night</text:span>, it’s pretty <text:span text:style-name="T1">dead</text:span>. When there are no students <text:span text:style-name="T1">around</text:span>, I can use the time to study. It <text:span text:style-name="T1">works out</text:span> pretty well, <text:span text:style-name="T1">except for </text:span>the hours.<text:line-break/><text:line-break/>Robert: Oh, yeah? What are they?<text:line-break/><text:line-break/><text:soft-page-break/>Muriel: My work schedule is pretty good, actually. I work three days a week: Monday, Wednesday, and Friday. But <text:span text:style-name="T1">my hours</text:span> are 7 to midnight. By the time I get home, I’m <text:span text:style-name="T1">dead tired</text:span>. <text:line-break/><text:line-break/>Robert: <text:span text:style-name="T1">No wonder</text:span> you look <text:span text:style-name="T1">beat </text:span>. Here, have some more coffee. <text:line-break/><text:line-break/>Muriel: Thanks. I just hope I don’t fall asleep in the morning meeting.<text:line-break/><text:line-break/>Robert: It’s okay. <text:span text:style-name="T1">No one will notice </text:span>.<text:line-break/><text:line-break/>Muriel: Thanks a lot! <text:line-break/><text:line-break/>Robert: <text:span text:style-name="T1">Don’t mention it</text:span>.<text:line-break/><text:line-break/><text:line-break/>Script by Dr. Lucy Tse </text:p>
          </table:table-cell>
        </table:table-row>
      </table:table>
      <text:p text:style-name="P2"/>
      <text:p text:style-name="P2"/>
      <text:p text:style-name="P2">ESL Podcast 160 - A Flirt <text:line-break/>Tags: Relationships </text:p>
      <table:table table:name="Таблица299" table:style-name="Таблица299">
        <table:table-column table:style-name="Таблица299.A"/>
        <table:table-row>
          <table:table-cell table:style-name="Таблица299.A1" office:value-type="string">
            <text:p text:style-name="P3">Audio Index: <text:line-break/>Slow dialog: 00:44<text:line-break/>Explanations: 02:03<text:line-break/>Fast dialog: 17:52</text:p>
          </table:table-cell>
        </table:table-row>
      </table:table>
      <table:table table:name="Таблица300" table:style-name="Таблица300">
        <table:table-column table:style-name="Таблица300.A"/>
        <table:table-row>
          <table:table-cell table:style-name="Таблица300.A1" office:value-type="string">
            <text:p text:style-name="P3">Elaine: You look happy. <text:line-break/><text:line-break/>Jerry: <text:span text:style-name="T1">Me</text:span>? Oh, I was just talking to Ling.<text:line-break/><text:line-break/>Elaine: Oh, <text:span text:style-name="T1">no wonder</text:span>! You better <text:span text:style-name="T1">watch out</text:span>. She’s a big <text:span text:style-name="T1">flirt </text:span>.<text:line-break/><text:line-break/>Jerry: What do you mean?<text:line-break/><text:line-break/>Elaine: Did she <text:span text:style-name="T1">make eyes at</text:span> you and <text:span text:style-name="T1">whisper sweet nothings</text:span> in your ear? <text:line-break/><text:line-break/>Jerry: Well, yes, she said she’d never met anybody like me before, and by her <text:span text:style-name="T1">body language </text:span>, I think she was serious.<text:line-break/><text:line-break/>Elaine: Then she’s still using the same old <text:span text:style-name="T1">line</text:span> that she used with Kramer. She had him <text:span text:style-name="T1">wrapped around her little finger</text:span>. <text:line-break/><text:line-break/>Jerry: <text:span text:style-name="T1">Give me a little credit</text:span>. I know when I’m <text:span text:style-name="T1">being snowed</text:span> and when a girl is really <text:span text:style-name="T1">interested in</text:span> me. <text:line-break/><text:line-break/>Elaine: I hope you’re right, but she’s <text:span text:style-name="T1">quite the heartbreaker</text:span>. I just don’t want you to get hurt.<text:line-break/><text:line-break/>Jerry: Thanks but I think I can <text:span text:style-name="T1">take care of myself</text:span>.<text:line-break/><text:line-break/>Elaine: Okay. <text:span text:style-name="T1">Suit yourself</text:span>.<text:line-break/><text:line-break/><text:line-break/>Script by Dr. Lucy Tse </text:p>
          </table:table-cell>
        </table:table-row>
      </table:table>
      <text:p text:style-name="P2"/>
      <text:p text:style-name="P2"/>
      <text:p text:style-name="P2">ESL Podcast 161 - A Bad Boss <text:line-break/>Tags: Business </text:p>
      <table:table table:name="Таблица301" table:style-name="Таблица301">
        <table:table-column table:style-name="Таблица301.A"/>
        <table:table-row>
          <table:table-cell table:style-name="Таблица301.A1" office:value-type="string">
            <text:p text:style-name="P3">Audio Index: <text:line-break/>Slow dialog: 00:47<text:line-break/>Explanations: 02:03<text:line-break/><text:soft-page-break/>Fast dialog: 17:17</text:p>
          </table:table-cell>
        </table:table-row>
      </table:table>
      <table:table table:name="Таблица302" table:style-name="Таблица302">
        <table:table-column table:style-name="Таблица302.A"/>
        <table:table-row>
          <table:table-cell table:style-name="Таблица302.A1" office:value-type="string">
            <text:p text:style-name="P3">Tom: I wonder <text:span text:style-name="T1">how much longer</text:span> we’ll have to <text:span text:style-name="T1">put up with</text:span> Dennis. He is the most <text:span text:style-name="T1">incompetent</text:span> boss I’ve ever worked for. <text:line-break/><text:line-break/>Katie: He’s not that bad, is he? I don’t have much <text:span text:style-name="T1">contact with </text:span>him.<text:line-break/><text:line-break/>Tom: Are you <text:span text:style-name="T1">kidding</text:span>? He’s always <text:span text:style-name="T1">sleeping on the job</text:span>. The other day, he was supposed to <text:span text:style-name="T1">keep an eye on</text:span> the supervisors visiting from Salt Lake City. Instead, I heard that he went to a baseball game and the supervisors <text:span text:style-name="T1">ended up stranded</text:span> at the downtown office.<text:line-break/><text:line-break/>Katie: It’s hard to believe that he’d <text:span text:style-name="T1">fall down on the job</text:span> like that. <text:line-break/><text:line-break/>Tom: <text:span text:style-name="T1">It’s not only that</text:span>. He’s always <text:span text:style-name="T1">passing the buck</text:span>. Every time something goes wrong at the <text:span text:style-name="T1">factory</text:span>, he <text:span text:style-name="T1">blames</text:span> everyone <text:span text:style-name="T1">but</text:span> himself.<text:line-break/><text:line-break/>Katie: If he’s as bad as you say he is, he <text:span text:style-name="T1">must be</text:span> <text:span text:style-name="T1">on his way out</text:span>. But, <text:span text:style-name="T1">you know what they say</text:span>: “<text:span text:style-name="T1">Better the devil you know than the devil you don’t</text:span>.”<text:line-break/><text:line-break/>Tom: Yeah, I know, but I’m willing to <text:span text:style-name="T1">take my chances</text:span>.<text:line-break/><text:line-break/><text:line-break/>Script by Dr. Lucy Tse </text:p>
          </table:table-cell>
        </table:table-row>
      </table:table>
      <text:p text:style-name="P2"/>
      <text:p text:style-name="P2"/>
      <text:p text:style-name="P2">ESL Podcast 162 - Training a New Employee <text:line-break/>Tags: Business </text:p>
      <table:table table:name="Таблица303" table:style-name="Таблица303">
        <table:table-column table:style-name="Таблица303.A"/>
        <table:table-row>
          <table:table-cell table:style-name="Таблица303.A1" office:value-type="string">
            <text:p text:style-name="P3">Audio Index: <text:line-break/>Slow dialog: 00:50<text:line-break/>Explanations: 02:28<text:line-break/>Fast dialog: 18:43</text:p>
          </table:table-cell>
        </table:table-row>
      </table:table>
      <table:table table:name="Таблица304" table:style-name="Таблица304">
        <table:table-column table:style-name="Таблица304.A"/>
        <table:table-row>
          <table:table-cell table:style-name="Таблица304.A1" office:value-type="string">
            <text:p text:style-name="P3">Even though I’ve only <text:span text:style-name="T1">been on the job</text:span> for six months, my manager asked me to <text:span text:style-name="T1">train </text:span>the <text:span text:style-name="T1">new hire</text:span>. She was starting today and when she arrived, we got down to business. <text:line-break/><text:line-break/>Akira: So, the first thing I’ll do is <text:span text:style-name="T1">to give</text:span> you <text:span text:style-name="T1">a run down </text:span>of the <text:span text:style-name="T1">duties</text:span> of the job. Your main <text:span text:style-name="T1">responsibilities</text:span> will be to <text:span text:style-name="T1">ensure</text:span> that the reports are finished each week, make any <text:span text:style-name="T1">adjustments</text:span> that need to be made, and <text:span text:style-name="T1">distribute</text:span> them to each department. Is that clear so far? <text:line-break/><text:line-break/>Frances: Sure. That seems <text:span text:style-name="T1">pretty straightforward</text:span>. Who do I report to? <text:line-break/><text:line-break/>Akira: Your <text:span text:style-name="T1">immediate supervisor</text:span> is Ida Funck. We all <text:span text:style-name="T1">work under</text:span> her in this department. Okay, here’s the <text:span text:style-name="T1">employee manual</text:span>. <text:span text:style-name="T1">Make sure</text:span> you read it. <text:line-break/><text:line-break/>Frances: Great. Thanks. Now, when do I get <text:span text:style-name="T1">a break</text:span>? <text:line-break/><text:line-break/>Akira: A break? You’ve been here a half an hour. <text:line-break/><text:line-break/>Frances: Has it been that long? I need some coffee. <text:line-break/><text:line-break/><text:span text:style-name="T1">Needless to say</text:span>, it was a very, very long day. <text:line-break/><text:line-break/><text:line-break/>Script by Dr. Lucy Tse </text:p>
          </table:table-cell>
        </table:table-row>
      </table:table>
      <text:p text:style-name="P2"/>
      <text:p text:style-name="P2"/>
      <text:p text:style-name="P2">ESL Podcast 163 - Saving and Spending Money <text:line-break/>Tags: Daily Life </text:p>
      <table:table table:name="Таблица305" table:style-name="Таблица305">
        <table:table-column table:style-name="Таблица305.A"/>
        <table:table-row>
          <table:table-cell table:style-name="Таблица305.A1" office:value-type="string">
            <text:p text:style-name="P3">Audio Index: <text:line-break/>Slow dialog: 0:48<text:line-break/><text:soft-page-break/>Explanations: 2:28<text:line-break/>Fast dialog: 16:47</text:p>
          </table:table-cell>
        </table:table-row>
      </table:table>
      <table:table table:name="Таблица306" table:style-name="Таблица306">
        <table:table-column table:style-name="Таблица306.A"/>
        <table:table-row>
          <table:table-cell table:style-name="Таблица306.A1" office:value-type="string">
            <text:p text:style-name="P3">In my family, there are <text:span text:style-name="T1">penny-pinchers</text:span> and <text:span text:style-name="T1">spendthrifts</text:span>, and <text:span text:style-name="T1">everything in between</text:span>. My brother Frank has the <text:span text:style-name="T1">reputation</text:span> for being <text:span text:style-name="T1">stingy</text:span> with money. He likes <text:span text:style-name="T1">to save up</text:span> and only <text:span text:style-name="T1">spend</text:span> when he has to. <text:span text:style-name="T1">I bet</text:span> he has a lot <text:span text:style-name="T1">stashed away</text:span>. He's <text:span text:style-name="T1">careful with money</text:span> but he does spend it when he thinks it's necessary, and his wife and kids are very comfortable.<text:line-break/><text:line-break/><text:span text:style-name="T1">On the other hand,</text:span> my brother Jack is known as a spendthrift. It's not that he's a <text:span text:style-name="T1">big spender</text:span> or a <text:span text:style-name="T1">high roller</text:span>. It's just that he's not very careful with money and doesn't think it's that important. When he has it, he <text:span text:style-name="T1">doesn't think twice about </text:span>spending it. With his friends, he's <text:span text:style-name="T1">generous to a fault </text:span>.<text:line-break/><text:line-break/>So, what am I? A penny-pincher or a spendthrift? I guess I'm a <text:span text:style-name="T1">little of both</text:span>. It depends on <text:span text:style-name="T1">who's asking</text:span> and how much they want to <text:span text:style-name="T1">borrow</text:span>.<text:line-break/><text:line-break/><text:line-break/>Script by Dr. Lucy Tse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Mangal1" svg:font-family="Mangal"/>
    <style:font-face style:name="Arial1"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6:21:42.87</meta:creation-date>
    <dc:date>2011-02-25T19:12:20.79</dc:date>
    <meta:editing-duration>PT02H26M36S</meta:editing-duration>
    <meta:editing-cycles>14</meta:editing-cycles>
    <meta:generator>OpenOffice.org/3.2$Win32 OpenOffice.org_project/320m19$Build-9505</meta:generator>
    <meta:document-statistic meta:table-count="306" meta:image-count="0" meta:object-count="0" meta:page-count="85" meta:paragraph-count="459" meta:word-count="40122" meta:character-count="213127"/>
  </office:meta>
</office:document-meta>
</file>